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61f69" officeooo:paragraph-rsid="01161f69"/>
    </style:style>
    <style:style style:name="P23" style:family="paragraph" style:parent-style-name="Text_20_body">
      <style:text-properties officeooo:rsid="011acf22" officeooo:paragraph-rsid="011acf22"/>
    </style:style>
    <style:style style:name="P24" style:family="paragraph" style:parent-style-name="Text_20_body">
      <style:text-properties officeooo:rsid="011acf22" officeooo:paragraph-rsid="015c75cf"/>
    </style:style>
    <style:style style:name="P25" style:family="paragraph" style:parent-style-name="Text_20_body">
      <style:text-properties officeooo:rsid="011acf22" officeooo:paragraph-rsid="08446432"/>
    </style:style>
    <style:style style:name="P26" style:family="paragraph" style:parent-style-name="Text_20_body">
      <style:text-properties officeooo:rsid="011acf22" officeooo:paragraph-rsid="0845f5a3"/>
    </style:style>
    <style:style style:name="P27" style:family="paragraph" style:parent-style-name="Text_20_body">
      <style:text-properties officeooo:rsid="013020bf" officeooo:paragraph-rsid="013020bf"/>
    </style:style>
    <style:style style:name="P28" style:family="paragraph" style:parent-style-name="Text_20_body">
      <style:text-properties officeooo:rsid="013020bf" officeooo:paragraph-rsid="0139fdf0"/>
    </style:style>
    <style:style style:name="P29" style:family="paragraph" style:parent-style-name="Text_20_body">
      <style:text-properties officeooo:rsid="0133721b" officeooo:paragraph-rsid="013563e5"/>
    </style:style>
    <style:style style:name="P30" style:family="paragraph" style:parent-style-name="Text_20_body">
      <style:text-properties officeooo:rsid="0133721b" officeooo:paragraph-rsid="0139fdf0"/>
    </style:style>
    <style:style style:name="P31" style:family="paragraph" style:parent-style-name="Text_20_body">
      <style:text-properties officeooo:rsid="013563e5" officeooo:paragraph-rsid="013563e5"/>
    </style:style>
    <style:style style:name="P32" style:family="paragraph" style:parent-style-name="Text_20_body">
      <style:text-properties officeooo:rsid="013563e5" officeooo:paragraph-rsid="0139fdf0"/>
    </style:style>
    <style:style style:name="P33" style:family="paragraph" style:parent-style-name="Text_20_body">
      <style:text-properties officeooo:rsid="0149df48" officeooo:paragraph-rsid="014aa14f"/>
    </style:style>
    <style:style style:name="P34" style:family="paragraph" style:parent-style-name="Text_20_body">
      <style:text-properties officeooo:rsid="0149df48" officeooo:paragraph-rsid="017a0847"/>
    </style:style>
    <style:style style:name="P35" style:family="paragraph" style:parent-style-name="Text_20_body">
      <style:text-properties officeooo:rsid="0149df48" officeooo:paragraph-rsid="0185fa46"/>
    </style:style>
    <style:style style:name="P36" style:family="paragraph" style:parent-style-name="Text_20_body">
      <style:text-properties officeooo:rsid="014ea467" officeooo:paragraph-rsid="0152f675"/>
    </style:style>
    <style:style style:name="P37" style:family="paragraph" style:parent-style-name="Text_20_body">
      <style:text-properties officeooo:rsid="015f105a" officeooo:paragraph-rsid="015f105a"/>
    </style:style>
    <style:style style:name="P38" style:family="paragraph" style:parent-style-name="Text_20_body">
      <style:text-properties officeooo:rsid="016e4581" officeooo:paragraph-rsid="016e4581"/>
    </style:style>
    <style:style style:name="P39" style:family="paragraph" style:parent-style-name="Text_20_body">
      <style:text-properties officeooo:rsid="017303f4" officeooo:paragraph-rsid="017303f4"/>
    </style:style>
    <style:style style:name="P40" style:family="paragraph" style:parent-style-name="Text_20_body">
      <style:text-properties officeooo:rsid="01806862" officeooo:paragraph-rsid="01806862"/>
    </style:style>
    <style:style style:name="P41" style:family="paragraph" style:parent-style-name="Text_20_body">
      <style:text-properties officeooo:rsid="0185fa46" officeooo:paragraph-rsid="018949bc"/>
    </style:style>
    <style:style style:name="P42" style:family="paragraph" style:parent-style-name="Text_20_body">
      <style:text-properties officeooo:rsid="01974461" officeooo:paragraph-rsid="019e2b1f"/>
    </style:style>
    <style:style style:name="P43" style:family="paragraph" style:parent-style-name="Text_20_body">
      <style:text-properties officeooo:rsid="019e43e9" officeooo:paragraph-rsid="019e43e9"/>
    </style:style>
    <style:style style:name="P44" style:family="paragraph" style:parent-style-name="Text_20_body">
      <style:text-properties officeooo:rsid="019e92fb" officeooo:paragraph-rsid="019e92fb"/>
    </style:style>
    <style:style style:name="P45" style:family="paragraph" style:parent-style-name="Исходный_20_код">
      <style:text-properties officeooo:paragraph-rsid="01a94156"/>
    </style:style>
    <style:style style:name="P46" style:family="paragraph" style:parent-style-name="Исходный_20_код">
      <style:text-properties officeooo:paragraph-rsid="01ad1496"/>
    </style:style>
    <style:style style:name="P47" style:family="paragraph" style:parent-style-name="Text_20_body">
      <style:text-properties officeooo:rsid="01bd93c7" officeooo:paragraph-rsid="01bd93c7"/>
    </style:style>
    <style:style style:name="P48" style:family="paragraph" style:parent-style-name="Исходный_20_код">
      <style:text-properties officeooo:paragraph-rsid="01be261b"/>
    </style:style>
    <style:style style:name="P49" style:family="paragraph" style:parent-style-name="Исходный_20_код">
      <style:text-properties officeooo:paragraph-rsid="01cf1236"/>
    </style:style>
    <style:style style:name="P50" style:family="paragraph" style:parent-style-name="Исходный_20_код">
      <style:text-properties officeooo:paragraph-rsid="01d85de3"/>
    </style:style>
    <style:style style:name="P51" style:family="paragraph" style:parent-style-name="Text_20_body">
      <style:text-properties officeooo:rsid="01c5a1f7" officeooo:paragraph-rsid="01c5a1f7"/>
    </style:style>
    <style:style style:name="P52" style:family="paragraph" style:parent-style-name="Text_20_body">
      <style:text-properties officeooo:rsid="01dfee0d" officeooo:paragraph-rsid="01dfee0d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3" style:family="paragraph" style:parent-style-name="Text_20_body">
      <style:text-properties officeooo:rsid="01e1da00" officeooo:paragraph-rsid="01e1da00"/>
    </style:style>
    <style:style style:name="P64" style:family="paragraph" style:parent-style-name="Text_20_body">
      <style:text-properties officeooo:rsid="01e486af" officeooo:paragraph-rsid="01e486af"/>
    </style:style>
    <style:style style:name="P65" style:family="paragraph" style:parent-style-name="Text_20_body">
      <style:text-properties officeooo:rsid="01e486af" officeooo:paragraph-rsid="01e51e3c"/>
    </style:style>
    <style:style style:name="P66" style:family="paragraph" style:parent-style-name="Text_20_body">
      <style:text-properties officeooo:rsid="01e486af" officeooo:paragraph-rsid="021d47a9"/>
    </style:style>
    <style:style style:name="P67" style:family="paragraph" style:parent-style-name="Text_20_body">
      <style:text-properties officeooo:rsid="01e486af" officeooo:paragraph-rsid="02413593"/>
    </style:style>
    <style:style style:name="P68" style:family="paragraph" style:parent-style-name="Text_20_body">
      <style:text-properties officeooo:rsid="02062994" officeooo:paragraph-rsid="02062994"/>
    </style:style>
    <style:style style:name="P69" style:family="paragraph" style:parent-style-name="Text_20_body">
      <style:text-properties officeooo:rsid="02089710" officeooo:paragraph-rsid="0208971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2" style:family="paragraph" style:parent-style-name="Исходный_20_код">
      <style:text-properties officeooo:paragraph-rsid="0244da5c"/>
    </style:style>
    <style:style style:name="P73" style:family="paragraph" style:parent-style-name="Исходный_20_код">
      <style:text-properties officeooo:paragraph-rsid="0247bca1"/>
    </style:style>
    <style:style style:name="P74" style:family="paragraph" style:parent-style-name="Исходный_20_код">
      <style:text-properties officeooo:paragraph-rsid="02489750"/>
    </style:style>
    <style:style style:name="P75" style:family="paragraph" style:parent-style-name="Text_20_body">
      <style:text-properties officeooo:paragraph-rsid="02d46ef4"/>
    </style:style>
    <style:style style:name="P76" style:family="paragraph" style:parent-style-name="Исходный_20_код">
      <style:text-properties officeooo:paragraph-rsid="02d46ef4"/>
    </style:style>
    <style:style style:name="P77" style:family="paragraph" style:parent-style-name="Text_20_body">
      <style:text-properties officeooo:rsid="025bc158" officeooo:paragraph-rsid="025e6b69"/>
    </style:style>
    <style:style style:name="P78" style:family="paragraph" style:parent-style-name="Исходный_20_код">
      <style:text-properties officeooo:rsid="025bc158" officeooo:paragraph-rsid="025e6b69"/>
    </style:style>
    <style:style style:name="P79" style:family="paragraph" style:parent-style-name="Text_20_body">
      <style:text-properties officeooo:rsid="025bc158" officeooo:paragraph-rsid="0263206f"/>
    </style:style>
    <style:style style:name="P80" style:family="paragraph" style:parent-style-name="Исходный_20_код">
      <style:text-properties officeooo:rsid="025bc158" officeooo:paragraph-rsid="026171d5"/>
    </style:style>
    <style:style style:name="P81" style:family="paragraph" style:parent-style-name="Text_20_body">
      <style:text-properties officeooo:rsid="025caa0e" officeooo:paragraph-rsid="025caa0e"/>
    </style:style>
    <style:style style:name="P82" style:family="paragraph" style:parent-style-name="Text_20_body">
      <style:text-properties officeooo:rsid="0260d318" officeooo:paragraph-rsid="0260d318"/>
    </style:style>
    <style:style style:name="P83" style:family="paragraph" style:parent-style-name="Text_20_body">
      <style:text-properties officeooo:rsid="0260d318" officeooo:paragraph-rsid="0263206f"/>
    </style:style>
    <style:style style:name="P84" style:family="paragraph" style:parent-style-name="Text_20_body">
      <style:text-properties officeooo:rsid="026171d5" officeooo:paragraph-rsid="026171d5"/>
    </style:style>
    <style:style style:name="P85" style:family="paragraph" style:parent-style-name="Text_20_body">
      <style:text-properties officeooo:paragraph-rsid="0263206f"/>
    </style:style>
    <style:style style:name="P86" style:family="paragraph" style:parent-style-name="Text_20_body">
      <style:text-properties officeooo:rsid="02783f62" officeooo:paragraph-rsid="02783f62"/>
    </style:style>
    <style:style style:name="P87" style:family="paragraph" style:parent-style-name="Text_20_body">
      <style:text-properties officeooo:rsid="02af0e08" officeooo:paragraph-rsid="02af0e08"/>
    </style:style>
    <style:style style:name="P88" style:family="paragraph" style:parent-style-name="Text_20_body">
      <style:text-properties officeooo:rsid="02af0e08" officeooo:paragraph-rsid="02b17efc"/>
    </style:style>
    <style:style style:name="P89" style:family="paragraph" style:parent-style-name="Text_20_body">
      <style:text-properties officeooo:rsid="02af0e08" officeooo:paragraph-rsid="02c1ad2c"/>
    </style:style>
    <style:style style:name="P90" style:family="paragraph" style:parent-style-name="Text_20_body">
      <style:text-properties officeooo:rsid="02af0e08" officeooo:paragraph-rsid="02d46ef4"/>
    </style:style>
    <style:style style:name="P91" style:family="paragraph" style:parent-style-name="Text_20_body">
      <style:text-properties officeooo:rsid="02af0e08" officeooo:paragraph-rsid="02dac4c6"/>
    </style:style>
    <style:style style:name="P92" style:family="paragraph" style:parent-style-name="Text_20_body">
      <style:text-properties officeooo:rsid="02af0e08" officeooo:paragraph-rsid="0c5cade4"/>
    </style:style>
    <style:style style:name="P93" style:family="paragraph" style:parent-style-name="Text_20_body">
      <style:text-properties officeooo:rsid="02af0e08" officeooo:paragraph-rsid="0c5d9a16"/>
    </style:style>
    <style:style style:name="P94" style:family="paragraph" style:parent-style-name="Text_20_body">
      <style:text-properties officeooo:rsid="02b7f9fd" officeooo:paragraph-rsid="02b7f9fd"/>
    </style:style>
    <style:style style:name="P95" style:family="paragraph" style:parent-style-name="Text_20_body">
      <style:text-properties officeooo:rsid="02c4c5c1" officeooo:paragraph-rsid="02c4c5c1"/>
    </style:style>
    <style:style style:name="P96" style:family="paragraph" style:parent-style-name="Text_20_body">
      <style:text-properties officeooo:rsid="02cab066" officeooo:paragraph-rsid="02cab066"/>
    </style:style>
    <style:style style:name="P97" style:family="paragraph" style:parent-style-name="Исходный_20_код">
      <style:text-properties officeooo:rsid="02cab066" officeooo:paragraph-rsid="02cfc5de"/>
    </style:style>
    <style:style style:name="P98" style:family="paragraph" style:parent-style-name="Text_20_body">
      <style:text-properties officeooo:rsid="02cab066" officeooo:paragraph-rsid="04321c81"/>
    </style:style>
    <style:style style:name="P99" style:family="paragraph" style:parent-style-name="Text_20_body">
      <style:text-properties officeooo:rsid="02cab066" officeooo:paragraph-rsid="0432b9bb"/>
    </style:style>
    <style:style style:name="P100" style:family="paragraph" style:parent-style-name="Text_20_body">
      <style:text-properties officeooo:rsid="02cab066" officeooo:paragraph-rsid="084270b7"/>
    </style:style>
    <style:style style:name="P101" style:family="paragraph" style:parent-style-name="Text_20_body">
      <style:text-properties officeooo:rsid="02cb2221" officeooo:paragraph-rsid="02cb2221"/>
    </style:style>
    <style:style style:name="P102" style:family="paragraph" style:parent-style-name="Исходный_20_код">
      <style:text-properties officeooo:rsid="02cb2221" officeooo:paragraph-rsid="02d18386"/>
    </style:style>
    <style:style style:name="P103" style:family="paragraph" style:parent-style-name="Text_20_body">
      <style:text-properties officeooo:rsid="02e891ee" officeooo:paragraph-rsid="02e891ee"/>
    </style:style>
    <style:style style:name="P104" style:family="paragraph" style:parent-style-name="Text_20_body">
      <style:text-properties officeooo:rsid="02e891ee" officeooo:paragraph-rsid="02e99c25"/>
    </style:style>
    <style:style style:name="P105" style:family="paragraph" style:parent-style-name="Исходный_20_код">
      <style:text-properties officeooo:paragraph-rsid="025bc158"/>
    </style:style>
    <style:style style:name="P106" style:family="paragraph" style:parent-style-name="Исходный_20_код">
      <style:text-properties officeooo:paragraph-rsid="0296e52a"/>
    </style:style>
    <style:style style:name="P107" style:family="paragraph" style:parent-style-name="Исходный_20_код">
      <style:text-properties officeooo:paragraph-rsid="02abf696"/>
    </style:style>
    <style:style style:name="P108" style:family="paragraph" style:parent-style-name="Исходный_20_код">
      <style:text-properties officeooo:paragraph-rsid="02b17efc"/>
    </style:style>
    <style:style style:name="P109" style:family="paragraph" style:parent-style-name="Исходный_20_код">
      <style:text-properties officeooo:paragraph-rsid="02ba83eb"/>
    </style:style>
    <style:style style:name="P110" style:family="paragraph" style:parent-style-name="Исходный_20_код">
      <style:text-properties officeooo:paragraph-rsid="02bce96f"/>
    </style:style>
    <style:style style:name="P111" style:family="paragraph" style:parent-style-name="Исходный_20_код">
      <style:text-properties officeooo:paragraph-rsid="02d75df3"/>
    </style:style>
    <style:style style:name="P112" style:family="paragraph" style:parent-style-name="Text_20_body">
      <style:text-properties officeooo:rsid="034fdf84" officeooo:paragraph-rsid="03d7655a"/>
    </style:style>
    <style:style style:name="P113" style:family="paragraph" style:parent-style-name="Text_20_body">
      <style:text-properties officeooo:rsid="0306ec04" officeooo:paragraph-rsid="0306ec04"/>
    </style:style>
    <style:style style:name="P114" style:family="paragraph" style:parent-style-name="Text_20_body">
      <style:text-properties officeooo:rsid="0306ec04" officeooo:paragraph-rsid="03d3cd60"/>
    </style:style>
    <style:style style:name="P11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6" style:family="paragraph" style:parent-style-name="Text_20_body">
      <style:text-properties officeooo:rsid="032459a6" officeooo:paragraph-rsid="03d57526"/>
    </style:style>
    <style:style style:name="P117" style:family="paragraph" style:parent-style-name="Text_20_body">
      <style:text-properties officeooo:rsid="03262ea4" officeooo:paragraph-rsid="03262ea4"/>
    </style:style>
    <style:style style:name="P118" style:family="paragraph" style:parent-style-name="Text_20_body">
      <style:text-properties officeooo:rsid="03286131" officeooo:paragraph-rsid="03286131"/>
    </style:style>
    <style:style style:name="P119" style:family="paragraph" style:parent-style-name="Text_20_body">
      <style:text-properties officeooo:rsid="033607f8" officeooo:paragraph-rsid="033607f8"/>
    </style:style>
    <style:style style:name="P120" style:family="paragraph" style:parent-style-name="Text_20_body">
      <style:text-properties officeooo:rsid="033b93d8" officeooo:paragraph-rsid="033b93d8"/>
    </style:style>
    <style:style style:name="P121" style:family="paragraph" style:parent-style-name="Text_20_body">
      <style:text-properties officeooo:rsid="0346311e" officeooo:paragraph-rsid="0346311e"/>
    </style:style>
    <style:style style:name="P122" style:family="paragraph" style:parent-style-name="Text_20_body">
      <style:text-properties officeooo:rsid="03474a37" officeooo:paragraph-rsid="03474a37"/>
    </style:style>
    <style:style style:name="P123" style:family="paragraph" style:parent-style-name="Text_20_body">
      <style:text-properties officeooo:rsid="03483b87" officeooo:paragraph-rsid="03483b87"/>
    </style:style>
    <style:style style:name="P124" style:family="paragraph" style:parent-style-name="Text_20_body">
      <style:text-properties officeooo:rsid="0355e154" officeooo:paragraph-rsid="0355e154"/>
    </style:style>
    <style:style style:name="P125" style:family="paragraph" style:parent-style-name="Text_20_body">
      <style:text-properties officeooo:rsid="035b4341" officeooo:paragraph-rsid="035b4341"/>
    </style:style>
    <style:style style:name="P126" style:family="paragraph" style:parent-style-name="Text_20_body">
      <style:text-properties officeooo:rsid="035d2bfb" officeooo:paragraph-rsid="035d2bfb"/>
    </style:style>
    <style:style style:name="P127" style:family="paragraph" style:parent-style-name="Text_20_body">
      <style:text-properties officeooo:rsid="0362a45f" officeooo:paragraph-rsid="0362a45f"/>
    </style:style>
    <style:style style:name="P128" style:family="paragraph" style:parent-style-name="Text_20_body">
      <style:text-properties officeooo:rsid="03650859" officeooo:paragraph-rsid="03650859"/>
    </style:style>
    <style:style style:name="P129" style:family="paragraph" style:parent-style-name="Text_20_body">
      <style:text-properties officeooo:rsid="0371138e" officeooo:paragraph-rsid="03dd9cce"/>
    </style:style>
    <style:style style:name="P130" style:family="paragraph" style:parent-style-name="Text_20_body">
      <style:text-properties officeooo:rsid="0381fdd0" officeooo:paragraph-rsid="0381fdd0"/>
    </style:style>
    <style:style style:name="P131" style:family="paragraph" style:parent-style-name="Text_20_body">
      <style:text-properties officeooo:rsid="0384973e" officeooo:paragraph-rsid="0384973e"/>
    </style:style>
    <style:style style:name="P132" style:family="paragraph" style:parent-style-name="Text_20_body">
      <style:text-properties officeooo:rsid="038a54cd" officeooo:paragraph-rsid="0391faf2"/>
    </style:style>
    <style:style style:name="P133" style:family="paragraph" style:parent-style-name="Text_20_body">
      <style:text-properties officeooo:rsid="03944949" officeooo:paragraph-rsid="03e28553"/>
    </style:style>
    <style:style style:name="P134" style:family="paragraph" style:parent-style-name="Text_20_body">
      <style:text-properties officeooo:rsid="039b49d2" officeooo:paragraph-rsid="039b49d2"/>
    </style:style>
    <style:style style:name="P135" style:family="paragraph" style:parent-style-name="Text_20_body">
      <style:text-properties officeooo:rsid="039b49d2" officeooo:paragraph-rsid="04392cbd"/>
    </style:style>
    <style:style style:name="P136" style:family="paragraph" style:parent-style-name="Text_20_body">
      <style:text-properties officeooo:rsid="039cc364" officeooo:paragraph-rsid="039cc364"/>
    </style:style>
    <style:style style:name="P137" style:family="paragraph" style:parent-style-name="Text_20_body">
      <style:text-properties officeooo:rsid="03a5250a" officeooo:paragraph-rsid="03a5250a"/>
    </style:style>
    <style:style style:name="P138" style:family="paragraph" style:parent-style-name="Text_20_body">
      <style:text-properties officeooo:rsid="03a5250a" officeooo:paragraph-rsid="061d21be"/>
    </style:style>
    <style:style style:name="P139" style:family="paragraph" style:parent-style-name="Text_20_body">
      <style:text-properties officeooo:rsid="03a5ab3e" officeooo:paragraph-rsid="03a5ab3e"/>
    </style:style>
    <style:style style:name="P140" style:family="paragraph" style:parent-style-name="Исходный_20_код">
      <style:text-properties officeooo:rsid="03a5ab3e" officeooo:paragraph-rsid="03a87793"/>
    </style:style>
    <style:style style:name="P141" style:family="paragraph" style:parent-style-name="Text_20_body">
      <style:text-properties officeooo:rsid="03b0896a" officeooo:paragraph-rsid="03b0896a"/>
    </style:style>
    <style:style style:name="P142" style:family="paragraph" style:parent-style-name="Text_20_body">
      <style:text-properties officeooo:rsid="03c824d3" officeooo:paragraph-rsid="03c824d3"/>
    </style:style>
    <style:style style:name="P143" style:family="paragraph" style:parent-style-name="Text_20_body">
      <style:text-properties officeooo:rsid="03e43ce1" officeooo:paragraph-rsid="03e43ce1"/>
    </style:style>
    <style:style style:name="P144" style:family="paragraph" style:parent-style-name="Text_20_body">
      <style:text-properties officeooo:rsid="03e43ce1" officeooo:paragraph-rsid="061d21be"/>
    </style:style>
    <style:style style:name="P145" style:family="paragraph" style:parent-style-name="Text_20_body">
      <style:text-properties officeooo:rsid="03ee20c7" officeooo:paragraph-rsid="03ee20c7"/>
    </style:style>
    <style:style style:name="P146" style:family="paragraph" style:parent-style-name="Text_20_body">
      <style:text-properties officeooo:rsid="03f0b6a4" officeooo:paragraph-rsid="03f0b6a4"/>
    </style:style>
    <style:style style:name="P147" style:family="paragraph" style:parent-style-name="Исходный_20_код">
      <style:text-properties officeooo:paragraph-rsid="03089834"/>
    </style:style>
    <style:style style:name="P148" style:family="paragraph" style:parent-style-name="Исходный_20_код">
      <style:text-properties officeooo:paragraph-rsid="03140d82"/>
    </style:style>
    <style:style style:name="P149" style:family="paragraph" style:parent-style-name="Исходный_20_код">
      <style:text-properties officeooo:paragraph-rsid="0319339e"/>
    </style:style>
    <style:style style:name="P150" style:family="paragraph" style:parent-style-name="Исходный_20_код">
      <style:text-properties officeooo:paragraph-rsid="037ebd1d"/>
    </style:style>
    <style:style style:name="P151" style:family="paragraph" style:parent-style-name="Исходный_20_код">
      <style:text-properties officeooo:paragraph-rsid="038a54cd"/>
    </style:style>
    <style:style style:name="P152" style:family="paragraph" style:parent-style-name="Исходный_20_код">
      <style:text-properties officeooo:paragraph-rsid="03a87793"/>
    </style:style>
    <style:style style:name="P153" style:family="paragraph" style:parent-style-name="Исходный_20_код">
      <style:text-properties officeooo:paragraph-rsid="03dc075e"/>
    </style:style>
    <style:style style:name="P154" style:family="paragraph" style:parent-style-name="Исходный_20_код">
      <style:text-properties officeooo:rsid="03c44fba" officeooo:paragraph-rsid="03dc075e"/>
    </style:style>
    <style:style style:name="P155" style:family="paragraph" style:parent-style-name="Text_20_body">
      <style:text-properties officeooo:rsid="038ab6dd" officeooo:paragraph-rsid="0391faf2"/>
    </style:style>
    <style:style style:name="P156" style:family="paragraph" style:parent-style-name="Text_20_body">
      <style:text-properties officeooo:rsid="026903af" officeooo:paragraph-rsid="03ffc6a0"/>
    </style:style>
    <style:style style:name="P157" style:family="paragraph" style:parent-style-name="Text_20_body">
      <style:text-properties officeooo:rsid="04232c1c" officeooo:paragraph-rsid="042556b2"/>
    </style:style>
    <style:style style:name="P158" style:family="paragraph" style:parent-style-name="Исходный_20_код">
      <style:text-properties officeooo:paragraph-rsid="04321c81"/>
    </style:style>
    <style:style style:name="P159" style:family="paragraph" style:parent-style-name="Исходный_20_код">
      <style:text-properties officeooo:paragraph-rsid="0432b9bb"/>
    </style:style>
    <style:style style:name="P160" style:family="paragraph" style:parent-style-name="Исходный_20_код">
      <style:text-properties officeooo:paragraph-rsid="043b125e"/>
    </style:style>
    <style:style style:name="P161" style:family="paragraph" style:parent-style-name="Исходный_20_код">
      <style:text-properties officeooo:paragraph-rsid="043ce005"/>
    </style:style>
    <style:style style:name="P162" style:family="paragraph" style:parent-style-name="Исходный_20_код">
      <style:text-properties officeooo:paragraph-rsid="043f83fe"/>
    </style:style>
    <style:style style:name="P163" style:family="paragraph" style:parent-style-name="Text_20_body">
      <style:text-properties officeooo:rsid="043c53b9" officeooo:paragraph-rsid="043c53b9"/>
    </style:style>
    <style:style style:name="P164" style:family="paragraph" style:parent-style-name="Text_20_body">
      <style:text-properties officeooo:rsid="043ce005" officeooo:paragraph-rsid="043ce005"/>
    </style:style>
    <style:style style:name="P165" style:family="paragraph" style:parent-style-name="Text_20_body">
      <style:text-properties officeooo:rsid="043ce005" officeooo:paragraph-rsid="043f83fe"/>
    </style:style>
    <style:style style:name="P166" style:family="paragraph" style:parent-style-name="Исходный_20_код">
      <style:text-properties officeooo:paragraph-rsid="04406dcf"/>
    </style:style>
    <style:style style:name="P167" style:family="paragraph" style:parent-style-name="Исходный_20_код">
      <style:text-properties officeooo:paragraph-rsid="04423082"/>
    </style:style>
    <style:style style:name="P168" style:family="paragraph" style:parent-style-name="Исходный_20_код">
      <style:text-properties officeooo:paragraph-rsid="04429bdc"/>
    </style:style>
    <style:style style:name="P169" style:family="paragraph" style:parent-style-name="Исходный_20_код">
      <style:text-properties officeooo:paragraph-rsid="0443e35b"/>
    </style:style>
    <style:style style:name="P170" style:family="paragraph" style:parent-style-name="Text_20_body">
      <style:text-properties officeooo:rsid="043f9f48" officeooo:paragraph-rsid="043f9f48"/>
    </style:style>
    <style:style style:name="P171" style:family="paragraph" style:parent-style-name="Text_20_body">
      <style:text-properties officeooo:rsid="043f9f48" officeooo:paragraph-rsid="04406dcf"/>
    </style:style>
    <style:style style:name="P172" style:family="paragraph" style:parent-style-name="Text_20_body">
      <style:text-properties officeooo:rsid="043f9f48" officeooo:paragraph-rsid="04423082"/>
    </style:style>
    <style:style style:name="P173" style:family="paragraph" style:parent-style-name="Text_20_body">
      <style:text-properties officeooo:rsid="043f9f48" officeooo:paragraph-rsid="04429bdc"/>
    </style:style>
    <style:style style:name="P174" style:family="paragraph" style:parent-style-name="Text_20_body">
      <style:text-properties officeooo:rsid="043f9f48" officeooo:paragraph-rsid="0443e35b"/>
    </style:style>
    <style:style style:name="P175" style:family="paragraph" style:parent-style-name="Text_20_body">
      <style:text-properties officeooo:paragraph-rsid="0445fa1d"/>
    </style:style>
    <style:style style:name="P176" style:family="paragraph" style:parent-style-name="Text_20_body">
      <style:text-properties officeooo:rsid="044907a9" officeooo:paragraph-rsid="044907a9"/>
    </style:style>
    <style:style style:name="P177" style:family="paragraph" style:parent-style-name="Text_20_body">
      <style:paragraph-properties fo:margin-top="0.302cm" fo:margin-bottom="0.302cm" style:contextual-spacing="false"/>
    </style:style>
    <style:style style:name="P178" style:family="paragraph" style:parent-style-name="Исходный_20_код">
      <style:text-properties officeooo:paragraph-rsid="04525b31"/>
    </style:style>
    <style:style style:name="P179" style:family="paragraph" style:parent-style-name="Text_20_body">
      <style:text-properties officeooo:rsid="04a0107e" officeooo:paragraph-rsid="04a0107e"/>
    </style:style>
    <style:style style:name="P180" style:family="paragraph" style:parent-style-name="Text_20_body">
      <style:text-properties officeooo:rsid="04a0107e" officeooo:paragraph-rsid="04d2ca81"/>
    </style:style>
    <style:style style:name="P181" style:family="paragraph" style:parent-style-name="Text_20_body">
      <style:text-properties officeooo:rsid="04aa6536" officeooo:paragraph-rsid="04aa6536"/>
    </style:style>
    <style:style style:name="P182" style:family="paragraph" style:parent-style-name="Text_20_body">
      <style:text-properties officeooo:rsid="049fac84" officeooo:paragraph-rsid="049fac84"/>
    </style:style>
    <style:style style:name="P183" style:family="paragraph" style:parent-style-name="Text_20_body">
      <style:text-properties officeooo:rsid="04a3d7bd" officeooo:paragraph-rsid="04a3d7bd"/>
    </style:style>
    <style:style style:name="P184" style:family="paragraph" style:parent-style-name="Text_20_body">
      <style:text-properties officeooo:rsid="04a3d7bd" officeooo:paragraph-rsid="0c373b60"/>
    </style:style>
    <style:style style:name="P185" style:family="paragraph" style:parent-style-name="Text_20_body">
      <style:text-properties officeooo:rsid="04a4a5b3" officeooo:paragraph-rsid="04a4a5b3"/>
    </style:style>
    <style:style style:name="P186" style:family="paragraph" style:parent-style-name="Text_20_body">
      <style:text-properties officeooo:rsid="04a4a5b3" officeooo:paragraph-rsid="04a6d9be"/>
    </style:style>
    <style:style style:name="P187" style:family="paragraph" style:parent-style-name="Text_20_body">
      <style:text-properties officeooo:rsid="04a4a5b3" officeooo:paragraph-rsid="0c33d1f1"/>
    </style:style>
    <style:style style:name="P188" style:family="paragraph" style:parent-style-name="Text_20_body">
      <style:text-properties officeooo:rsid="04a4a5b3" officeooo:paragraph-rsid="0c356a37"/>
    </style:style>
    <style:style style:name="P189" style:family="paragraph" style:parent-style-name="Text_20_body">
      <style:text-properties officeooo:rsid="04a924c4" officeooo:paragraph-rsid="04a924c4"/>
    </style:style>
    <style:style style:name="P190" style:family="paragraph" style:parent-style-name="Text_20_body">
      <style:text-properties officeooo:rsid="04ab3f23" officeooo:paragraph-rsid="04ab3f23"/>
    </style:style>
    <style:style style:name="P191" style:family="paragraph" style:parent-style-name="Text_20_body">
      <style:text-properties officeooo:rsid="04ab3f23" officeooo:paragraph-rsid="04b01eb2"/>
    </style:style>
    <style:style style:name="P192" style:family="paragraph" style:parent-style-name="Text_20_body">
      <style:text-properties officeooo:rsid="04ab3f23" officeooo:paragraph-rsid="04b1ba7e"/>
    </style:style>
    <style:style style:name="P193" style:family="paragraph" style:parent-style-name="Text_20_body">
      <style:text-properties officeooo:rsid="04ace429" officeooo:paragraph-rsid="04ace429"/>
    </style:style>
    <style:style style:name="P194" style:family="paragraph" style:parent-style-name="Text_20_body">
      <style:text-properties officeooo:rsid="04ace429" officeooo:paragraph-rsid="04b01eb2"/>
    </style:style>
    <style:style style:name="P195" style:family="paragraph" style:parent-style-name="Text_20_body">
      <style:text-properties officeooo:rsid="04b4ae37" officeooo:paragraph-rsid="04b4ae37"/>
    </style:style>
    <style:style style:name="P196" style:family="paragraph" style:parent-style-name="Text_20_body">
      <style:text-properties officeooo:rsid="04b54b2f" officeooo:paragraph-rsid="04b8dd0c"/>
    </style:style>
    <style:style style:name="P197" style:family="paragraph" style:parent-style-name="Исходный_20_код">
      <style:text-properties officeooo:paragraph-rsid="04902187"/>
    </style:style>
    <style:style style:name="P198" style:family="paragraph" style:parent-style-name="Исходный_20_код">
      <style:text-properties officeooo:paragraph-rsid="048d357d"/>
    </style:style>
    <style:style style:name="P199" style:family="paragraph" style:parent-style-name="Исходный_20_код">
      <style:text-properties officeooo:paragraph-rsid="049cf4da"/>
    </style:style>
    <style:style style:name="P200" style:family="paragraph" style:parent-style-name="Исходный_20_код">
      <style:text-properties officeooo:paragraph-rsid="04c9d0e6"/>
    </style:style>
    <style:style style:name="P201" style:family="paragraph" style:parent-style-name="Text_20_body">
      <style:text-properties officeooo:rsid="04d2ca81" officeooo:paragraph-rsid="04d2ca81"/>
    </style:style>
    <style:style style:name="P202" style:family="paragraph" style:parent-style-name="Text_20_body">
      <style:text-properties officeooo:rsid="027ae434" officeooo:paragraph-rsid="027ae434"/>
    </style:style>
    <style:style style:name="P203" style:family="paragraph" style:parent-style-name="Text_20_body">
      <style:text-properties officeooo:rsid="04d6ed33" officeooo:paragraph-rsid="04da2339"/>
    </style:style>
    <style:style style:name="P204" style:family="paragraph" style:parent-style-name="Text_20_body">
      <style:text-properties officeooo:rsid="04e47d98" officeooo:paragraph-rsid="04e47d98"/>
    </style:style>
    <style:style style:name="P205" style:family="paragraph" style:parent-style-name="Исходный_20_код">
      <style:text-properties officeooo:paragraph-rsid="05049cfa"/>
    </style:style>
    <style:style style:name="P206" style:family="paragraph" style:parent-style-name="Text_20_body">
      <style:text-properties officeooo:paragraph-rsid="050502b2"/>
    </style:style>
    <style:style style:name="P207" style:family="paragraph" style:parent-style-name="Text_20_body">
      <style:text-properties officeooo:rsid="0507ef00" officeooo:paragraph-rsid="0c23ba8f"/>
    </style:style>
    <style:style style:name="P208" style:family="paragraph" style:parent-style-name="Text_20_body">
      <style:text-properties officeooo:rsid="050abf9a" officeooo:paragraph-rsid="050abf9a"/>
    </style:style>
    <style:style style:name="P209" style:family="paragraph" style:parent-style-name="Text_20_body">
      <style:text-properties officeooo:rsid="0510db32" officeooo:paragraph-rsid="0510db32"/>
    </style:style>
    <style:style style:name="P210" style:family="paragraph" style:parent-style-name="Text_20_body">
      <style:text-properties officeooo:rsid="0512ffb4" officeooo:paragraph-rsid="0512ffb4"/>
    </style:style>
    <style:style style:name="P211" style:family="paragraph" style:parent-style-name="Text_20_body">
      <style:text-properties officeooo:rsid="051ab4f0" officeooo:paragraph-rsid="051ab4f0"/>
    </style:style>
    <style:style style:name="P212" style:family="paragraph" style:parent-style-name="Text_20_body">
      <style:text-properties officeooo:rsid="051d031f" officeooo:paragraph-rsid="051d031f"/>
    </style:style>
    <style:style style:name="P213" style:family="paragraph" style:parent-style-name="Text_20_body">
      <style:text-properties officeooo:rsid="052166d2" officeooo:paragraph-rsid="052166d2"/>
    </style:style>
    <style:style style:name="P214" style:family="paragraph" style:parent-style-name="Text_20_body">
      <style:text-properties officeooo:rsid="052166d2" officeooo:paragraph-rsid="05354e78"/>
    </style:style>
    <style:style style:name="P215" style:family="paragraph" style:parent-style-name="Text_20_body">
      <style:text-properties officeooo:rsid="0530753c" officeooo:paragraph-rsid="053248e7"/>
    </style:style>
    <style:style style:name="P216" style:family="paragraph" style:parent-style-name="Text_20_body">
      <style:text-properties officeooo:rsid="0530753c" officeooo:paragraph-rsid="0530753c"/>
    </style:style>
    <style:style style:name="P217" style:family="paragraph" style:parent-style-name="Text_20_body">
      <style:text-properties officeooo:rsid="0533cbdb" officeooo:paragraph-rsid="0533cbdb"/>
    </style:style>
    <style:style style:name="P218" style:family="paragraph" style:parent-style-name="Text_20_body">
      <style:text-properties officeooo:rsid="055251ce" officeooo:paragraph-rsid="055251ce"/>
    </style:style>
    <style:style style:name="P219" style:family="paragraph" style:parent-style-name="Text_20_body">
      <style:text-properties officeooo:rsid="0553fa1d" officeooo:paragraph-rsid="056fabf7"/>
    </style:style>
    <style:style style:name="P220" style:family="paragraph" style:parent-style-name="Text_20_body">
      <style:text-properties officeooo:rsid="0564b2e0" officeooo:paragraph-rsid="0564b2e0"/>
    </style:style>
    <style:style style:name="P221" style:family="paragraph" style:parent-style-name="Исходный_20_код">
      <style:text-properties officeooo:rsid="0565ca3e" officeooo:paragraph-rsid="0565ca3e"/>
    </style:style>
    <style:style style:name="P222" style:family="paragraph" style:parent-style-name="Text_20_body">
      <style:text-properties officeooo:rsid="05738872" officeooo:paragraph-rsid="05738872"/>
    </style:style>
    <style:style style:name="P223" style:family="paragraph" style:parent-style-name="Text_20_body">
      <style:text-properties officeooo:rsid="05861cab" officeooo:paragraph-rsid="05861cab"/>
    </style:style>
    <style:style style:name="P224" style:family="paragraph" style:parent-style-name="Исходный_20_код">
      <style:text-properties officeooo:rsid="05598566" officeooo:paragraph-rsid="0584226d"/>
    </style:style>
    <style:style style:name="P225" style:family="paragraph" style:parent-style-name="Text_20_body">
      <style:text-properties officeooo:rsid="05920142" officeooo:paragraph-rsid="05920142"/>
    </style:style>
    <style:style style:name="P226" style:family="paragraph" style:parent-style-name="Text_20_body">
      <style:text-properties officeooo:rsid="0593a96b" officeooo:paragraph-rsid="0593a96b"/>
    </style:style>
    <style:style style:name="P227" style:family="paragraph" style:parent-style-name="Text_20_body">
      <style:text-properties officeooo:rsid="0598e2b5" officeooo:paragraph-rsid="0598e2b5"/>
    </style:style>
    <style:style style:name="P228" style:family="paragraph" style:parent-style-name="Text_20_body">
      <style:text-properties officeooo:rsid="059ad923" officeooo:paragraph-rsid="059ad923"/>
    </style:style>
    <style:style style:name="P229" style:family="paragraph" style:parent-style-name="Text_20_body">
      <style:text-properties officeooo:rsid="059c866d" officeooo:paragraph-rsid="059c866d"/>
    </style:style>
    <style:style style:name="P230" style:family="paragraph" style:parent-style-name="Text_20_body">
      <style:text-properties officeooo:rsid="059de58d" officeooo:paragraph-rsid="059de58d"/>
    </style:style>
    <style:style style:name="P231" style:family="paragraph" style:parent-style-name="Text_20_body">
      <style:text-properties officeooo:rsid="05adf266" officeooo:paragraph-rsid="05adf266"/>
    </style:style>
    <style:style style:name="P232" style:family="paragraph" style:parent-style-name="Text_20_body">
      <style:text-properties officeooo:rsid="05b0dc3b" officeooo:paragraph-rsid="05b0dc3b"/>
    </style:style>
    <style:style style:name="P233" style:family="paragraph" style:parent-style-name="Text_20_body">
      <style:text-properties officeooo:rsid="05b0dc3b" officeooo:paragraph-rsid="0aad3452"/>
    </style:style>
    <style:style style:name="P234" style:family="paragraph" style:parent-style-name="Исходный_20_код">
      <style:text-properties officeooo:paragraph-rsid="05a292c6"/>
    </style:style>
    <style:style style:name="P235" style:family="paragraph" style:parent-style-name="Исходный_20_код">
      <style:text-properties officeooo:paragraph-rsid="05b36f57"/>
    </style:style>
    <style:style style:name="P236" style:family="paragraph" style:parent-style-name="Исходный_20_код">
      <style:text-properties officeooo:paragraph-rsid="05b53f40"/>
    </style:style>
    <style:style style:name="P237" style:family="paragraph" style:parent-style-name="Text_20_body">
      <style:text-properties officeooo:rsid="05cb0c17" officeooo:paragraph-rsid="05ebd4ef"/>
    </style:style>
    <style:style style:name="P238" style:family="paragraph" style:parent-style-name="Text_20_body">
      <style:text-properties officeooo:rsid="05cc541c" officeooo:paragraph-rsid="05cc541c"/>
    </style:style>
    <style:style style:name="P239" style:family="paragraph" style:parent-style-name="Text_20_body">
      <style:text-properties officeooo:rsid="05cc541c" officeooo:paragraph-rsid="0b408571"/>
    </style:style>
    <style:style style:name="P240" style:family="paragraph" style:parent-style-name="Исходный_20_код">
      <style:text-properties officeooo:paragraph-rsid="05eba585"/>
    </style:style>
    <style:style style:name="P241" style:family="paragraph" style:parent-style-name="Исходный_20_код">
      <style:text-properties officeooo:rsid="0315ed85" officeooo:paragraph-rsid="0315ed85"/>
    </style:style>
    <style:style style:name="P242" style:family="paragraph" style:parent-style-name="Исходный_20_код">
      <style:text-properties officeooo:rsid="05eba585" officeooo:paragraph-rsid="05eba585"/>
    </style:style>
    <style:style style:name="P243" style:family="paragraph" style:parent-style-name="Text_20_body">
      <style:text-properties officeooo:rsid="05f7b27b" officeooo:paragraph-rsid="05f7b27b"/>
    </style:style>
    <style:style style:name="P244" style:family="paragraph" style:parent-style-name="Text_20_body">
      <style:text-properties officeooo:rsid="05f7b27b" officeooo:paragraph-rsid="09582543"/>
    </style:style>
    <style:style style:name="P245" style:family="paragraph" style:parent-style-name="Text_20_body">
      <style:text-properties officeooo:rsid="05f7b27b" officeooo:paragraph-rsid="0975b3ad"/>
    </style:style>
    <style:style style:name="P246" style:family="paragraph" style:parent-style-name="Text_20_body">
      <style:text-properties officeooo:rsid="05f86f03" officeooo:paragraph-rsid="05f86f03"/>
    </style:style>
    <style:style style:name="P247" style:family="paragraph" style:parent-style-name="Text_20_body">
      <style:text-properties officeooo:rsid="05f86f03" officeooo:paragraph-rsid="0975b3ad"/>
    </style:style>
    <style:style style:name="P248" style:family="paragraph" style:parent-style-name="Text_20_body">
      <style:text-properties officeooo:rsid="05f86f03" officeooo:paragraph-rsid="0bd1a9f6"/>
    </style:style>
    <style:style style:name="P249" style:family="paragraph" style:parent-style-name="Text_20_body">
      <style:text-properties officeooo:rsid="05fc5a8b" officeooo:paragraph-rsid="05fc5a8b"/>
    </style:style>
    <style:style style:name="P250" style:family="paragraph" style:parent-style-name="Text_20_body">
      <style:text-properties officeooo:rsid="05fc5a8b" officeooo:paragraph-rsid="09582543"/>
    </style:style>
    <style:style style:name="P251" style:family="paragraph" style:parent-style-name="Text_20_body">
      <style:text-properties officeooo:rsid="06005d4c" officeooo:paragraph-rsid="06005d4c"/>
    </style:style>
    <style:style style:name="P252" style:family="paragraph" style:parent-style-name="Text_20_body">
      <style:text-properties officeooo:rsid="06005d4c" officeooo:paragraph-rsid="09582543"/>
    </style:style>
    <style:style style:name="P253" style:family="paragraph" style:parent-style-name="Text_20_body">
      <style:text-properties officeooo:rsid="06005d4c" officeooo:paragraph-rsid="0975b3ad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601ba37" officeooo:paragraph-rsid="09582543"/>
    </style:style>
    <style:style style:name="P256" style:family="paragraph" style:parent-style-name="Text_20_body">
      <style:text-properties officeooo:rsid="0601ba37" officeooo:paragraph-rsid="0975b3ad"/>
    </style:style>
    <style:style style:name="P257" style:family="paragraph" style:parent-style-name="Text_20_body">
      <style:text-properties officeooo:rsid="03112720" officeooo:paragraph-rsid="03112720"/>
    </style:style>
    <style:style style:name="P258" style:family="paragraph" style:parent-style-name="Text_20_body">
      <style:text-properties officeooo:paragraph-rsid="06086fbd"/>
    </style:style>
    <style:style style:name="P259" style:family="paragraph" style:parent-style-name="Исходный_20_код">
      <style:text-properties officeooo:paragraph-rsid="06086fbd"/>
    </style:style>
    <style:style style:name="P260" style:family="paragraph" style:parent-style-name="Text_20_body">
      <style:text-properties officeooo:rsid="033764c2" officeooo:paragraph-rsid="033764c2"/>
    </style:style>
    <style:style style:name="P261" style:family="paragraph" style:parent-style-name="Text_20_body">
      <style:text-properties officeooo:rsid="033764c2" officeooo:paragraph-rsid="0609f852"/>
    </style:style>
    <style:style style:name="P262" style:family="paragraph" style:parent-style-name="Text_20_body">
      <style:text-properties officeooo:rsid="03bfd133" officeooo:paragraph-rsid="03daeedf"/>
    </style:style>
    <style:style style:name="P263" style:family="paragraph" style:parent-style-name="Text_20_body">
      <style:text-properties officeooo:rsid="03bfd133" officeooo:paragraph-rsid="060ad3d7"/>
    </style:style>
    <style:style style:name="P264" style:family="paragraph" style:parent-style-name="Text_20_body">
      <style:text-properties officeooo:paragraph-rsid="060af3f5"/>
    </style:style>
    <style:style style:name="P265" style:family="paragraph" style:parent-style-name="Исходный_20_код">
      <style:text-properties officeooo:paragraph-rsid="060af3f5"/>
    </style:style>
    <style:style style:name="P266" style:family="paragraph" style:parent-style-name="Text_20_body">
      <style:text-properties officeooo:rsid="03a412d8" officeooo:paragraph-rsid="03a412d8"/>
    </style:style>
    <style:style style:name="P267" style:family="paragraph" style:parent-style-name="Text_20_body">
      <style:text-properties officeooo:rsid="03a412d8" officeooo:paragraph-rsid="060c39b8"/>
    </style:style>
    <style:style style:name="P268" style:family="paragraph" style:parent-style-name="Text_20_body">
      <style:text-properties officeooo:rsid="03a412d8" officeooo:paragraph-rsid="060f284b"/>
    </style:style>
    <style:style style:name="P269" style:family="paragraph" style:parent-style-name="Text_20_body">
      <style:text-properties officeooo:rsid="03a412d8" officeooo:paragraph-rsid="061d21be"/>
    </style:style>
    <style:style style:name="P270" style:family="paragraph" style:parent-style-name="Text_20_body">
      <style:text-properties officeooo:rsid="03a412d8" officeooo:paragraph-rsid="06cd0ea7"/>
    </style:style>
    <style:style style:name="P271" style:family="paragraph" style:parent-style-name="Text_20_body">
      <style:text-properties officeooo:rsid="0613474a" officeooo:paragraph-rsid="0613474a"/>
    </style:style>
    <style:style style:name="P272" style:family="paragraph" style:parent-style-name="Text_20_body">
      <style:text-properties officeooo:rsid="0613474a" officeooo:paragraph-rsid="096ff565"/>
    </style:style>
    <style:style style:name="P273" style:family="paragraph" style:parent-style-name="Text_20_body">
      <style:text-properties officeooo:rsid="0613474a" officeooo:paragraph-rsid="0975b3ad"/>
    </style:style>
    <style:style style:name="P274" style:family="paragraph" style:parent-style-name="Исходный_20_код">
      <style:text-properties officeooo:paragraph-rsid="05fab04e"/>
    </style:style>
    <style:style style:name="P275" style:family="paragraph" style:parent-style-name="Исходный_20_код">
      <style:text-properties officeooo:paragraph-rsid="0609f852"/>
    </style:style>
    <style:style style:name="P276" style:family="paragraph" style:parent-style-name="Исходный_20_код">
      <style:text-properties officeooo:paragraph-rsid="060ad3d7"/>
    </style:style>
    <style:style style:name="P277" style:family="paragraph" style:parent-style-name="Исходный_20_код">
      <style:text-properties officeooo:paragraph-rsid="060c39b8"/>
    </style:style>
    <style:style style:name="P278" style:family="paragraph" style:parent-style-name="Исходный_20_код">
      <style:text-properties officeooo:paragraph-rsid="061d21be"/>
    </style:style>
    <style:style style:name="P279" style:family="paragraph" style:parent-style-name="Text_20_body">
      <style:text-properties officeooo:rsid="03a87793" officeooo:paragraph-rsid="03a87793"/>
    </style:style>
    <style:style style:name="P280" style:family="paragraph" style:parent-style-name="Text_20_body">
      <style:text-properties officeooo:rsid="0620e95d" officeooo:paragraph-rsid="063e9233"/>
    </style:style>
    <style:style style:name="P281" style:family="paragraph" style:parent-style-name="Text_20_body">
      <style:text-properties officeooo:rsid="0634c7b6" officeooo:paragraph-rsid="0634c7b6"/>
    </style:style>
    <style:style style:name="P282" style:family="paragraph" style:parent-style-name="Text_20_body">
      <style:text-properties officeooo:rsid="05002b32" officeooo:paragraph-rsid="05002b32"/>
    </style:style>
    <style:style style:name="P283" style:family="paragraph" style:parent-style-name="Исходный_20_код">
      <style:text-properties officeooo:paragraph-rsid="066218da"/>
    </style:style>
    <style:style style:name="P284" style:family="paragraph" style:parent-style-name="Исходный_20_код">
      <style:text-properties officeooo:rsid="066218da" officeooo:paragraph-rsid="066218da"/>
    </style:style>
    <style:style style:name="P285" style:family="paragraph" style:parent-style-name="Исходный_20_код">
      <style:text-properties officeooo:rsid="066218da" officeooo:paragraph-rsid="087a0a4f"/>
    </style:style>
    <style:style style:name="P286" style:family="paragraph" style:parent-style-name="Исходный_20_код">
      <style:text-properties officeooo:paragraph-rsid="066b3141"/>
    </style:style>
    <style:style style:name="P287" style:family="paragraph" style:parent-style-name="Исходный_20_код">
      <style:text-properties officeooo:paragraph-rsid="066b5984"/>
    </style:style>
    <style:style style:name="P288" style:family="paragraph" style:parent-style-name="Text_20_body">
      <style:text-properties officeooo:rsid="0627815a" officeooo:paragraph-rsid="06d42fd3"/>
    </style:style>
    <style:style style:name="P289" style:family="paragraph" style:parent-style-name="Text_20_body">
      <style:text-properties officeooo:rsid="062a8f9d" officeooo:paragraph-rsid="06d42fd3"/>
    </style:style>
    <style:style style:name="P290" style:family="paragraph" style:parent-style-name="Исходный_20_код">
      <style:text-properties officeooo:paragraph-rsid="06903f5c"/>
    </style:style>
    <style:style style:name="P291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2" style:family="paragraph" style:parent-style-name="Исходный_20_код">
      <style:text-properties officeooo:paragraph-rsid="069e3f3c"/>
    </style:style>
    <style:style style:name="P293" style:family="paragraph" style:parent-style-name="Text_20_body">
      <style:text-properties officeooo:rsid="00e49875" officeooo:paragraph-rsid="072afc5d"/>
    </style:style>
    <style:style style:name="P294" style:family="paragraph" style:parent-style-name="Text_20_body">
      <style:text-properties officeooo:rsid="07577a03" officeooo:paragraph-rsid="07577a03"/>
    </style:style>
    <style:style style:name="P29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6" style:family="paragraph" style:parent-style-name="Text_20_body">
      <style:text-properties officeooo:rsid="07577a03" officeooo:paragraph-rsid="076dde53"/>
    </style:style>
    <style:style style:name="P297" style:family="paragraph" style:parent-style-name="Text_20_body">
      <style:text-properties officeooo:rsid="07577a03" officeooo:paragraph-rsid="076ee35a"/>
    </style:style>
    <style:style style:name="P298" style:family="paragraph" style:parent-style-name="Text_20_body">
      <style:text-properties officeooo:rsid="075b1c15" officeooo:paragraph-rsid="075b1c15"/>
    </style:style>
    <style:style style:name="P29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0" style:family="paragraph" style:parent-style-name="Text_20_body">
      <style:text-properties officeooo:rsid="075fe862" officeooo:paragraph-rsid="075fe862"/>
    </style:style>
    <style:style style:name="P301" style:family="paragraph" style:parent-style-name="Text_20_body">
      <style:text-properties officeooo:rsid="075fe862" officeooo:paragraph-rsid="0c6969eb"/>
    </style:style>
    <style:style style:name="P302" style:family="paragraph" style:parent-style-name="Text_20_body">
      <style:text-properties officeooo:rsid="0764e0b4" officeooo:paragraph-rsid="0764e0b4"/>
    </style:style>
    <style:style style:name="P303" style:family="paragraph" style:parent-style-name="Text_20_body">
      <style:text-properties officeooo:rsid="0764e0b4" officeooo:paragraph-rsid="076c388a"/>
    </style:style>
    <style:style style:name="P304" style:family="paragraph" style:parent-style-name="Text_20_body">
      <style:text-properties officeooo:rsid="01e6a17f" officeooo:paragraph-rsid="07b729ce"/>
    </style:style>
    <style:style style:name="P305" style:family="paragraph" style:parent-style-name="Исходный_20_код">
      <style:text-properties officeooo:paragraph-rsid="0750966a"/>
    </style:style>
    <style:style style:name="P306" style:family="paragraph" style:parent-style-name="Исходный_20_код">
      <style:text-properties officeooo:paragraph-rsid="06690a4e"/>
    </style:style>
    <style:style style:name="P307" style:family="paragraph" style:parent-style-name="Исходный_20_код">
      <style:text-properties officeooo:paragraph-rsid="07632cc8"/>
    </style:style>
    <style:style style:name="P308" style:family="paragraph" style:parent-style-name="Text_20_body">
      <style:text-properties officeooo:rsid="07bc1eef" officeooo:paragraph-rsid="07be8631"/>
    </style:style>
    <style:style style:name="P309" style:family="paragraph" style:parent-style-name="Text_20_body">
      <style:text-properties officeooo:rsid="07bd6177" officeooo:paragraph-rsid="07bd6177"/>
    </style:style>
    <style:style style:name="P310" style:family="paragraph" style:parent-style-name="Text_20_body">
      <style:text-properties officeooo:rsid="07bd96ca" officeooo:paragraph-rsid="07bd96ca"/>
    </style:style>
    <style:style style:name="P311" style:family="paragraph" style:parent-style-name="Text_20_body">
      <style:text-properties officeooo:rsid="07c16ce6" officeooo:paragraph-rsid="07c16ce6"/>
    </style:style>
    <style:style style:name="P312" style:family="paragraph" style:parent-style-name="Исходный_20_код">
      <style:text-properties officeooo:paragraph-rsid="06fa67cc"/>
    </style:style>
    <style:style style:name="P313" style:family="paragraph" style:parent-style-name="Text_20_body">
      <style:text-properties officeooo:rsid="07c974ee" officeooo:paragraph-rsid="07c974ee"/>
    </style:style>
    <style:style style:name="P314" style:family="paragraph" style:parent-style-name="Text_20_body">
      <style:text-properties officeooo:rsid="07cc2237" officeooo:paragraph-rsid="07cc2237"/>
    </style:style>
    <style:style style:name="P315" style:family="paragraph" style:parent-style-name="Text_20_body">
      <style:text-properties officeooo:rsid="07cc2237" officeooo:paragraph-rsid="07e7abec"/>
    </style:style>
    <style:style style:name="P316" style:family="paragraph" style:parent-style-name="Text_20_body">
      <style:text-properties officeooo:rsid="07ce040e" officeooo:paragraph-rsid="07ec9397"/>
    </style:style>
    <style:style style:name="P317" style:family="paragraph" style:parent-style-name="Text_20_body">
      <style:text-properties officeooo:rsid="07ce040e" officeooo:paragraph-rsid="07eeae75"/>
    </style:style>
    <style:style style:name="P318" style:family="paragraph" style:parent-style-name="Text_20_body">
      <style:text-properties officeooo:rsid="07ce040e" officeooo:paragraph-rsid="07f12425"/>
    </style:style>
    <style:style style:name="P319" style:family="paragraph" style:parent-style-name="Text_20_body">
      <style:text-properties officeooo:rsid="07ce040e" officeooo:paragraph-rsid="07f22e13"/>
    </style:style>
    <style:style style:name="P320" style:family="paragraph" style:parent-style-name="Text_20_body">
      <style:text-properties officeooo:rsid="07e30975" officeooo:paragraph-rsid="07e30975"/>
    </style:style>
    <style:style style:name="P321" style:family="paragraph" style:parent-style-name="Исходный_20_код">
      <style:text-properties officeooo:paragraph-rsid="066f57ff"/>
    </style:style>
    <style:style style:name="P322" style:family="paragraph" style:parent-style-name="Исходный_20_код">
      <style:text-properties officeooo:paragraph-rsid="0672426f"/>
    </style:style>
    <style:style style:name="P323" style:family="paragraph" style:parent-style-name="Text_20_body">
      <style:text-properties officeooo:rsid="08376563" officeooo:paragraph-rsid="08376563"/>
    </style:style>
    <style:style style:name="P324" style:family="paragraph" style:parent-style-name="Text_20_body">
      <style:text-properties officeooo:rsid="05da01fa" officeooo:paragraph-rsid="05da01fa"/>
    </style:style>
    <style:style style:name="P325" style:family="paragraph" style:parent-style-name="Text_20_body">
      <style:text-properties officeooo:rsid="0815f31e" officeooo:paragraph-rsid="0815f31e"/>
    </style:style>
    <style:style style:name="P326" style:family="paragraph" style:parent-style-name="Text_20_body">
      <style:text-properties officeooo:rsid="0815f31e" officeooo:paragraph-rsid="0aa4b11b"/>
    </style:style>
    <style:style style:name="P327" style:family="paragraph" style:parent-style-name="Text_20_body">
      <style:text-properties officeooo:rsid="08195eda" officeooo:paragraph-rsid="081d68db"/>
    </style:style>
    <style:style style:name="P328" style:family="paragraph" style:parent-style-name="Text_20_body">
      <style:text-properties officeooo:paragraph-rsid="081a0aa8"/>
    </style:style>
    <style:style style:name="P329" style:family="paragraph" style:parent-style-name="Text_20_body">
      <style:text-properties officeooo:rsid="00c42a1b" officeooo:paragraph-rsid="08376563"/>
    </style:style>
    <style:style style:name="P330" style:family="paragraph" style:parent-style-name="Исходный_20_код">
      <style:text-properties officeooo:paragraph-rsid="0822c67e"/>
    </style:style>
    <style:style style:name="P331" style:family="paragraph" style:parent-style-name="Исходный_20_код">
      <style:text-properties officeooo:paragraph-rsid="0845f5a3"/>
    </style:style>
    <style:style style:name="P332" style:family="paragraph" style:parent-style-name="Text_20_body">
      <style:text-properties officeooo:rsid="084794a4" officeooo:paragraph-rsid="084a7113"/>
    </style:style>
    <style:style style:name="P333" style:family="paragraph" style:parent-style-name="Text_20_body">
      <style:text-properties officeooo:rsid="084794a4" officeooo:paragraph-rsid="0c613b27"/>
    </style:style>
    <style:style style:name="P334" style:family="paragraph" style:parent-style-name="Text_20_body">
      <style:text-properties officeooo:rsid="084e411f" officeooo:paragraph-rsid="084e411f"/>
    </style:style>
    <style:style style:name="P335" style:family="paragraph" style:parent-style-name="Text_20_body">
      <style:text-properties officeooo:rsid="084e411f" officeooo:paragraph-rsid="08505a1a"/>
    </style:style>
    <style:style style:name="P336" style:family="paragraph" style:parent-style-name="Исходный_20_код">
      <style:text-properties officeooo:paragraph-rsid="083e787c"/>
    </style:style>
    <style:style style:name="P337" style:family="paragraph" style:parent-style-name="Исходный_20_код">
      <style:text-properties officeooo:paragraph-rsid="08446432"/>
    </style:style>
    <style:style style:name="P338" style:family="paragraph" style:parent-style-name="Исходный_20_код">
      <style:text-properties officeooo:paragraph-rsid="08505a1a"/>
    </style:style>
    <style:style style:name="P339" style:family="paragraph" style:parent-style-name="Исходный_20_код">
      <style:text-properties officeooo:paragraph-rsid="0858963c"/>
    </style:style>
    <style:style style:name="P340" style:family="paragraph" style:parent-style-name="Text_20_body">
      <style:text-properties officeooo:rsid="08569c4b" officeooo:paragraph-rsid="08569c4b"/>
    </style:style>
    <style:style style:name="P341" style:family="paragraph" style:parent-style-name="Text_20_body">
      <style:text-properties officeooo:rsid="08569c4b" officeooo:paragraph-rsid="085e8842"/>
    </style:style>
    <style:style style:name="P342" style:family="paragraph" style:parent-style-name="Text_20_body">
      <style:text-properties officeooo:rsid="085cffdc" officeooo:paragraph-rsid="085cffdc"/>
    </style:style>
    <style:style style:name="P343" style:family="paragraph" style:parent-style-name="Text_20_body">
      <style:text-properties officeooo:rsid="0861cddb" officeooo:paragraph-rsid="0869d2bd"/>
    </style:style>
    <style:style style:name="P344" style:family="paragraph" style:parent-style-name="Text_20_body">
      <style:text-properties officeooo:rsid="0861cddb" officeooo:paragraph-rsid="087306ba"/>
    </style:style>
    <style:style style:name="P345" style:family="paragraph" style:parent-style-name="Text_20_body">
      <style:text-properties officeooo:rsid="0861cddb" officeooo:paragraph-rsid="0874e748"/>
    </style:style>
    <style:style style:name="P346" style:family="paragraph" style:parent-style-name="Text_20_body">
      <style:text-properties officeooo:rsid="0861cddb" officeooo:paragraph-rsid="087d3abf"/>
    </style:style>
    <style:style style:name="P347" style:family="paragraph" style:parent-style-name="Text_20_body">
      <style:text-properties officeooo:rsid="0861cddb" officeooo:paragraph-rsid="087290ff"/>
    </style:style>
    <style:style style:name="P348" style:family="paragraph" style:parent-style-name="Text_20_body">
      <style:text-properties officeooo:paragraph-rsid="0870bacb"/>
    </style:style>
    <style:style style:name="P349" style:family="paragraph" style:parent-style-name="Исходный_20_код">
      <style:text-properties officeooo:paragraph-rsid="087290ff"/>
    </style:style>
    <style:style style:name="P350" style:family="paragraph" style:parent-style-name="Исходный_20_код">
      <style:text-properties officeooo:paragraph-rsid="087306ba"/>
    </style:style>
    <style:style style:name="P351" style:family="paragraph" style:parent-style-name="Исходный_20_код">
      <style:text-properties officeooo:paragraph-rsid="0874e748"/>
    </style:style>
    <style:style style:name="P352" style:family="paragraph" style:parent-style-name="Исходный_20_код">
      <style:text-properties officeooo:paragraph-rsid="087d3abf"/>
    </style:style>
    <style:style style:name="P353" style:family="paragraph" style:parent-style-name="Исходный_20_код">
      <style:text-properties officeooo:paragraph-rsid="087f2f39"/>
    </style:style>
    <style:style style:name="P354" style:family="paragraph" style:parent-style-name="Исходный_20_код">
      <style:text-properties officeooo:paragraph-rsid="08828c49"/>
    </style:style>
    <style:style style:name="P355" style:family="paragraph" style:parent-style-name="Text_20_body">
      <style:text-properties officeooo:rsid="087768a5" officeooo:paragraph-rsid="087768a5"/>
    </style:style>
    <style:style style:name="P356" style:family="paragraph" style:parent-style-name="Text_20_body">
      <style:text-properties officeooo:rsid="087f2f39" officeooo:paragraph-rsid="087f2f39"/>
    </style:style>
    <style:style style:name="P357" style:family="paragraph" style:parent-style-name="Text_20_body">
      <style:text-properties officeooo:rsid="087f2f39" officeooo:paragraph-rsid="08828c49"/>
    </style:style>
    <style:style style:name="P358" style:family="paragraph" style:parent-style-name="Исходный_20_код">
      <style:text-properties officeooo:paragraph-rsid="088437af"/>
    </style:style>
    <style:style style:name="P359" style:family="paragraph" style:parent-style-name="Исходный_20_код">
      <style:text-properties officeooo:paragraph-rsid="088978d3"/>
    </style:style>
    <style:style style:name="P360" style:family="paragraph" style:parent-style-name="Text_20_body">
      <style:text-properties officeooo:rsid="089fcd00" officeooo:paragraph-rsid="089fcd00"/>
    </style:style>
    <style:style style:name="P361" style:family="paragraph" style:parent-style-name="Исходный_20_код">
      <style:text-properties officeooo:paragraph-rsid="089539aa"/>
    </style:style>
    <style:style style:name="P362" style:family="paragraph" style:parent-style-name="Text_20_body">
      <style:text-properties officeooo:rsid="088f2807" officeooo:paragraph-rsid="088f2807"/>
    </style:style>
    <style:style style:name="P363" style:family="paragraph" style:parent-style-name="Text_20_body">
      <style:text-properties officeooo:rsid="089539aa" officeooo:paragraph-rsid="089c4f1c"/>
    </style:style>
    <style:style style:name="P364" style:family="paragraph" style:parent-style-name="Text_20_body">
      <style:text-properties officeooo:rsid="089830a1" officeooo:paragraph-rsid="089830a1"/>
    </style:style>
    <style:style style:name="P365" style:family="paragraph" style:parent-style-name="Text_20_body">
      <style:text-properties officeooo:rsid="089fff8f" officeooo:paragraph-rsid="089fff8f"/>
    </style:style>
    <style:style style:name="P366" style:family="paragraph" style:parent-style-name="Text_20_body">
      <style:text-properties officeooo:rsid="08ab5a51" officeooo:paragraph-rsid="08ab5a51"/>
    </style:style>
    <style:style style:name="P367" style:family="paragraph" style:parent-style-name="Text_20_body">
      <style:text-properties officeooo:rsid="08ae6576" officeooo:paragraph-rsid="08b5bdc5"/>
    </style:style>
    <style:style style:name="P368" style:family="paragraph" style:parent-style-name="Text_20_body">
      <style:text-properties officeooo:rsid="08af039e" officeooo:paragraph-rsid="08af039e"/>
    </style:style>
    <style:style style:name="P369" style:family="paragraph" style:parent-style-name="Исходный_20_код">
      <style:text-properties officeooo:paragraph-rsid="08928c6c"/>
    </style:style>
    <style:style style:name="P370" style:family="paragraph" style:parent-style-name="Text_20_body">
      <style:text-properties officeooo:paragraph-rsid="08d53d8c"/>
    </style:style>
    <style:style style:name="P371" style:family="paragraph" style:parent-style-name="Исходный_20_код">
      <style:text-properties officeooo:paragraph-rsid="08d53d8c"/>
    </style:style>
    <style:style style:name="P372" style:family="paragraph" style:parent-style-name="Text_20_body">
      <style:text-properties officeooo:rsid="08dd77e6" officeooo:paragraph-rsid="08dd77e6"/>
    </style:style>
    <style:style style:name="P373" style:family="paragraph" style:parent-style-name="Text_20_body">
      <style:text-properties officeooo:rsid="08dd77e6" officeooo:paragraph-rsid="09260fd6"/>
    </style:style>
    <style:style style:name="P374" style:family="paragraph" style:parent-style-name="Text_20_body">
      <style:text-properties officeooo:rsid="00951bc6" officeooo:paragraph-rsid="08d53d8c"/>
    </style:style>
    <style:style style:name="P375" style:family="paragraph" style:parent-style-name="Text_20_body">
      <style:text-properties officeooo:rsid="08e4c7b0" officeooo:paragraph-rsid="08e4c7b0"/>
    </style:style>
    <style:style style:name="P376" style:family="paragraph" style:parent-style-name="Text_20_body">
      <style:text-properties officeooo:rsid="08e6ddf6" officeooo:paragraph-rsid="08e6ddf6"/>
    </style:style>
    <style:style style:name="P377" style:family="paragraph" style:parent-style-name="Text_20_body">
      <style:text-properties officeooo:rsid="08ee940e" officeooo:paragraph-rsid="08ee940e"/>
    </style:style>
    <style:style style:name="P378" style:family="paragraph" style:parent-style-name="Text_20_body">
      <style:text-properties officeooo:rsid="08f17972" officeooo:paragraph-rsid="08f17972"/>
    </style:style>
    <style:style style:name="P379" style:family="paragraph" style:parent-style-name="Text_20_body">
      <style:text-properties officeooo:rsid="08f6b53a" officeooo:paragraph-rsid="08f6b53a"/>
    </style:style>
    <style:style style:name="P380" style:family="paragraph" style:parent-style-name="Text_20_body">
      <style:text-properties officeooo:rsid="08f815b1" officeooo:paragraph-rsid="08f815b1"/>
    </style:style>
    <style:style style:name="P381" style:family="paragraph" style:parent-style-name="Text_20_body">
      <style:text-properties officeooo:rsid="08f89a21" officeooo:paragraph-rsid="08f89a21"/>
    </style:style>
    <style:style style:name="P382" style:family="paragraph" style:parent-style-name="Text_20_body">
      <style:text-properties officeooo:rsid="0901a250" officeooo:paragraph-rsid="0901a250"/>
    </style:style>
    <style:style style:name="P383" style:family="paragraph" style:parent-style-name="Text_20_body">
      <style:text-properties officeooo:rsid="09048a2d" officeooo:paragraph-rsid="09048a2d"/>
    </style:style>
    <style:style style:name="P384" style:family="paragraph" style:parent-style-name="Text_20_body">
      <style:text-properties officeooo:rsid="0904b99b" officeooo:paragraph-rsid="0904b99b"/>
    </style:style>
    <style:style style:name="P385" style:family="paragraph" style:parent-style-name="Text_20_body">
      <style:text-properties officeooo:rsid="09089e80" officeooo:paragraph-rsid="09089e80"/>
    </style:style>
    <style:style style:name="P386" style:family="paragraph" style:parent-style-name="Text_20_body">
      <style:text-properties officeooo:rsid="09089e80" officeooo:paragraph-rsid="090c53cb"/>
    </style:style>
    <style:style style:name="P387" style:family="paragraph" style:parent-style-name="Text_20_body">
      <style:text-properties officeooo:rsid="090ffc8a" officeooo:paragraph-rsid="090ffc8a"/>
    </style:style>
    <style:style style:name="P388" style:family="paragraph" style:parent-style-name="Text_20_body">
      <style:text-properties officeooo:rsid="091162cc" officeooo:paragraph-rsid="091162cc"/>
    </style:style>
    <style:style style:name="P389" style:family="paragraph" style:parent-style-name="Text_20_body">
      <style:text-properties officeooo:rsid="091a5b33" officeooo:paragraph-rsid="091a5b33"/>
    </style:style>
    <style:style style:name="P390" style:family="paragraph" style:parent-style-name="Text_20_body">
      <style:text-properties officeooo:rsid="09294072" officeooo:paragraph-rsid="09294072"/>
    </style:style>
    <style:style style:name="P391" style:family="paragraph" style:parent-style-name="Text_20_body">
      <style:text-properties officeooo:paragraph-rsid="08a66b1d"/>
    </style:style>
    <style:style style:name="P392" style:family="paragraph" style:parent-style-name="Text_20_body">
      <style:text-properties officeooo:rsid="092b0c67" officeooo:paragraph-rsid="092b0c67"/>
    </style:style>
    <style:style style:name="P393" style:family="paragraph" style:parent-style-name="Text_20_body">
      <style:text-properties officeooo:rsid="092dc161" officeooo:paragraph-rsid="092dc161"/>
    </style:style>
    <style:style style:name="P394" style:family="paragraph" style:parent-style-name="Text_20_body">
      <style:text-properties officeooo:rsid="092e9839" officeooo:paragraph-rsid="092e9839"/>
    </style:style>
    <style:style style:name="P395" style:family="paragraph" style:parent-style-name="Text_20_body">
      <style:text-properties officeooo:rsid="092ffedd" officeooo:paragraph-rsid="092ffedd"/>
    </style:style>
    <style:style style:name="P396" style:family="paragraph" style:parent-style-name="Text_20_body">
      <style:text-properties officeooo:rsid="0935eb79" officeooo:paragraph-rsid="0945e383"/>
    </style:style>
    <style:style style:name="P397" style:family="paragraph" style:parent-style-name="Text_20_body">
      <style:text-properties officeooo:rsid="093a1e20" officeooo:paragraph-rsid="093a1e20"/>
    </style:style>
    <style:style style:name="P398" style:family="paragraph" style:parent-style-name="Исходный_20_код">
      <style:text-properties officeooo:paragraph-rsid="08e2bf57"/>
    </style:style>
    <style:style style:name="P399" style:family="paragraph" style:parent-style-name="Исходный_20_код">
      <style:text-properties officeooo:rsid="09124caa" officeooo:paragraph-rsid="09124caa"/>
    </style:style>
    <style:style style:name="P400" style:family="paragraph" style:parent-style-name="Исходный_20_код">
      <style:text-properties officeooo:rsid="09124caa" officeooo:paragraph-rsid="09234619"/>
    </style:style>
    <style:style style:name="P401" style:family="paragraph" style:parent-style-name="Text_20_body">
      <style:text-properties officeooo:rsid="0942c874" officeooo:paragraph-rsid="0942c874"/>
    </style:style>
    <style:style style:name="P402" style:family="paragraph" style:parent-style-name="Text_20_body">
      <style:text-properties officeooo:rsid="095623d0" officeooo:paragraph-rsid="095623d0"/>
    </style:style>
    <style:style style:name="P403" style:family="paragraph" style:parent-style-name="Исходный_20_код">
      <style:text-properties officeooo:paragraph-rsid="09582543"/>
    </style:style>
    <style:style style:name="P404" style:family="paragraph" style:parent-style-name="Исходный_20_код">
      <style:text-properties officeooo:paragraph-rsid="0975b3ad"/>
    </style:style>
    <style:style style:name="P405" style:family="paragraph" style:parent-style-name="Text_20_body">
      <style:text-properties officeooo:rsid="0969828e" officeooo:paragraph-rsid="0969828e"/>
    </style:style>
    <style:style style:name="P406" style:family="paragraph" style:parent-style-name="Text_20_body">
      <style:text-properties officeooo:rsid="09795fcf" officeooo:paragraph-rsid="09795fcf"/>
    </style:style>
    <style:style style:name="P407" style:family="paragraph" style:parent-style-name="Text_20_body">
      <style:text-properties officeooo:rsid="097a17ce" officeooo:paragraph-rsid="097a17ce"/>
    </style:style>
    <style:style style:name="P408" style:family="paragraph" style:parent-style-name="Исходный_20_код">
      <style:text-properties officeooo:paragraph-rsid="096892a8"/>
    </style:style>
    <style:style style:name="P409" style:family="paragraph" style:parent-style-name="Исходный_20_код">
      <style:text-properties officeooo:paragraph-rsid="096bc028"/>
    </style:style>
    <style:style style:name="P410" style:family="paragraph" style:parent-style-name="Исходный_20_код">
      <style:text-properties officeooo:paragraph-rsid="0970fb78"/>
    </style:style>
    <style:style style:name="P411" style:family="paragraph" style:parent-style-name="Text_20_body">
      <style:text-properties officeooo:rsid="0985a3ec" officeooo:paragraph-rsid="0985a3ec"/>
    </style:style>
    <style:style style:name="P412" style:family="paragraph" style:parent-style-name="Text_20_body">
      <style:text-properties officeooo:rsid="09866926" officeooo:paragraph-rsid="09866926"/>
    </style:style>
    <style:style style:name="P413" style:family="paragraph" style:parent-style-name="Text_20_body">
      <style:text-properties officeooo:rsid="098772db" officeooo:paragraph-rsid="09af3c4c"/>
    </style:style>
    <style:style style:name="P414" style:family="paragraph" style:parent-style-name="Text_20_body">
      <style:text-properties officeooo:rsid="098772db" officeooo:paragraph-rsid="09b7465e"/>
    </style:style>
    <style:style style:name="P415" style:family="paragraph" style:parent-style-name="Text_20_body">
      <style:text-properties officeooo:rsid="098772db" officeooo:paragraph-rsid="0b5213bb"/>
    </style:style>
    <style:style style:name="P416" style:family="paragraph" style:parent-style-name="Text_20_body">
      <style:text-properties officeooo:rsid="098772db" officeooo:paragraph-rsid="0989914e"/>
    </style:style>
    <style:style style:name="P417" style:family="paragraph" style:parent-style-name="Text_20_body">
      <style:text-properties officeooo:rsid="098772db" officeooo:paragraph-rsid="0bc4ab9e"/>
    </style:style>
    <style:style style:name="P418" style:family="paragraph" style:parent-style-name="Text_20_body">
      <style:text-properties officeooo:rsid="098772db" officeooo:paragraph-rsid="0f2e6fea"/>
    </style:style>
    <style:style style:name="P419" style:family="paragraph" style:parent-style-name="Text_20_body">
      <style:text-properties officeooo:rsid="09912f37" officeooo:paragraph-rsid="09912f37"/>
    </style:style>
    <style:style style:name="P420" style:family="paragraph" style:parent-style-name="Text_20_body">
      <style:text-properties officeooo:rsid="09957784" officeooo:paragraph-rsid="09a88a41"/>
    </style:style>
    <style:style style:name="P421" style:family="paragraph" style:parent-style-name="Text_20_body">
      <style:text-properties officeooo:rsid="09957784" officeooo:paragraph-rsid="09af3c4c"/>
    </style:style>
    <style:style style:name="P422" style:family="paragraph" style:parent-style-name="Text_20_body">
      <style:text-properties officeooo:rsid="09972dd3" officeooo:paragraph-rsid="09972dd3"/>
    </style:style>
    <style:style style:name="P423" style:family="paragraph" style:parent-style-name="Text_20_body">
      <style:text-properties officeooo:rsid="09973b55" officeooo:paragraph-rsid="09973b55"/>
    </style:style>
    <style:style style:name="P424" style:family="paragraph" style:parent-style-name="Text_20_body">
      <style:text-properties officeooo:rsid="099a0df6" officeooo:paragraph-rsid="09af3c4c"/>
    </style:style>
    <style:style style:name="P425" style:family="paragraph" style:parent-style-name="Text_20_body">
      <style:text-properties officeooo:rsid="09b39771" officeooo:paragraph-rsid="09b39771"/>
    </style:style>
    <style:style style:name="P426" style:family="paragraph" style:parent-style-name="Text_20_body">
      <style:text-properties officeooo:rsid="09bb1301" officeooo:paragraph-rsid="09bb1301"/>
    </style:style>
    <style:style style:name="P427" style:family="paragraph" style:parent-style-name="Text_20_body">
      <style:text-properties officeooo:rsid="09dd7bfb" officeooo:paragraph-rsid="09dd7bfb"/>
    </style:style>
    <style:style style:name="P428" style:family="paragraph" style:parent-style-name="Text_20_body">
      <style:text-properties officeooo:rsid="09e0ece4" officeooo:paragraph-rsid="09e0ece4"/>
    </style:style>
    <style:style style:name="P429" style:family="paragraph" style:parent-style-name="Text_20_body">
      <style:text-properties officeooo:rsid="09e30721" officeooo:paragraph-rsid="09e30721"/>
    </style:style>
    <style:style style:name="P430" style:family="paragraph" style:parent-style-name="Text_20_body">
      <style:text-properties officeooo:rsid="09e9b60b" officeooo:paragraph-rsid="09eb7d22"/>
    </style:style>
    <style:style style:name="P431" style:family="paragraph" style:parent-style-name="Исходный_20_код">
      <style:text-properties officeooo:paragraph-rsid="09e16604"/>
    </style:style>
    <style:style style:name="P432" style:family="paragraph" style:parent-style-name="Исходный_20_код">
      <style:text-properties officeooo:paragraph-rsid="09e99054"/>
    </style:style>
    <style:style style:name="P433" style:family="paragraph" style:parent-style-name="Text_20_body">
      <style:text-properties officeooo:rsid="09efb48b" officeooo:paragraph-rsid="09efb48b"/>
    </style:style>
    <style:style style:name="P434" style:family="paragraph" style:parent-style-name="Text_20_body">
      <style:text-properties officeooo:rsid="09efb48b" officeooo:paragraph-rsid="0bfc58d4"/>
    </style:style>
    <style:style style:name="P435" style:family="paragraph" style:parent-style-name="Text_20_body">
      <style:text-properties officeooo:rsid="09f1d0ec" officeooo:paragraph-rsid="09f1d0ec"/>
    </style:style>
    <style:style style:name="P436" style:family="paragraph" style:parent-style-name="Text_20_body">
      <style:text-properties officeooo:rsid="09f5b3fd" officeooo:paragraph-rsid="09f5b3fd"/>
    </style:style>
    <style:style style:name="P437" style:family="paragraph" style:parent-style-name="Text_20_body">
      <style:text-properties officeooo:rsid="09fdb381" officeooo:paragraph-rsid="09fdb381"/>
    </style:style>
    <style:style style:name="P438" style:family="paragraph" style:parent-style-name="Text_20_body">
      <style:text-properties officeooo:rsid="0a06bbfc" officeooo:paragraph-rsid="0a072126"/>
    </style:style>
    <style:style style:name="P439" style:family="paragraph" style:parent-style-name="Text_20_body">
      <style:text-properties officeooo:rsid="0a09a764" officeooo:paragraph-rsid="0a09a764"/>
    </style:style>
    <style:style style:name="P440" style:family="paragraph" style:parent-style-name="Text_20_body">
      <style:text-properties officeooo:rsid="0a0eac73" officeooo:paragraph-rsid="0a0eac73"/>
    </style:style>
    <style:style style:name="P441" style:family="paragraph" style:parent-style-name="Text_20_body">
      <style:text-properties officeooo:rsid="0a1162ae" officeooo:paragraph-rsid="0a1162ae"/>
    </style:style>
    <style:style style:name="P442" style:family="paragraph" style:parent-style-name="Text_20_body">
      <style:text-properties officeooo:rsid="0a1162ae" officeooo:paragraph-rsid="0a6abdfc"/>
    </style:style>
    <style:style style:name="P443" style:family="paragraph" style:parent-style-name="Исходный_20_код">
      <style:text-properties officeooo:paragraph-rsid="0a21f69c"/>
    </style:style>
    <style:style style:name="P444" style:family="paragraph" style:parent-style-name="Text_20_body">
      <style:text-properties officeooo:rsid="0a14d7d2" officeooo:paragraph-rsid="0a959714"/>
    </style:style>
    <style:style style:name="P445" style:family="paragraph" style:parent-style-name="Text_20_body">
      <style:text-properties officeooo:rsid="0a14d7d2" officeooo:paragraph-rsid="0a14d7d2"/>
    </style:style>
    <style:style style:name="P446" style:family="paragraph" style:parent-style-name="Text_20_body">
      <style:text-properties officeooo:rsid="0a14d7d2" officeooo:paragraph-rsid="0a6abd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84b4e" officeooo:paragraph-rsid="0b484b4e"/>
    </style:style>
    <style:style style:name="P476" style:family="paragraph" style:parent-style-name="Text_20_body">
      <style:text-properties officeooo:rsid="0b4dddfd" officeooo:paragraph-rsid="0b4dddfd"/>
    </style:style>
    <style:style style:name="P477" style:family="paragraph" style:parent-style-name="Text_20_body">
      <style:text-properties officeooo:rsid="0b5bb9eb" officeooo:paragraph-rsid="0b5bb9eb"/>
    </style:style>
    <style:style style:name="P478" style:family="paragraph" style:parent-style-name="Text_20_body">
      <style:text-properties officeooo:rsid="0b5e5f62" officeooo:paragraph-rsid="0b5f8f0b"/>
    </style:style>
    <style:style style:name="P479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5" style:family="paragraph" style:parent-style-name="Исходный_20_код">
      <style:text-properties officeooo:paragraph-rsid="0b590892"/>
    </style:style>
    <style:style style:name="P486" style:family="paragraph" style:parent-style-name="Text_20_body">
      <style:text-properties officeooo:rsid="0b9b4934" officeooo:paragraph-rsid="0b9b4934"/>
    </style:style>
    <style:style style:name="P487" style:family="paragraph" style:parent-style-name="Text_20_body">
      <style:text-properties officeooo:rsid="0ba6cac0" officeooo:paragraph-rsid="0ba6cac0"/>
    </style:style>
    <style:style style:name="P488" style:family="paragraph" style:parent-style-name="Исходный_20_код">
      <style:text-properties officeooo:paragraph-rsid="08e4c7b0"/>
    </style:style>
    <style:style style:name="P489" style:family="paragraph" style:parent-style-name="Исходный_20_код">
      <style:text-properties officeooo:paragraph-rsid="0bae9d3e"/>
    </style:style>
    <style:style style:name="P490" style:family="paragraph" style:parent-style-name="Text_20_body">
      <style:text-properties officeooo:rsid="04dc9a9f" officeooo:paragraph-rsid="04dc9a9f"/>
    </style:style>
    <style:style style:name="P491" style:family="paragraph" style:parent-style-name="Text_20_body">
      <style:text-properties officeooo:rsid="0bb8dced" officeooo:paragraph-rsid="0bb8dced"/>
    </style:style>
    <style:style style:name="P492" style:family="paragraph" style:parent-style-name="Text_20_body">
      <style:text-properties officeooo:rsid="04da2339" officeooo:paragraph-rsid="04da2339"/>
    </style:style>
    <style:style style:name="P493" style:family="paragraph" style:parent-style-name="Text_20_body">
      <style:text-properties officeooo:rsid="04da2413" officeooo:paragraph-rsid="04da2413"/>
    </style:style>
    <style:style style:name="P494" style:family="paragraph" style:parent-style-name="Text_20_body">
      <style:text-properties officeooo:rsid="0bb94d4a" officeooo:paragraph-rsid="0bb94d4a"/>
    </style:style>
    <style:style style:name="P495" style:family="paragraph" style:parent-style-name="Исходный_20_код">
      <style:text-properties officeooo:paragraph-rsid="0bbdb743"/>
    </style:style>
    <style:style style:name="P496" style:family="paragraph" style:parent-style-name="Исходный_20_код">
      <style:text-properties officeooo:rsid="0bc4ab9e" officeooo:paragraph-rsid="0bc4ab9e"/>
    </style:style>
    <style:style style:name="P497" style:family="paragraph" style:parent-style-name="Text_20_body">
      <style:text-properties officeooo:rsid="0bc4ab9e" officeooo:paragraph-rsid="0bc4ab9e"/>
    </style:style>
    <style:style style:name="P498" style:family="paragraph" style:parent-style-name="Text_20_body">
      <style:text-properties officeooo:paragraph-rsid="06354b6b"/>
    </style:style>
    <style:style style:name="P499" style:family="paragraph" style:parent-style-name="Text_20_body">
      <style:text-properties officeooo:rsid="0991581f" officeooo:paragraph-rsid="0991581f"/>
    </style:style>
    <style:style style:name="P500" style:family="paragraph" style:parent-style-name="Исходный_20_код">
      <style:text-properties officeooo:paragraph-rsid="0c23ba8f"/>
    </style:style>
    <style:style style:name="P501" style:family="paragraph" style:parent-style-name="Text_20_body">
      <style:text-properties officeooo:rsid="0bd1a9f6" officeooo:paragraph-rsid="0bd1a9f6"/>
    </style:style>
    <style:style style:name="P502" style:family="paragraph" style:parent-style-name="Text_20_body">
      <style:text-properties officeooo:rsid="0bd1a9f6" officeooo:paragraph-rsid="0c0b9bba"/>
    </style:style>
    <style:style style:name="P503" style:family="paragraph" style:parent-style-name="Text_20_body">
      <style:text-properties officeooo:rsid="0bd7b049" officeooo:paragraph-rsid="0bd7b049"/>
    </style:style>
    <style:style style:name="P504" style:family="paragraph" style:parent-style-name="Text_20_body">
      <style:text-properties officeooo:rsid="0a001ed1" officeooo:paragraph-rsid="0a001ed1"/>
    </style:style>
    <style:style style:name="P505" style:family="paragraph" style:parent-style-name="Исходный_20_код">
      <style:text-properties officeooo:paragraph-rsid="09f1055c"/>
    </style:style>
    <style:style style:name="P506" style:family="paragraph" style:parent-style-name="Исходный_20_код">
      <style:text-properties officeooo:rsid="0c047e03" officeooo:paragraph-rsid="0c057cdb"/>
    </style:style>
    <style:style style:name="P507" style:family="paragraph" style:parent-style-name="Исходный_20_код">
      <style:text-properties officeooo:paragraph-rsid="0c33d1f1"/>
    </style:style>
    <style:style style:name="P508" style:family="paragraph" style:parent-style-name="Исходный_20_код">
      <style:text-properties officeooo:paragraph-rsid="0c356a37"/>
    </style:style>
    <style:style style:name="P509" style:family="paragraph" style:parent-style-name="Исходный_20_код">
      <style:text-properties officeooo:paragraph-rsid="0c373b60"/>
    </style:style>
    <style:style style:name="P510" style:family="paragraph" style:parent-style-name="Text_20_body">
      <style:text-properties officeooo:rsid="0c4b7951" officeooo:paragraph-rsid="0c4b7951"/>
    </style:style>
    <style:style style:name="P511" style:family="paragraph" style:parent-style-name="Text_20_body">
      <style:text-properties officeooo:rsid="0c4bef8f" officeooo:paragraph-rsid="0c4bef8f"/>
    </style:style>
    <style:style style:name="P512" style:family="paragraph" style:parent-style-name="Text_20_body">
      <style:text-properties officeooo:rsid="0c52afdd" officeooo:paragraph-rsid="0c52afdd"/>
    </style:style>
    <style:style style:name="P513" style:family="paragraph" style:parent-style-name="Исходный_20_код">
      <style:text-properties officeooo:rsid="0c4b3268" officeooo:paragraph-rsid="0c4b3268"/>
    </style:style>
    <style:style style:name="P514" style:family="paragraph" style:parent-style-name="Исходный_20_код">
      <style:text-properties officeooo:paragraph-rsid="0c57aa60"/>
    </style:style>
    <style:style style:name="P515" style:family="paragraph" style:parent-style-name="Исходный_20_код">
      <style:text-properties officeooo:paragraph-rsid="0c5cade4"/>
    </style:style>
    <style:style style:name="P516" style:family="paragraph" style:parent-style-name="Исходный_20_код">
      <style:text-properties officeooo:paragraph-rsid="0c5d9a16"/>
    </style:style>
    <style:style style:name="P517" style:family="paragraph" style:parent-style-name="Text_20_body">
      <style:text-properties officeooo:rsid="0c691123" officeooo:paragraph-rsid="0c691123"/>
    </style:style>
    <style:style style:name="P518" style:family="paragraph" style:parent-style-name="Исходный_20_код">
      <style:text-properties officeooo:paragraph-rsid="0c613b27"/>
    </style:style>
    <style:style style:name="P519" style:family="paragraph" style:parent-style-name="Исходный_20_код">
      <style:text-properties officeooo:paragraph-rsid="0c643a78"/>
    </style:style>
    <style:style style:name="P520" style:family="paragraph" style:parent-style-name="Text_20_body">
      <style:text-properties officeooo:rsid="0c7087ef" officeooo:paragraph-rsid="0c776df9"/>
    </style:style>
    <style:style style:name="P521" style:family="paragraph" style:parent-style-name="Text_20_body">
      <style:text-properties officeooo:rsid="0c7087ef" officeooo:paragraph-rsid="0c7c09e1"/>
    </style:style>
    <style:style style:name="P522" style:family="paragraph" style:parent-style-name="Text_20_body">
      <style:text-properties officeooo:rsid="0c7087ef" officeooo:paragraph-rsid="0c82c35b"/>
    </style:style>
    <style:style style:name="P523" style:family="paragraph" style:parent-style-name="Text_20_body">
      <style:text-properties officeooo:rsid="0c7087ef" officeooo:paragraph-rsid="0c920456"/>
    </style:style>
    <style:style style:name="P524" style:family="paragraph" style:parent-style-name="Text_20_body">
      <style:text-properties officeooo:rsid="0c7087ef" officeooo:paragraph-rsid="0cab45fa"/>
    </style:style>
    <style:style style:name="P525" style:family="paragraph" style:parent-style-name="Text_20_body">
      <style:text-properties officeooo:rsid="0c7087ef" officeooo:paragraph-rsid="0cabf085"/>
    </style:style>
    <style:style style:name="P526" style:family="paragraph" style:parent-style-name="Text_20_body">
      <style:text-properties officeooo:rsid="0c7087ef" officeooo:paragraph-rsid="0cb10098"/>
    </style:style>
    <style:style style:name="P527" style:family="paragraph" style:parent-style-name="Text_20_body">
      <style:text-properties officeooo:rsid="0c7087ef" officeooo:paragraph-rsid="0cc81f7f"/>
    </style:style>
    <style:style style:name="P528" style:family="paragraph" style:parent-style-name="Text_20_body">
      <style:text-properties officeooo:rsid="0c7087ef" officeooo:paragraph-rsid="0cee8336"/>
    </style:style>
    <style:style style:name="P529" style:family="paragraph" style:parent-style-name="Text_20_body">
      <style:text-properties officeooo:rsid="0c7087ef" officeooo:paragraph-rsid="0cf98c2a"/>
    </style:style>
    <style:style style:name="P530" style:family="paragraph" style:parent-style-name="Text_20_body">
      <style:text-properties officeooo:rsid="0c7087ef" officeooo:paragraph-rsid="0cbf9957"/>
    </style:style>
    <style:style style:name="P531" style:family="paragraph" style:parent-style-name="Text_20_body">
      <style:text-properties officeooo:rsid="0c7087ef" officeooo:paragraph-rsid="0d5e6c01"/>
    </style:style>
    <style:style style:name="P532" style:family="paragraph" style:parent-style-name="Text_20_body">
      <style:text-properties officeooo:rsid="0c7087ef" officeooo:paragraph-rsid="0e5c770c"/>
    </style:style>
    <style:style style:name="P533" style:family="paragraph" style:parent-style-name="Text_20_body">
      <style:text-properties officeooo:rsid="0c776df9" officeooo:paragraph-rsid="0c776df9"/>
    </style:style>
    <style:style style:name="P534" style:family="paragraph" style:parent-style-name="Text_20_body">
      <style:text-properties officeooo:rsid="0c776df9" officeooo:paragraph-rsid="0c7c09e1"/>
    </style:style>
    <style:style style:name="P535" style:family="paragraph" style:parent-style-name="Исходный_20_код">
      <style:text-properties officeooo:paragraph-rsid="0c7340a0"/>
    </style:style>
    <style:style style:name="P536" style:family="paragraph" style:parent-style-name="Исходный_20_код">
      <style:text-properties officeooo:paragraph-rsid="0c7859b0"/>
    </style:style>
    <style:style style:name="P537" style:family="paragraph" style:parent-style-name="Исходный_20_код">
      <style:text-properties officeooo:paragraph-rsid="0c7c09e1"/>
    </style:style>
    <style:style style:name="P538" style:family="paragraph" style:parent-style-name="Исходный_20_код">
      <style:text-properties officeooo:paragraph-rsid="0c82c35b"/>
    </style:style>
    <style:style style:name="P539" style:family="paragraph" style:parent-style-name="Исходный_20_код">
      <style:text-properties officeooo:paragraph-rsid="0c8724a6"/>
    </style:style>
    <style:style style:name="P540" style:family="paragraph" style:parent-style-name="Text_20_body">
      <style:text-properties officeooo:rsid="0c9a5ec9" officeooo:paragraph-rsid="0c9e3651"/>
    </style:style>
    <style:style style:name="P541" style:family="paragraph" style:parent-style-name="Text_20_body">
      <style:text-properties officeooo:rsid="0c9a5ec9" officeooo:paragraph-rsid="0d35aa8b"/>
    </style:style>
    <style:style style:name="P542" style:family="paragraph" style:parent-style-name="Text_20_body">
      <style:text-properties officeooo:rsid="0c9a5ec9" officeooo:paragraph-rsid="0cf98c2a"/>
    </style:style>
    <style:style style:name="P543" style:family="paragraph" style:parent-style-name="Text_20_body">
      <style:text-properties officeooo:rsid="0c9a5ec9" officeooo:paragraph-rsid="0c9a5ec9"/>
    </style:style>
    <style:style style:name="P544" style:family="paragraph" style:parent-style-name="Text_20_body">
      <style:text-properties officeooo:rsid="0c9dc9be" officeooo:paragraph-rsid="0d1d6138"/>
    </style:style>
    <style:style style:name="P545" style:family="paragraph" style:parent-style-name="Text_20_body">
      <style:text-properties officeooo:rsid="0c9dc9be" officeooo:paragraph-rsid="0c9dc9be"/>
    </style:style>
    <style:style style:name="P546" style:family="paragraph" style:parent-style-name="Исходный_20_код">
      <style:text-properties officeooo:paragraph-rsid="0c920456"/>
    </style:style>
    <style:style style:name="P547" style:family="paragraph" style:parent-style-name="Исходный_20_код">
      <style:text-properties officeooo:paragraph-rsid="0cb22524"/>
    </style:style>
    <style:style style:name="P548" style:family="paragraph" style:parent-style-name="Исходный_20_код">
      <style:text-properties officeooo:paragraph-rsid="0cb8d406"/>
    </style:style>
    <style:style style:name="P549" style:family="paragraph" style:parent-style-name="Text_20_body">
      <style:text-properties officeooo:rsid="0caf372f" officeooo:paragraph-rsid="0cb10098"/>
    </style:style>
    <style:style style:name="P550" style:family="paragraph" style:parent-style-name="Text_20_body">
      <style:text-properties officeooo:rsid="0caf372f" officeooo:paragraph-rsid="0cba1cd6"/>
    </style:style>
    <style:style style:name="P551" style:family="paragraph" style:parent-style-name="Text_20_body">
      <style:text-properties officeooo:rsid="0caf372f" officeooo:paragraph-rsid="0cc5b67f"/>
    </style:style>
    <style:style style:name="P552" style:family="paragraph" style:parent-style-name="Text_20_body">
      <style:text-properties officeooo:rsid="0caf372f" officeooo:paragraph-rsid="0cee8336"/>
    </style:style>
    <style:style style:name="P553" style:family="paragraph" style:parent-style-name="Text_20_body">
      <style:text-properties officeooo:rsid="0caf372f" officeooo:paragraph-rsid="0cb22524"/>
    </style:style>
    <style:style style:name="P554" style:family="paragraph" style:parent-style-name="Text_20_body">
      <style:text-properties officeooo:rsid="0caf372f" officeooo:paragraph-rsid="0d2b5581"/>
    </style:style>
    <style:style style:name="P555" style:family="paragraph" style:parent-style-name="Text_20_body">
      <style:text-properties officeooo:rsid="0caf372f" officeooo:paragraph-rsid="0d5e6c01"/>
    </style:style>
    <style:style style:name="P556" style:family="paragraph" style:parent-style-name="Text_20_body">
      <style:text-properties officeooo:rsid="0caf372f" officeooo:paragraph-rsid="0e35b34d"/>
    </style:style>
    <style:style style:name="P557" style:family="paragraph" style:parent-style-name="Text_20_body">
      <style:text-properties officeooo:rsid="0caf372f" officeooo:paragraph-rsid="0e3d26e9"/>
    </style:style>
    <style:style style:name="P558" style:family="paragraph" style:parent-style-name="Text_20_body">
      <style:text-properties officeooo:rsid="0cb10098" officeooo:paragraph-rsid="0cb10098"/>
    </style:style>
    <style:style style:name="P559" style:family="paragraph" style:parent-style-name="Text_20_body">
      <style:text-properties officeooo:rsid="0cb10098" officeooo:paragraph-rsid="0e64d313"/>
    </style:style>
    <style:style style:name="P560" style:family="paragraph" style:parent-style-name="Text_20_body">
      <style:text-properties officeooo:rsid="0cb10098" officeooo:paragraph-rsid="0e6634d2"/>
    </style:style>
    <style:style style:name="P561" style:family="paragraph" style:parent-style-name="Исходный_20_код">
      <style:text-properties officeooo:paragraph-rsid="0ca9246c"/>
    </style:style>
    <style:style style:name="P562" style:family="paragraph" style:parent-style-name="Исходный_20_код">
      <style:text-properties officeooo:paragraph-rsid="0cc5b67f"/>
    </style:style>
    <style:style style:name="P563" style:family="paragraph" style:parent-style-name="Text_20_body">
      <style:text-properties officeooo:rsid="0cc38c18" officeooo:paragraph-rsid="0cc38c18"/>
    </style:style>
    <style:style style:name="P564" style:family="paragraph" style:parent-style-name="Text_20_body">
      <style:text-properties officeooo:rsid="0ba1daf7" officeooo:paragraph-rsid="0ce06748"/>
    </style:style>
    <style:style style:name="P565" style:family="paragraph" style:parent-style-name="Исходный_20_код">
      <style:text-properties officeooo:paragraph-rsid="0cee8336"/>
    </style:style>
    <style:style style:name="P566" style:family="paragraph" style:parent-style-name="Исходный_20_код">
      <style:text-properties officeooo:paragraph-rsid="0cf1cd55"/>
    </style:style>
    <style:style style:name="P567" style:family="paragraph" style:parent-style-name="Text_20_body">
      <style:text-properties officeooo:rsid="0cfe3c1f" officeooo:paragraph-rsid="0cfe3c1f"/>
    </style:style>
    <style:style style:name="P568" style:family="paragraph" style:parent-style-name="Text_20_body">
      <style:text-properties officeooo:rsid="0d03691f" officeooo:paragraph-rsid="0d03691f"/>
    </style:style>
    <style:style style:name="P569" style:family="paragraph" style:parent-style-name="Text_20_body">
      <style:text-properties officeooo:rsid="0d03691f" officeooo:paragraph-rsid="0d1fdc8a"/>
    </style:style>
    <style:style style:name="P570" style:family="paragraph" style:parent-style-name="Исходный_20_код">
      <style:text-properties officeooo:rsid="0c907039" officeooo:paragraph-rsid="0c907039"/>
    </style:style>
    <style:style style:name="P571" style:family="paragraph" style:parent-style-name="Исходный_20_код">
      <style:text-properties officeooo:rsid="0c907039" officeooo:paragraph-rsid="0cf743e2"/>
    </style:style>
    <style:style style:name="P572" style:family="paragraph" style:parent-style-name="Исходный_20_код">
      <style:text-properties officeooo:paragraph-rsid="0cf98c2a"/>
    </style:style>
    <style:style style:name="P573" style:family="paragraph" style:parent-style-name="Text_20_body">
      <style:text-properties officeooo:rsid="0c60ed75" officeooo:paragraph-rsid="0c60ed75"/>
    </style:style>
    <style:style style:name="P574" style:family="paragraph" style:parent-style-name="Исходный_20_код">
      <style:text-properties officeooo:paragraph-rsid="0d26178e"/>
    </style:style>
    <style:style style:name="P575" style:family="paragraph" style:parent-style-name="Исходный_20_код">
      <style:text-properties officeooo:paragraph-rsid="0d2b5581"/>
    </style:style>
    <style:style style:name="P576" style:family="paragraph" style:parent-style-name="Исходный_20_код">
      <style:text-properties officeooo:paragraph-rsid="0d2b7d13"/>
    </style:style>
    <style:style style:name="P577" style:family="paragraph" style:parent-style-name="Text_20_body">
      <style:text-properties officeooo:rsid="0cfe5efc" officeooo:paragraph-rsid="0d22de60"/>
    </style:style>
    <style:style style:name="P578" style:family="paragraph" style:parent-style-name="Text_20_body">
      <style:text-properties officeooo:rsid="0d333f78" officeooo:paragraph-rsid="0d333f78"/>
    </style:style>
    <style:style style:name="P579" style:family="paragraph" style:parent-style-name="Исходный_20_код">
      <style:text-properties officeooo:paragraph-rsid="0d40f4d9"/>
    </style:style>
    <style:style style:name="P580" style:family="paragraph" style:parent-style-name="Text_20_body">
      <style:text-properties officeooo:rsid="0d408d65" officeooo:paragraph-rsid="0d408d65"/>
    </style:style>
    <style:style style:name="P581" style:family="paragraph" style:parent-style-name="Text_20_body">
      <style:text-properties officeooo:rsid="0d408d65" officeooo:paragraph-rsid="0e4088b7"/>
    </style:style>
    <style:style style:name="P582" style:family="paragraph" style:parent-style-name="Исходный_20_код">
      <style:text-properties officeooo:paragraph-rsid="0d3d9139"/>
    </style:style>
    <style:style style:name="P583" style:family="paragraph" style:parent-style-name="Исходный_20_код">
      <style:text-properties officeooo:paragraph-rsid="0d5e6c01"/>
    </style:style>
    <style:style style:name="P584" style:family="paragraph" style:parent-style-name="Text_20_body">
      <style:text-properties officeooo:rsid="0d4ddce5" officeooo:paragraph-rsid="0d5e6c01"/>
    </style:style>
    <style:style style:name="P585" style:family="paragraph" style:parent-style-name="Text_20_body">
      <style:text-properties officeooo:rsid="0da1746d" officeooo:paragraph-rsid="0da1746d"/>
    </style:style>
    <style:style style:name="P586" style:family="paragraph" style:parent-style-name="Text_20_body">
      <style:text-properties officeooo:rsid="0da1746d" officeooo:paragraph-rsid="0dbc64e8"/>
    </style:style>
    <style:style style:name="P587" style:family="paragraph" style:parent-style-name="Text_20_body">
      <style:text-properties officeooo:rsid="0da1d2ef" officeooo:paragraph-rsid="0dc0ffa8"/>
    </style:style>
    <style:style style:name="P588" style:family="paragraph" style:parent-style-name="Text_20_body">
      <style:text-properties officeooo:rsid="0da1d2ef" officeooo:paragraph-rsid="0dc87814"/>
    </style:style>
    <style:style style:name="P589" style:family="paragraph" style:parent-style-name="Исходный_20_код">
      <style:text-properties officeooo:rsid="0da1d2ef" officeooo:paragraph-rsid="0dc87814"/>
    </style:style>
    <style:style style:name="P590" style:family="paragraph" style:parent-style-name="Исходный_20_код">
      <style:text-properties officeooo:paragraph-rsid="0d9d607c"/>
    </style:style>
    <style:style style:name="P591" style:family="paragraph" style:parent-style-name="Исходный_20_код">
      <style:text-properties officeooo:paragraph-rsid="0dc0ffa8"/>
    </style:style>
    <style:style style:name="P592" style:family="paragraph" style:parent-style-name="Исходный_20_код">
      <style:text-properties officeooo:paragraph-rsid="0dbc64e8"/>
    </style:style>
    <style:style style:name="P593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94" style:family="paragraph" style:parent-style-name="Text_20_body">
      <style:text-properties officeooo:rsid="0db31d94" officeooo:paragraph-rsid="0dc87814"/>
    </style:style>
    <style:style style:name="P595" style:family="paragraph" style:parent-style-name="Исходный_20_код">
      <style:text-properties officeooo:paragraph-rsid="0dc87814"/>
    </style:style>
    <style:style style:name="P596" style:family="paragraph" style:parent-style-name="Text_20_body">
      <style:text-properties officeooo:rsid="0da68bc7" officeooo:paragraph-rsid="0dc87814"/>
    </style:style>
    <style:style style:name="P597" style:family="paragraph" style:parent-style-name="Text_20_body">
      <style:text-properties officeooo:rsid="0db21a5e" officeooo:paragraph-rsid="0dc87814"/>
    </style:style>
    <style:style style:name="P598" style:family="paragraph" style:parent-style-name="Text_20_body">
      <style:text-properties officeooo:rsid="0c6165dd" officeooo:paragraph-rsid="0c6165dd"/>
    </style:style>
    <style:style style:name="P599" style:family="paragraph" style:parent-style-name="Text_20_body">
      <style:text-properties officeooo:rsid="0df8d1f6" officeooo:paragraph-rsid="0dfbc8bb"/>
    </style:style>
    <style:style style:name="P600" style:family="paragraph" style:parent-style-name="Исходный_20_код">
      <style:text-properties officeooo:paragraph-rsid="0dec26e0"/>
    </style:style>
    <style:style style:name="P601" style:family="paragraph" style:parent-style-name="Исходный_20_код">
      <style:text-properties officeooo:paragraph-rsid="0e0905d3"/>
    </style:style>
    <style:style style:name="P602" style:family="paragraph" style:parent-style-name="Text_20_body">
      <style:text-properties officeooo:rsid="0d2cc923" officeooo:paragraph-rsid="0e35b34d"/>
    </style:style>
    <style:style style:name="P603" style:family="paragraph" style:parent-style-name="Text_20_body">
      <style:text-properties officeooo:rsid="0eaad947" officeooo:paragraph-rsid="0eaad947"/>
    </style:style>
    <style:style style:name="P604" style:family="paragraph" style:parent-style-name="Text_20_body">
      <style:text-properties officeooo:rsid="0eb7039a" officeooo:paragraph-rsid="0eb7039a"/>
    </style:style>
    <style:style style:name="P605" style:family="paragraph" style:parent-style-name="Text_20_body">
      <style:text-properties officeooo:rsid="0eb8b68b" officeooo:paragraph-rsid="0eb8b68b"/>
    </style:style>
    <style:style style:name="P606" style:family="paragraph" style:parent-style-name="Text_20_body">
      <style:text-properties officeooo:rsid="0eb8b68b" officeooo:paragraph-rsid="0eba4134"/>
    </style:style>
    <style:style style:name="P607" style:family="paragraph" style:parent-style-name="Text_20_body">
      <style:text-properties officeooo:rsid="0ebc3537" officeooo:paragraph-rsid="0ebd9309"/>
    </style:style>
    <style:style style:name="P608" style:family="paragraph" style:parent-style-name="Text_20_body">
      <style:text-properties officeooo:rsid="0ec0103f" officeooo:paragraph-rsid="0ec0103f"/>
    </style:style>
    <style:style style:name="P609" style:family="paragraph" style:parent-style-name="Text_20_body">
      <style:text-properties officeooo:rsid="0ec236ad" officeooo:paragraph-rsid="0ec236ad"/>
    </style:style>
    <style:style style:name="P610" style:family="paragraph" style:parent-style-name="Text_20_body">
      <style:text-properties officeooo:rsid="0ec236ad" officeooo:paragraph-rsid="0ec4ff1d"/>
    </style:style>
    <style:style style:name="P611" style:family="paragraph" style:parent-style-name="Text_20_body">
      <style:text-properties officeooo:rsid="0ec2da2c" officeooo:paragraph-rsid="0ec2da2c"/>
    </style:style>
    <style:style style:name="P612" style:family="paragraph" style:parent-style-name="Text_20_body">
      <style:text-properties officeooo:rsid="0ec45a47" officeooo:paragraph-rsid="0ec45a47"/>
    </style:style>
    <style:style style:name="P613" style:family="paragraph" style:parent-style-name="Text_20_body">
      <style:text-properties officeooo:rsid="0ed395f4" officeooo:paragraph-rsid="0ed395f4"/>
    </style:style>
    <style:style style:name="P6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15" style:family="paragraph" style:parent-style-name="Text_20_body">
      <style:text-properties officeooo:rsid="0ee06a17" officeooo:paragraph-rsid="0ee06a17"/>
    </style:style>
    <style:style style:name="P616" style:family="paragraph" style:parent-style-name="Исходный_20_код">
      <style:text-properties officeooo:paragraph-rsid="0ea26c46"/>
    </style:style>
    <style:style style:name="P617" style:family="paragraph" style:parent-style-name="Исходный_20_код">
      <style:text-properties officeooo:paragraph-rsid="0ea7c2ca"/>
    </style:style>
    <style:style style:name="P618" style:family="paragraph" style:parent-style-name="Исходный_20_код">
      <style:text-properties officeooo:paragraph-rsid="0ecb2199"/>
    </style:style>
    <style:style style:name="P619" style:family="paragraph" style:parent-style-name="Исходный_20_код">
      <style:text-properties officeooo:paragraph-rsid="0ec80259"/>
    </style:style>
    <style:style style:name="P620" style:family="paragraph" style:parent-style-name="Text_20_body">
      <style:text-properties officeooo:rsid="0ed5075c" officeooo:paragraph-rsid="0efbdaeb"/>
    </style:style>
    <style:style style:name="P621" style:family="paragraph" style:parent-style-name="Исходный_20_код">
      <style:text-properties officeooo:paragraph-rsid="0effa1b9"/>
    </style:style>
    <style:style style:name="P622" style:family="paragraph" style:parent-style-name="Text_20_body">
      <style:text-properties officeooo:rsid="0f06a00d" officeooo:paragraph-rsid="0f06a00d"/>
    </style:style>
    <style:style style:name="P623" style:family="paragraph" style:parent-style-name="Text_20_body">
      <style:text-properties officeooo:rsid="0f06a00d" officeooo:paragraph-rsid="0f1787a1"/>
    </style:style>
    <style:style style:name="P624" style:family="paragraph" style:parent-style-name="Text_20_body">
      <style:text-properties officeooo:rsid="0f06a00d" officeooo:paragraph-rsid="0f30ffdf"/>
    </style:style>
    <style:style style:name="P625" style:family="paragraph" style:parent-style-name="Text_20_body">
      <style:text-properties officeooo:rsid="0f06a00d" officeooo:paragraph-rsid="0f310911"/>
    </style:style>
    <style:style style:name="P626" style:family="paragraph" style:parent-style-name="Text_20_body">
      <style:text-properties officeooo:rsid="0f06a00d" officeooo:paragraph-rsid="0f322749"/>
    </style:style>
    <style:style style:name="P627" style:family="paragraph" style:parent-style-name="Text_20_body">
      <style:text-properties officeooo:rsid="0f2e6fea" officeooo:paragraph-rsid="0f30b818"/>
    </style:style>
    <style:style style:name="P628" style:family="paragraph" style:parent-style-name="Text_20_body">
      <style:text-properties officeooo:rsid="0f2e6fea" officeooo:paragraph-rsid="0f35292a"/>
    </style:style>
    <style:style style:name="P629" style:family="paragraph" style:parent-style-name="Исходный_20_код">
      <style:text-properties officeooo:paragraph-rsid="0f2f8c2f"/>
    </style:style>
    <style:style style:name="P630" style:family="paragraph" style:parent-style-name="Text_20_body">
      <style:text-properties officeooo:rsid="0f4c9ab9" officeooo:paragraph-rsid="0f4c9ab9"/>
    </style:style>
    <style:style style:name="P631" style:family="paragraph" style:parent-style-name="Text_20_body">
      <style:text-properties officeooo:rsid="0f4c9ab9" officeooo:paragraph-rsid="0f4fce3a"/>
    </style:style>
    <style:style style:name="P632" style:family="paragraph" style:parent-style-name="Text_20_body">
      <style:text-properties officeooo:rsid="0f4c9ab9" officeooo:paragraph-rsid="0f503e94"/>
    </style:style>
    <style:style style:name="P633" style:family="paragraph" style:parent-style-name="Исходный_20_код">
      <style:text-properties officeooo:paragraph-rsid="0f23426f"/>
    </style:style>
    <style:style style:name="P634" style:family="paragraph" style:parent-style-name="Исходный_20_код">
      <style:text-properties officeooo:paragraph-rsid="0f1787a1"/>
    </style:style>
    <style:style style:name="P635" style:family="paragraph" style:parent-style-name="Text_20_body">
      <style:text-properties officeooo:rsid="0f6a36a3" officeooo:paragraph-rsid="0f6a36a3"/>
    </style:style>
    <style:style style:name="P636" style:family="paragraph" style:parent-style-name="Text_20_body">
      <style:text-properties officeooo:rsid="0f6ffae0" officeooo:paragraph-rsid="0f740b34"/>
    </style:style>
    <style:style style:name="P637" style:family="paragraph" style:parent-style-name="Исходный_20_код">
      <style:text-properties officeooo:rsid="0a59dd24" officeooo:paragraph-rsid="0a5a3afc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4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4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4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5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5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53" style:family="paragraph" style:parent-style-name="Text_20_body">
      <style:text-properties officeooo:rsid="0f9d303d" officeooo:paragraph-rsid="0f9d303d"/>
    </style:style>
    <style:style style:name="P654" style:family="paragraph" style:parent-style-name="Text_20_body">
      <style:text-properties officeooo:rsid="00d615d9" officeooo:paragraph-rsid="0723ea59"/>
    </style:style>
    <style:style style:name="P655" style:family="paragraph" style:parent-style-name="Text_20_body">
      <style:text-properties officeooo:rsid="0fac5dfd" officeooo:paragraph-rsid="0fac5dfd"/>
    </style:style>
    <style:style style:name="P656" style:family="paragraph" style:parent-style-name="Text_20_body">
      <style:text-properties officeooo:rsid="0fac859d" officeooo:paragraph-rsid="0fac859d"/>
    </style:style>
    <style:style style:name="P657" style:family="paragraph" style:parent-style-name="Text_20_body">
      <style:text-properties officeooo:rsid="0fb526b3" officeooo:paragraph-rsid="0fb526b3"/>
    </style:style>
    <style:style style:name="P658" style:family="paragraph" style:parent-style-name="Text_20_body">
      <style:text-properties officeooo:rsid="0fbb4a16" officeooo:paragraph-rsid="0fbb4a16"/>
    </style:style>
    <style:style style:name="P659" style:family="paragraph" style:parent-style-name="Исходный_20_код">
      <style:text-properties officeooo:paragraph-rsid="0fb1300e"/>
    </style:style>
    <style:style style:name="P660" style:family="paragraph" style:parent-style-name="Исходный_20_код">
      <style:text-properties officeooo:paragraph-rsid="0fbfba00"/>
    </style:style>
    <style:style style:name="P661" style:family="paragraph" style:parent-style-name="Исходный_20_код">
      <style:text-properties officeooo:paragraph-rsid="0fc5bf1f"/>
    </style:style>
    <style:style style:name="P662" style:family="paragraph" style:parent-style-name="Исходный_20_код">
      <style:text-properties officeooo:paragraph-rsid="0fcd65ab"/>
    </style:style>
    <style:style style:name="P663" style:family="paragraph" style:parent-style-name="Heading_20_1">
      <style:text-properties officeooo:rsid="030668d5" officeooo:paragraph-rsid="09af3c4c"/>
    </style:style>
    <style:style style:name="P664" style:family="paragraph" style:parent-style-name="Heading_20_1">
      <style:text-properties officeooo:rsid="08376563" officeooo:paragraph-rsid="0975b3ad"/>
    </style:style>
    <style:style style:name="P665" style:family="paragraph" style:parent-style-name="Heading_20_1">
      <style:text-properties officeooo:paragraph-rsid="0f9d303d"/>
    </style:style>
    <style:style style:name="P666" style:family="paragraph" style:parent-style-name="Heading_20_2">
      <style:text-properties officeooo:paragraph-rsid="09af3c4c"/>
    </style:style>
    <style:style style:name="P667" style:family="paragraph" style:parent-style-name="Heading_20_2">
      <style:text-properties officeooo:rsid="0b4cbee6" officeooo:paragraph-rsid="0b4cbee6"/>
    </style:style>
    <style:style style:name="P668" style:family="paragraph" style:parent-style-name="Heading_20_2">
      <style:text-properties officeooo:rsid="0b9b4934" officeooo:paragraph-rsid="0b9b4934"/>
    </style:style>
    <style:style style:name="P669" style:family="paragraph" style:parent-style-name="Heading_20_2">
      <style:text-properties officeooo:paragraph-rsid="0bc0ed1b"/>
    </style:style>
    <style:style style:name="P670" style:family="paragraph" style:parent-style-name="Heading_20_2">
      <style:text-properties officeooo:paragraph-rsid="07294ebc"/>
    </style:style>
    <style:style style:name="P671" style:family="paragraph" style:parent-style-name="Heading_20_2">
      <style:text-properties officeooo:rsid="0007ce7d" officeooo:paragraph-rsid="01023fd0"/>
    </style:style>
    <style:style style:name="P672" style:family="paragraph" style:parent-style-name="Heading_20_2">
      <style:text-properties officeooo:rsid="0506f2f0" officeooo:paragraph-rsid="0c23ba8f"/>
    </style:style>
    <style:style style:name="P673" style:family="paragraph" style:parent-style-name="Heading_20_2">
      <style:text-properties officeooo:paragraph-rsid="0c23ba8f"/>
    </style:style>
    <style:style style:name="P674" style:family="paragraph" style:parent-style-name="Heading_20_2">
      <style:text-properties officeooo:rsid="0fac5dfd" officeooo:paragraph-rsid="0fac5dfd"/>
    </style:style>
    <style:style style:name="P675" style:family="paragraph" style:parent-style-name="Heading_20_2">
      <style:text-properties officeooo:paragraph-rsid="0be41be8"/>
    </style:style>
    <style:style style:name="P676" style:family="paragraph" style:parent-style-name="Heading_20_2">
      <style:text-properties officeooo:paragraph-rsid="0ae9a132"/>
    </style:style>
    <style:style style:name="P677" style:family="paragraph" style:parent-style-name="Heading_20_2">
      <style:text-properties officeooo:rsid="02524ea3" officeooo:paragraph-rsid="02524ea3"/>
    </style:style>
    <style:style style:name="P678" style:family="paragraph" style:parent-style-name="Heading_20_2">
      <style:text-properties officeooo:rsid="047bd7da" officeooo:paragraph-rsid="047bd7da"/>
    </style:style>
    <style:style style:name="P679" style:family="paragraph" style:parent-style-name="Heading_20_2">
      <style:text-properties officeooo:rsid="0251c04e" officeooo:paragraph-rsid="089539aa"/>
    </style:style>
    <style:style style:name="P680" style:family="paragraph" style:parent-style-name="Heading_20_2">
      <style:text-properties officeooo:rsid="0251c04e" officeooo:paragraph-rsid="0c5cade4"/>
    </style:style>
    <style:style style:name="P681" style:family="paragraph" style:parent-style-name="Heading_20_2">
      <style:text-properties officeooo:rsid="0251c04e" officeooo:paragraph-rsid="05049cfa"/>
    </style:style>
    <style:style style:name="P682" style:family="paragraph" style:parent-style-name="Heading_20_2">
      <style:text-properties officeooo:rsid="0251c04e" officeooo:paragraph-rsid="0251c04e"/>
    </style:style>
    <style:style style:name="P683" style:family="paragraph" style:parent-style-name="Heading_20_2">
      <style:text-properties officeooo:rsid="04306acc" officeooo:paragraph-rsid="04306acc"/>
    </style:style>
    <style:style style:name="P684" style:family="paragraph" style:parent-style-name="Heading_20_2">
      <style:text-properties officeooo:rsid="0c60ed75" officeooo:paragraph-rsid="0c60ed75"/>
    </style:style>
    <style:style style:name="P685" style:family="paragraph" style:parent-style-name="Heading_20_2">
      <style:text-properties officeooo:rsid="0e79e90b" officeooo:paragraph-rsid="0e79e90b"/>
    </style:style>
    <style:style style:name="P686" style:family="paragraph" style:parent-style-name="Heading_20_2">
      <style:text-properties officeooo:paragraph-rsid="0845f5a3"/>
    </style:style>
    <style:style style:name="P687" style:family="paragraph" style:parent-style-name="Heading_20_3">
      <style:text-properties officeooo:rsid="0c495917" officeooo:paragraph-rsid="0c495917"/>
    </style:style>
    <style:style style:name="P688" style:family="paragraph" style:parent-style-name="Heading_20_3">
      <style:text-properties officeooo:rsid="061d21be" officeooo:paragraph-rsid="061d21be"/>
    </style:style>
    <style:style style:name="P689" style:family="paragraph" style:parent-style-name="Heading_20_3">
      <style:text-properties officeooo:rsid="09582543" officeooo:paragraph-rsid="09582543"/>
    </style:style>
    <style:style style:name="P690" style:family="paragraph" style:parent-style-name="Heading_20_3">
      <style:text-properties officeooo:rsid="0975b3ad" officeooo:paragraph-rsid="0975b3ad"/>
    </style:style>
    <style:style style:name="P691" style:family="paragraph" style:parent-style-name="Heading_20_3">
      <style:text-properties officeooo:paragraph-rsid="01023fd0"/>
    </style:style>
    <style:style style:name="P692" style:family="paragraph" style:parent-style-name="Heading_20_3">
      <style:text-properties officeooo:rsid="00fb200b" officeooo:paragraph-rsid="01023fd0"/>
    </style:style>
    <style:style style:name="P693" style:family="paragraph" style:parent-style-name="Heading_20_3">
      <style:text-properties officeooo:paragraph-rsid="025e6b69"/>
    </style:style>
    <style:style style:name="P694" style:family="paragraph" style:parent-style-name="Heading_20_3">
      <style:text-properties officeooo:rsid="07060c18" officeooo:paragraph-rsid="07060c18"/>
    </style:style>
    <style:style style:name="P695" style:family="paragraph" style:parent-style-name="Heading_20_3">
      <style:text-properties officeooo:rsid="04a0107e" officeooo:paragraph-rsid="04c9d0e6"/>
    </style:style>
    <style:style style:name="P696" style:family="paragraph" style:parent-style-name="Heading_20_3">
      <style:text-properties officeooo:rsid="04a0107e" officeooo:paragraph-rsid="04a0107e"/>
    </style:style>
    <style:style style:name="P697" style:family="paragraph" style:parent-style-name="Heading_20_3">
      <style:text-properties officeooo:rsid="04a234b8" officeooo:paragraph-rsid="04a234b8"/>
    </style:style>
    <style:style style:name="P698" style:family="paragraph" style:parent-style-name="Heading_20_3">
      <style:text-properties officeooo:rsid="04a234b8" officeooo:paragraph-rsid="0c373b60"/>
    </style:style>
    <style:style style:name="P699" style:family="paragraph" style:parent-style-name="Heading_20_3">
      <style:text-properties officeooo:rsid="04a4a5b3" officeooo:paragraph-rsid="04a4a5b3"/>
    </style:style>
    <style:style style:name="P700" style:family="paragraph" style:parent-style-name="Heading_20_3">
      <style:text-properties officeooo:rsid="04a4a5b3" officeooo:paragraph-rsid="0c373b60"/>
    </style:style>
    <style:style style:name="P701" style:family="paragraph" style:parent-style-name="Heading_20_3">
      <style:text-properties officeooo:rsid="04a4a5b3" officeooo:paragraph-rsid="0c356a37"/>
    </style:style>
    <style:style style:name="P702" style:family="paragraph" style:parent-style-name="Heading_20_3">
      <style:text-properties officeooo:rsid="04a4e6c6" officeooo:paragraph-rsid="04a4e6c6"/>
    </style:style>
    <style:style style:name="P703" style:family="paragraph" style:parent-style-name="Heading_20_3">
      <style:text-properties officeooo:rsid="04a88932" officeooo:paragraph-rsid="0c356a37"/>
    </style:style>
    <style:style style:name="P704" style:family="paragraph" style:parent-style-name="Heading_20_3">
      <style:text-properties officeooo:rsid="04aa6536" officeooo:paragraph-rsid="04aa6536"/>
    </style:style>
    <style:style style:name="P705" style:family="paragraph" style:parent-style-name="Heading_20_3">
      <style:text-properties officeooo:rsid="04b01eb2" officeooo:paragraph-rsid="04b01eb2"/>
    </style:style>
    <style:style style:name="P706" style:family="paragraph" style:parent-style-name="Heading_20_3">
      <style:text-properties officeooo:rsid="088978d3" officeooo:paragraph-rsid="088978d3"/>
    </style:style>
    <style:style style:name="P707" style:family="paragraph" style:parent-style-name="Heading_20_3">
      <style:text-properties officeooo:paragraph-rsid="087a0a4f"/>
    </style:style>
    <style:style style:name="P708" style:family="paragraph" style:parent-style-name="Heading_20_3">
      <style:text-properties officeooo:paragraph-rsid="069e3f3c"/>
    </style:style>
    <style:style style:name="P709" style:family="paragraph" style:parent-style-name="Heading_20_3">
      <style:text-properties officeooo:paragraph-rsid="06903f5c"/>
    </style:style>
    <style:style style:name="P710" style:family="paragraph" style:parent-style-name="Heading_20_3">
      <style:text-properties officeooo:rsid="07d05194" officeooo:paragraph-rsid="084bf5e0"/>
    </style:style>
    <style:style style:name="P711" style:family="paragraph" style:parent-style-name="Heading_20_3">
      <style:text-properties officeooo:rsid="07d05194" officeooo:paragraph-rsid="08505a1a"/>
    </style:style>
    <style:style style:name="P712" style:family="paragraph" style:parent-style-name="Heading_20_3">
      <style:text-properties officeooo:paragraph-rsid="0858963c"/>
    </style:style>
    <style:style style:name="P713" style:family="paragraph" style:parent-style-name="Heading_20_3">
      <style:text-properties officeooo:paragraph-rsid="087290ff"/>
    </style:style>
    <style:style style:name="P714" style:family="paragraph" style:parent-style-name="Heading_20_3">
      <style:text-properties officeooo:rsid="0861cddb" officeooo:paragraph-rsid="0d9b3c16"/>
    </style:style>
    <style:style style:name="P715" style:family="paragraph" style:parent-style-name="Heading_20_3">
      <style:text-properties officeooo:rsid="0861cddb" officeooo:paragraph-rsid="0d9d607c"/>
    </style:style>
    <style:style style:name="P716" style:family="paragraph" style:parent-style-name="Heading_20_3">
      <style:text-properties officeooo:rsid="0861cddb" officeooo:paragraph-rsid="0dbc64e8"/>
    </style:style>
    <style:style style:name="P717" style:family="paragraph" style:parent-style-name="Heading_20_3">
      <style:text-properties officeooo:paragraph-rsid="087306ba"/>
    </style:style>
    <style:style style:name="P718" style:family="paragraph" style:parent-style-name="Heading_20_3">
      <style:text-properties officeooo:paragraph-rsid="0874e748"/>
    </style:style>
    <style:style style:name="P719" style:family="paragraph" style:parent-style-name="Heading_20_3">
      <style:text-properties officeooo:paragraph-rsid="087d3abf"/>
    </style:style>
    <style:style style:name="P720" style:family="paragraph" style:parent-style-name="Heading_20_3">
      <style:text-properties officeooo:paragraph-rsid="087f2f39"/>
    </style:style>
    <style:style style:name="P721" style:family="paragraph" style:parent-style-name="Heading_20_3">
      <style:text-properties officeooo:paragraph-rsid="08828c49"/>
    </style:style>
    <style:style style:name="P722" style:family="paragraph" style:parent-style-name="Heading_20_3">
      <style:text-properties officeooo:paragraph-rsid="089539aa"/>
    </style:style>
    <style:style style:name="P723" style:family="paragraph" style:parent-style-name="Heading_20_3">
      <style:text-properties officeooo:rsid="096892a8" officeooo:paragraph-rsid="096892a8"/>
    </style:style>
    <style:style style:name="P724" style:family="paragraph" style:parent-style-name="Heading_20_3">
      <style:text-properties officeooo:rsid="096892a8" officeooo:paragraph-rsid="096a22d5"/>
    </style:style>
    <style:style style:name="P725" style:family="paragraph" style:parent-style-name="Heading_20_3">
      <style:text-properties officeooo:paragraph-rsid="0c5cade4"/>
    </style:style>
    <style:style style:name="P726" style:family="paragraph" style:parent-style-name="Heading_20_3">
      <style:text-properties officeooo:paragraph-rsid="096a22d5"/>
    </style:style>
    <style:style style:name="P727" style:family="paragraph" style:parent-style-name="Heading_20_3">
      <style:text-properties officeooo:paragraph-rsid="02d46ef4"/>
    </style:style>
    <style:style style:name="P728" style:family="paragraph" style:parent-style-name="Heading_20_3">
      <style:text-properties officeooo:paragraph-rsid="0c5d9a16"/>
    </style:style>
    <style:style style:name="P729" style:family="paragraph" style:parent-style-name="Heading_20_3">
      <style:text-properties officeooo:paragraph-rsid="04321c81"/>
    </style:style>
    <style:style style:name="P730" style:family="paragraph" style:parent-style-name="Heading_20_3">
      <style:text-properties officeooo:paragraph-rsid="0432b9bb"/>
    </style:style>
    <style:style style:name="P731" style:family="paragraph" style:parent-style-name="Heading_20_3">
      <style:text-properties officeooo:paragraph-rsid="043b125e"/>
    </style:style>
    <style:style style:name="P732" style:family="paragraph" style:parent-style-name="Heading_20_3">
      <style:text-properties officeooo:paragraph-rsid="043ce005"/>
    </style:style>
    <style:style style:name="P733" style:family="paragraph" style:parent-style-name="Heading_20_3">
      <style:text-properties officeooo:paragraph-rsid="043f83fe"/>
    </style:style>
    <style:style style:name="P734" style:family="paragraph" style:parent-style-name="Heading_20_3">
      <style:text-properties officeooo:paragraph-rsid="04406dcf"/>
    </style:style>
    <style:style style:name="P735" style:family="paragraph" style:parent-style-name="Heading_20_3">
      <style:text-properties officeooo:paragraph-rsid="04423082"/>
    </style:style>
    <style:style style:name="P736" style:family="paragraph" style:parent-style-name="Heading_20_3">
      <style:text-properties officeooo:paragraph-rsid="04429bdc"/>
    </style:style>
    <style:style style:name="P737" style:family="paragraph" style:parent-style-name="Heading_20_3">
      <style:text-properties officeooo:paragraph-rsid="0443e35b"/>
    </style:style>
    <style:style style:name="P738" style:family="paragraph" style:parent-style-name="Heading_20_3">
      <style:text-properties officeooo:paragraph-rsid="05049cfa"/>
    </style:style>
    <style:style style:name="P739" style:family="paragraph" style:parent-style-name="Heading_20_3">
      <style:text-properties officeooo:paragraph-rsid="01091fb4"/>
    </style:style>
    <style:style style:name="P740" style:family="paragraph" style:parent-style-name="Heading_20_3">
      <style:text-properties officeooo:rsid="0112e62a" officeooo:paragraph-rsid="0112e62a"/>
    </style:style>
    <style:style style:name="P741" style:family="paragraph" style:parent-style-name="Heading_20_3">
      <style:text-properties officeooo:rsid="0112e62a" officeooo:paragraph-rsid="08446432"/>
    </style:style>
    <style:style style:name="P742" style:family="paragraph" style:parent-style-name="Heading_20_3">
      <style:text-properties officeooo:rsid="0112e62a" officeooo:paragraph-rsid="0845f5a3"/>
    </style:style>
    <style:style style:name="P743" style:family="paragraph" style:parent-style-name="Heading_20_3">
      <style:text-properties officeooo:paragraph-rsid="0139fdf0"/>
    </style:style>
    <style:style style:name="P744" style:family="paragraph" style:parent-style-name="Heading_20_3">
      <style:text-properties officeooo:rsid="01c5a1f7" officeooo:paragraph-rsid="01dfee0d"/>
    </style:style>
    <style:style style:name="P745" style:family="paragraph" style:parent-style-name="Heading_20_3">
      <style:text-properties officeooo:rsid="0cf554b6" officeooo:paragraph-rsid="0cf554b6"/>
    </style:style>
    <style:style style:name="P746" style:family="paragraph" style:parent-style-name="Heading_20_3">
      <style:text-properties officeooo:rsid="0c7e0be5" officeooo:paragraph-rsid="0c7e0be5"/>
    </style:style>
    <style:style style:name="P747" style:family="paragraph" style:parent-style-name="Heading_20_3">
      <style:text-properties officeooo:rsid="084794a4" officeooo:paragraph-rsid="0c613b27"/>
    </style:style>
    <style:style style:name="P748" style:family="paragraph" style:parent-style-name="Heading_20_3">
      <style:text-properties officeooo:rsid="084794a4" officeooo:paragraph-rsid="0c643a78"/>
    </style:style>
    <style:style style:name="P749" style:family="paragraph" style:parent-style-name="Heading_20_3">
      <style:text-properties officeooo:rsid="084794a4" officeooo:paragraph-rsid="0c704f8f"/>
    </style:style>
    <style:style style:name="P750" style:family="paragraph" style:parent-style-name="Heading_20_3">
      <style:text-properties officeooo:rsid="084794a4" officeooo:paragraph-rsid="0c7340a0"/>
    </style:style>
    <style:style style:name="P751" style:family="paragraph" style:parent-style-name="Heading_20_3">
      <style:text-properties officeooo:rsid="084794a4" officeooo:paragraph-rsid="0c7c09e1"/>
    </style:style>
    <style:style style:name="P752" style:family="paragraph" style:parent-style-name="Heading_20_3">
      <style:text-properties officeooo:rsid="084794a4" officeooo:paragraph-rsid="0c82c35b"/>
    </style:style>
    <style:style style:name="P753" style:family="paragraph" style:parent-style-name="Heading_20_3">
      <style:text-properties officeooo:rsid="084794a4" officeooo:paragraph-rsid="0c920456"/>
    </style:style>
    <style:style style:name="P754" style:family="paragraph" style:parent-style-name="Heading_20_3">
      <style:text-properties officeooo:rsid="084794a4" officeooo:paragraph-rsid="0cf98c2a"/>
    </style:style>
    <style:style style:name="P755" style:family="paragraph" style:parent-style-name="Heading_20_3">
      <style:text-properties officeooo:rsid="084794a4" officeooo:paragraph-rsid="0c8724a6"/>
    </style:style>
    <style:style style:name="P756" style:family="paragraph" style:parent-style-name="Heading_20_3">
      <style:text-properties officeooo:rsid="084794a4" officeooo:paragraph-rsid="0ca9246c"/>
    </style:style>
    <style:style style:name="P757" style:family="paragraph" style:parent-style-name="Heading_20_3">
      <style:text-properties officeooo:rsid="084794a4" officeooo:paragraph-rsid="084794a4"/>
    </style:style>
    <style:style style:name="P758" style:family="paragraph" style:parent-style-name="Heading_20_3">
      <style:text-properties officeooo:paragraph-rsid="0dc87814"/>
    </style:style>
    <style:style style:name="P759" style:family="paragraph" style:parent-style-name="Heading_20_3">
      <style:text-properties officeooo:paragraph-rsid="0d5e6c01"/>
    </style:style>
    <style:style style:name="P760" style:family="paragraph" style:parent-style-name="Heading_20_3">
      <style:text-properties officeooo:paragraph-rsid="0d2b5581"/>
    </style:style>
    <style:style style:name="P761" style:family="paragraph" style:parent-style-name="Heading_20_3">
      <style:text-properties officeooo:paragraph-rsid="0cc5b67f"/>
    </style:style>
    <style:style style:name="P762" style:family="paragraph" style:parent-style-name="Heading_20_3">
      <style:text-properties officeooo:paragraph-rsid="0cee8336"/>
    </style:style>
    <style:style style:name="P763" style:family="paragraph" style:parent-style-name="Heading_20_3">
      <style:text-properties officeooo:paragraph-rsid="0cb22524"/>
    </style:style>
    <style:style style:name="P764" style:family="paragraph" style:parent-style-name="Heading_20_3">
      <style:text-properties officeooo:paragraph-rsid="0cf1cd55"/>
    </style:style>
    <style:style style:name="P765" style:family="paragraph" style:parent-style-name="Heading_20_3">
      <style:text-properties officeooo:paragraph-rsid="0cb8d406"/>
    </style:style>
    <style:style style:name="P766" style:family="paragraph" style:parent-style-name="Heading_20_3">
      <style:text-properties officeooo:paragraph-rsid="0d2b7d13"/>
    </style:style>
    <style:style style:name="P767" style:family="paragraph" style:parent-style-name="Heading_20_3">
      <style:text-properties officeooo:paragraph-rsid="0d40f4d9"/>
    </style:style>
    <style:style style:name="P768" style:family="paragraph" style:parent-style-name="Heading_20_3">
      <style:text-properties officeooo:paragraph-rsid="0d26178e"/>
    </style:style>
    <style:style style:name="P769" style:family="paragraph" style:parent-style-name="Heading_20_3">
      <style:text-properties officeooo:paragraph-rsid="0dc0ffa8"/>
    </style:style>
    <style:style style:name="P770" style:family="paragraph" style:parent-style-name="Heading_20_3">
      <style:text-properties officeooo:paragraph-rsid="0d733e38"/>
    </style:style>
    <style:style style:name="P771" style:family="paragraph" style:parent-style-name="Heading_20_3">
      <style:text-properties officeooo:rsid="0e822ae8" officeooo:paragraph-rsid="0ec80259"/>
    </style:style>
    <style:style style:name="P772" style:family="paragraph" style:parent-style-name="Heading_20_3">
      <style:text-properties officeooo:rsid="0e79e90b" officeooo:paragraph-rsid="0e79e90b"/>
    </style:style>
    <style:style style:name="P773" style:family="paragraph" style:parent-style-name="Heading_20_3">
      <style:text-properties officeooo:rsid="0e79e90b" officeooo:paragraph-rsid="0ea7c2ca"/>
    </style:style>
    <style:style style:name="P774" style:family="paragraph" style:parent-style-name="Heading_20_3">
      <style:text-properties officeooo:paragraph-rsid="0e79e90b"/>
    </style:style>
    <style:style style:name="P775" style:family="paragraph" style:parent-style-name="Heading_20_3">
      <style:text-properties officeooo:paragraph-rsid="0e7a1ee1"/>
    </style:style>
    <style:style style:name="P776" style:family="paragraph" style:parent-style-name="Heading_20_4">
      <style:text-properties officeooo:rsid="06051fca" officeooo:paragraph-rsid="06051fca"/>
    </style:style>
    <style:style style:name="P777" style:family="paragraph" style:parent-style-name="Heading_20_4">
      <style:text-properties officeooo:rsid="06051fca" officeooo:paragraph-rsid="06086fbd"/>
    </style:style>
    <style:style style:name="P778" style:family="paragraph" style:parent-style-name="Heading_20_4">
      <style:text-properties officeooo:rsid="06051fca" officeooo:paragraph-rsid="0609f852"/>
    </style:style>
    <style:style style:name="P779" style:family="paragraph" style:parent-style-name="Heading_20_4">
      <style:text-properties officeooo:rsid="06051fca" officeooo:paragraph-rsid="060ad3d7"/>
    </style:style>
    <style:style style:name="P780" style:family="paragraph" style:parent-style-name="Heading_20_4">
      <style:text-properties officeooo:rsid="06051fca" officeooo:paragraph-rsid="060af3f5"/>
    </style:style>
    <style:style style:name="P781" style:family="paragraph" style:parent-style-name="Heading_20_4">
      <style:text-properties officeooo:rsid="06051fca" officeooo:paragraph-rsid="060c39b8"/>
    </style:style>
    <style:style style:name="P782" style:family="paragraph" style:parent-style-name="Heading_20_4">
      <style:text-properties officeooo:rsid="06051fca" officeooo:paragraph-rsid="06d1b10a"/>
    </style:style>
    <style:style style:name="P783" style:family="paragraph" style:parent-style-name="Heading_20_4">
      <style:text-properties officeooo:rsid="034fdf84" officeooo:paragraph-rsid="03d7655a"/>
    </style:style>
    <style:style style:name="P784" style:family="paragraph" style:parent-style-name="Heading_20_4">
      <style:text-properties officeooo:rsid="034fdf84" officeooo:paragraph-rsid="03dd9cce"/>
    </style:style>
    <style:style style:name="P785" style:family="paragraph" style:parent-style-name="Heading_20_4">
      <style:text-properties officeooo:rsid="060f284b" officeooo:paragraph-rsid="060f284b"/>
    </style:style>
    <style:style style:name="P786" style:family="paragraph" style:parent-style-name="Heading_20_4">
      <style:text-properties officeooo:rsid="060f284b" officeooo:paragraph-rsid="061d21be"/>
    </style:style>
    <style:style style:name="P787" style:family="paragraph" style:parent-style-name="Heading_20_4">
      <style:text-properties officeooo:paragraph-rsid="061d21be"/>
    </style:style>
    <style:style style:name="P788" style:family="paragraph" style:parent-style-name="Heading_20_4">
      <style:text-properties officeooo:rsid="060d7cba" officeooo:paragraph-rsid="060d7cba"/>
    </style:style>
    <style:style style:name="P789" style:family="paragraph" style:parent-style-name="Heading_20_4">
      <style:text-properties officeooo:rsid="060d7cba" officeooo:paragraph-rsid="09582543"/>
    </style:style>
    <style:style style:name="P790" style:family="paragraph" style:parent-style-name="Heading_20_4">
      <style:text-properties officeooo:rsid="060d7cba" officeooo:paragraph-rsid="0975b3ad"/>
    </style:style>
    <style:style style:name="P791" style:family="paragraph" style:parent-style-name="Heading_20_4">
      <style:text-properties officeooo:rsid="0f16228b" officeooo:paragraph-rsid="0f23426f"/>
    </style:style>
    <style:style style:name="P792" style:family="paragraph" style:parent-style-name="Heading_20_4">
      <style:text-properties officeooo:rsid="0f16228b" officeooo:paragraph-rsid="0f16228b"/>
    </style:style>
    <style:style style:name="P793" style:family="paragraph" style:parent-style-name="Heading_20_4">
      <style:text-properties officeooo:paragraph-rsid="09582543"/>
    </style:style>
    <style:style style:name="P794" style:family="paragraph" style:parent-style-name="Heading_20_4">
      <style:text-properties officeooo:rsid="0f05a903" officeooo:paragraph-rsid="0f05a903"/>
    </style:style>
    <style:style style:name="P795" style:family="paragraph" style:parent-style-name="Heading_20_4">
      <style:text-properties officeooo:paragraph-rsid="0975b3ad"/>
    </style:style>
    <style:style style:name="P796" style:family="paragraph" style:parent-style-name="Heading_20_4">
      <style:text-properties officeooo:paragraph-rsid="07e7abec"/>
    </style:style>
    <style:style style:name="P797" style:family="paragraph" style:parent-style-name="Heading_20_4">
      <style:text-properties officeooo:paragraph-rsid="07ec9397"/>
    </style:style>
    <style:style style:name="P798" style:family="paragraph" style:parent-style-name="Heading_20_4">
      <style:text-properties officeooo:paragraph-rsid="022f637c"/>
    </style:style>
    <style:style style:name="P799" style:family="paragraph" style:parent-style-name="Text_20_body" style:list-style-name="L1">
      <style:text-properties officeooo:paragraph-rsid="089fff8f"/>
    </style:style>
    <style:style style:name="P800" style:family="paragraph" style:parent-style-name="Text_20_body" style:list-style-name="L1">
      <style:text-properties officeooo:rsid="08a73dc6" officeooo:paragraph-rsid="08a73dc6"/>
    </style:style>
    <style:style style:name="P801" style:family="paragraph" style:parent-style-name="Text_20_body" style:list-style-name="L1">
      <style:text-properties officeooo:rsid="089fff8f" officeooo:paragraph-rsid="089fff8f"/>
    </style:style>
    <style:style style:name="P802" style:family="paragraph" style:parent-style-name="Text_20_body" style:list-style-name="L2">
      <style:text-properties officeooo:rsid="08ae6576" officeooo:paragraph-rsid="08b5bdc5"/>
    </style:style>
    <style:style style:name="P803" style:family="paragraph" style:parent-style-name="Text_20_body" style:list-style-name="L3">
      <style:text-properties officeooo:rsid="08ae6576" officeooo:paragraph-rsid="08ae6576"/>
    </style:style>
    <style:style style:name="P804" style:family="paragraph" style:parent-style-name="Text_20_body" style:list-style-name="L3">
      <style:text-properties officeooo:paragraph-rsid="08ab5a51"/>
    </style:style>
    <style:style style:name="P805" style:family="paragraph" style:parent-style-name="Text_20_body" style:list-style-name="L3">
      <style:text-properties officeooo:rsid="08bbbe4a" officeooo:paragraph-rsid="08bbbe4a"/>
    </style:style>
    <style:style style:name="P806" style:family="paragraph" style:parent-style-name="Text_20_body" style:list-style-name="L3">
      <style:text-properties officeooo:rsid="08c2cdb8" officeooo:paragraph-rsid="08c2cdb8"/>
    </style:style>
    <style:style style:name="P807" style:family="paragraph" style:parent-style-name="Text_20_body" style:list-style-name="L3">
      <style:text-properties officeooo:rsid="08c5140a" officeooo:paragraph-rsid="08c5140a"/>
    </style:style>
    <style:style style:name="P808" style:family="paragraph" style:parent-style-name="Text_20_body" style:list-style-name="L3">
      <style:text-properties officeooo:rsid="08c6f77f" officeooo:paragraph-rsid="08d35a7d"/>
    </style:style>
    <style:style style:name="P809" style:family="paragraph" style:parent-style-name="Text_20_body" style:list-style-name="L4">
      <style:text-properties officeooo:rsid="092e9839" officeooo:paragraph-rsid="092e9839"/>
    </style:style>
    <style:style style:name="P810" style:family="paragraph" style:parent-style-name="Text_20_body" style:list-style-name="L5">
      <style:text-properties officeooo:paragraph-rsid="093a1e20"/>
    </style:style>
    <style:style style:name="P811" style:family="paragraph" style:parent-style-name="Text_20_body" style:list-style-name="L5">
      <style:text-properties officeooo:rsid="093b0e08" officeooo:paragraph-rsid="093b0e08"/>
    </style:style>
    <style:style style:name="P812" style:family="paragraph" style:parent-style-name="Text_20_body" style:list-style-name="L6">
      <style:text-properties officeooo:rsid="0b5bb9eb" officeooo:paragraph-rsid="0b5bb9eb"/>
    </style:style>
    <style:style style:name="P813" style:family="paragraph" style:parent-style-name="Text_20_body" style:list-style-name="L7">
      <style:text-properties officeooo:paragraph-rsid="0ba4d5c3"/>
    </style:style>
    <style:style style:name="P814" style:family="paragraph" style:parent-style-name="Text_20_body" style:list-style-name="L8">
      <style:text-properties officeooo:rsid="039cc364" officeooo:paragraph-rsid="0473ccea"/>
    </style:style>
    <style:style style:name="P815" style:family="paragraph" style:parent-style-name="Text_20_body" style:list-style-name="L8">
      <style:text-properties officeooo:rsid="039cc364" officeooo:paragraph-rsid="039cc364"/>
    </style:style>
    <style:style style:name="P816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17" style:family="paragraph" style:parent-style-name="Text_20_body" style:list-style-name="L9">
      <style:text-properties officeooo:paragraph-rsid="00c89376"/>
    </style:style>
    <style:style style:name="P818" style:family="paragraph" style:parent-style-name="Text_20_body" style:list-style-name="L9">
      <style:text-properties officeooo:rsid="00c6b5db" officeooo:paragraph-rsid="00c89376"/>
    </style:style>
    <style:style style:name="P819" style:family="paragraph" style:parent-style-name="Text_20_body" style:list-style-name="L9">
      <style:text-properties officeooo:rsid="00ca897b" officeooo:paragraph-rsid="00ca897b"/>
    </style:style>
    <style:style style:name="P820" style:family="paragraph" style:parent-style-name="Text_20_body" style:list-style-name="L9">
      <style:text-properties officeooo:rsid="00cab932" officeooo:paragraph-rsid="00cab932"/>
    </style:style>
    <style:style style:name="P821" style:family="paragraph" style:parent-style-name="Text_20_body" style:list-style-name="L9">
      <style:text-properties officeooo:rsid="06ea49fa" officeooo:paragraph-rsid="06ea49fa"/>
    </style:style>
    <style:style style:name="P822" style:family="paragraph" style:parent-style-name="Text_20_body" style:list-style-name="L10">
      <style:text-properties officeooo:paragraph-rsid="0ad205ef"/>
    </style:style>
    <style:style style:name="P823" style:family="paragraph" style:parent-style-name="Text_20_body" style:list-style-name="L10">
      <style:text-properties officeooo:rsid="0ad205ef" officeooo:paragraph-rsid="0ad205ef"/>
    </style:style>
    <style:style style:name="P824" style:family="paragraph" style:parent-style-name="Text_20_body" style:list-style-name="L11">
      <style:text-properties officeooo:rsid="001998ef" officeooo:paragraph-rsid="01023fd0"/>
    </style:style>
    <style:style style:name="P825" style:family="paragraph" style:parent-style-name="Text_20_body" style:list-style-name="L12">
      <style:text-properties officeooo:rsid="001998ef" officeooo:paragraph-rsid="01023fd0"/>
    </style:style>
    <style:style style:name="P826" style:family="paragraph" style:parent-style-name="Text_20_body" style:list-style-name="L13">
      <style:text-properties officeooo:rsid="05b0dc3b" officeooo:paragraph-rsid="05b0dc3b"/>
    </style:style>
    <style:style style:name="P827" style:family="paragraph" style:parent-style-name="Text_20_body" style:list-style-name="L14">
      <style:text-properties officeooo:paragraph-rsid="05cc541c"/>
    </style:style>
    <style:style style:name="P828" style:family="paragraph" style:parent-style-name="Text_20_body" style:list-style-name="L14">
      <style:text-properties officeooo:rsid="05cc541c" officeooo:paragraph-rsid="05cc541c"/>
    </style:style>
    <style:style style:name="P829" style:family="paragraph" style:parent-style-name="Text_20_body" style:list-style-name="L15">
      <style:text-properties officeooo:rsid="0a5d69ef" officeooo:paragraph-rsid="0a5d69ef"/>
    </style:style>
    <style:style style:name="P830" style:family="paragraph" style:parent-style-name="Text_20_body" style:list-style-name="L16">
      <style:text-properties officeooo:rsid="0a6abdfc" officeooo:paragraph-rsid="0a6abdfc"/>
    </style:style>
    <style:style style:name="P831" style:family="paragraph" style:parent-style-name="Text_20_body" style:list-style-name="L17">
      <style:text-properties officeooo:paragraph-rsid="04078734"/>
    </style:style>
    <style:style style:name="P832" style:family="paragraph" style:parent-style-name="Text_20_body" style:list-style-name="L17">
      <style:text-properties officeooo:rsid="026903af" officeooo:paragraph-rsid="026903af"/>
    </style:style>
    <style:style style:name="P833" style:family="paragraph" style:parent-style-name="Text_20_body" style:list-style-name="L17">
      <style:text-properties officeooo:rsid="026ade76" officeooo:paragraph-rsid="0417c449"/>
    </style:style>
    <style:style style:name="P834" style:family="paragraph" style:parent-style-name="Text_20_body" style:list-style-name="L18">
      <style:text-properties officeooo:paragraph-rsid="07c16ce6"/>
    </style:style>
    <style:style style:name="P835" style:family="paragraph" style:parent-style-name="Text_20_body" style:list-style-name="L18">
      <style:text-properties officeooo:rsid="07c16ce6" officeooo:paragraph-rsid="07c16ce6"/>
    </style:style>
    <style:style style:name="P836" style:family="paragraph" style:parent-style-name="Text_20_body" style:list-style-name="L19">
      <style:text-properties officeooo:paragraph-rsid="07ce040e"/>
    </style:style>
    <style:style style:name="P837" style:family="paragraph" style:parent-style-name="Text_20_body" style:list-style-name="L19">
      <style:text-properties officeooo:paragraph-rsid="07e7abec"/>
    </style:style>
    <style:style style:name="P838" style:family="paragraph" style:parent-style-name="Text_20_body" style:list-style-name="L19">
      <style:text-properties officeooo:rsid="07ce040e" officeooo:paragraph-rsid="07ce040e"/>
    </style:style>
    <style:style style:name="P839" style:family="paragraph" style:parent-style-name="Text_20_body" style:list-style-name="L19">
      <style:text-properties officeooo:rsid="07ce0f00" officeooo:paragraph-rsid="07ce0f00"/>
    </style:style>
    <style:style style:name="P840" style:family="paragraph" style:parent-style-name="Text_20_body" style:list-style-name="L19">
      <style:text-properties officeooo:rsid="07ce0f00" officeooo:paragraph-rsid="07e7abec"/>
    </style:style>
    <style:style style:name="P841" style:family="paragraph" style:parent-style-name="Text_20_body" style:list-style-name="L19">
      <style:text-properties officeooo:rsid="07d05194" officeooo:paragraph-rsid="07d05194"/>
    </style:style>
    <style:style style:name="P842" style:family="paragraph" style:parent-style-name="Text_20_body" style:list-style-name="L19">
      <style:text-properties officeooo:rsid="07d05194" officeooo:paragraph-rsid="07e7abec"/>
    </style:style>
    <style:style style:name="P843" style:family="paragraph" style:parent-style-name="Text_20_body" style:list-style-name="L19">
      <style:text-properties officeooo:rsid="07d05194" officeooo:paragraph-rsid="07ec9397"/>
    </style:style>
    <style:style style:name="P844" style:family="paragraph" style:parent-style-name="Text_20_body" style:list-style-name="L20">
      <style:text-properties officeooo:rsid="07d05194" officeooo:paragraph-rsid="07d42575"/>
    </style:style>
    <style:style style:name="P845" style:family="paragraph" style:parent-style-name="Text_20_body" style:list-style-name="L20">
      <style:text-properties officeooo:rsid="07d1e99f" officeooo:paragraph-rsid="07d1e99f"/>
    </style:style>
    <style:style style:name="P846" style:family="paragraph" style:parent-style-name="Text_20_body" style:list-style-name="L19">
      <style:text-properties officeooo:rsid="07d1e99f" officeooo:paragraph-rsid="07ec9397"/>
    </style:style>
    <style:style style:name="P847" style:family="paragraph" style:parent-style-name="Text_20_body" style:list-style-name="L20">
      <style:text-properties officeooo:rsid="07d2dfac" officeooo:paragraph-rsid="07d2dfac"/>
    </style:style>
    <style:style style:name="P848" style:family="paragraph" style:parent-style-name="Text_20_body" style:list-style-name="L19">
      <style:text-properties officeooo:rsid="07d2dfac" officeooo:paragraph-rsid="07ec9397"/>
    </style:style>
    <style:style style:name="P84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5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5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52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f8baf"/>
    </style:style>
    <style:style style:name="T1182" style:family="text">
      <style:text-properties officeooo:rsid="09c1e41c"/>
    </style:style>
    <style:style style:name="T1183" style:family="text">
      <style:text-properties officeooo:rsid="09c3029b"/>
    </style:style>
    <style:style style:name="T1184" style:family="text">
      <style:text-properties officeooo:rsid="09c56054"/>
    </style:style>
    <style:style style:name="T1185" style:family="text">
      <style:text-properties officeooo:rsid="09c848a1"/>
    </style:style>
    <style:style style:name="T1186" style:family="text">
      <style:text-properties officeooo:rsid="09ca775b"/>
    </style:style>
    <style:style style:name="T1187" style:family="text">
      <style:text-properties officeooo:rsid="09cad273"/>
    </style:style>
    <style:style style:name="T1188" style:family="text">
      <style:text-properties officeooo:rsid="09ce5a09"/>
    </style:style>
    <style:style style:name="T1189" style:family="text">
      <style:text-properties officeooo:rsid="09dbc59f"/>
    </style:style>
    <style:style style:name="T1190" style:family="text">
      <style:text-properties officeooo:rsid="09df1666"/>
    </style:style>
    <style:style style:name="T1191" style:family="text">
      <style:text-properties officeooo:rsid="09e0ece4"/>
    </style:style>
    <style:style style:name="T1192" style:family="text">
      <style:text-properties officeooo:rsid="09e7f3e6"/>
    </style:style>
    <style:style style:name="T1193" style:family="text">
      <style:text-properties officeooo:rsid="09e99054"/>
    </style:style>
    <style:style style:name="T1194" style:family="text">
      <style:text-properties officeooo:rsid="09ec2841"/>
    </style:style>
    <style:style style:name="T1195" style:family="text">
      <style:text-properties officeooo:rsid="09ee34d9"/>
    </style:style>
    <style:style style:name="T1196" style:family="text">
      <style:text-properties officeooo:rsid="09f1055c"/>
    </style:style>
    <style:style style:name="T1197" style:family="text">
      <style:text-properties officeooo:rsid="09f35dcd"/>
    </style:style>
    <style:style style:name="T1198" style:family="text">
      <style:text-properties officeooo:rsid="09f4df9a"/>
    </style:style>
    <style:style style:name="T1199" style:family="text">
      <style:text-properties officeooo:rsid="09f5b3fd"/>
    </style:style>
    <style:style style:name="T1200" style:family="text">
      <style:text-properties officeooo:rsid="09f9d863"/>
    </style:style>
    <style:style style:name="T1201" style:family="text">
      <style:text-properties officeooo:rsid="09fbfb03"/>
    </style:style>
    <style:style style:name="T1202" style:family="text">
      <style:text-properties officeooo:rsid="09fdb11f"/>
    </style:style>
    <style:style style:name="T1203" style:family="text">
      <style:text-properties officeooo:rsid="0a01c9ef"/>
    </style:style>
    <style:style style:name="T1204" style:family="text">
      <style:text-properties officeooo:rsid="0a02c548"/>
    </style:style>
    <style:style style:name="T1205" style:family="text">
      <style:text-properties officeooo:rsid="0a043402"/>
    </style:style>
    <style:style style:name="T1206" style:family="text">
      <style:text-properties officeooo:rsid="0a072126"/>
    </style:style>
    <style:style style:name="T1207" style:family="text">
      <style:text-properties officeooo:rsid="0a0806b7"/>
    </style:style>
    <style:style style:name="T1208" style:family="text">
      <style:text-properties officeooo:rsid="0a08be7e"/>
    </style:style>
    <style:style style:name="T1209" style:family="text">
      <style:text-properties officeooo:rsid="0a0b13bf"/>
    </style:style>
    <style:style style:name="T1210" style:family="text">
      <style:text-properties officeooo:rsid="0a0b544d"/>
    </style:style>
    <style:style style:name="T1211" style:family="text">
      <style:text-properties officeooo:rsid="0a0b677e"/>
    </style:style>
    <style:style style:name="T1212" style:family="text">
      <style:text-properties officeooo:rsid="0a0c6cb6"/>
    </style:style>
    <style:style style:name="T1213" style:family="text">
      <style:text-properties officeooo:rsid="0a0eac36"/>
    </style:style>
    <style:style style:name="T1214" style:family="text">
      <style:text-properties officeooo:rsid="0a0ef3b4"/>
    </style:style>
    <style:style style:name="T1215" style:family="text">
      <style:text-properties officeooo:rsid="0a10d4fd"/>
    </style:style>
    <style:style style:name="T1216" style:family="text">
      <style:text-properties officeooo:rsid="0a131e7a"/>
    </style:style>
    <style:style style:name="T1217" style:family="text">
      <style:text-properties officeooo:rsid="0a163a49"/>
    </style:style>
    <style:style style:name="T1218" style:family="text">
      <style:text-properties officeooo:rsid="0a174319"/>
    </style:style>
    <style:style style:name="T1219" style:family="text">
      <style:text-properties officeooo:rsid="0a1ad57b"/>
    </style:style>
    <style:style style:name="T1220" style:family="text">
      <style:text-properties officeooo:rsid="0a1cc671"/>
    </style:style>
    <style:style style:name="T1221" style:family="text">
      <style:text-properties officeooo:rsid="0a1ee5b1"/>
    </style:style>
    <style:style style:name="T1222" style:family="text">
      <style:text-properties officeooo:rsid="0a232b3a"/>
    </style:style>
    <style:style style:name="T1223" style:family="text">
      <style:text-properties officeooo:rsid="0a2371e4"/>
    </style:style>
    <style:style style:name="T1224" style:family="text">
      <style:text-properties officeooo:rsid="0a25260f"/>
    </style:style>
    <style:style style:name="T1225" style:family="text">
      <style:text-properties officeooo:rsid="0a26a613"/>
    </style:style>
    <style:style style:name="T1226" style:family="text">
      <style:text-properties officeooo:rsid="0a280a5e"/>
    </style:style>
    <style:style style:name="T1227" style:family="text">
      <style:text-properties officeooo:rsid="0a29da8f"/>
    </style:style>
    <style:style style:name="T1228" style:family="text">
      <style:text-properties officeooo:rsid="0a2cde03"/>
    </style:style>
    <style:style style:name="T1229" style:family="text">
      <style:text-properties officeooo:rsid="0a2e90c1"/>
    </style:style>
    <style:style style:name="T1230" style:family="text">
      <style:text-properties officeooo:rsid="0a2f346f"/>
    </style:style>
    <style:style style:name="T1231" style:family="text">
      <style:text-properties officeooo:rsid="0a2f752a"/>
    </style:style>
    <style:style style:name="T1232" style:family="text">
      <style:text-properties officeooo:rsid="0a305a0c"/>
    </style:style>
    <style:style style:name="T1233" style:family="text">
      <style:text-properties officeooo:rsid="0a351e3d"/>
    </style:style>
    <style:style style:name="T1234" style:family="text">
      <style:text-properties officeooo:rsid="0a3824a7"/>
    </style:style>
    <style:style style:name="T1235" style:family="text">
      <style:text-properties officeooo:rsid="0a382f2f"/>
    </style:style>
    <style:style style:name="T1236" style:family="text">
      <style:text-properties officeooo:rsid="0a394ea2"/>
    </style:style>
    <style:style style:name="T1237" style:family="text">
      <style:text-properties officeooo:rsid="0a3c5021"/>
    </style:style>
    <style:style style:name="T1238" style:family="text">
      <style:text-properties officeooo:rsid="0a404705"/>
    </style:style>
    <style:style style:name="T1239" style:family="text">
      <style:text-properties officeooo:rsid="0a40ff29"/>
    </style:style>
    <style:style style:name="T1240" style:family="text">
      <style:text-properties officeooo:rsid="0a415af1"/>
    </style:style>
    <style:style style:name="T1241" style:family="text">
      <style:text-properties officeooo:rsid="0a428c0d"/>
    </style:style>
    <style:style style:name="T1242" style:family="text">
      <style:text-properties officeooo:rsid="0a429bd3"/>
    </style:style>
    <style:style style:name="T1243" style:family="text">
      <style:text-properties officeooo:rsid="0a432be5"/>
    </style:style>
    <style:style style:name="T1244" style:family="text">
      <style:text-properties officeooo:rsid="0a46bcb2"/>
    </style:style>
    <style:style style:name="T1245" style:family="text">
      <style:text-properties officeooo:rsid="0a471fdd"/>
    </style:style>
    <style:style style:name="T1246" style:family="text">
      <style:text-properties officeooo:rsid="0a495185"/>
    </style:style>
    <style:style style:name="T1247" style:family="text">
      <style:text-properties officeooo:rsid="0a4da1a0"/>
    </style:style>
    <style:style style:name="T1248" style:family="text">
      <style:text-properties officeooo:rsid="0a50630e"/>
    </style:style>
    <style:style style:name="T1249" style:family="text">
      <style:text-properties officeooo:rsid="0a52ad94"/>
    </style:style>
    <style:style style:name="T1250" style:family="text">
      <style:text-properties officeooo:rsid="0a531ae8"/>
    </style:style>
    <style:style style:name="T1251" style:family="text">
      <style:text-properties officeooo:rsid="0a532271"/>
    </style:style>
    <style:style style:name="T1252" style:family="text">
      <style:text-properties officeooo:rsid="0a53bea1"/>
    </style:style>
    <style:style style:name="T1253" style:family="text">
      <style:text-properties officeooo:rsid="0a558c01"/>
    </style:style>
    <style:style style:name="T1254" style:family="text">
      <style:text-properties officeooo:rsid="0a576a46"/>
    </style:style>
    <style:style style:name="T1255" style:family="text">
      <style:text-properties officeooo:rsid="0a579921"/>
    </style:style>
    <style:style style:name="T1256" style:family="text">
      <style:text-properties officeooo:rsid="0a59b90b"/>
    </style:style>
    <style:style style:name="T1257" style:family="text">
      <style:text-properties officeooo:rsid="0a5ed008"/>
    </style:style>
    <style:style style:name="T1258" style:family="text">
      <style:text-properties officeooo:rsid="0a618943"/>
    </style:style>
    <style:style style:name="T1259" style:family="text">
      <style:text-properties officeooo:rsid="0a650f60"/>
    </style:style>
    <style:style style:name="T1260" style:family="text">
      <style:text-properties officeooo:rsid="0a655b2e"/>
    </style:style>
    <style:style style:name="T1261" style:family="text">
      <style:text-properties officeooo:rsid="0a6748b9"/>
    </style:style>
    <style:style style:name="T1262" style:family="text">
      <style:text-properties officeooo:rsid="0a6c03c2"/>
    </style:style>
    <style:style style:name="T1263" style:family="text">
      <style:text-properties officeooo:rsid="0a6f831f"/>
    </style:style>
    <style:style style:name="T1264" style:family="text">
      <style:text-properties officeooo:rsid="0a71954f"/>
    </style:style>
    <style:style style:name="T1265" style:family="text">
      <style:text-properties officeooo:rsid="0a746705"/>
    </style:style>
    <style:style style:name="T1266" style:family="text">
      <style:text-properties officeooo:rsid="0a77b286"/>
    </style:style>
    <style:style style:name="T1267" style:family="text">
      <style:text-properties officeooo:rsid="0a78fa91"/>
    </style:style>
    <style:style style:name="T1268" style:family="text">
      <style:text-properties officeooo:rsid="0a7a5fad"/>
    </style:style>
    <style:style style:name="T1269" style:family="text">
      <style:text-properties officeooo:rsid="0a7bd871"/>
    </style:style>
    <style:style style:name="T1270" style:family="text">
      <style:text-properties officeooo:rsid="0a7ec7ad"/>
    </style:style>
    <style:style style:name="T1271" style:family="text">
      <style:text-properties officeooo:rsid="0a859b56"/>
    </style:style>
    <style:style style:name="T1272" style:family="text">
      <style:text-properties officeooo:rsid="0a864e5e"/>
    </style:style>
    <style:style style:name="T1273" style:family="text">
      <style:text-properties officeooo:rsid="0a886aaf"/>
    </style:style>
    <style:style style:name="T1274" style:family="text">
      <style:text-properties officeooo:rsid="0a8c203b"/>
    </style:style>
    <style:style style:name="T1275" style:family="text">
      <style:text-properties officeooo:rsid="0a8e9a55"/>
    </style:style>
    <style:style style:name="T1276" style:family="text">
      <style:text-properties officeooo:rsid="0a8f61a6"/>
    </style:style>
    <style:style style:name="T1277" style:family="text">
      <style:text-properties officeooo:rsid="0a93e76f"/>
    </style:style>
    <style:style style:name="T1278" style:family="text">
      <style:text-properties officeooo:rsid="0a98594d"/>
    </style:style>
    <style:style style:name="T1279" style:family="text">
      <style:text-properties officeooo:rsid="0a997589"/>
    </style:style>
    <style:style style:name="T1280" style:family="text">
      <style:text-properties officeooo:rsid="0a9b64d7"/>
    </style:style>
    <style:style style:name="T1281" style:family="text">
      <style:text-properties officeooo:rsid="0a9be2cd"/>
    </style:style>
    <style:style style:name="T1282" style:family="text">
      <style:text-properties officeooo:rsid="0aa0afd0"/>
    </style:style>
    <style:style style:name="T1283" style:family="text">
      <style:text-properties officeooo:rsid="0aa1eafb"/>
    </style:style>
    <style:style style:name="T1284" style:family="text">
      <style:text-properties officeooo:rsid="0aa4b11b"/>
    </style:style>
    <style:style style:name="T1285" style:family="text">
      <style:text-properties officeooo:rsid="0aa7a8a2"/>
    </style:style>
    <style:style style:name="T1286" style:family="text">
      <style:text-properties officeooo:rsid="0aa8c667"/>
    </style:style>
    <style:style style:name="T1287" style:family="text">
      <style:text-properties officeooo:rsid="0aa985ca"/>
    </style:style>
    <style:style style:name="T1288" style:family="text">
      <style:text-properties officeooo:rsid="0aab29f2"/>
    </style:style>
    <style:style style:name="T1289" style:family="text">
      <style:text-properties officeooo:rsid="0abb36b1"/>
    </style:style>
    <style:style style:name="T1290" style:family="text">
      <style:text-properties officeooo:rsid="0abd9db5"/>
    </style:style>
    <style:style style:name="T1291" style:family="text">
      <style:text-properties officeooo:rsid="0ac43531"/>
    </style:style>
    <style:style style:name="T1292" style:family="text">
      <style:text-properties officeooo:rsid="0ac93a89"/>
    </style:style>
    <style:style style:name="T1293" style:family="text">
      <style:text-properties officeooo:rsid="0acac340"/>
    </style:style>
    <style:style style:name="T1294" style:family="text">
      <style:text-properties officeooo:rsid="0acb7008"/>
    </style:style>
    <style:style style:name="T1295" style:family="text">
      <style:text-properties officeooo:rsid="0acc00f1"/>
    </style:style>
    <style:style style:name="T1296" style:family="text">
      <style:text-properties officeooo:rsid="0ad205ef"/>
    </style:style>
    <style:style style:name="T1297" style:family="text">
      <style:text-properties officeooo:rsid="0adad406"/>
    </style:style>
    <style:style style:name="T1298" style:family="text">
      <style:text-properties officeooo:rsid="0ae082dd"/>
    </style:style>
    <style:style style:name="T1299" style:family="text">
      <style:text-properties officeooo:rsid="0ae26b17"/>
    </style:style>
    <style:style style:name="T1300" style:family="text">
      <style:text-properties officeooo:rsid="0ae5d7b7"/>
    </style:style>
    <style:style style:name="T1301" style:family="text">
      <style:text-properties officeooo:rsid="0ae60fd4"/>
    </style:style>
    <style:style style:name="T1302" style:family="text">
      <style:text-properties officeooo:rsid="0ae68c4c"/>
    </style:style>
    <style:style style:name="T1303" style:family="text">
      <style:text-properties officeooo:rsid="0ae9a132"/>
    </style:style>
    <style:style style:name="T1304" style:family="text">
      <style:text-properties officeooo:rsid="0aeaa293"/>
    </style:style>
    <style:style style:name="T1305" style:family="text">
      <style:text-properties officeooo:rsid="0aeda264"/>
    </style:style>
    <style:style style:name="T1306" style:family="text">
      <style:text-properties officeooo:rsid="0aef6fc6"/>
    </style:style>
    <style:style style:name="T1307" style:family="text">
      <style:text-properties officeooo:rsid="0af1c360"/>
    </style:style>
    <style:style style:name="T1308" style:family="text">
      <style:text-properties officeooo:rsid="0af74849"/>
    </style:style>
    <style:style style:name="T1309" style:family="text">
      <style:text-properties officeooo:rsid="0af95f48"/>
    </style:style>
    <style:style style:name="T1310" style:family="text">
      <style:text-properties officeooo:rsid="0afacff8"/>
    </style:style>
    <style:style style:name="T1311" style:family="text">
      <style:text-properties officeooo:rsid="0afb821b"/>
    </style:style>
    <style:style style:name="T1312" style:family="text">
      <style:text-properties officeooo:rsid="0afd4b65"/>
    </style:style>
    <style:style style:name="T1313" style:family="text">
      <style:text-properties officeooo:rsid="0afeffe2"/>
    </style:style>
    <style:style style:name="T1314" style:family="text">
      <style:text-properties officeooo:rsid="0b02aebe"/>
    </style:style>
    <style:style style:name="T1315" style:family="text">
      <style:text-properties officeooo:rsid="0b0d1459"/>
    </style:style>
    <style:style style:name="T1316" style:family="text">
      <style:text-properties officeooo:rsid="0b133856"/>
    </style:style>
    <style:style style:name="T1317" style:family="text">
      <style:text-properties officeooo:rsid="0b1631d7"/>
    </style:style>
    <style:style style:name="T1318" style:family="text">
      <style:text-properties officeooo:rsid="0b196672"/>
    </style:style>
    <style:style style:name="T1319" style:family="text">
      <style:text-properties officeooo:rsid="0b1db7c5"/>
    </style:style>
    <style:style style:name="T1320" style:family="text">
      <style:text-properties officeooo:rsid="0b26ed00"/>
    </style:style>
    <style:style style:name="T1321" style:family="text">
      <style:text-properties officeooo:rsid="0b27bd2d"/>
    </style:style>
    <style:style style:name="T1322" style:family="text">
      <style:text-properties officeooo:rsid="0b29b325"/>
    </style:style>
    <style:style style:name="T1323" style:family="text">
      <style:text-properties officeooo:rsid="0b2b417a"/>
    </style:style>
    <style:style style:name="T1324" style:family="text">
      <style:text-properties officeooo:rsid="0b31c485"/>
    </style:style>
    <style:style style:name="T1325" style:family="text">
      <style:text-properties officeooo:rsid="0b34492b"/>
    </style:style>
    <style:style style:name="T1326" style:family="text">
      <style:text-properties officeooo:rsid="0b35add3"/>
    </style:style>
    <style:style style:name="T1327" style:family="text">
      <style:text-properties officeooo:rsid="0b38a260"/>
    </style:style>
    <style:style style:name="T1328" style:family="text">
      <style:text-properties officeooo:rsid="0b3b6041"/>
    </style:style>
    <style:style style:name="T1329" style:family="text">
      <style:text-properties officeooo:rsid="0b3c79b9"/>
    </style:style>
    <style:style style:name="T1330" style:family="text">
      <style:text-properties officeooo:rsid="0b42cf48"/>
    </style:style>
    <style:style style:name="T1331" style:family="text">
      <style:text-properties officeooo:rsid="0b44d283"/>
    </style:style>
    <style:style style:name="T1332" style:family="text">
      <style:text-properties officeooo:rsid="0b4ba94d"/>
    </style:style>
    <style:style style:name="T1333" style:family="text">
      <style:text-properties officeooo:rsid="0b4bc6e8"/>
    </style:style>
    <style:style style:name="T1334" style:family="text">
      <style:text-properties officeooo:rsid="0b4fa1d8"/>
    </style:style>
    <style:style style:name="T1335" style:family="text">
      <style:text-properties officeooo:rsid="0b50920e"/>
    </style:style>
    <style:style style:name="T1336" style:family="text">
      <style:text-properties officeooo:rsid="0b5213bb"/>
    </style:style>
    <style:style style:name="T1337" style:family="text">
      <style:text-properties officeooo:rsid="0b53d54e"/>
    </style:style>
    <style:style style:name="T1338" style:family="text">
      <style:text-properties officeooo:rsid="0b54b8c4"/>
    </style:style>
    <style:style style:name="T1339" style:family="text">
      <style:text-properties officeooo:rsid="0b550d32"/>
    </style:style>
    <style:style style:name="T1340" style:family="text">
      <style:text-properties officeooo:rsid="0b5852c9"/>
    </style:style>
    <style:style style:name="T1341" style:family="text">
      <style:text-properties officeooo:rsid="0b590892"/>
    </style:style>
    <style:style style:name="T1342" style:family="text">
      <style:text-properties officeooo:rsid="0b59831a"/>
    </style:style>
    <style:style style:name="T1343" style:family="text">
      <style:text-properties officeooo:rsid="0b5ae18d"/>
    </style:style>
    <style:style style:name="T1344" style:family="text">
      <style:text-properties officeooo:rsid="0b5f8f0b"/>
    </style:style>
    <style:style style:name="T1345" style:family="text">
      <style:text-properties officeooo:rsid="0b61060f"/>
    </style:style>
    <style:style style:name="T1346" style:family="text">
      <style:text-properties officeooo:rsid="0b62f3b3"/>
    </style:style>
    <style:style style:name="T1347" style:family="text">
      <style:text-properties officeooo:rsid="0b64e13c"/>
    </style:style>
    <style:style style:name="T1348" style:family="text">
      <style:text-properties officeooo:rsid="0b659999"/>
    </style:style>
    <style:style style:name="T1349" style:family="text">
      <style:text-properties officeooo:rsid="0b65a349"/>
    </style:style>
    <style:style style:name="T1350" style:family="text">
      <style:text-properties officeooo:rsid="0b686dc4"/>
    </style:style>
    <style:style style:name="T1351" style:family="text">
      <style:text-properties officeooo:rsid="0b69cd39"/>
    </style:style>
    <style:style style:name="T1352" style:family="text">
      <style:text-properties officeooo:rsid="0b6dd7c1"/>
    </style:style>
    <style:style style:name="T1353" style:family="text">
      <style:text-properties officeooo:rsid="0b72cb37"/>
    </style:style>
    <style:style style:name="T1354" style:family="text">
      <style:text-properties officeooo:rsid="00951bc6"/>
    </style:style>
    <style:style style:name="T1355" style:family="text">
      <style:text-properties officeooo:rsid="0b906737"/>
    </style:style>
    <style:style style:name="T1356" style:family="text">
      <style:text-properties officeooo:rsid="0b90a961"/>
    </style:style>
    <style:style style:name="T1357" style:family="text">
      <style:text-properties officeooo:rsid="0b9b4934"/>
    </style:style>
    <style:style style:name="T1358" style:family="text">
      <style:text-properties officeooo:rsid="0b9b817d"/>
    </style:style>
    <style:style style:name="T1359" style:family="text">
      <style:text-properties officeooo:rsid="0b9d5286"/>
    </style:style>
    <style:style style:name="T1360" style:family="text">
      <style:text-properties officeooo:rsid="0ba01014"/>
    </style:style>
    <style:style style:name="T1361" style:family="text">
      <style:text-properties officeooo:rsid="0ba1daf7"/>
    </style:style>
    <style:style style:name="T1362" style:family="text">
      <style:text-properties officeooo:rsid="0ba3a49d"/>
    </style:style>
    <style:style style:name="T1363" style:family="text">
      <style:text-properties officeooo:rsid="0ba4d5c3"/>
    </style:style>
    <style:style style:name="T1364" style:family="text">
      <style:text-properties officeooo:rsid="0ba8674e"/>
    </style:style>
    <style:style style:name="T1365" style:family="text">
      <style:text-properties officeooo:rsid="0bab76fd"/>
    </style:style>
    <style:style style:name="T1366" style:family="text">
      <style:text-properties officeooo:rsid="0bac25fc"/>
    </style:style>
    <style:style style:name="T1367" style:family="text">
      <style:text-properties officeooo:rsid="0bac88ac"/>
    </style:style>
    <style:style style:name="T1368" style:family="text">
      <style:text-properties officeooo:rsid="0bb1767d"/>
    </style:style>
    <style:style style:name="T1369" style:family="text">
      <style:text-properties officeooo:rsid="0bb2d733"/>
    </style:style>
    <style:style style:name="T1370" style:family="text">
      <style:text-properties officeooo:rsid="0bb740c2"/>
    </style:style>
    <style:style style:name="T1371" style:family="text">
      <style:text-properties officeooo:rsid="0bbb2959"/>
    </style:style>
    <style:style style:name="T1372" style:family="text">
      <style:text-properties officeooo:rsid="0bbbf274"/>
    </style:style>
    <style:style style:name="T1373" style:family="text">
      <style:text-properties officeooo:rsid="0bbd49eb"/>
    </style:style>
    <style:style style:name="T1374" style:family="text">
      <style:text-properties officeooo:rsid="0bbdb743"/>
    </style:style>
    <style:style style:name="T1375" style:family="text">
      <style:text-properties officeooo:rsid="0bc42071"/>
    </style:style>
    <style:style style:name="T1376" style:family="text">
      <style:text-properties officeooo:rsid="0bc62e40"/>
    </style:style>
    <style:style style:name="T1377" style:family="text">
      <style:text-properties officeooo:rsid="0bc8bbf6"/>
    </style:style>
    <style:style style:name="T1378" style:family="text">
      <style:text-properties officeooo:rsid="0bca5b09"/>
    </style:style>
    <style:style style:name="T1379" style:family="text">
      <style:text-properties officeooo:rsid="0bcad8d5"/>
    </style:style>
    <style:style style:name="T1380" style:family="text">
      <style:text-properties officeooo:rsid="0bccc636"/>
    </style:style>
    <style:style style:name="T1381" style:family="text">
      <style:text-properties officeooo:rsid="0bccddae"/>
    </style:style>
    <style:style style:name="T1382" style:family="text">
      <style:text-properties officeooo:rsid="0bd1a9f6"/>
    </style:style>
    <style:style style:name="T1383" style:family="text">
      <style:text-properties officeooo:rsid="0bd40430"/>
    </style:style>
    <style:style style:name="T1384" style:family="text">
      <style:text-properties officeooo:rsid="0bd5481d"/>
    </style:style>
    <style:style style:name="T1385" style:family="text">
      <style:text-properties officeooo:rsid="0bd72bfc"/>
    </style:style>
    <style:style style:name="T1386" style:family="text">
      <style:text-properties officeooo:rsid="0bdaf79a"/>
    </style:style>
    <style:style style:name="T1387" style:family="text">
      <style:text-properties officeooo:rsid="0bdc6c11"/>
    </style:style>
    <style:style style:name="T1388" style:family="text">
      <style:text-properties officeooo:rsid="0bdc8883"/>
    </style:style>
    <style:style style:name="T1389" style:family="text">
      <style:text-properties officeooo:rsid="0bde62f3"/>
    </style:style>
    <style:style style:name="T1390" style:family="text">
      <style:text-properties officeooo:rsid="0be07c32"/>
    </style:style>
    <style:style style:name="T1391" style:family="text">
      <style:text-properties officeooo:rsid="0be1244e"/>
    </style:style>
    <style:style style:name="T1392" style:family="text">
      <style:text-properties officeooo:rsid="0be22aa7"/>
    </style:style>
    <style:style style:name="T1393" style:family="text">
      <style:text-properties officeooo:rsid="0be41be8"/>
    </style:style>
    <style:style style:name="T1394" style:family="text">
      <style:text-properties officeooo:rsid="0bec3182"/>
    </style:style>
    <style:style style:name="T1395" style:family="text">
      <style:text-properties officeooo:rsid="0bee1dd7"/>
    </style:style>
    <style:style style:name="T1396" style:family="text">
      <style:text-properties officeooo:rsid="0bef76e5"/>
    </style:style>
    <style:style style:name="T1397" style:family="text">
      <style:text-properties officeooo:rsid="0bf0d0ff"/>
    </style:style>
    <style:style style:name="T1398" style:family="text">
      <style:text-properties officeooo:rsid="0bf0df8b"/>
    </style:style>
    <style:style style:name="T1399" style:family="text">
      <style:text-properties officeooo:rsid="0bf0e2f7"/>
    </style:style>
    <style:style style:name="T1400" style:family="text">
      <style:text-properties officeooo:rsid="0bf1d15e"/>
    </style:style>
    <style:style style:name="T1401" style:family="text">
      <style:text-properties officeooo:rsid="0bf3a8f8"/>
    </style:style>
    <style:style style:name="T1402" style:family="text">
      <style:text-properties officeooo:rsid="0bf43ad1"/>
    </style:style>
    <style:style style:name="T1403" style:family="text">
      <style:text-properties officeooo:rsid="0bf5a295"/>
    </style:style>
    <style:style style:name="T1404" style:family="text">
      <style:text-properties officeooo:rsid="0bf6427c"/>
    </style:style>
    <style:style style:name="T1405" style:family="text">
      <style:text-properties officeooo:rsid="0bf7ddb4"/>
    </style:style>
    <style:style style:name="T1406" style:family="text">
      <style:text-properties officeooo:rsid="0bf8cf74"/>
    </style:style>
    <style:style style:name="T1407" style:family="text">
      <style:text-properties officeooo:rsid="0bf99eeb"/>
    </style:style>
    <style:style style:name="T1408" style:family="text">
      <style:text-properties officeooo:rsid="0bf9b8c4"/>
    </style:style>
    <style:style style:name="T1409" style:family="text">
      <style:text-properties officeooo:rsid="0bfc477c"/>
    </style:style>
    <style:style style:name="T1410" style:family="text">
      <style:text-properties officeooo:rsid="0bfc58d4"/>
    </style:style>
    <style:style style:name="T1411" style:family="text">
      <style:text-properties officeooo:rsid="0bfdf5ea"/>
    </style:style>
    <style:style style:name="T1412" style:family="text">
      <style:text-properties officeooo:rsid="0bffeaa7"/>
    </style:style>
    <style:style style:name="T1413" style:family="text">
      <style:text-properties officeooo:rsid="0c0181bb"/>
    </style:style>
    <style:style style:name="T1414" style:family="text">
      <style:text-properties officeooo:rsid="0c057cdb"/>
    </style:style>
    <style:style style:name="T1415" style:family="text">
      <style:text-properties officeooo:rsid="0c07fbf6"/>
    </style:style>
    <style:style style:name="T1416" style:family="text">
      <style:text-properties officeooo:rsid="0c0b9bba"/>
    </style:style>
    <style:style style:name="T1417" style:family="text">
      <style:text-properties officeooo:rsid="0c0baf7a"/>
    </style:style>
    <style:style style:name="T1418" style:family="text">
      <style:text-properties officeooo:rsid="0c0d7153"/>
    </style:style>
    <style:style style:name="T1419" style:family="text">
      <style:text-properties officeooo:rsid="0c0dd584"/>
    </style:style>
    <style:style style:name="T1420" style:family="text">
      <style:text-properties officeooo:rsid="0c0fa3e8"/>
    </style:style>
    <style:style style:name="T1421" style:family="text">
      <style:text-properties officeooo:rsid="0c111741"/>
    </style:style>
    <style:style style:name="T1422" style:family="text">
      <style:text-properties officeooo:rsid="0c148fa8"/>
    </style:style>
    <style:style style:name="T1423" style:family="text">
      <style:text-properties officeooo:rsid="0c157b04"/>
    </style:style>
    <style:style style:name="T1424" style:family="text">
      <style:text-properties officeooo:rsid="0c16cc5e"/>
    </style:style>
    <style:style style:name="T1425" style:family="text">
      <style:text-properties officeooo:rsid="0c19aaba"/>
    </style:style>
    <style:style style:name="T1426" style:family="text">
      <style:text-properties officeooo:rsid="0c1a3682"/>
    </style:style>
    <style:style style:name="T1427" style:family="text">
      <style:text-properties officeooo:rsid="0c1b05c0"/>
    </style:style>
    <style:style style:name="T1428" style:family="text">
      <style:text-properties officeooo:rsid="0c1c8540"/>
    </style:style>
    <style:style style:name="T1429" style:family="text">
      <style:text-properties officeooo:rsid="0c1d4f2b"/>
    </style:style>
    <style:style style:name="T1430" style:family="text">
      <style:text-properties officeooo:rsid="0c21c0d4"/>
    </style:style>
    <style:style style:name="T1431" style:family="text">
      <style:text-properties officeooo:rsid="0c236192"/>
    </style:style>
    <style:style style:name="T1432" style:family="text">
      <style:text-properties officeooo:rsid="0c23e67a"/>
    </style:style>
    <style:style style:name="T1433" style:family="text">
      <style:text-properties officeooo:rsid="0c26206c"/>
    </style:style>
    <style:style style:name="T1434" style:family="text">
      <style:text-properties officeooo:rsid="0c295e0a"/>
    </style:style>
    <style:style style:name="T1435" style:family="text">
      <style:text-properties officeooo:rsid="0c29ff0c"/>
    </style:style>
    <style:style style:name="T1436" style:family="text">
      <style:text-properties officeooo:rsid="0c2e0b47"/>
    </style:style>
    <style:style style:name="T1437" style:family="text">
      <style:text-properties officeooo:rsid="0c2f278d"/>
    </style:style>
    <style:style style:name="T1438" style:family="text">
      <style:text-properties officeooo:rsid="0c33d1f1"/>
    </style:style>
    <style:style style:name="T1439" style:family="text">
      <style:text-properties officeooo:rsid="0c35298e"/>
    </style:style>
    <style:style style:name="T1440" style:family="text">
      <style:text-properties officeooo:rsid="0c356a37"/>
    </style:style>
    <style:style style:name="T1441" style:family="text">
      <style:text-properties officeooo:rsid="0c361e28"/>
    </style:style>
    <style:style style:name="T1442" style:family="text">
      <style:text-properties officeooo:rsid="0c373b60"/>
    </style:style>
    <style:style style:name="T1443" style:family="text">
      <style:text-properties officeooo:rsid="0c387055"/>
    </style:style>
    <style:style style:name="T1444" style:family="text">
      <style:text-properties officeooo:rsid="0c3a9876"/>
    </style:style>
    <style:style style:name="T1445" style:family="text">
      <style:text-properties officeooo:rsid="0c3b289c"/>
    </style:style>
    <style:style style:name="T1446" style:family="text">
      <style:text-properties officeooo:rsid="0c3c818a"/>
    </style:style>
    <style:style style:name="T1447" style:family="text">
      <style:text-properties officeooo:rsid="0c3e2b1b"/>
    </style:style>
    <style:style style:name="T1448" style:family="text">
      <style:text-properties officeooo:rsid="0c3fcacb"/>
    </style:style>
    <style:style style:name="T1449" style:family="text">
      <style:text-properties officeooo:rsid="0c406460"/>
    </style:style>
    <style:style style:name="T1450" style:family="text">
      <style:text-properties officeooo:rsid="0c40bd22"/>
    </style:style>
    <style:style style:name="T1451" style:family="text">
      <style:text-properties officeooo:rsid="0c425122"/>
    </style:style>
    <style:style style:name="T1452" style:family="text">
      <style:text-properties officeooo:rsid="0c438bb4"/>
    </style:style>
    <style:style style:name="T1453" style:family="text">
      <style:text-properties officeooo:rsid="0c44321d"/>
    </style:style>
    <style:style style:name="T1454" style:family="text">
      <style:text-properties officeooo:rsid="0c457ef8"/>
    </style:style>
    <style:style style:name="T1455" style:family="text">
      <style:text-properties officeooo:rsid="0c477ae4"/>
    </style:style>
    <style:style style:name="T1456" style:family="text">
      <style:text-properties officeooo:rsid="0c478e19"/>
    </style:style>
    <style:style style:name="T1457" style:family="text">
      <style:text-properties officeooo:rsid="0c499bfb"/>
    </style:style>
    <style:style style:name="T1458" style:family="text">
      <style:text-properties officeooo:rsid="0c4b9ef7"/>
    </style:style>
    <style:style style:name="T1459" style:family="text">
      <style:text-properties officeooo:rsid="0c4cbbca"/>
    </style:style>
    <style:style style:name="T1460" style:family="text">
      <style:text-properties officeooo:rsid="0c4ef4e2"/>
    </style:style>
    <style:style style:name="T1461" style:family="text">
      <style:text-properties officeooo:rsid="0c5120d4"/>
    </style:style>
    <style:style style:name="T1462" style:family="text">
      <style:text-properties officeooo:rsid="0c55439d"/>
    </style:style>
    <style:style style:name="T1463" style:family="text">
      <style:text-properties officeooo:rsid="0c581156"/>
    </style:style>
    <style:style style:name="T1464" style:family="text">
      <style:text-properties officeooo:rsid="0c5c1a16"/>
    </style:style>
    <style:style style:name="T1465" style:family="text">
      <style:text-properties officeooo:rsid="0c5cade4"/>
    </style:style>
    <style:style style:name="T1466" style:family="text">
      <style:text-properties officeooo:rsid="0c5d9a16"/>
    </style:style>
    <style:style style:name="T1467" style:family="text">
      <style:text-properties officeooo:rsid="0c5f3f74"/>
    </style:style>
    <style:style style:name="T1468" style:family="text">
      <style:text-properties officeooo:rsid="0c613b27"/>
    </style:style>
    <style:style style:name="T1469" style:family="text">
      <style:text-properties officeooo:rsid="0c6165dd"/>
    </style:style>
    <style:style style:name="T1470" style:family="text">
      <style:text-properties officeooo:rsid="0c629543"/>
    </style:style>
    <style:style style:name="T1471" style:family="text">
      <style:text-properties officeooo:rsid="0c643a78"/>
    </style:style>
    <style:style style:name="T1472" style:family="text">
      <style:text-properties officeooo:rsid="0c65bac9"/>
    </style:style>
    <style:style style:name="T1473" style:family="text">
      <style:text-properties officeooo:rsid="0c671337"/>
    </style:style>
    <style:style style:name="T1474" style:family="text">
      <style:text-properties officeooo:rsid="0c6813bb"/>
    </style:style>
    <style:style style:name="T1475" style:family="text">
      <style:text-properties officeooo:rsid="0c6969eb"/>
    </style:style>
    <style:style style:name="T1476" style:family="text">
      <style:text-properties officeooo:rsid="0c6c6373"/>
    </style:style>
    <style:style style:name="T1477" style:family="text">
      <style:text-properties officeooo:rsid="0c6f1169"/>
    </style:style>
    <style:style style:name="T1478" style:family="text">
      <style:text-properties officeooo:rsid="0c704f8f"/>
    </style:style>
    <style:style style:name="T1479" style:family="text">
      <style:text-properties officeooo:rsid="0c7340a0"/>
    </style:style>
    <style:style style:name="T1480" style:family="text">
      <style:text-properties officeooo:rsid="0c746d5b"/>
    </style:style>
    <style:style style:name="T1481" style:family="text">
      <style:text-properties officeooo:rsid="0c756efe"/>
    </style:style>
    <style:style style:name="T1482" style:family="text">
      <style:text-properties officeooo:rsid="0c7859b0"/>
    </style:style>
    <style:style style:name="T1483" style:family="text">
      <style:text-properties officeooo:rsid="0c7a7d20"/>
    </style:style>
    <style:style style:name="T1484" style:family="text">
      <style:text-properties officeooo:rsid="0c7c09e1"/>
    </style:style>
    <style:style style:name="T1485" style:family="text">
      <style:text-properties officeooo:rsid="0c7e0be5"/>
    </style:style>
    <style:style style:name="T1486" style:family="text">
      <style:text-properties officeooo:rsid="0c7f0a59"/>
    </style:style>
    <style:style style:name="T1487" style:family="text">
      <style:text-properties officeooo:rsid="0c7f51eb"/>
    </style:style>
    <style:style style:name="T1488" style:family="text">
      <style:text-properties officeooo:rsid="0c7ffaf6"/>
    </style:style>
    <style:style style:name="T1489" style:family="text">
      <style:text-properties officeooo:rsid="0c82c35b"/>
    </style:style>
    <style:style style:name="T1490" style:family="text">
      <style:text-properties officeooo:rsid="0c82fe2c"/>
    </style:style>
    <style:style style:name="T1491" style:family="text">
      <style:text-properties officeooo:rsid="0c8465ab"/>
    </style:style>
    <style:style style:name="T1492" style:family="text">
      <style:text-properties officeooo:rsid="0c85c8db"/>
    </style:style>
    <style:style style:name="T1493" style:family="text">
      <style:text-properties officeooo:rsid="0c8724a6"/>
    </style:style>
    <style:style style:name="T1494" style:family="text">
      <style:text-properties officeooo:rsid="0c8794b0"/>
    </style:style>
    <style:style style:name="T1495" style:family="text">
      <style:text-properties officeooo:rsid="0c881c12"/>
    </style:style>
    <style:style style:name="T1496" style:family="text">
      <style:text-properties officeooo:rsid="0c88d31a"/>
    </style:style>
    <style:style style:name="T1497" style:family="text">
      <style:text-properties officeooo:rsid="0c8a62bd"/>
    </style:style>
    <style:style style:name="T1498" style:family="text">
      <style:text-properties officeooo:rsid="0c8b4158"/>
    </style:style>
    <style:style style:name="T1499" style:family="text">
      <style:text-properties officeooo:rsid="0c8c54bf"/>
    </style:style>
    <style:style style:name="T1500" style:family="text">
      <style:text-properties officeooo:rsid="0c8f9eb3"/>
    </style:style>
    <style:style style:name="T1501" style:family="text">
      <style:text-properties officeooo:rsid="0c920456"/>
    </style:style>
    <style:style style:name="T1502" style:family="text">
      <style:text-properties officeooo:rsid="0c9207a7"/>
    </style:style>
    <style:style style:name="T1503" style:family="text">
      <style:text-properties officeooo:rsid="0c935e08"/>
    </style:style>
    <style:style style:name="T1504" style:family="text">
      <style:text-properties officeooo:rsid="0c94d0e3"/>
    </style:style>
    <style:style style:name="T1505" style:family="text">
      <style:text-properties officeooo:rsid="0c9be5cc"/>
    </style:style>
    <style:style style:name="T1506" style:family="text">
      <style:text-properties officeooo:rsid="0ca9246c"/>
    </style:style>
    <style:style style:name="T1507" style:family="text">
      <style:text-properties officeooo:rsid="0caaf4ef"/>
    </style:style>
    <style:style style:name="T1508" style:family="text">
      <style:text-properties officeooo:rsid="0cab45fa"/>
    </style:style>
    <style:style style:name="T1509" style:family="text">
      <style:text-properties officeooo:rsid="0caf945b"/>
    </style:style>
    <style:style style:name="T1510" style:family="text">
      <style:text-properties officeooo:rsid="0cb10098"/>
    </style:style>
    <style:style style:name="T1511" style:family="text">
      <style:text-properties officeooo:rsid="0cb22524"/>
    </style:style>
    <style:style style:name="T1512" style:family="text">
      <style:text-properties officeooo:rsid="0cb37b87"/>
    </style:style>
    <style:style style:name="T1513" style:family="text">
      <style:text-properties officeooo:rsid="0cb4a210"/>
    </style:style>
    <style:style style:name="T1514" style:family="text">
      <style:text-properties officeooo:rsid="0cb8d406"/>
    </style:style>
    <style:style style:name="T1515" style:family="text">
      <style:text-properties officeooo:rsid="0cba1cd6"/>
    </style:style>
    <style:style style:name="T1516" style:family="text">
      <style:text-properties officeooo:rsid="0cbc8816"/>
    </style:style>
    <style:style style:name="T1517" style:family="text">
      <style:text-properties officeooo:rsid="0cbd424a"/>
    </style:style>
    <style:style style:name="T1518" style:family="text">
      <style:text-properties officeooo:rsid="0cbeb774"/>
    </style:style>
    <style:style style:name="T1519" style:family="text">
      <style:text-properties officeooo:rsid="0cbf9957"/>
    </style:style>
    <style:style style:name="T1520" style:family="text">
      <style:text-properties officeooo:rsid="0cc5b67f"/>
    </style:style>
    <style:style style:name="T1521" style:family="text">
      <style:text-properties officeooo:rsid="0cc61a10"/>
    </style:style>
    <style:style style:name="T1522" style:family="text">
      <style:text-properties officeooo:rsid="0cc6f0bf"/>
    </style:style>
    <style:style style:name="T1523" style:family="text">
      <style:text-properties officeooo:rsid="0cc7512a"/>
    </style:style>
    <style:style style:name="T1524" style:family="text">
      <style:text-properties officeooo:rsid="0cc81f7f"/>
    </style:style>
    <style:style style:name="T1525" style:family="text">
      <style:text-properties officeooo:rsid="0cca38f4"/>
    </style:style>
    <style:style style:name="T1526" style:family="text">
      <style:text-properties officeooo:rsid="0ccae580"/>
    </style:style>
    <style:style style:name="T1527" style:family="text">
      <style:text-properties officeooo:rsid="0ccbddb5"/>
    </style:style>
    <style:style style:name="T1528" style:family="text">
      <style:text-properties officeooo:rsid="0cceaea5"/>
    </style:style>
    <style:style style:name="T1529" style:family="text">
      <style:text-properties officeooo:rsid="0cd0a16b"/>
    </style:style>
    <style:style style:name="T1530" style:family="text">
      <style:text-properties officeooo:rsid="0cd5c56f"/>
    </style:style>
    <style:style style:name="T1531" style:family="text">
      <style:text-properties officeooo:rsid="0b9e30b6"/>
    </style:style>
    <style:style style:name="T1532" style:family="text">
      <style:text-properties officeooo:rsid="0ce48380"/>
    </style:style>
    <style:style style:name="T1533" style:family="text">
      <style:text-properties officeooo:rsid="0ce5a0a5"/>
    </style:style>
    <style:style style:name="T1534" style:family="text">
      <style:text-properties officeooo:rsid="0ce70d00"/>
    </style:style>
    <style:style style:name="T1535" style:family="text">
      <style:text-properties officeooo:rsid="0ce8468b"/>
    </style:style>
    <style:style style:name="T1536" style:family="text">
      <style:text-properties officeooo:rsid="0ce8747f"/>
    </style:style>
    <style:style style:name="T1537" style:family="text">
      <style:text-properties officeooo:rsid="0ce95ec3"/>
    </style:style>
    <style:style style:name="T1538" style:family="text">
      <style:text-properties officeooo:rsid="0ceb28fd"/>
    </style:style>
    <style:style style:name="T1539" style:family="text">
      <style:text-properties officeooo:rsid="0cec6e6e"/>
    </style:style>
    <style:style style:name="T1540" style:family="text">
      <style:text-properties officeooo:rsid="0cecda2f"/>
    </style:style>
    <style:style style:name="T1541" style:family="text">
      <style:text-properties officeooo:rsid="0cee8336"/>
    </style:style>
    <style:style style:name="T1542" style:family="text">
      <style:text-properties officeooo:rsid="0cf00477"/>
    </style:style>
    <style:style style:name="T1543" style:family="text">
      <style:text-properties officeooo:rsid="0cf0b0f0"/>
    </style:style>
    <style:style style:name="T1544" style:family="text">
      <style:text-properties officeooo:rsid="0cf0b62b"/>
    </style:style>
    <style:style style:name="T1545" style:family="text">
      <style:text-properties officeooo:rsid="0cf1cd55"/>
    </style:style>
    <style:style style:name="T1546" style:family="text">
      <style:text-properties officeooo:rsid="0cf37beb"/>
    </style:style>
    <style:style style:name="T1547" style:family="text">
      <style:text-properties officeooo:rsid="0cf554b6"/>
    </style:style>
    <style:style style:name="T1548" style:family="text">
      <style:text-properties officeooo:rsid="0cf743e2"/>
    </style:style>
    <style:style style:name="T1549" style:family="text">
      <style:text-properties officeooo:rsid="0cf7cd50"/>
    </style:style>
    <style:style style:name="T1550" style:family="text">
      <style:text-properties officeooo:rsid="0cf98c2a"/>
    </style:style>
    <style:style style:name="T1551" style:family="text">
      <style:text-properties officeooo:rsid="0cfb93c6"/>
    </style:style>
    <style:style style:name="T1552" style:family="text">
      <style:text-properties officeooo:rsid="0cfe5efc"/>
    </style:style>
    <style:style style:name="T1553" style:family="text">
      <style:text-properties officeooo:rsid="0cff8911"/>
    </style:style>
    <style:style style:name="T1554" style:family="text">
      <style:text-properties officeooo:rsid="0d04f404"/>
    </style:style>
    <style:style style:name="T1555" style:family="text">
      <style:text-properties officeooo:rsid="0d066e04"/>
    </style:style>
    <style:style style:name="T1556" style:family="text">
      <style:text-properties officeooo:rsid="0d0727b1"/>
    </style:style>
    <style:style style:name="T1557" style:family="text">
      <style:text-properties officeooo:rsid="0d0a8155"/>
    </style:style>
    <style:style style:name="T1558" style:family="text">
      <style:text-properties officeooo:rsid="0d0aff24"/>
    </style:style>
    <style:style style:name="T1559" style:family="text">
      <style:text-properties officeooo:rsid="0d0c7940"/>
    </style:style>
    <style:style style:name="T1560" style:family="text">
      <style:text-properties officeooo:rsid="0d0dbe43"/>
    </style:style>
    <style:style style:name="T1561" style:family="text">
      <style:text-properties officeooo:rsid="0d0f564c"/>
    </style:style>
    <style:style style:name="T1562" style:family="text">
      <style:text-properties officeooo:rsid="0d12d740"/>
    </style:style>
    <style:style style:name="T1563" style:family="text">
      <style:text-properties officeooo:rsid="0d144030"/>
    </style:style>
    <style:style style:name="T1564" style:family="text">
      <style:text-properties officeooo:rsid="0d148751"/>
    </style:style>
    <style:style style:name="T1565" style:family="text">
      <style:text-properties officeooo:rsid="0d1a0090"/>
    </style:style>
    <style:style style:name="T1566" style:family="text">
      <style:text-properties officeooo:rsid="0d1d6138"/>
    </style:style>
    <style:style style:name="T1567" style:family="text">
      <style:text-properties officeooo:rsid="0d1e0a8e"/>
    </style:style>
    <style:style style:name="T1568" style:family="text">
      <style:text-properties officeooo:rsid="0d21a83f"/>
    </style:style>
    <style:style style:name="T1569" style:family="text">
      <style:text-properties officeooo:rsid="0d22de60"/>
    </style:style>
    <style:style style:name="T1570" style:family="text">
      <style:text-properties officeooo:rsid="0d243b50"/>
    </style:style>
    <style:style style:name="T1571" style:family="text">
      <style:text-properties officeooo:rsid="0d26178e"/>
    </style:style>
    <style:style style:name="T1572" style:family="text">
      <style:text-properties officeooo:rsid="0d28e666"/>
    </style:style>
    <style:style style:name="T1573" style:family="text">
      <style:text-properties officeooo:rsid="0d292aaa"/>
    </style:style>
    <style:style style:name="T1574" style:family="text">
      <style:text-properties officeooo:rsid="0d2a7e61"/>
    </style:style>
    <style:style style:name="T1575" style:family="text">
      <style:text-properties officeooo:rsid="0d2b2c2e"/>
    </style:style>
    <style:style style:name="T1576" style:family="text">
      <style:text-properties officeooo:rsid="0d2b7d13"/>
    </style:style>
    <style:style style:name="T1577" style:family="text">
      <style:text-properties officeooo:rsid="0d2bd44d"/>
    </style:style>
    <style:style style:name="T1578" style:family="text">
      <style:text-properties officeooo:rsid="0d2cc923"/>
    </style:style>
    <style:style style:name="T1579" style:family="text">
      <style:text-properties officeooo:rsid="0d2d1c3f"/>
    </style:style>
    <style:style style:name="T1580" style:family="text">
      <style:text-properties officeooo:rsid="0d2e8619"/>
    </style:style>
    <style:style style:name="T1581" style:family="text">
      <style:text-properties officeooo:rsid="0d3051bd"/>
    </style:style>
    <style:style style:name="T1582" style:family="text">
      <style:text-properties officeooo:rsid="0d319fa1"/>
    </style:style>
    <style:style style:name="T1583" style:family="text">
      <style:text-properties officeooo:rsid="0d3506f3"/>
    </style:style>
    <style:style style:name="T1584" style:family="text">
      <style:text-properties officeooo:rsid="0d35ae95"/>
    </style:style>
    <style:style style:name="T1585" style:family="text">
      <style:text-properties officeooo:rsid="0d376cfb"/>
    </style:style>
    <style:style style:name="T1586" style:family="text">
      <style:text-properties officeooo:rsid="0d39f095"/>
    </style:style>
    <style:style style:name="T1587" style:family="text">
      <style:text-properties officeooo:rsid="0d3be0c6"/>
    </style:style>
    <style:style style:name="T1588" style:family="text">
      <style:text-properties officeooo:rsid="0d3d9139"/>
    </style:style>
    <style:style style:name="T1589" style:family="text">
      <style:text-properties officeooo:rsid="0d40f4d9"/>
    </style:style>
    <style:style style:name="T1590" style:family="text">
      <style:text-properties officeooo:rsid="0d415238"/>
    </style:style>
    <style:style style:name="T1591" style:family="text">
      <style:text-properties officeooo:rsid="0d444910"/>
    </style:style>
    <style:style style:name="T1592" style:family="text">
      <style:text-properties officeooo:rsid="0d46982c"/>
    </style:style>
    <style:style style:name="T1593" style:family="text">
      <style:text-properties officeooo:rsid="0d476466"/>
    </style:style>
    <style:style style:name="T1594" style:family="text">
      <style:text-properties officeooo:rsid="0d48be2c"/>
    </style:style>
    <style:style style:name="T1595" style:family="text">
      <style:text-properties officeooo:rsid="0d497614"/>
    </style:style>
    <style:style style:name="T1596" style:family="text">
      <style:text-properties officeooo:rsid="0d4b68d2"/>
    </style:style>
    <style:style style:name="T1597" style:family="text">
      <style:text-properties officeooo:rsid="0d4d3b51"/>
    </style:style>
    <style:style style:name="T1598" style:family="text">
      <style:text-properties officeooo:rsid="0d4fbf53"/>
    </style:style>
    <style:style style:name="T1599" style:family="text">
      <style:text-properties officeooo:rsid="0d506102"/>
    </style:style>
    <style:style style:name="T1600" style:family="text">
      <style:text-properties officeooo:rsid="0d519fc9"/>
    </style:style>
    <style:style style:name="T1601" style:family="text">
      <style:text-properties officeooo:rsid="0d532229"/>
    </style:style>
    <style:style style:name="T1602" style:family="text">
      <style:text-properties officeooo:rsid="0d542e70"/>
    </style:style>
    <style:style style:name="T1603" style:family="text">
      <style:text-properties officeooo:rsid="0d594a28"/>
    </style:style>
    <style:style style:name="T1604" style:family="text">
      <style:text-properties officeooo:rsid="0d5e6c01"/>
    </style:style>
    <style:style style:name="T1605" style:family="text">
      <style:text-properties officeooo:rsid="0d5f8719"/>
    </style:style>
    <style:style style:name="T1606" style:family="text">
      <style:text-properties officeooo:rsid="0d620d00"/>
    </style:style>
    <style:style style:name="T1607" style:family="text">
      <style:text-properties officeooo:rsid="0d6307b6"/>
    </style:style>
    <style:style style:name="T1608" style:family="text">
      <style:text-properties officeooo:rsid="0d631b05"/>
    </style:style>
    <style:style style:name="T1609" style:family="text">
      <style:text-properties officeooo:rsid="0d6586bf"/>
    </style:style>
    <style:style style:name="T1610" style:family="text">
      <style:text-properties officeooo:rsid="0d67254b"/>
    </style:style>
    <style:style style:name="T1611" style:family="text">
      <style:text-properties officeooo:rsid="0d67d19b"/>
    </style:style>
    <style:style style:name="T1612" style:family="text">
      <style:text-properties officeooo:rsid="0d6b604b"/>
    </style:style>
    <style:style style:name="T1613" style:family="text">
      <style:text-properties officeooo:rsid="0d733e38"/>
    </style:style>
    <style:style style:name="T1614" style:family="text">
      <style:text-properties officeooo:rsid="0d812272"/>
    </style:style>
    <style:style style:name="T1615" style:family="text">
      <style:text-properties officeooo:rsid="0d833399"/>
    </style:style>
    <style:style style:name="T1616" style:family="text">
      <style:text-properties officeooo:rsid="0d84dfce"/>
    </style:style>
    <style:style style:name="T1617" style:family="text">
      <style:text-properties officeooo:rsid="0d873251"/>
    </style:style>
    <style:style style:name="T1618" style:family="text">
      <style:text-properties officeooo:rsid="0d8d6fbf"/>
    </style:style>
    <style:style style:name="T1619" style:family="text">
      <style:text-properties officeooo:rsid="0d8ec6e5"/>
    </style:style>
    <style:style style:name="T1620" style:family="text">
      <style:text-properties officeooo:rsid="0d8f2f4f"/>
    </style:style>
    <style:style style:name="T1621" style:family="text">
      <style:text-properties officeooo:rsid="0d9b3c16"/>
    </style:style>
    <style:style style:name="T1622" style:family="text">
      <style:text-properties officeooo:rsid="0d9d607c"/>
    </style:style>
    <style:style style:name="T1623" style:family="text">
      <style:text-properties officeooo:rsid="0da09703"/>
    </style:style>
    <style:style style:name="T1624" style:family="text">
      <style:text-properties officeooo:rsid="0da5013f"/>
    </style:style>
    <style:style style:name="T1625" style:family="text">
      <style:text-properties officeooo:rsid="0da541f6"/>
    </style:style>
    <style:style style:name="T1626" style:family="text">
      <style:text-properties officeooo:rsid="0da7b30f"/>
    </style:style>
    <style:style style:name="T1627" style:family="text">
      <style:text-properties officeooo:rsid="0da991ce"/>
    </style:style>
    <style:style style:name="T1628" style:family="text">
      <style:text-properties officeooo:rsid="0db5c9b5"/>
    </style:style>
    <style:style style:name="T1629" style:family="text">
      <style:text-properties officeooo:rsid="0db63aa1"/>
    </style:style>
    <style:style style:name="T1630" style:family="text">
      <style:text-properties officeooo:rsid="0db826b8"/>
    </style:style>
    <style:style style:name="T1631" style:family="text">
      <style:text-properties officeooo:rsid="0dbc64e8"/>
    </style:style>
    <style:style style:name="T1632" style:family="text">
      <style:text-properties officeooo:rsid="0dc0ffa8"/>
    </style:style>
    <style:style style:name="T1633" style:family="text">
      <style:text-properties officeooo:rsid="0dc2b714"/>
    </style:style>
    <style:style style:name="T1634" style:family="text">
      <style:text-properties officeooo:rsid="0dc4126f"/>
    </style:style>
    <style:style style:name="T1635" style:family="text">
      <style:text-properties officeooo:rsid="0dc76595"/>
    </style:style>
    <style:style style:name="T1636" style:family="text">
      <style:text-properties officeooo:rsid="0dc87814"/>
    </style:style>
    <style:style style:name="T1637" style:family="text">
      <style:text-properties officeooo:rsid="0dca44b2"/>
    </style:style>
    <style:style style:name="T1638" style:family="text">
      <style:text-properties officeooo:rsid="0dcb35bb"/>
    </style:style>
    <style:style style:name="T1639" style:family="text">
      <style:text-properties officeooo:rsid="0dcd03fd"/>
    </style:style>
    <style:style style:name="T1640" style:family="text">
      <style:text-properties officeooo:rsid="0dceac17"/>
    </style:style>
    <style:style style:name="T1641" style:family="text">
      <style:text-properties officeooo:rsid="0ddcedef"/>
    </style:style>
    <style:style style:name="T1642" style:family="text">
      <style:text-properties officeooo:rsid="0de1f0f0"/>
    </style:style>
    <style:style style:name="T1643" style:family="text">
      <style:text-properties officeooo:rsid="0de3e5d8"/>
    </style:style>
    <style:style style:name="T1644" style:family="text">
      <style:text-properties officeooo:rsid="0de42b19"/>
    </style:style>
    <style:style style:name="T1645" style:family="text">
      <style:text-properties officeooo:rsid="0de60411"/>
    </style:style>
    <style:style style:name="T1646" style:family="text">
      <style:text-properties officeooo:rsid="0de68e1f"/>
    </style:style>
    <style:style style:name="T1647" style:family="text">
      <style:text-properties officeooo:rsid="0de692c2"/>
    </style:style>
    <style:style style:name="T1648" style:family="text">
      <style:text-properties officeooo:rsid="0de79926"/>
    </style:style>
    <style:style style:name="T1649" style:family="text">
      <style:text-properties officeooo:rsid="0de79bb2"/>
    </style:style>
    <style:style style:name="T1650" style:family="text">
      <style:text-properties officeooo:rsid="0de81f39"/>
    </style:style>
    <style:style style:name="T1651" style:family="text">
      <style:text-properties officeooo:rsid="0de97b84"/>
    </style:style>
    <style:style style:name="T1652" style:family="text">
      <style:text-properties officeooo:rsid="0dea9241"/>
    </style:style>
    <style:style style:name="T1653" style:family="text">
      <style:text-properties officeooo:rsid="0dec26e0"/>
    </style:style>
    <style:style style:name="T1654" style:family="text">
      <style:text-properties officeooo:rsid="0dee128d"/>
    </style:style>
    <style:style style:name="T1655" style:family="text">
      <style:text-properties officeooo:rsid="0df23fbb"/>
    </style:style>
    <style:style style:name="T1656" style:family="text">
      <style:text-properties officeooo:rsid="0df37ff5"/>
    </style:style>
    <style:style style:name="T1657" style:family="text">
      <style:text-properties officeooo:rsid="0df72512"/>
    </style:style>
    <style:style style:name="T1658" style:family="text">
      <style:text-properties officeooo:rsid="0df787a5"/>
    </style:style>
    <style:style style:name="T1659" style:family="text">
      <style:text-properties officeooo:rsid="0df7d806"/>
    </style:style>
    <style:style style:name="T1660" style:family="text">
      <style:text-properties officeooo:rsid="0df8b60e"/>
    </style:style>
    <style:style style:name="T1661" style:family="text">
      <style:text-properties officeooo:rsid="0dfd456d"/>
    </style:style>
    <style:style style:name="T1662" style:family="text">
      <style:text-properties officeooo:rsid="0dfe038c"/>
    </style:style>
    <style:style style:name="T1663" style:family="text">
      <style:text-properties officeooo:rsid="0dfe4922"/>
    </style:style>
    <style:style style:name="T1664" style:family="text">
      <style:text-properties officeooo:rsid="0dfed179"/>
    </style:style>
    <style:style style:name="T1665" style:family="text">
      <style:text-properties officeooo:rsid="0e00911d"/>
    </style:style>
    <style:style style:name="T1666" style:family="text">
      <style:text-properties officeooo:rsid="0e03a3fe"/>
    </style:style>
    <style:style style:name="T1667" style:family="text">
      <style:text-properties officeooo:rsid="0e0525c7"/>
    </style:style>
    <style:style style:name="T1668" style:family="text">
      <style:text-properties officeooo:rsid="0e071731"/>
    </style:style>
    <style:style style:name="T1669" style:family="text">
      <style:text-properties officeooo:rsid="0e078d38"/>
    </style:style>
    <style:style style:name="T1670" style:family="text">
      <style:text-properties officeooo:rsid="0e0905d3"/>
    </style:style>
    <style:style style:name="T1671" style:family="text">
      <style:text-properties officeooo:rsid="0e0cb67b"/>
    </style:style>
    <style:style style:name="T1672" style:family="text">
      <style:text-properties officeooo:rsid="0e0e7c34"/>
    </style:style>
    <style:style style:name="T1673" style:family="text">
      <style:text-properties officeooo:rsid="0e0f13a6"/>
    </style:style>
    <style:style style:name="T1674" style:family="text">
      <style:text-properties officeooo:rsid="0e0f556f"/>
    </style:style>
    <style:style style:name="T1675" style:family="text">
      <style:text-properties officeooo:rsid="0e10fac2"/>
    </style:style>
    <style:style style:name="T1676" style:family="text">
      <style:text-properties officeooo:rsid="0e1751aa"/>
    </style:style>
    <style:style style:name="T1677" style:family="text">
      <style:text-properties officeooo:rsid="0e182e7d"/>
    </style:style>
    <style:style style:name="T1678" style:family="text">
      <style:text-properties officeooo:rsid="0e19d128"/>
    </style:style>
    <style:style style:name="T1679" style:family="text">
      <style:text-properties officeooo:rsid="0e1bf02f"/>
    </style:style>
    <style:style style:name="T1680" style:family="text">
      <style:text-properties officeooo:rsid="0e1da8d3"/>
    </style:style>
    <style:style style:name="T1681" style:family="text">
      <style:text-properties officeooo:rsid="0e1ed751"/>
    </style:style>
    <style:style style:name="T1682" style:family="text">
      <style:text-properties officeooo:rsid="0e233622"/>
    </style:style>
    <style:style style:name="T1683" style:family="text">
      <style:text-properties officeooo:rsid="0e23f3b9"/>
    </style:style>
    <style:style style:name="T1684" style:family="text">
      <style:text-properties officeooo:rsid="0e288940"/>
    </style:style>
    <style:style style:name="T1685" style:family="text">
      <style:text-properties officeooo:rsid="0e28a71a"/>
    </style:style>
    <style:style style:name="T1686" style:family="text">
      <style:text-properties officeooo:rsid="0e2a5a96"/>
    </style:style>
    <style:style style:name="T1687" style:family="text">
      <style:text-properties officeooo:rsid="0e2cf016"/>
    </style:style>
    <style:style style:name="T1688" style:family="text">
      <style:text-properties officeooo:rsid="0e2d7fbe"/>
    </style:style>
    <style:style style:name="T1689" style:family="text">
      <style:text-properties officeooo:rsid="0e2e2106"/>
    </style:style>
    <style:style style:name="T1690" style:family="text">
      <style:text-properties officeooo:rsid="0e308e1e"/>
    </style:style>
    <style:style style:name="T1691" style:family="text">
      <style:text-properties officeooo:rsid="0e30de5c"/>
    </style:style>
    <style:style style:name="T1692" style:family="text">
      <style:text-properties officeooo:rsid="0e336f63"/>
    </style:style>
    <style:style style:name="T1693" style:family="text">
      <style:text-properties officeooo:rsid="0e344e37"/>
    </style:style>
    <style:style style:name="T1694" style:family="text">
      <style:text-properties officeooo:rsid="0e34f6a9"/>
    </style:style>
    <style:style style:name="T1695" style:family="text">
      <style:text-properties officeooo:rsid="0e36bcce"/>
    </style:style>
    <style:style style:name="T1696" style:family="text">
      <style:text-properties officeooo:rsid="0e38a8ac"/>
    </style:style>
    <style:style style:name="T1697" style:family="text">
      <style:text-properties officeooo:rsid="0e3a92a6"/>
    </style:style>
    <style:style style:name="T1698" style:family="text">
      <style:text-properties officeooo:rsid="0e3b0b4b"/>
    </style:style>
    <style:style style:name="T1699" style:family="text">
      <style:text-properties officeooo:rsid="0e3b5f6a"/>
    </style:style>
    <style:style style:name="T1700" style:family="text">
      <style:text-properties officeooo:rsid="0e3e525b"/>
    </style:style>
    <style:style style:name="T1701" style:family="text">
      <style:text-properties officeooo:rsid="0e3f41b3"/>
    </style:style>
    <style:style style:name="T1702" style:family="text">
      <style:text-properties officeooo:rsid="0e448729"/>
    </style:style>
    <style:style style:name="T1703" style:family="text">
      <style:text-properties officeooo:rsid="0e456c6d"/>
    </style:style>
    <style:style style:name="T1704" style:family="text">
      <style:text-properties officeooo:rsid="0e48d8d2"/>
    </style:style>
    <style:style style:name="T1705" style:family="text">
      <style:text-properties officeooo:rsid="0e4acdb4"/>
    </style:style>
    <style:style style:name="T1706" style:family="text">
      <style:text-properties officeooo:rsid="0e4d295b"/>
    </style:style>
    <style:style style:name="T1707" style:family="text">
      <style:text-properties officeooo:rsid="0e4f471b"/>
    </style:style>
    <style:style style:name="T1708" style:family="text">
      <style:text-properties officeooo:rsid="0e508cd5"/>
    </style:style>
    <style:style style:name="T1709" style:family="text">
      <style:text-properties officeooo:rsid="0e556684"/>
    </style:style>
    <style:style style:name="T1710" style:family="text">
      <style:text-properties officeooo:rsid="0e5740b3"/>
    </style:style>
    <style:style style:name="T1711" style:family="text">
      <style:text-properties officeooo:rsid="0e575454"/>
    </style:style>
    <style:style style:name="T1712" style:family="text">
      <style:text-properties officeooo:rsid="0e58a960"/>
    </style:style>
    <style:style style:name="T1713" style:family="text">
      <style:text-properties officeooo:rsid="0e5c125f"/>
    </style:style>
    <style:style style:name="T1714" style:family="text">
      <style:text-properties officeooo:rsid="0e5c8c6f"/>
    </style:style>
    <style:style style:name="T1715" style:family="text">
      <style:text-properties officeooo:rsid="0e61eee5"/>
    </style:style>
    <style:style style:name="T1716" style:family="text">
      <style:text-properties officeooo:rsid="0e64cfbc"/>
    </style:style>
    <style:style style:name="T1717" style:family="text">
      <style:text-properties officeooo:rsid="0e680f3d"/>
    </style:style>
    <style:style style:name="T1718" style:family="text">
      <style:text-properties officeooo:rsid="0e6828ba"/>
    </style:style>
    <style:style style:name="T1719" style:family="text">
      <style:text-properties officeooo:rsid="0e685a5a"/>
    </style:style>
    <style:style style:name="T1720" style:family="text">
      <style:text-properties officeooo:rsid="0e690501"/>
    </style:style>
    <style:style style:name="T1721" style:family="text">
      <style:text-properties officeooo:rsid="0e6932b5"/>
    </style:style>
    <style:style style:name="T1722" style:family="text">
      <style:text-properties officeooo:rsid="0e6ae4c4"/>
    </style:style>
    <style:style style:name="T1723" style:family="text">
      <style:text-properties officeooo:rsid="0e6c1324"/>
    </style:style>
    <style:style style:name="T1724" style:family="text">
      <style:text-properties officeooo:rsid="0e7084c5"/>
    </style:style>
    <style:style style:name="T1725" style:family="text">
      <style:text-properties officeooo:rsid="0e73f525"/>
    </style:style>
    <style:style style:name="T1726" style:family="text">
      <style:text-properties officeooo:rsid="0e784916"/>
    </style:style>
    <style:style style:name="T1727" style:family="text">
      <style:text-properties officeooo:rsid="0e79e90b"/>
    </style:style>
    <style:style style:name="T1728" style:family="text">
      <style:text-properties officeooo:rsid="0e7b78c0"/>
    </style:style>
    <style:style style:name="T1729" style:family="text">
      <style:text-properties officeooo:rsid="0e7c0e63"/>
    </style:style>
    <style:style style:name="T1730" style:family="text">
      <style:text-properties officeooo:rsid="0e7d8a01"/>
    </style:style>
    <style:style style:name="T1731" style:family="text">
      <style:text-properties officeooo:rsid="0e7f05d5"/>
    </style:style>
    <style:style style:name="T1732" style:family="text">
      <style:text-properties officeooo:rsid="0e812c4f"/>
    </style:style>
    <style:style style:name="T1733" style:family="text">
      <style:text-properties officeooo:rsid="0e822ae8"/>
    </style:style>
    <style:style style:name="T1734" style:family="text">
      <style:text-properties officeooo:rsid="0e83ba5c"/>
    </style:style>
    <style:style style:name="T1735" style:family="text">
      <style:text-properties officeooo:rsid="0e84cb07"/>
    </style:style>
    <style:style style:name="T1736" style:family="text">
      <style:text-properties officeooo:rsid="0e862797"/>
    </style:style>
    <style:style style:name="T1737" style:family="text">
      <style:text-properties officeooo:rsid="0e87a071"/>
    </style:style>
    <style:style style:name="T1738" style:family="text">
      <style:text-properties officeooo:rsid="0e886194"/>
    </style:style>
    <style:style style:name="T1739" style:family="text">
      <style:text-properties officeooo:rsid="0e88ec4d"/>
    </style:style>
    <style:style style:name="T1740" style:family="text">
      <style:text-properties officeooo:rsid="0e8db29b"/>
    </style:style>
    <style:style style:name="T1741" style:family="text">
      <style:text-properties officeooo:rsid="0e8e89cb"/>
    </style:style>
    <style:style style:name="T1742" style:family="text">
      <style:text-properties officeooo:rsid="0e8fa9a8"/>
    </style:style>
    <style:style style:name="T1743" style:family="text">
      <style:text-properties officeooo:rsid="0e926f59"/>
    </style:style>
    <style:style style:name="T1744" style:family="text">
      <style:text-properties officeooo:rsid="0e94092d"/>
    </style:style>
    <style:style style:name="T1745" style:family="text">
      <style:text-properties officeooo:rsid="0e94908b"/>
    </style:style>
    <style:style style:name="T1746" style:family="text">
      <style:text-properties officeooo:rsid="0e9550ae"/>
    </style:style>
    <style:style style:name="T1747" style:family="text">
      <style:text-properties officeooo:rsid="0e960989"/>
    </style:style>
    <style:style style:name="T1748" style:family="text">
      <style:text-properties officeooo:rsid="0e97448e"/>
    </style:style>
    <style:style style:name="T1749" style:family="text">
      <style:text-properties officeooo:rsid="0e98c894"/>
    </style:style>
    <style:style style:name="T1750" style:family="text">
      <style:text-properties officeooo:rsid="0e9a2304"/>
    </style:style>
    <style:style style:name="T1751" style:family="text">
      <style:text-properties officeooo:rsid="0e9b251c"/>
    </style:style>
    <style:style style:name="T1752" style:family="text">
      <style:text-properties officeooo:rsid="0ea26c46"/>
    </style:style>
    <style:style style:name="T1753" style:family="text">
      <style:text-properties officeooo:rsid="0ea50bb2"/>
    </style:style>
    <style:style style:name="T1754" style:family="text">
      <style:text-properties officeooo:rsid="0ea570b6"/>
    </style:style>
    <style:style style:name="T1755" style:family="text">
      <style:text-properties officeooo:rsid="0ea7c23b"/>
    </style:style>
    <style:style style:name="T1756" style:family="text">
      <style:text-properties officeooo:rsid="0ea94f85"/>
    </style:style>
    <style:style style:name="T1757" style:family="text">
      <style:text-properties officeooo:rsid="0eb27f30"/>
    </style:style>
    <style:style style:name="T1758" style:family="text">
      <style:text-properties officeooo:rsid="0eb85a04"/>
    </style:style>
    <style:style style:name="T1759" style:family="text">
      <style:text-properties officeooo:rsid="0eb8b68b"/>
    </style:style>
    <style:style style:name="T1760" style:family="text">
      <style:text-properties officeooo:rsid="0eba4134"/>
    </style:style>
    <style:style style:name="T1761" style:family="text">
      <style:text-properties officeooo:rsid="0ebd9309"/>
    </style:style>
    <style:style style:name="T1762" style:family="text">
      <style:text-properties officeooo:rsid="0ec0103f"/>
    </style:style>
    <style:style style:name="T1763" style:family="text">
      <style:text-properties officeooo:rsid="0ec04adc"/>
    </style:style>
    <style:style style:name="T1764" style:family="text">
      <style:text-properties officeooo:rsid="0ec16dd4"/>
    </style:style>
    <style:style style:name="T1765" style:family="text">
      <style:text-properties officeooo:rsid="0ec3e444"/>
    </style:style>
    <style:style style:name="T1766" style:family="text">
      <style:text-properties officeooo:rsid="0ec4ff1d"/>
    </style:style>
    <style:style style:name="T1767" style:family="text">
      <style:text-properties officeooo:rsid="0ec639b7"/>
    </style:style>
    <style:style style:name="T1768" style:family="text">
      <style:text-properties officeooo:rsid="0ec6e52d"/>
    </style:style>
    <style:style style:name="T1769" style:family="text">
      <style:text-properties officeooo:rsid="0ecb2199"/>
    </style:style>
    <style:style style:name="T1770" style:family="text">
      <style:text-properties officeooo:rsid="0eccabef"/>
    </style:style>
    <style:style style:name="T1771" style:family="text">
      <style:text-properties officeooo:rsid="0ece770f"/>
    </style:style>
    <style:style style:name="T1772" style:family="text">
      <style:text-properties officeooo:rsid="0eced2c1"/>
    </style:style>
    <style:style style:name="T1773" style:family="text">
      <style:text-properties officeooo:rsid="0ed5075c"/>
    </style:style>
    <style:style style:name="T1774" style:family="text">
      <style:text-properties officeooo:rsid="0ed5af72"/>
    </style:style>
    <style:style style:name="T1775" style:family="text">
      <style:text-properties officeooo:rsid="0ed97b3a"/>
    </style:style>
    <style:style style:name="T1776" style:family="text">
      <style:text-properties officeooo:rsid="0ededbe5"/>
    </style:style>
    <style:style style:name="T1777" style:family="text">
      <style:text-properties officeooo:rsid="0ee2dd03"/>
    </style:style>
    <style:style style:name="T1778" style:family="text">
      <style:text-properties officeooo:rsid="0ee58d8c"/>
    </style:style>
    <style:style style:name="T1779" style:family="text">
      <style:text-properties officeooo:rsid="0ee597c2"/>
    </style:style>
    <style:style style:name="T1780" style:family="text">
      <style:text-properties officeooo:rsid="0ee6fe1f"/>
    </style:style>
    <style:style style:name="T1781" style:family="text">
      <style:text-properties officeooo:rsid="0eed8af0"/>
    </style:style>
    <style:style style:name="T1782" style:family="text">
      <style:text-properties officeooo:rsid="0eee7e3d"/>
    </style:style>
    <style:style style:name="T1783" style:family="text">
      <style:text-properties officeooo:rsid="0ef11f15"/>
    </style:style>
    <style:style style:name="T1784" style:family="text">
      <style:text-properties officeooo:rsid="0ef89795"/>
    </style:style>
    <style:style style:name="T1785" style:family="text">
      <style:text-properties officeooo:rsid="0efaafbb"/>
    </style:style>
    <style:style style:name="T1786" style:family="text">
      <style:text-properties officeooo:rsid="0efb41cf"/>
    </style:style>
    <style:style style:name="T1787" style:family="text">
      <style:text-properties officeooo:rsid="0efb8452"/>
    </style:style>
    <style:style style:name="T1788" style:family="text">
      <style:text-properties officeooo:rsid="0efbdaeb"/>
    </style:style>
    <style:style style:name="T1789" style:family="text">
      <style:text-properties officeooo:rsid="0efdf4c3"/>
    </style:style>
    <style:style style:name="T1790" style:family="text">
      <style:text-properties officeooo:rsid="0effa1b9"/>
    </style:style>
    <style:style style:name="T1791" style:family="text">
      <style:text-properties officeooo:rsid="0f009cf5"/>
    </style:style>
    <style:style style:name="T1792" style:family="text">
      <style:text-properties officeooo:rsid="0f02746f"/>
    </style:style>
    <style:style style:name="T1793" style:family="text">
      <style:text-properties officeooo:rsid="0f041296"/>
    </style:style>
    <style:style style:name="T1794" style:family="text">
      <style:text-properties officeooo:rsid="0f07c41a"/>
    </style:style>
    <style:style style:name="T1795" style:family="text">
      <style:text-properties officeooo:rsid="0f0ad6db"/>
    </style:style>
    <style:style style:name="T1796" style:family="text">
      <style:text-properties officeooo:rsid="0f0c5e45"/>
    </style:style>
    <style:style style:name="T1797" style:family="text">
      <style:text-properties officeooo:rsid="0f10db66"/>
    </style:style>
    <style:style style:name="T1798" style:family="text">
      <style:text-properties officeooo:rsid="0f128600"/>
    </style:style>
    <style:style style:name="T1799" style:family="text">
      <style:text-properties officeooo:rsid="0f1787a1"/>
    </style:style>
    <style:style style:name="T1800" style:family="text">
      <style:text-properties officeooo:rsid="0f184154"/>
    </style:style>
    <style:style style:name="T1801" style:family="text">
      <style:text-properties officeooo:rsid="0f18fd30"/>
    </style:style>
    <style:style style:name="T1802" style:family="text">
      <style:text-properties officeooo:rsid="0f1a26b1"/>
    </style:style>
    <style:style style:name="T1803" style:family="text">
      <style:text-properties officeooo:rsid="0f1ceb96"/>
    </style:style>
    <style:style style:name="T1804" style:family="text">
      <style:text-properties officeooo:rsid="0f1dad41"/>
    </style:style>
    <style:style style:name="T1805" style:family="text">
      <style:text-properties officeooo:rsid="0f1ef306"/>
    </style:style>
    <style:style style:name="T1806" style:family="text">
      <style:text-properties officeooo:rsid="0f1fb8c7"/>
    </style:style>
    <style:style style:name="T1807" style:family="text">
      <style:text-properties officeooo:rsid="0f216439"/>
    </style:style>
    <style:style style:name="T1808" style:family="text">
      <style:text-properties officeooo:rsid="0f23426f"/>
    </style:style>
    <style:style style:name="T1809" style:family="text">
      <style:text-properties officeooo:rsid="0f26af33"/>
    </style:style>
    <style:style style:name="T1810" style:family="text">
      <style:text-properties officeooo:rsid="0f2b7251"/>
    </style:style>
    <style:style style:name="T1811" style:family="text">
      <style:text-properties officeooo:rsid="0f2c9771"/>
    </style:style>
    <style:style style:name="T1812" style:family="text">
      <style:text-properties officeooo:rsid="0f2db536"/>
    </style:style>
    <style:style style:name="T1813" style:family="text">
      <style:text-properties officeooo:rsid="0f2e6fea"/>
    </style:style>
    <style:style style:name="T1814" style:family="text">
      <style:text-properties officeooo:rsid="0f2f8c2f"/>
    </style:style>
    <style:style style:name="T1815" style:family="text">
      <style:text-properties officeooo:rsid="0bc4ab9e"/>
    </style:style>
    <style:style style:name="T1816" style:family="text">
      <style:text-properties officeooo:rsid="0f30b818"/>
    </style:style>
    <style:style style:name="T1817" style:family="text">
      <style:text-properties officeooo:rsid="0f33b0b5"/>
    </style:style>
    <style:style style:name="T1818" style:family="text">
      <style:text-properties officeooo:rsid="0f35292a"/>
    </style:style>
    <style:style style:name="T1819" style:family="text">
      <style:text-properties officeooo:rsid="0f36fbdb"/>
    </style:style>
    <style:style style:name="T1820" style:family="text">
      <style:text-properties officeooo:rsid="0f3c73fc"/>
    </style:style>
    <style:style style:name="T1821" style:family="text">
      <style:text-properties officeooo:rsid="0f3e4972"/>
    </style:style>
    <style:style style:name="T1822" style:family="text">
      <style:text-properties officeooo:rsid="0f451189"/>
    </style:style>
    <style:style style:name="T1823" style:family="text">
      <style:text-properties officeooo:rsid="0f46c99f"/>
    </style:style>
    <style:style style:name="T1824" style:family="text">
      <style:text-properties officeooo:rsid="0f478180"/>
    </style:style>
    <style:style style:name="T1825" style:family="text">
      <style:text-properties officeooo:rsid="0f4c52e2"/>
    </style:style>
    <style:style style:name="T1826" style:family="text">
      <style:text-properties officeooo:rsid="0f4fce3a"/>
    </style:style>
    <style:style style:name="T1827" style:family="text">
      <style:text-properties officeooo:rsid="0f503e94"/>
    </style:style>
    <style:style style:name="T1828" style:family="text">
      <style:text-properties officeooo:rsid="0f592efc"/>
    </style:style>
    <style:style style:name="T1829" style:family="text">
      <style:text-properties officeooo:rsid="0f5ef45b"/>
    </style:style>
    <style:style style:name="T1830" style:family="text">
      <style:text-properties officeooo:rsid="0f5fd87b"/>
    </style:style>
    <style:style style:name="T1831" style:family="text">
      <style:text-properties officeooo:rsid="0f641d42"/>
    </style:style>
    <style:style style:name="T1832" style:family="text">
      <style:text-properties officeooo:rsid="0f64aba3"/>
    </style:style>
    <style:style style:name="T1833" style:family="text">
      <style:text-properties officeooo:rsid="0f65f31b"/>
    </style:style>
    <style:style style:name="T1834" style:family="text">
      <style:text-properties officeooo:rsid="0f697b61"/>
    </style:style>
    <style:style style:name="T1835" style:family="text">
      <style:text-properties officeooo:rsid="0f6bdc6f"/>
    </style:style>
    <style:style style:name="T1836" style:family="text">
      <style:text-properties officeooo:rsid="0f6f331b"/>
    </style:style>
    <style:style style:name="T1837" style:family="text">
      <style:text-properties officeooo:rsid="0f6ffebe"/>
    </style:style>
    <style:style style:name="T1838" style:family="text">
      <style:text-properties officeooo:rsid="0f711e70"/>
    </style:style>
    <style:style style:name="T1839" style:family="text">
      <style:text-properties officeooo:rsid="0a0eac73"/>
    </style:style>
    <style:style style:name="T1840" style:family="text">
      <style:text-properties officeooo:rsid="0f740b34"/>
    </style:style>
    <style:style style:name="T1841" style:family="text">
      <style:text-properties officeooo:rsid="0f75502c"/>
    </style:style>
    <style:style style:name="T1842" style:family="text">
      <style:text-properties officeooo:rsid="0f76adee"/>
    </style:style>
    <style:style style:name="T1843" style:family="text">
      <style:text-properties officeooo:rsid="0f79ef88"/>
    </style:style>
    <style:style style:name="T1844" style:family="text">
      <style:text-properties officeooo:rsid="0f7b6689"/>
    </style:style>
    <style:style style:name="T1845" style:family="text">
      <style:text-properties officeooo:rsid="0f7c4388"/>
    </style:style>
    <style:style style:name="T1846" style:family="text">
      <style:text-properties officeooo:rsid="0f7cb130"/>
    </style:style>
    <style:style style:name="T1847" style:family="text">
      <style:text-properties officeooo:rsid="0f7f2853"/>
    </style:style>
    <style:style style:name="T1848" style:family="text">
      <style:text-properties officeooo:rsid="0f7f48b4"/>
    </style:style>
    <style:style style:name="T1849" style:family="text">
      <style:text-properties officeooo:rsid="0f7f7d78"/>
    </style:style>
    <style:style style:name="T1850" style:family="text">
      <style:text-properties officeooo:rsid="0f85284f"/>
    </style:style>
    <style:style style:name="T1851" style:family="text">
      <style:text-properties officeooo:rsid="0f86e3c7"/>
    </style:style>
    <style:style style:name="T1852" style:family="text">
      <style:text-properties officeooo:rsid="0f889e4c"/>
    </style:style>
    <style:style style:name="T1853" style:family="text">
      <style:text-properties officeooo:rsid="0f8bdc8c"/>
    </style:style>
    <style:style style:name="T1854" style:family="text">
      <style:text-properties officeooo:rsid="0f8f98af"/>
    </style:style>
    <style:style style:name="T1855" style:family="text">
      <style:text-properties officeooo:rsid="0f99c66e"/>
    </style:style>
    <style:style style:name="T1856" style:family="text">
      <style:text-properties officeooo:rsid="0f9dcdc1"/>
    </style:style>
    <style:style style:name="T1857" style:family="text">
      <style:text-properties officeooo:rsid="0f9fb36d"/>
    </style:style>
    <style:style style:name="T1858" style:family="text">
      <style:text-properties officeooo:rsid="0fa02ede"/>
    </style:style>
    <style:style style:name="T1859" style:family="text">
      <style:text-properties officeooo:rsid="0fa16066"/>
    </style:style>
    <style:style style:name="T1860" style:family="text">
      <style:text-properties officeooo:rsid="0fa398e2"/>
    </style:style>
    <style:style style:name="T1861" style:family="text">
      <style:text-properties officeooo:rsid="0fa5422f"/>
    </style:style>
    <style:style style:name="T1862" style:family="text">
      <style:text-properties officeooo:rsid="0faa0ba8"/>
    </style:style>
    <style:style style:name="T1863" style:family="text">
      <style:text-properties officeooo:rsid="0fac859d"/>
    </style:style>
    <style:style style:name="T1864" style:family="text">
      <style:text-properties officeooo:rsid="0fada30a"/>
    </style:style>
    <style:style style:name="T1865" style:family="text">
      <style:text-properties officeooo:rsid="0faf9fc1"/>
    </style:style>
    <style:style style:name="T1866" style:family="text">
      <style:text-properties officeooo:rsid="0fb07609"/>
    </style:style>
    <style:style style:name="T1867" style:family="text">
      <style:text-properties officeooo:rsid="0fb1300e"/>
    </style:style>
    <style:style style:name="T1868" style:family="text">
      <style:text-properties officeooo:rsid="0fb30b6f"/>
    </style:style>
    <style:style style:name="T1869" style:family="text">
      <style:text-properties officeooo:rsid="0fb71fbc"/>
    </style:style>
    <style:style style:name="T1870" style:family="text">
      <style:text-properties officeooo:rsid="0fb8bec9"/>
    </style:style>
    <style:style style:name="T1871" style:family="text">
      <style:text-properties officeooo:rsid="0fb9f1a9"/>
    </style:style>
    <style:style style:name="T1872" style:family="text">
      <style:text-properties officeooo:rsid="0fba92e7"/>
    </style:style>
    <style:style style:name="T1873" style:family="text">
      <style:text-properties officeooo:rsid="0fbd1996"/>
    </style:style>
    <style:style style:name="T1874" style:family="text">
      <style:text-properties officeooo:rsid="0fbddcc8"/>
    </style:style>
    <style:style style:name="T1875" style:family="text">
      <style:text-properties officeooo:rsid="0fbe63b0"/>
    </style:style>
    <style:style style:name="T1876" style:family="text">
      <style:text-properties officeooo:rsid="0fbfba00"/>
    </style:style>
    <style:style style:name="T1877" style:family="text">
      <style:text-properties officeooo:rsid="0fc0eb06"/>
    </style:style>
    <style:style style:name="T1878" style:family="text">
      <style:text-properties officeooo:rsid="0fc1faae"/>
    </style:style>
    <style:style style:name="T1879" style:family="text">
      <style:text-properties officeooo:rsid="0fc4f70b"/>
    </style:style>
    <style:style style:name="T1880" style:family="text">
      <style:text-properties officeooo:rsid="0fc8627e"/>
    </style:style>
    <style:style style:name="T1881" style:family="text">
      <style:text-properties officeooo:rsid="0fc9fb86"/>
    </style:style>
    <style:style style:name="T1882" style:family="text">
      <style:text-properties officeooo:rsid="0fcad7f2"/>
    </style:style>
    <style:style style:name="T1883" style:family="text">
      <style:text-properties officeooo:rsid="0fcd65ab"/>
    </style:style>
    <style:style style:name="T1884" style:family="text">
      <style:text-properties officeooo:rsid="0fd1af1b"/>
    </style:style>
    <style:style style:name="T1885" style:family="text">
      <style:text-properties officeooo:rsid="0fd39f9b"/>
    </style:style>
    <style:style style:name="T1886" style:family="text">
      <style:text-properties officeooo:rsid="0fd8329d"/>
    </style:style>
    <style:style style:name="T1887" style:family="text">
      <style:text-properties officeooo:rsid="0fd9c186"/>
    </style:style>
    <style:style style:name="T1888" style:family="text">
      <style:text-properties officeooo:rsid="0fda7f5f"/>
    </style:style>
    <style:style style:name="T1889" style:family="text">
      <style:text-properties officeooo:rsid="0fdb8262"/>
    </style:style>
    <style:style style:name="T1890" style:family="text">
      <style:text-properties officeooo:rsid="0fdc9e32"/>
    </style:style>
    <style:style style:name="T1891" style:family="text">
      <style:text-properties officeooo:rsid="0fde315b"/>
    </style:style>
    <style:style style:name="T1892" style:family="text">
      <style:text-properties officeooo:rsid="0fde7b52"/>
    </style:style>
    <style:style style:name="T1893" style:family="text">
      <style:text-properties officeooo:rsid="0fe23c64"/>
    </style:style>
    <style:style style:name="T1894" style:family="text">
      <style:text-properties officeooo:rsid="0fe52187"/>
    </style:style>
    <style:style style:name="T1895" style:family="text">
      <style:text-properties officeooo:rsid="0fe5c9f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93"><text:span text:style-name="T1433">Памяти</text:span> Никлаус<text:span text:style-name="T1433">а</text:span> Вирт<text:span text:style-name="T143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60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5">Алфавит языка включает в себя:</text:p>
      <text:list xml:id="list689060989" text:style-name="L1">
        <text:list-item>
          <text:p text:style-name="P800">пробельные символы: пробел, табуляция, возврат каретки, перевод строки;</text:p>
        </text:list-item>
        <text:list-item>
          <text:p text:style-name="P799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801">буквы кириллицы: <text:span text:style-name="Source_20_Text">А-Я</text:span> и <text:span text:style-name="Source_20_Text">а-я</text:span>;</text:p>
        </text:list-item>
        <text:list-item>
          <text:p text:style-name="P801">арабские цифры: <text:span text:style-name="Source_20_Text">0-9</text:span>;</text:p>
        </text:list-item>
        <text:list-item>
          <text:p text:style-name="P799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91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92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7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2340535351" text:style-name="L2">
        <text:list-item>
          <text:p text:style-name="P802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802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7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8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6">В языке Клаус <text:span text:style-name="T1105">есть</text:span> следующие виды лексических единиц:</text:p>
      <text:list xml:id="list1224425661" text:style-name="L3">
        <text:list-item>
          <text:p text:style-name="P804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8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803"><text:span text:style-name="T1">Идентификатор</text:span> <text:span text:style-name="T1605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805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806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07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08"><text:span text:style-name="T1">Многострочный комментарий</text:span> — любой текст, начиная от <text:span text:style-name="T1793">комбинации символов</text:span> «<text:span text:style-name="Source_20_Text">/*</text:span>» и до ближайшей <text:span text:style-name="T1793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70"><text:span text:style-name="T1354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4">может использовать люб</text:span><text:span text:style-name="T40">ую</text:span><text:span text:style-name="T1354"> из перечисленных форм </text:span><text:span text:style-name="T43">по своему усмотрению</text:span><text:span text:style-name="T1354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4"><text:span text:style-name="T45">П</text:span><text:span text:style-name="T41">ример:</text:span></text:p>
      <text:p text:style-name="P371">типы<text:line-break/> <text:s text:c="3"/><text:span text:style-name="T741">с: строка;<text:line-break/> <text:s text:c="3"/>ц</text:span><text:span text:style-name="T1822">1, ц2</text:span><text:span text:style-name="T741">: цел</text:span><text:span text:style-name="T1822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70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71">бросить</text:p>
      <text:p text:style-name="P371">вв</text:p>
      <text:p text:style-name="P371">вернуть вернуться</text:p>
      <text:p text:style-name="P371">вх</text:p>
      <text:p text:style-name="P371">выбор</text:p>
      <text:p text:style-name="P371">вых</text:p>
      <text:p text:style-name="P371">да</text:p>
      <text:p text:style-name="P371">дальше</text:p>
      <text:p text:style-name="P371">для</text:p>
      <text:p text:style-name="P371">до</text:p>
      <text:p text:style-name="P371">дробное дробные дробных</text:p>
      <text:p text:style-name="P371">если</text:p>
      <text:p text:style-name="P371">есть</text:p>
      <text:p text:style-name="P371">завершить</text:p>
      <text:p text:style-name="P371">и</text:p>
      <text:p text:style-name="P371">из</text:p>
      <text:p text:style-name="P371"><text:soft-page-break/>или</text:p>
      <text:p text:style-name="P371">иначе</text:p>
      <text:p text:style-name="P371">исключение исключения</text:p>
      <text:p text:style-name="P371">каждый каждого каждой</text:p>
      <text:p text:style-name="P371">ключ</text:p>
      <text:p text:style-name="P371">когда</text:p>
      <text:p text:style-name="P371">константа константы</text:p>
      <text:p text:style-name="P371">либо</text:p>
      <text:p text:style-name="P371">логическое логические логических</text:p>
      <text:p text:style-name="P371">любой любая любое</text:p>
      <text:p text:style-name="P371">массив массивы массивов</text:p>
      <text:p text:style-name="P371">момент моменты моментов</text:p>
      <text:p text:style-name="P371">напоследок</text:p>
      <text:p text:style-name="P371">начало</text:p>
      <text:p text:style-name="P371">не</text:p>
      <text:p text:style-name="P371">нет</text:p>
      <text:p text:style-name="P371">нету</text:p>
      <text:p text:style-name="P371">ничего</text:p>
      <text:p text:style-name="P371">обратный</text:p>
      <text:p text:style-name="P371">объект объекты объектов</text:p>
      <text:p text:style-name="P371">окончание конец</text:p>
      <text:p text:style-name="P371">от</text:p>
      <text:p text:style-name="P371">ошибка</text:p>
      <text:p text:style-name="P371">переменная переменные</text:p>
      <text:p text:style-name="P371">пока</text:p>
      <text:p text:style-name="P371">прервать</text:p>
      <text:p text:style-name="P371">программа</text:p>
      <text:p text:style-name="P371">продолжить</text:p>
      <text:p text:style-name="P371">процедура</text:p>
      <text:p text:style-name="P371">пусто</text:p>
      <text:p text:style-name="P371">символ символы символов</text:p>
      <text:p text:style-name="P371">словарь словари словарей</text:p>
      <text:p text:style-name="P371">сообщение</text:p>
      <text:p text:style-name="P371">строка строки строк</text:p>
      <text:p text:style-name="P371">структура структуры структур</text:p>
      <text:p text:style-name="P371">тип типы</text:p>
      <text:p text:style-name="P371">то</text:p>
      <text:p text:style-name="P371">тогда</text:p>
      <text:p text:style-name="P371">точность</text:p>
      <text:p text:style-name="P371">функция</text:p>
      <text:p text:style-name="P371">целое целые целых</text:p>
      <text:p text:style-name="P371">цикл</text:p>
      <text:h text:style-name="Heading_20_1" text:outline-level="1">Структура <text:span text:style-name="T1051">исходного кода</text:span></text:h>
      <text:p text:style-name="P372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pan text:style-name="T1823">объявление</text:span><text:span text:style-name="T1046"> единственного параметра, принимаемого программой, который всегда должен быть </text:span><text:span text:style-name="T1823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3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8"><text:soft-page-break/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8"/>
      <text:p text:style-name="P488">программа Эхо(арг: массив строк);<text:line-break/>переменн<text:span text:style-name="T1356">ые</text:span><text:line-break/> <text:s text:c="3"/><text:span text:style-name="T1355">к</text:span>: целое;<text:line-break/> <text:s text:c="3"/>рзд: строка = "";<text:line-break/>начало<text:line-break/> <text:s text:c="3"/>для <text:span text:style-name="T1355">к</text:span> от 0 до длина(арг)-1 цикл начало<text:line-break/> <text:s text:c="7"/>вывести(рзд, арг[<text:span text:style-name="T1355">к</text:span>]);<text:line-break/> <text:s text:c="7"/>рзд := " ";<text:line-break/> <text:s text:c="3"/><text:span text:style-name="T1355">конец</text:span>;<text:line-break/> <text:s text:c="3"/>вывести(НС);<text:line-break/>окончание.</text:p>
      <text:p text:style-name="P37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5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6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77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8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7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9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4">обязательно должны быть указаны пустые круглые</text:span><text:span text:style-name="T1057"> </text:span>скобки.</text:p>
      <text:p text:style-name="P380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81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82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3">В Клаусе определено три режима передачи параметров в подпрограммы: входные, выходные и проходные параметры.</text:p>
      <text:p text:style-name="P384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4">В качестве входных параметров можно указывать переменные, константы, буквальные значения и выражения, включая вызовы функций.</text:p>
      <text:p text:style-name="P385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6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7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50">Для каждого из параметров можно указать несколько синоним</text:span><text:span text:style-name="T1851">ичных имён</text:span><text:span text:style-name="T1850">, разделив их знаком «</text:span><text:span text:style-name="Source_20_Text"><text:span text:style-name="T1850">/</text:span></text:span><text:span text:style-name="T1850">».</text:span></text:p>
      <text:p text:style-name="P38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87" text:outline-level="3"><text:span text:style-name="T1457">Предварительное</text:span> определение</text:h>
      <text:p text:style-name="P510">Предварительное определение подпрограммы представляет собой её заголовок, <text:span text:style-name="T1458">после которого вместо тела подпрограммы указано ключевое слово </text:span><text:span text:style-name="Source_20_Text"><text:span text:style-name="T1458">дальше</text:span></text:span><text:span text:style-name="T1458"> и знак «</text:span><text:span text:style-name="Source_20_Text"><text:span text:style-name="T1458">;</text:span></text:span><text:span text:style-name="T1458">».</text:span></text:p>
      <text:p text:style-name="Исходный_20_код">функция мояФункция(а, б: целое): дробное; дальше;</text:p>
      <text:p text:style-name="P511">Если в исходном коде дано такое предварительное определение, то <text:span text:style-name="T1461">в той же области видимости </text:span>ниже по тексту должно <text:span text:style-name="T1459">располагаться</text:span> полное определение этой подпрограммы, <text:span text:style-name="T1460">включая её тело, </text:span>причём заголовок должен точно совпадать с заголовком в предварительном определении.</text:p>
      <text:p text:style-name="P512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5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9">функция синус(х: дробное): дробное;<text:line-break/>начало<text:line-break/> <text:s text:c="3"/>вернуть sin(х);<text:line-break/>окончание;</text:p>
      <text:p text:style-name="P400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00"/>
      <text:p text:style-name="P400"><text:soft-page-break/><text:span text:style-name="T1065">тип Точка = структура<text:line-break/> <text:s text:c="3"/></text:span><text:span text:style-name="T1607">г</text:span><text:span text:style-name="T1065">, </text:span><text:span text:style-name="T1607">в</text:span><text:span text:style-name="T1065">: целое;<text:line-break/>конец;<text:line-break/><text:line-break/>функция </text:span><text:span text:style-name="T1606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07">г</text:span><text:span text:style-name="T1065"> := </text:span><text:span text:style-name="T1068">х</text:span><text:span text:style-name="T1065">;<text:line-break/> <text:s text:c="3"/>т.</text:span><text:span text:style-name="T1607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9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8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8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13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9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3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4">К области видимости основной программы относятся:</text:p>
      <text:list xml:id="list721870682" text:style-name="L4">
        <text:list-item>
          <text:p text:style-name="P809">Имя программы;</text:p>
        </text:list-item>
        <text:list-item>
          <text:p text:style-name="P809">Имя входного параметра программы, если он объявлен;</text:p>
        </text:list-item>
        <text:list-item>
          <text:p text:style-name="P809">Все имена, объявленные в области определений программы.</text:p>
        </text:list-item>
      </text:list>
      <text:p text:style-name="P395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397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1871824440" text:style-name="L5">
        <text:list-item>
          <text:p text:style-name="P810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811"><text:soft-page-break/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01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02">Имена, объявленные во вложенных областях видимости, никогда не видны из объемлющих областей.</text:p>
      <text:p text:style-name="P396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11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12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12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4">тип мойТип = массив целых;<text:line-break/> <text:s text:c="3"/>константа Пи = 3.1415926;<text:line-break/> <text:s text:c="3"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14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6">Объявление типа начинается с идентификатора <text:span text:style-name="T1375">(или нескольких идентификаторов, разделённых знаком «</text:span><text:span text:style-name="Source_20_Text"><text:span text:style-name="T1375">/</text:span></text:span><text:span text:style-name="T1375">»)</text:span>, за которым<text:span text:style-name="T1376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</text:span><text:soft-page-break/><text:span text:style-name="T1148"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19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499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497">Если в объявлении типа данных указано несколько идентификаторов <text:span text:style-name="T1377">через «</text:span><text:span text:style-name="Source_20_Text"><text:span text:style-name="T1377">/</text:span></text:span><text:span text:style-name="T1377">»</text:span>, то <text:span text:style-name="T1378">все </text:span>эти идентификаторы являются синонимами, <text:span text:style-name="T1379">т.е.</text:span> в исходном коде <text:span text:style-name="T1381">для улучшения читаемости </text:span>может использоваться любой из них, <text:span text:style-name="T1380">на усмотрение программиста</text:span>.</text:p>
      <text:p text:style-name="P496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17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20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4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8">Объявление <text:span text:style-name="T1156">константы</text:span> начинается с идентификатора <text:span text:style-name="T1375">(или нескольких идентификаторов, разделённых знаком «</text:span><text:span text:style-name="Source_20_Text"><text:span text:style-name="T1375">/</text:span></text:span><text:span text:style-name="T1375">»)</text:span>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627"><text:span text:style-name="T1815">Если </text:span><text:span text:style-name="T1816">для константы</text:span><text:span text:style-name="T1815"> указано несколько </text:span><text:span text:style-name="T1816">имён</text:span><text:span text:style-name="T1815"> </text:span><text:span text:style-name="T1377">через «</text:span><text:span text:style-name="Source_20_Text"><text:span text:style-name="T1377">/</text:span></text:span><text:span text:style-name="T1377">»</text:span><text:span text:style-name="T1815">, то </text:span><text:span text:style-name="T1378">все </text:span><text:span text:style-name="T1815">эти </text:span><text:span text:style-name="T1816">имена</text:span><text:span text:style-name="T1815"> являются синонимами, </text:span><text:span text:style-name="T1379">т.е.</text:span><text:span text:style-name="T1815"> в исходном коде </text:span><text:span text:style-name="T1381">для улучшения читаемости </text:span><text:span text:style-name="T1815">может использоваться любо</text:span><text:span text:style-name="T1816">е</text:span><text:span text:style-name="T1815"> из них, </text:span><text:span text:style-name="T1380">на усмотрение программиста</text:span><text:span text:style-name="T1815">.</text:span></text:p>
      <text:p text:style-name="P62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22"><text:span text:style-name="T1813">Если т</text:span>ип константы не указан явно, он определяется исходя из типа указанного буквального значения или выражения. <text:span text:style-name="T1813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23"><text:soft-page-break/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P629"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 <text:s text:c="3"/>прямойУгол = Пи / </text:span><text:span text:style-name="T1165">2;<text:line-break/> <text:s text:c="3"/></text:span><text:span text:style-name="T1814">т: Точка = {г = 10, в = 20};</text:span><text:line-break/><text:span text:style-name="T1160">начало<text:line-break/> <text:s text:c="3"/>ничего;<text:line-break/>окончание.</text:span></text:p>
      <text:h text:style-name="P666" text:outline-level="2">Определения <text:span text:style-name="T1170">переменных</text:span></text:h>
      <text:p text:style-name="P421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70">.</text:span></text:p>
      <text:p text:style-name="P424"><text:span text:style-name="T1171">Для переменных составных типов начальное значение </text:span><text:span text:style-name="T1179">не может быть указано</text:span>.</text:p>
      <text:p text:style-name="P413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3"><text:span text:style-name="T1175">Объявление</text:span> <text:span text:style-name="T1174">переменной</text:span> начинается с идентификатора <text:span text:style-name="T1174">или </text:span><text:span text:style-name="T1821">списка</text:span><text:span text:style-name="T1174"> идентификаторов, перечисленных через запятую — так можно объявить несколько однотипных переменных. </text:span><text:span text:style-name="T1817">Каждый из идентификаторов в списке может иметь несколько синонимов, перечисленных через «</text:span><text:span text:style-name="Source_20_Text"><text:span text:style-name="T1817">/</text:span></text:span><text:span text:style-name="T1817">». </text:span><text:span text:style-name="T1174">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628"><text:span text:style-name="T1815">Если </text:span><text:span text:style-name="T1816">для </text:span><text:span text:style-name="T1818">переменной</text:span><text:span text:style-name="T1815"> указано несколько </text:span><text:span text:style-name="T1816">имён</text:span><text:span text:style-name="T1815"> </text:span><text:span text:style-name="T1377">через «</text:span><text:span text:style-name="Source_20_Text"><text:span text:style-name="T1377">/</text:span></text:span><text:span text:style-name="T1377">»</text:span><text:span text:style-name="T1815">, то </text:span><text:span text:style-name="T1378">все </text:span><text:span text:style-name="T1815">эти </text:span><text:span text:style-name="T1816">имена</text:span><text:span text:style-name="T1815"> являются синонимами, </text:span><text:span text:style-name="T1379">т.е.</text:span><text:span text:style-name="T1815"> в исходном коде </text:span><text:span text:style-name="T1381">для улучшения читаемости </text:span><text:span text:style-name="T1815">может использоваться любо</text:span><text:span text:style-name="T1816">е</text:span><text:span text:style-name="T1815"> из них, </text:span><text:span text:style-name="T1380">на усмотрение программиста</text:span><text:span text:style-name="T1815">. </text:span><text:span text:style-name="T1818">Следует иметь в виду, что имена, перечисленные через «</text:span><text:span text:style-name="Source_20_Text"><text:span text:style-name="T1818">/</text:span></text:span><text:span text:style-name="T1818">», являются именами одной </text:span><text:span text:style-name="T1819">и той же </text:span><text:span text:style-name="T1818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26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62">считается, что </text:span>переменная <text:span text:style-name="T1862">относится к</text:span> ближайшей объемлющей области видимости — т.е., <text:span text:style-name="T1862">к</text:span> <text:span text:style-name="T1187">раздел</text:span><text:span text:style-name="T1862">у</text:span><text:span text:style-name="T1187"> определений </text:span>той подпрограмм<text:span text:style-name="T1187">ы</text:span>, которая содержит <text:span text:style-name="T1188">инструкцию перехвата</text:span>. Однако, <text:span text:style-name="T1861">обращение к</text:span> такой переменной <text:span text:style-name="T1861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82">тип<text:line-break/> <text:s text:c="3"/></text:span><text:span text:style-name="T1185">к</text:span><text:span text:style-name="T1182">омплексное = структура<text:line-break/> <text:s text:c="7"/>д: дробное;<text:line-break/> <text:s text:c="7"/>м: дробное;<text:line-break/> <text:s text:c="3"/>окончание;</text:span><text:line-break/><text:span text:style-name="T1181">переменные</text:span><text:span text:style-name="T1160"><text:line-break/> <text:s text:c="3"/></text:span><text:span text:style-name="T1181">стр: строка</text:span><text:span text:style-name="T1160"> = "</text:span><text:span text:style-name="T1181">Новая строка</text:span><text:span text:style-name="T1160">";<text:line-break/> <text:s text:c="3"/></text:span><text:span text:style-name="T1181">н, м: целое = 1</text:span><text:span text:style-name="T1160">;<text:line-break/> <text:s text:c="3"/></text:span><text:span text:style-name="T1183">к</text:span><text:span text:style-name="T1181">: </text:span><text:span text:style-name="T1185">к</text:span><text:span text:style-name="T1183">омплексное</text:span><text:span text:style-name="T1160">;<text:line-break/> <text:s text:c="3"/></text:span><text:span text:style-name="T1181">точк</text:span><text:span text:style-name="T1184">и/</text:span><text:span text:style-name="T1820">точек</text:span><text:span text:style-name="T1181">: </text:span><text:span text:style-name="T1184">словарь </text:span><text:span text:style-name="T1181">структур<text:line-break/> <text:s text:c="7"/>х, у: дробное;<text:line-break/> <text:s text:c="3"/>окончание </text:span><text:span text:style-name="T1184">ключ </text:span><text:span text:style-name="T1186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67" text:outline-level="2">Определения исключений</text:h>
      <text:p text:style-name="P476"><text:span text:style-name="T1334">Всплывающее и</text:span>сключение представляет собой специальн<text:span text:style-name="T1343">ый</text:span> <text:span text:style-name="T1343">именованный объект</text:span>, котор<text:span text:style-name="T1343">ый</text:span> <text:span text:style-name="T1343">создаётся</text:span> для того, чтобы прервать последовательность выполнения программы в случае возникновения нештатн<text:span text:style-name="T1335">ой</text:span> ситуаци<text:span text:style-name="T1335">и</text:span> и задействовать средства обработки ошибок.</text:p>
      <text:p text:style-name="P415">Секция определений <text:span text:style-name="T1336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6">исключение</text:span></text:span> или <text:span text:style-name="Source_20_Text"><text:span text:style-name="T1336">исключения</text:span></text:span>, за которым следует одно или несколько объявлений <text:span text:style-name="T1337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5"><text:span text:style-name="T1175">Объявление</text:span> <text:span text:style-name="T1338">исключения</text:span> начинается с идентификатора. <text:span text:style-name="T1339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9">сообщение</text:span></text:span><text:span text:style-name="T1339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85">программа Пример;<text:line-break/><text:span text:style-name="T1340">исключения<text:line-break/> <text:s text:c="3"/>Ош</text:span><text:span text:style-name="T1341">ибка</text:span><text:span text:style-name="T1340">1;<text:line-break/> <text:s text:c="3"/>Ош</text:span><text:span text:style-name="T1341">ибка</text:span><text:span text:style-name="T1340">2 сообщение "Вторая ошибка";</text:span></text:p>
      <text:p text:style-name="P485"><text:span text:style-name="T1340"><text:s text:c="4"/>Ош</text:span><text:span text:style-name="T1341">ибкаВТексте</text:span><text:span text:style-name="T1340">(</text:span><text:span text:style-name="T1341">стр, симв</text:span><text:span text:style-name="T1340">: целое; </text:span><text:span text:style-name="T1341">чтоНеТак</text:span><text:span text:style-name="T1340">: строка)<text:line-break/> <text:s text:c="7"/>сообщение "</text:span><text:span text:style-name="T1341">Ошибка в строке %(стр), символ %(симв). %(чтоНеТак)</text:span><text:span text:style-name="T1340">";<text:line-break/>начало<text:line-break/> <text:s text:c="3"/></text:span><text:span text:style-name="T1342">ошибка ОшибкаВТексте(5, 10, "Пропущена запятая.");</text:span><text:span text:style-name="T1340"><text:line-break/>окончание.</text:span></text:p>
      <text:p text:style-name="P477">Параметры исключений объявляются по тем же правилам, что и параметры подпрограмм, с двумя оговорками:</text:p>
      <text:list xml:id="list1959020879" text:style-name="L6">
        <text:list-item>
          <text:p text:style-name="P812">они могут быть только простых типов;</text:p>
        </text:list-item>
        <text:list-item>
          <text:p text:style-name="P812">они могут быть только входными.</text:p>
        </text:list-item>
      </text:list>
      <text:p text:style-name="P477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7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63" text:outline-level="1"><text:soft-page-break/>Типы данных</text:h>
      <text:h text:style-name="P668" text:outline-level="2">Приведение типов</text:h>
      <text:p text:style-name="P486"><text:span text:style-name="T1359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9">ключевое слово — имя</text:span> типа данных, за которым в круглых скобках указывается исходное значение <text:span text:style-name="T1365">или выражение</text:span>. <text:span text:style-name="T1364">Такая конструкция конвертирует </text:span><text:span text:style-name="T1532">исходное</text:span><text:span text:style-name="T1364"> значение в указанный тип, а если это невозможно, создаётся исключение.</text:span></text:p>
      <text:p text:style-name="P489">переменные<text:line-break/><text:span text:style-name="T1357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7">л := логическое(с); // л </text:span><text:span text:style-name="T1358">= да</text:span><text:span text:style-name="T1357"><text:line-break/> <text:s text:c="3"/>с := строка(</text:span><text:span text:style-name="T1360">ц</text:span><text:span text:style-name="T1357">); <text:s text:c="4"/>// с </text:span><text:span text:style-name="T1358">=</text:span><text:span text:style-name="T1357"> "1</text:span><text:span text:style-name="T1360">0</text:span><text:span text:style-name="T1357">"<text:line-break/> <text:s text:c="3"/>ц := целое(д); <text:s text:c="5"/>// ц </text:span><text:span text:style-name="T1358">=</text:span><text:span text:style-name="T1357"> 123<text:line-break/> <text:s text:c="3"/></text:span><text:span text:style-name="T1367">д := ц; <text:s text:c="12"/>// д = 123.0 </text:span><text:span text:style-name="T1368">(</text:span><text:span text:style-name="T1367">неявное преобразование</text:span><text:span text:style-name="T1368">)</text:span><text:span text:style-name="T1357"><text:line-break/> <text:s text:c="3"/></text:span><text:span text:style-name="T1362">д := дробное("Ку"); // исключение ОшибкаКонвертации</text:span><text:line-break/>окончание;</text:p>
      <text:p text:style-name="P564"><text:span text:style-name="T1531">Преобразование </text:span><text:span text:style-name="T1534">типов </text:span><text:span text:style-name="T1535">данных </text:span><text:span text:style-name="T1531">выполняется по правилам, описанным </text:span><text:span text:style-name="T1533">ниже</text:span><text:span text:style-name="T1531"> для каждого из простых типов.</text:span></text:p>
      <text:p text:style-name="P564">Неявное <text:span text:style-name="T1369">преобразование</text:span> допускается в двух случаях:</text:p>
      <text:list xml:id="list1300792460" text:style-name="L7">
        <text:list-item>
          <text:p text:style-name="P813"><text:span text:style-name="T1361">при преобразовании символа в строку, </text:span><text:span text:style-name="T1366">но не наоборот</text:span><text:span text:style-name="T1361">;</text:span></text:p>
        </text:list-item>
        <text:list-item>
          <text:p text:style-name="P813"><text:span text:style-name="T1363">при преобразовании </text:span><text:span text:style-name="T1361">целого числа в дробное число, </text:span><text:span text:style-name="T1366">но не наоборот</text:span><text:span text:style-name="T1361">.</text:span></text:p>
        </text:list-item>
      </text:list>
      <text:p text:style-name="P487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3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76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7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7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4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5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5"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77" text:outline-level="4">Синтаксис</text:h>
      <text:p text:style-name="P259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258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h text:style-name="Heading_20_4" text:outline-level="4">Формат литерала</text:h>
      <text:p text:style-name="P149">"" <text:s text:c="14"/>// <text:span text:style-name="T366">пустая строка</text:span></text:p>
      <text:p text:style-name="P149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8">"123""абв" <text:s text:c="6"/>// <text:span text:style-name="T362">для добавления в строку символа " его нужно удвоить</text:span></text:p>
      <text:p text:style-name="P241"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41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6"><text:span text:style-name="T175">П</text:span>устая строка.</text:p>
      <text:h text:style-name="Heading_20_4" text:outline-level="4">Преобразование типов</text:h>
      <text:p text:style-name="P117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8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9">Любые значения простых типов приводятся к строковому типу без ошибок.</text:p>
      <text:h text:style-name="Heading_20_3" text:outline-level="3">Целое</text:h>
      <text:p text:style-name="P260">Переменная целого типа содержит 64-битное целочисленное значение со знаком.</text:p>
      <text:h text:style-name="P778" text:outline-level="4"><text:soft-page-break/>Синтаксис</text:h>
      <text:p text:style-name="P275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61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0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Начальное значение</text:h>
      <text:p text:style-name="P112"><text:span text:style-name="T428">Н</text:span>уль.</text:p>
      <text:h text:style-name="P783" text:outline-level="4">Преобразование типов</text:h>
      <text:p text:style-name="P121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2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2">При приведении к строке выполняется преобразование к десятичному текстовому представлению числа.</text:p>
      <text:p text:style-name="P122">При приведении к моменту целое число означает количество полных <text:span text:style-name="T380">суток</text:span>, считая от «нулевого» момента.</text:p>
      <text:p text:style-name="P123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4">Переменная дробного типа содержит 64-битное вещественное значение с двойной точностью.</text:p>
      <text:p text:style-name="P262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79" text:outline-level="4">Синтаксис</text:h>
      <text:p text:style-name="P276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63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3"/>
      <text:p text:style-name="P153"><text:span text:style-name="T424">д1</text:span> := <text:s/>0/0; <text:s text:c="6"/>// <text:span text:style-name="T424">нечисло</text:span></text:p>
      <text:p text:style-name="P154"><text:soft-page-break/>д2 := <text:s/>1/0; <text:s text:c="6"/>// +бесконечность</text:p>
      <text:p text:style-name="P154">д<text:span text:style-name="T481">3</text:span> := -1/0; <text:s text:c="6"/>// -бесконечность</text:p>
      <text:p text:style-name="P125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9"><text:span text:style-name="T176">Н</text:span>уль.</text:p>
      <text:h text:style-name="P784" text:outline-level="4">Преобразование типов</text:h>
      <text:p text:style-name="P126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2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7"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8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8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8"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80" text:outline-level="4">Синтаксис</text:h>
      <text:p text:style-name="P265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4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50">`2023-09-15 <text:span text:style-name="T398">12:45</text:span>` // <text:span text:style-name="T398">дата и время</text:span> в обратных апострофах</text:p>
      <text:p text:style-name="P151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1">`15 <text:span text:style-name="T398">12:</text:span><text:span text:style-name="T403">00</text:span>` <text:s text:c="8"/>// <text:span text:style-name="T403">полдень 15 числа текущего месяца</text:span></text:p>
      <text:p text:style-name="P151">`15` <text:s text:c="14"/>// <text:span text:style-name="T403">полночь 15 числа текущего месяца</text:span></text:p>
      <text:p text:style-name="P130">Дата и время указываются в стандартном формате: <text:span text:style-name="T5">YYYY-MM-DD hh:mm:ss</text:span><text:span text:style-name="T399">.</text:span></text:p>
      <text:p text:style-name="P131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2"><text:soft-page-break/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5">При указании времени можно опустить секунды вместе с предшествующим символом «:» — по умолчанию подставляется 0 секунд.</text:p>
      <text:p text:style-name="P132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1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3"><text:span text:style-name="T429">П</text:span>олночь 1899-12-30.</text:p>
      <text:h text:style-name="Heading_20_4" text:outline-level="4">Преобразование типов</text:h>
      <text:p text:style-name="P134">Моменты взаимно-однозначно приводятся к дробным числам и обратно.</text:p>
      <text:p text:style-name="P135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6">Приведение момента к строке выполняется по следующим правилам:</text:p>
      <text:list xml:id="list4106163023" text:style-name="L8">
        <text:list-item>
          <text:p text:style-name="P814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14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15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16">В остальных случаях возвращается строковое представление времени.</text:p>
        </text:list-item>
      </text:list>
      <text:p text:style-name="P157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6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81" text:outline-level="4">Синтаксис</text:h>
      <text:p text:style-name="P277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7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85" text:outline-level="4">Формат литерала</text:h>
      <text:p text:style-name="P268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Начальное значение</text:h>
      <text:p text:style-name="P143">Ложь.</text:p>
      <text:h text:style-name="Heading_20_4" text:outline-level="4"><text:soft-page-break/>Преобразование типов</text:h>
      <text:p text:style-name="P137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9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2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40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9">Любые другие строковые значения вызовут исключение <text:span text:style-name="Source_20_Text"><text:span text:style-name="T799">ОшибкаКонвертации</text:span></text:span>.</text:p>
      <text:h text:style-name="P688" text:outline-level="3">Объект</text:h>
      <text:p text:style-name="P269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70"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80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80"><text:span text:style-name="T21">Внимание!</text:span><text:span text:style-name="T1536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8"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9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82" text:outline-level="4">Синтаксис</text:h>
      <text:p text:style-name="P278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9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86" text:outline-level="4">Формат литерала</text:h>
      <text:p text:style-name="P269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87" text:outline-level="4">Начальное значение</text:h>
      <text:p text:style-name="P144"><text:span text:style-name="T680">Пусто</text:span>.</text:p>
      <text:h text:style-name="P787" text:outline-level="4"><text:soft-page-break/>Преобразование типов</text:h>
      <text:p text:style-name="P281">Приведение других типов к типу <text:span text:style-name="Source_20_Text"><text:span text:style-name="T799">объект</text:span></text:span> не допускается.</text:p>
      <text:p text:style-name="P138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8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69" text:outline-level="2"><text:span text:style-name="T650">Составные</text:span> типы</text:h>
      <text:h text:style-name="Heading_20_3" text:outline-level="3">Массив</text:h>
      <text:p text:style-name="P243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88" text:outline-level="4">Синтаксис</text:h>
      <text:p text:style-name="P246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4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9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71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10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7">длина(м1, 1);</text:span><text:span text:style-name="T666"><text:line-break/> <text:s text:c="3"/>м1[0] := 10;<text:line-break/> <text:s text:c="3"/></text:span><text:span text:style-name="T1127">длина(м2, 2);</text:span><text:span text:style-name="T666"><text:line-break/> <text:s text:c="3"/></text:span><text:span text:style-name="T1127">длина(м2[1], 11);</text:span><text:span text:style-name="T666"><text:line-break/> <text:s text:c="3"/>м2[1][10] := `2023-07-06 12:00`;<text:line-break/>окончание.</text:span></text:p>
      <text:h text:style-name="P791" text:outline-level="4">Формат литерала</text:h>
      <text:p text:style-name="P624">Литерал <text:span text:style-name="T1808">массива</text:span> начинается со знака «<text:span text:style-name="Source_20_Text"><text:span text:style-name="T1808">[</text:span></text:span>», за которым следует <text:span text:style-name="T1796">список</text:span> <text:span text:style-name="T1808">элементов массива</text:span> через запятую и завершающий знак «<text:span text:style-name="Source_20_Text"><text:span text:style-name="T1808">]</text:span></text:span>». <text:span text:style-name="T1808">Список элементов содержит выражения, определяющие значения элементов массива</text:span>.</text:p>
      <text:p text:style-name="P633"><text:soft-page-break/><text:span text:style-name="T1794">п</text:span>еременная<text:line-break/> <text:s text:c="3"/><text:span text:style-name="T1809">м</text:span><text:span text:style-name="T1794">: </text:span><text:span text:style-name="T1809">массив строк</text:span><text:span text:style-name="T1806">;</text:span><text:span text:style-name="T1794"><text:line-break/></text:span>начало<text:line-break/> <text:s text:c="3"/><text:span text:style-name="T1809">м</text:span><text:span text:style-name="T1794"> := </text:span><text:span text:style-name="T1809">[</text:span><text:span text:style-name="T1794">"</text:span><text:span text:style-name="T1807">Иванов</text:span><text:span text:style-name="T1794">", "</text:span><text:span text:style-name="T1807">Петров</text:span><text:span text:style-name="T1794">", "</text:span><text:span text:style-name="T1807">Сидоров</text:span><text:span text:style-name="T1794">"</text:span><text:span text:style-name="T1809">]</text:span><text:span text:style-name="T1794">;</text:span><text:line-break/>окончание.</text:p>
      <text:p text:style-name="P63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1">Пустой массив.</text:p>
      <text:h text:style-name="Heading_20_4" text:outline-level="4">Преобразование типов</text:h>
      <text:p text:style-name="P254"><text:span text:style-name="T657">Явное п</text:span>риведение массивов к другим типам данных запрещено.</text:p>
      <text:p text:style-name="P254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689" text:outline-level="3">Словарь</text:h>
      <text:p text:style-name="P244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1">Элементы </text:span><text:span text:style-name="T1106">словаря</text:span><text:span text:style-name="T651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1">.</text:span></text:p>
      <text:h text:style-name="P789" text:outline-level="4">Синтаксис</text:h>
      <text:p text:style-name="P248">Определение <text:span text:style-name="T1107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82">Затем, если ключ словаря имеет тип </text:span><text:span text:style-name="Source_20_Text"><text:span text:style-name="T1382">дробное</text:span></text:span><text:span text:style-name="T1382"> или </text:span><text:span text:style-name="Source_20_Text"><text:span text:style-name="T1382">момент</text:span></text:span><text:span text:style-name="T1382">, может следовать ключевое слово </text:span><text:span text:style-name="Source_20_Text"><text:span text:style-name="T1382">точность</text:span></text:span><text:span text:style-name="T1382">, а за ним </text:span><text:span text:style-name="T1434">константное</text:span><text:span text:style-name="T1382"> </text:span><text:span text:style-name="T1388">выражение </text:span><text:span text:style-name="T1434">дробного типа</text:span><text:span text:style-name="T1382">, определяющее точность сравнения ключей.</text:span></text:p>
      <text:p text:style-name="P248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3">Определением типа ключа может </text:span><text:span text:style-name="T1384">быть </text:span><text:span text:style-name="T1383">только ключевое слово простого типа данных.</text:span></text:p>
      <text:p text:style-name="P403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5">т</text:span><text:span text:style-name="T1111">СМ</text:span><text:span text:style-name="T667">Д</text:span><text:span text:style-name="T668">кС</text:span><text:span text:style-name="T655"> = словар</text:span><text:span text:style-name="T1111">ь массивов</text:span><text:span text:style-name="T655"> дробных ключ символ;</text:span><text:line-break/>переменная<text:line-break/> <text:s text:c="3"/><text:span text:style-name="T654">мой</text:span><text:span text:style-name="T1112">Словарь</text:span><text:span text:style-name="T654">: </text:span><text:span text:style-name="T1112">словарь</text:span><text:span text:style-name="T654"> </text:span><text:span text:style-name="T656">моментов </text:span><text:span text:style-name="T1112">ключ объект</text:span><text:span text:style-name="T654">;<text:line-break/> <text:s text:c="3"/>ещё</text:span><text:span text:style-name="T1113">Словарь</text:span><text:span text:style-name="T654">: словар</text:span><text:span text:style-name="T1113">ь</text:span><text:span text:style-name="T654"> структур<text:line-break/> <text:s text:c="7"/>поле1: символ;<text:line-break/> <text:s text:c="7"/>поле2: строка;</text:span></text:p>
      <text:p text:style-name="P403"><text:s text:c="4"/><text:span text:style-name="T654">окончание ключ строка;</text:span></text:p>
      <text:p text:style-name="P250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72"><text:span text:style-name="T669">В исходном коде программы д</text:span>ля обращения к элементу <text:span text:style-name="T1114">словаря</text:span> <text:span text:style-name="T670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03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oft-page-break/><text:span text:style-name="T666">начало<text:line-break/> <text:s text:c="3"/></text:span><text:span text:style-name="T1115">сл</text:span><text:span text:style-name="T666">1['0'] := 10;<text:line-break/> <text:s text:c="3"/></text:span><text:span text:style-name="T1115">сл</text:span><text:span text:style-name="T666">2["</text:span><text:span text:style-name="T1116">первый</text:span><text:span text:style-name="T666">"][10] := `2023-07-06 12:00`;<text:line-break/>окончание.</text:span></text:p>
      <text:p text:style-name="P501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9">не превышает</text:span> указанного значения <text:span text:style-name="T1386">точности</text:span>.</text:p>
      <text:p text:style-name="Исходный_20_код">переменная<text:line-break/> <text:s text:c="3"/><text:span text:style-name="T1385">сл: словарь строк ключ дробное точность 0.01;</text:span><text:line-break/>начало<text:line-break/> <text:s text:c="3"/><text:span text:style-name="T1385">сл[0] := "Нуль";<text:line-break/> <text:s text:c="3"/>сл[0.001] := "Снова нуль";<text:line-break/> <text:s text:c="3"/>сл[0.02] := "Две сотых";</text:span><text:line-break/>окончание.</text:p>
      <text:p text:style-name="P503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7">и строковое значение "Снова нуль" будет присвоено </text:span><text:span text:style-name="T1435">ранее добавленному </text:span><text:span text:style-name="T1387">нулевому ключу</text:span>.</text:p>
      <text:h text:style-name="P792" text:outline-level="4">Формат литерала</text:h>
      <text:p text:style-name="P625">Литерал <text:span text:style-name="T1799">словаря</text:span> начинается со знака «<text:span text:style-name="Source_20_Text">{</text:span>», за которым следует <text:span text:style-name="T1796">список</text:span> <text:span text:style-name="T1799">пар ключ-значение</text:span> через запятую и завершающий знак «<text:span text:style-name="Source_20_Text">}</text:span>». Каждый элемент <text:span text:style-name="T1797">списка</text:span> <text:span text:style-name="T1810">начинается с выражения</text:span><text:span text:style-name="T1799">, определяюще</text:span><text:span text:style-name="T1810">го</text:span><text:span text:style-name="T1799"> значение ключа</text:span>, <text:span text:style-name="T1803">за </text:span><text:span text:style-name="T1810">которым</text:span><text:span text:style-name="T1803"> следует </text:span>знак «<text:span text:style-name="Source_20_Text">:</text:span>» <text:span text:style-name="T1800">и </text:span>выражение, определяющее <text:span text:style-name="T1799">словарное значение, сопоставленное этому ключу</text:span>.</text:p>
      <text:p text:style-name="P623"><text:span text:style-name="T1801">Если несколько элементов списка соответствуют одному и тому же значению ключа, то </text:span><text:span text:style-name="T1805">этому ключу</text:span><text:span text:style-name="T1802"> присваивается </text:span><text:span text:style-name="T1801">словарное значение из последнего по порядку элемента</text:span>.</text:p>
      <text:p text:style-name="P634"><text:span text:style-name="T1794">п</text:span>еременная<text:line-break/> <text:s text:c="3"/><text:span text:style-name="T1806">сл</text:span><text:span text:style-name="T1794">: </text:span><text:span text:style-name="T1806">словарь </text:span><text:span text:style-name="T1807">целых</text:span><text:span text:style-name="T1806"> ключ строка;</text:span><text:span text:style-name="T1794"><text:line-break/></text:span>начало<text:line-break/> <text:s text:c="3"/><text:span text:style-name="T1807">сл</text:span><text:span text:style-name="T1794"> := {<text:line-break/> <text:s text:c="7"/>"</text:span><text:span text:style-name="T1807">Иванов</text:span><text:span text:style-name="T1794">": </text:span><text:span text:style-name="T1807">150</text:span><text:span text:style-name="T1794">,<text:line-break/> <text:s text:c="7"/>"</text:span><text:span text:style-name="T1807">Петров</text:span><text:span text:style-name="T1794">": </text:span><text:span text:style-name="T1807">200</text:span><text:span text:style-name="T1794">,<text:line-break/> <text:s text:c="7"/>"</text:span><text:span text:style-name="T1807">Сидоров</text:span><text:span text:style-name="T1794">": </text:span><text:span text:style-name="T1807">250</text:span><text:span text:style-name="T1794">};</text:span><text:line-break/>окончание.</text:p>
      <text:p text:style-name="P631">Кроме того, в качестве литерала можно использовать ключевое слово <text:span text:style-name="Source_20_Text">пусто</text:span> — это означает пустой <text:span text:style-name="T1826">словарь</text:span>.</text:p>
      <text:h text:style-name="P793" text:outline-level="4">Начальное значение</text:h>
      <text:p text:style-name="P252">Пустой <text:span text:style-name="T1117">словарь</text:span>.</text:p>
      <text:h text:style-name="P793" text:outline-level="4">Преобразование типов</text:h>
      <text:p text:style-name="P255"><text:span text:style-name="T657">Явное п</text:span>риведение <text:span text:style-name="T1118">словарей</text:span> к другим типам данных запрещено.</text:p>
      <text:p text:style-name="P255">Переменной типа <text:span text:style-name="Source_20_Text"><text:span text:style-name="T874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8">Например, </text:span><text:span text:style-name="T1118">словарю</text:span><text:span text:style-name="T658"> дробных можно присвоить </text:span><text:span text:style-name="T1118">словарь</text:span><text:span text:style-name="T658"> целых, а </text:span><text:span text:style-name="T1118">словарю</text:span><text:span text:style-name="T658"> строк можно присвоить </text:span><text:span text:style-name="T1118">словарь</text:span><text:span text:style-name="T658"> символов.</text:span></text:p>
      <text:h text:style-name="P690" text:outline-level="3">Структура</text:h>
      <text:p text:style-name="P245">Переменная типа <text:span text:style-name="Source_20_Text"><text:span text:style-name="T875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</text:span><text:soft-page-break/><text:span text:style-name="T1131">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90" text:outline-level="4">Синтаксис</text:h>
      <text:p text:style-name="P247">Определение <text:span text:style-name="T1132">структурного</text:span> типа <text:span text:style-name="T1132">начинается ключевым словом</text:span> <text:span text:style-name="Source_20_Text"><text:span text:style-name="T876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06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7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4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4">: </text:span><text:span text:style-name="T1135">структура х, у: целое</text:span><text:span text:style-name="T654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3"><text:span text:style-name="T669">В исходном коде программы д</text:span>ля обращения к <text:span text:style-name="T1136">полю структуры</text:span> <text:span text:style-name="T670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04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8">стр.п1 := "значение"</text:span><text:span text:style-name="T666">;<text:line-break/> <text:s text:c="3"/></text:span><text:span text:style-name="T1138">стр.п2.п1 := 10</text:span><text:span text:style-name="T666">;<text:line-break/>окончание.</text:span></text:p>
      <text:h text:style-name="P794" text:outline-level="4">Формат литерала</text:h>
      <text:p text:style-name="P626">Литерал структуры начинается со знака «<text:span text:style-name="Source_20_Text">{</text:span>», за которым следует <text:span text:style-name="T1796">список</text:span> значений полей через запятую и завершающий знак «<text:span text:style-name="Source_20_Text">}</text:span>». Каждый элемент <text:span text:style-name="T1797">списка</text:span> <text:span text:style-name="T1811">начинается с имени</text:span> поля, <text:span text:style-name="T1804">за </text:span><text:span text:style-name="T1811">которым</text:span><text:span text:style-name="T1804"> следует</text:span> знак «<text:span text:style-name="Source_20_Text"><text:span text:style-name="T1795">=</text:span></text:span>» и выражение, определяющее значение этого поля.</text:p>
      <text:p text:style-name="P622">Литерал не обязательно должен содержать все поля структуры; если поле отсутствует в <text:span text:style-name="T1798">списке</text:span>, оно получит нулевое начальное значение. Однако, каждое поле должно должно быть упомянуто <text:span text:style-name="T1812">в списке </text:span>не более одного раза.</text:p>
      <text:p text:style-name="Исходный_20_код"><text:soft-page-break/><text:span text:style-name="T1794">п</text:span>еременная<text:line-break/> <text:s text:c="3"/><text:span text:style-name="T1794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4">фигура := {<text:line-break/> <text:s text:c="7"/>вид </text:span><text:span text:style-name="T1795">=</text:span><text:span text:style-name="T1794"> "эллипс",<text:line-break/> <text:s text:c="7"/>цвет </text:span><text:span text:style-name="T1795">=</text:span><text:span text:style-name="T1794"> $FFFFFF,<text:line-break/> <text:s text:c="7"/>положение </text:span><text:span text:style-name="T1795">=</text:span><text:span text:style-name="T1794"> {г </text:span><text:span text:style-name="T1795">=</text:span><text:span text:style-name="T1794"> 10, в </text:span><text:span text:style-name="T1795">=</text:span><text:span text:style-name="T1794"> 20},<text:line-break/> <text:s text:c="7"/>размер </text:span><text:span text:style-name="T1795">=</text:span><text:span text:style-name="T1794"> {г </text:span><text:span text:style-name="T1795">=</text:span><text:span text:style-name="T1794"> 50, в </text:span><text:span text:style-name="T1795">=</text:span><text:span text:style-name="T1794"> 50}};</text:span><text:line-break/>окончание.</text:p>
      <text:p text:style-name="P632">Кроме того, в качестве литерала можно использовать ключевое слово <text:span text:style-name="Source_20_Text">пусто</text:span> — <text:span text:style-name="T1827">в этом случае все поля структуры будут иметь нулевые начальные значения</text:span>.</text:p>
      <text:h text:style-name="P795" text:outline-level="4">Начальное значение</text:h>
      <text:p text:style-name="P253"><text:span text:style-name="T1138">Все поля структуры имеют начальные значения, </text:span><text:span text:style-name="T1139">соответствующие их типам</text:span>.</text:p>
      <text:h text:style-name="P795" text:outline-level="4">Преобразование типов</text:h>
      <text:p text:style-name="P256"><text:span text:style-name="T657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7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64" text:outline-level="1">Выражения и операции</text:h>
      <text:p text:style-name="P323">Выражения в Клаусе записываются в инфиксной форме, для группировки операций используются круглые скобки.</text:p>
      <text:p text:style-name="P329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2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9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61">Операция деления всегда возвращает дробный результат.</text:span></text:p>
      <text:p text:style-name="P654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53">Операции сложения и вычитания определены для целых и дробных чисел, а также моментов. <text:span text:style-name="T1856">Вычитание </text:span><text:span text:style-name="T1860">момента</text:span><text:span text:style-name="T1856"> из </text:span><text:span text:style-name="T1860">числа</text:span><text:span text:style-name="T1856"> запрещено; в остальных случаях сложение и вычитание </text:span><text:span text:style-name="T1857">двух </text:span><text:span text:style-name="T1856">моментов, </text:span><text:span text:style-name="T1859">либо</text:span><text:span text:style-name="T1857"> момента</text:span><text:span text:style-name="T1856"> </text:span><text:span text:style-name="T1858">и числа </text:span><text:span text:style-name="T1856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2370161892" text:style-name="L9">
        <text:list-item>
          <text:p text:style-name="P818">символы можно сравнивать с символами, но не со строками;</text:p>
        </text:list-item>
        <text:list-item>
          <text:p text:style-name="P819"><text:soft-page-break/>строки можно сравнивать со строками, но не с символами;</text:p>
        </text:list-item>
        <text:list-item>
          <text:p text:style-name="P817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20">моменты можно сравнивать с моментами;</text:p>
        </text:list-item>
        <text:list-item>
          <text:p text:style-name="P820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21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5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6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3">Значения составных типов — массивы, словари, структуры — не могут быть операндами в выражениях.</text:p>
      <text:h text:style-name="P67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8">Знак</text:p>
          </table:table-cell>
          <table:table-cell table:style-name="Таблица1.A1" office:value-type="string">
            <text:p text:style-name="P638">Операция</text:p>
          </table:table-cell>
          <table:table-cell table:style-name="Таблица1.A1" office:value-type="string">
            <text:p text:style-name="P638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8"><text:span text:style-name="T49">Р</text:span>езультат</text:p>
          </table:table-cell>
          <table:table-cell table:style-name="Таблица1.A1" office:value-type="string">
            <text:p text:style-name="P639">Приоритет</text:p>
          </table:table-cell>
        </table:table-row>
        <table:table-row>
          <table:table-cell table:style-name="Таблица1.A2" office:value-type="string">
            <text:p text:style-name="P645">-</text:p>
          </table:table-cell>
          <table:table-cell table:style-name="Таблица1.A1" office:value-type="string">
            <text:p text:style-name="P640"><text:span text:style-name="T63">У</text:span>нарный минус</text:p>
          </table:table-cell>
          <table:table-cell table:style-name="Таблица1.A1" office:value-type="string">
            <text:p text:style-name="P641">целое, дробное, момент</text:p>
          </table:table-cell>
          <table:table-cell table:style-name="Таблица1.A1" office:value-type="string">
            <text:p text:style-name="P641">целое, дробное, момент</text:p>
          </table:table-cell>
          <table:table-cell table:style-name="Таблица1.A1" office:value-type="string">
            <text:p text:style-name="P643">0</text:p>
          </table:table-cell>
        </table:table-row>
        <table:table-row>
          <table:table-cell table:style-name="Таблица1.A2" office:value-type="string">
            <text:p text:style-name="P645">! <text:span text:style-name="T36">не</text:span></text:p>
          </table:table-cell>
          <table:table-cell table:style-name="Таблица1.A1" office:value-type="string">
            <text:p text:style-name="P640"><text:span text:style-name="T63">У</text:span>нарное отрицание</text:p>
          </table:table-cell>
          <table:table-cell table:style-name="Таблица1.A1" office:value-type="string">
            <text:p text:style-name="P640">логичес<text:span text:style-name="T1852">кое</text:span>, <text:span text:style-name="T746">цел</text:span><text:span text:style-name="T1852">ое</text:span></text:p>
          </table:table-cell>
          <table:table-cell table:style-name="Таблица1.A1" office:value-type="string">
            <text:p text:style-name="P640">логическ<text:span text:style-name="T1852">ое</text:span>, <text:span text:style-name="T746">цел</text:span><text:span text:style-name="T1852">ое</text:span></text:p>
          </table:table-cell>
          <table:table-cell table:style-name="Таблица1.A1" office:value-type="string">
            <text:p text:style-name="P643">0</text:p>
          </table:table-cell>
        </table:table-row>
        <table:table-row>
          <table:table-cell table:style-name="Таблица1.A2" office:value-type="string">
            <text:p text:style-name="P645">^</text:p>
          </table:table-cell>
          <table:table-cell table:style-name="Таблица1.A1" office:value-type="string">
            <text:p text:style-name="P644"><text:span text:style-name="T70">Возведение в с</text:span>тепень</text:p>
          </table:table-cell>
          <table:table-cell table:style-name="Таблица1.A1" office:value-type="string">
            <text:p text:style-name="P646">целое, дробное</text:p>
          </table:table-cell>
          <table:table-cell table:style-name="Таблица1.A1" office:value-type="string">
            <text:p text:style-name="P647">целое, дробное</text:p>
          </table:table-cell>
          <table:table-cell table:style-name="Таблица1.A1" office:value-type="string">
            <text:p text:style-name="P648">1</text:p>
          </table:table-cell>
        </table:table-row>
        <table:table-row>
          <table:table-cell table:style-name="Таблица1.A2" office:value-type="string">
            <text:p text:style-name="P645">*</text:p>
          </table:table-cell>
          <table:table-cell table:style-name="Таблица1.A1" office:value-type="string">
            <text:p text:style-name="P644">Умножение</text:p>
          </table:table-cell>
          <table:table-cell table:style-name="Таблица1.A1" office:value-type="string">
            <text:p text:style-name="P642">целое, дробное</text:p>
          </table:table-cell>
          <table:table-cell table:style-name="Таблица1.A1" office:value-type="string">
            <text:p text:style-name="P642">целое, дробн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/</text:p>
          </table:table-cell>
          <table:table-cell table:style-name="Таблица1.A1" office:value-type="string">
            <text:p text:style-name="P644">Деление</text:p>
          </table:table-cell>
          <table:table-cell table:style-name="Таблица1.A1" office:value-type="string">
            <text:p text:style-name="P644">числа</text:p>
          </table:table-cell>
          <table:table-cell table:style-name="Таблица1.A1" office:value-type="string">
            <text:p text:style-name="P644">число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\</text:p>
          </table:table-cell>
          <table:table-cell table:style-name="Таблица1.A1" office:value-type="string">
            <text:p text:style-name="P644">Цело<text:span text:style-name="T50">численное</text:span> деление</text:p>
          </table:table-cell>
          <table:table-cell table:style-name="Таблица1.A1" office:value-type="string">
            <text:p text:style-name="P644">цел<text:span text:style-name="T1853">ое</text:span></text:p>
          </table:table-cell>
          <table:table-cell table:style-name="Таблица1.A1" office:value-type="string">
            <text:p text:style-name="P644">цел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%</text:p>
          </table:table-cell>
          <table:table-cell table:style-name="Таблица1.A1" office:value-type="string">
            <text:p text:style-name="P644">Остаток <text:span text:style-name="T50">от деления</text:span></text:p>
          </table:table-cell>
          <table:table-cell table:style-name="Таблица1.A1" office:value-type="string">
            <text:p text:style-name="P644">целые</text:p>
          </table:table-cell>
          <table:table-cell table:style-name="Таблица1.A1" office:value-type="string">
            <text:p text:style-name="P644">цел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+</text:p>
          </table:table-cell>
          <table:table-cell table:style-name="Таблица1.A1" office:value-type="string">
            <text:p text:style-name="P644">Сложение</text:p>
          </table:table-cell>
          <table:table-cell table:style-name="Таблица1.A1" office:value-type="string">
            <text:p text:style-name="P644">числа, <text:span text:style-name="T53">момент</text:span><text:span text:style-name="T1855">ы</text:span></text:p>
          </table:table-cell>
          <table:table-cell table:style-name="Таблица1.A1" office:value-type="string">
            <text:p text:style-name="P644">число, <text:span text:style-name="T54">момент</text:span></text:p>
          </table:table-cell>
          <table:table-cell table:style-name="Таблица1.A1" office:value-type="string">
            <text:p text:style-name="P648">3</text:p>
          </table:table-cell>
        </table:table-row>
        <table:table-row>
          <table:table-cell table:style-name="Таблица1.A2" office:value-type="string">
            <text:p text:style-name="P645">-</text:p>
          </table:table-cell>
          <table:table-cell table:style-name="Таблица1.A1" office:value-type="string">
            <text:p text:style-name="P644">Вычитание</text:p>
          </table:table-cell>
          <table:table-cell table:style-name="Таблица1.A1" office:value-type="string">
            <text:p text:style-name="P644">числа, <text:span text:style-name="T53">момент</text:span><text:span text:style-name="T1855">ы</text:span></text:p>
          </table:table-cell>
          <table:table-cell table:style-name="Таблица1.A1" office:value-type="string">
            <text:p text:style-name="P644">число, <text:span text:style-name="T54">момент</text:span></text:p>
          </table:table-cell>
          <table:table-cell table:style-name="Таблица1.A1" office:value-type="string">
            <text:p text:style-name="P648">3</text:p>
          </table:table-cell>
        </table:table-row>
        <table:table-row>
          <table:table-cell table:style-name="Таблица1.A2" office:value-type="string">
            <text:p text:style-name="P651">&amp;</text:p>
          </table:table-cell>
          <table:table-cell table:style-name="Таблица1.A1" office:value-type="string">
            <text:p text:style-name="P649">Побитовое И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4</text:p>
          </table:table-cell>
        </table:table-row>
        <table:table-row>
          <table:table-cell table:style-name="Таблица1.A2" office:value-type="string">
            <text:p text:style-name="P651">|</text:p>
          </table:table-cell>
          <table:table-cell table:style-name="Таблица1.A1" office:value-type="string">
            <text:p text:style-name="P649">Побитовое ИЛИ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5</text:p>
          </table:table-cell>
        </table:table-row>
        <table:table-row>
          <table:table-cell table:style-name="Таблица1.A2" office:value-type="string">
            <text:p text:style-name="P651">~</text:p>
          </table:table-cell>
          <table:table-cell table:style-name="Таблица1.A1" office:value-type="string">
            <text:p text:style-name="P649">Побитовое <text:span text:style-name="T1854">ЛИБО</text:span>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5</text:p>
          </table:table-cell>
        </table:table-row>
        <table:table-row>
          <table:table-cell table:style-name="Таблица1.A2" office:value-type="string">
            <text:p text:style-name="P645">++</text:p>
          </table:table-cell>
          <table:table-cell table:style-name="Таблица1.A1" office:value-type="string">
            <text:p text:style-name="P644">Соединение</text:p>
          </table:table-cell>
          <table:table-cell table:style-name="Таблица1.A1" office:value-type="string">
            <text:p text:style-name="P644">строки, символы</text:p>
          </table:table-cell>
          <table:table-cell table:style-name="Таблица1.A1" office:value-type="string">
            <text:p text:style-name="P644">строка</text:p>
          </table:table-cell>
          <table:table-cell table:style-name="Таблица1.A1" office:value-type="string">
            <text:p text:style-name="P650">6</text:p>
          </table:table-cell>
        </table:table-row>
        <table:table-row>
          <table:table-cell table:style-name="Таблица1.A2" office:value-type="string">
            <text:p text:style-name="P645">=</text:p>
          </table:table-cell>
          <table:table-cell table:style-name="Таблица1.A1" office:value-type="string">
            <text:p text:style-name="P644">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&gt;</text:p>
          </table:table-cell>
          <table:table-cell table:style-name="Таблица1.A1" office:value-type="string">
            <text:p text:style-name="P644">Не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gt;</text:p>
          </table:table-cell>
          <table:table-cell table:style-name="Таблица1.A1" office:value-type="string">
            <text:p text:style-name="P644">Больше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</text:p>
          </table:table-cell>
          <table:table-cell table:style-name="Таблица1.A1" office:value-type="string">
            <text:p text:style-name="P644">Меньше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gt;=</text:p>
          </table:table-cell>
          <table:table-cell table:style-name="Таблица1.A1" office:value-type="string">
            <text:p text:style-name="P652">Больше или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=</text:p>
          </table:table-cell>
          <table:table-cell table:style-name="Таблица1.A1" office:value-type="string">
            <text:p text:style-name="P652">Меньше или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amp;&amp; <text:span text:style-name="T36">и</text:span></text:p>
          </table:table-cell>
          <table:table-cell table:style-name="Таблица1.A1" office:value-type="string">
            <text:p text:style-name="P644"><text:span text:style-name="T749">Логическое </text:span>И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8</text:p>
          </table:table-cell>
        </table:table-row>
        <table:table-row>
          <table:table-cell table:style-name="Таблица1.A2" office:value-type="string">
            <text:p text:style-name="P645">|| <text:span text:style-name="T36">или</text:span></text:p>
          </table:table-cell>
          <table:table-cell table:style-name="Таблица1.A1" office:value-type="string">
            <text:p text:style-name="P644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9</text:p>
          </table:table-cell>
        </table:table-row>
        <table:table-row table:style-name="Таблица1.23">
          <table:table-cell table:style-name="Таблица1.A2" office:value-type="string">
            <text:p text:style-name="P645">~<text:span text:style-name="T751">~ </text:span><text:span text:style-name="T36">либо</text:span></text:p>
          </table:table-cell>
          <table:table-cell table:style-name="Таблица1.A1" office:value-type="string">
            <text:p text:style-name="P644"><text:span text:style-name="T749">Логическое </text:span><text:span text:style-name="T1854">ЛИБО</text:span>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9</text:p>
          </table:table-cell>
        </table:table-row>
      </table:table>
      <text:h text:style-name="P665" text:outline-level="1">Инструкции</text:h>
      <text:h text:style-name="Heading_20_2" text:outline-level="2">Знак «;»</text:h>
      <text:p text:style-name="P465"><text:span text:style-name="T1307">После каждой инструкции</text:span> <text:span text:style-name="T1298">в языке Клаус </text:span><text:span text:style-name="T1307">требуется</text:span> знак «<text:span text:style-name="Source_20_Text">;</text:span>» <text:span text:style-name="T1308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3557035641" text:style-name="L10">
        <text:list-item>
          <text:p text:style-name="P822"><text:span text:style-name="T1309">в</text:span><text:span text:style-name="T1296"> условном ветвлении перед ключевым словом </text:span><text:span text:style-name="Source_20_Text"><text:span text:style-name="T1296">иначе</text:span></text:span><text:span text:style-name="T1296">, если оно есть;</text:span></text:p>
        </text:list-item>
        <text:list-item>
          <text:p text:style-name="P823"><text:span text:style-name="T1309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97">за исключением окончания тела основной программы, где требуется знак «</text:span><text:span text:style-name="Source_20_Text"><text:span text:style-name="T1297">.</text:span></text:span><text:span text:style-name="T1297">» </text:span><text:span text:style-name="T1308">(точка)</text:span>.</text:p>
      <text:h text:style-name="P671" text:outline-level="2"><text:soft-page-break/><text:span text:style-name="T1431">И</text:span><text:span text:style-name="T1405">нструкция </text:span><text:span text:style-name="T1389">п</text:span>рисваивани<text:span text:style-name="T1405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691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10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692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91">Вычислить <text:span text:style-name="T1311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91">Вычислить <text:span text:style-name="T1311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91">Вычислить <text:span text:style-name="T1311">побитовое «</text:span>Искл<text:span text:style-name="T1311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2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3">Г |= 8; // устанавливает единицу в </text:span><text:span text:style-name="T1321">3-</text:span><text:span text:style-name="T1314">м</text:span><text:span text:style-name="T1313"> </text:span><text:span text:style-name="T1320">(считая от 0) </text:span><text:span text:style-name="T1313">бите переменной Г</text:span></text:p>
      <text:p text:style-name="P3">окончание;</text:p>
      <text:h text:style-name="P691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471709504" text:style-name="L11">
        <text:list-item>
          <text:p text:style-name="P824">Строковой переменной может быть присвоено символьное значение, но не наоборот;</text:p>
        </text:list-item>
        <text:list-item>
          <text:p text:style-name="P824">Дробной переменной может быть присвоено целое значение, но не наоборот;</text:p>
        </text:list-item>
        <text:list-item>
          <text:p text:style-name="P824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xml:id="list4111502301" text:style-name="L12">
        <text:list-item>
          <text:p text:style-name="P825">Массиву может быть присвоен массив, состоящий из элементов совместимого типа;</text:p>
        </text:list-item>
        <text:list-item>
          <text:p text:style-name="P825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25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91" text:outline-level="3"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<text:soft-page-break/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6">Инструкция в</text:span>ызов<text:span text:style-name="T1406">а</text:span> подпрограмм<text:span text:style-name="T1406">ы</text:span></text:h>
      <text:p text:style-name="P20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9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1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72" text:outline-level="2"><text:span text:style-name="T1389">Ничего — п</text:span>устая инструкция</text:h>
      <text:p text:style-name="P207">Пустая инструкция записывается ключевым словом <text:span text:style-name="Source_20_Text"><text:span text:style-name="T823">ничего</text:span></text:span><text:span text:style-name="T1279">:</text:span></text:p>
      <text:p text:style-name="P500"><text:span text:style-name="T548">начало</text:span><text:line-break/> <text:s text:c="3"/>ничего;<text:line-break/><text:span text:style-name="T548">окончание;</text:span></text:p>
      <text:p text:style-name="P207"><text:soft-page-break/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500"><text:span text:style-name="T549">начало</text:span><text:line-break/> <text:s text:c="3"/>если <text:span text:style-name="T1430">В</text:span>сёХорошо то ничего<text:line-break/> <text:s text:c="3"/>иначе <text:span text:style-name="T1249">сообщить</text:span>("Что-то пошло не так!");<text:line-break/><text:span text:style-name="T549">окончание;</text:span></text:p>
      <text:h text:style-name="P673" text:outline-level="2"><text:span text:style-name="T1390">Завершить — з</text:span>авершени<text:span text:style-name="T1233">е</text:span> программы</text:h>
      <text:p text:style-name="P211">Для завершения работы программы используется инструкция <text:span text:style-name="Source_20_Text"><text:span text:style-name="T1322">завершить</text:span></text:span>:</text:p>
      <text:p text:style-name="P514">завершить;<text:line-break/><text:span text:style-name="T1463">завершить 0;<text:line-break/>завершить кодОшибки;</text:span></text:p>
      <text:p text:style-name="P211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2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нулю. </text:span><text:span text:style-name="T1464">Аналогично, инструкция </text:span><text:span text:style-name="Source_20_Text"><text:span text:style-name="T1464">завершить</text:span></text:span><text:span text:style-name="T1464"> вызывает успешное завершение программы, если код не указан явно.</text:span></text:p>
      <text:p text:style-name="P213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91">Вернуть — в</text:span>озврат <text:span text:style-name="T577">из подпрограммы</text:span></text:h>
      <text:p text:style-name="P463">Инструкция возврата используется для <text:span text:style-name="T1323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9">функции</text:span>.</text:p>
      <text:p text:style-name="P471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64">начало<text:line-break/> <text:s text:c="3"/>вернуться;<text:line-break/>окончание;</text:span></text:p>
      <text:p text:style-name="P216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5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</text:span><text:soft-page-break/><text:span text:style-name="T566">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5">Для процедур <text:span text:style-name="T581">указывать </text:span>возвращаем<text:span text:style-name="T565">о</text:span>е значение не допускается.</text:p>
      <text:p text:style-name="P217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4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2">Начало-конец — с</text:span>оставной блок инструкций</text:h>
      <text:p text:style-name="P218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9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20">Составной блок может применяться во всех случаях, когда синтаксис языка требует наличия ровно одной инструкции, <text:span text:style-name="T1324">а фактически их требуется несколько</text:span> — в условных ветвлениях, в циклах, в <text:span text:style-name="T1315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21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2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90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3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4">начало<text:line-break/> <text:s text:c="3"/><text:span text:style-name="T1317">выполнитьОдно</text:span>();<text:line-break/> <text:s text:c="3"/>выполнить<text:span text:style-name="T1317">Второе</text:span>();<text:line-break/> <text:s text:c="3"/><text:span text:style-name="T1317">выполнитьТретье</text:span><text:span text:style-name="T1316">();<text:line-break/></text:span><text:soft-page-break/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6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5">Секция обработки исключений может быть простой или детализированной.</text:p>
      <text:p text:style-name="P225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7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8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31"><text:span text:style-name="T643">Составной б</text:span>лок может заканчиваться секцией гарантированного <text:span text:style-name="T1829">выполнения</text:span>.</text:p>
      <text:p text:style-name="P229">Если в блоке <text:span text:style-name="T603">есть</text:span> секция <text:span text:style-name="T600">гарантированного </text:span><text:span text:style-name="T1829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30">Секция гарантированного <text:span text:style-name="T1830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4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40"><text:s text:c="4"/><text:span text:style-name="T604">вернуть 0;</text:span></text:p>
      <text:p text:style-name="P242">исключение</text:p>
      <text:p text:style-name="P240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74" text:outline-level="2"><text:span text:style-name="T1887">Для-</text:span><text:span text:style-name="T1888">начало</text:span> — доступ к полям структур</text:h>
      <text:p text:style-name="P655">Составной блок инструкций может начинаться с ключевого слова <text:span text:style-name="Source_20_Text"><text:span text:style-name="T1889">для</text:span></text:span>, за которым <text:span text:style-name="T1864">указан</text:span> <text:span text:style-name="T1863">путь к переменной или константе структурного типа</text:span>, а <text:span text:style-name="T1864">вслед за ним</text:span> — слово <text:span text:style-name="Source_20_Text">начало</text:span>, <text:span text:style-name="T1894">тело составного блока и слово </text:span><text:span text:style-name="Source_20_Text"><text:span text:style-name="T1895">конец</text:span></text:span><text:span text:style-name="T1894">.</text:span></text:p>
      <text:p text:style-name="P656">В таком составном блоке создаётся локальная область видимости, позволяющая <text:span text:style-name="T1865">напрямую обращаться</text:span> к полям <text:span text:style-name="T1865">указанной </text:span>структур<text:span text:style-name="T1865">ы </text:span><text:span text:style-name="T1866">в пределах блока, </text:span><text:span text:style-name="T1867">например:</text:span></text:p>
      <text:p text:style-name="P659"><text:soft-page-break/>программа Пример;<text:line-break/><text:span text:style-name="T1867">переменная<text:line-break/> <text:s text:c="3"/>тчк: Точка;<text:line-break/></text:span><text:span text:style-name="T1890">для</text:span><text:span text:style-name="T1867"> тчк начало<text:line-break/> <text:s text:c="3"/>г := 10; // </text:span><text:span text:style-name="T1868">присвоить значение полю тчк.г</text:span><text:span text:style-name="T1867"><text:line-break/> <text:s text:c="3"/>в := 20; // </text:span><text:span text:style-name="T1868">присвоить значение полю тчк.в</text:span><text:span text:style-name="T1867"><text:line-break/>окончание.</text:span></text:p>
      <text:p text:style-name="P657">Между словами <text:span text:style-name="Source_20_Text"><text:span text:style-name="T1891">для</text:span></text:span> и <text:span text:style-name="Source_20_Text">начало</text:span> могут быть <text:span text:style-name="T1871">указаны</text:span> несколько переменных, <text:span text:style-name="T1869">перечисленных через запятую</text:span>. В этом случае, если указанные структуры имеют поля <text:span text:style-name="T1870">с одинаковыми именами</text:span>, то <text:span text:style-name="T1870">поля той </text:span><text:span text:style-name="T1872">структуры</text:span><text:span text:style-name="T1870">, что указана позже, </text:span><text:span text:style-name="T1872">скроют за собой </text:span><text:span text:style-name="T1884">о</text:span><text:span text:style-name="T1885">дн</text:span><text:span text:style-name="T1884">оимённые </text:span><text:span text:style-name="T1872">поля структур, перечисленных до неё</text:span>.</text:p>
      <text:p text:style-name="P658">Следует иметь в виду, что конструкция <text:span text:style-name="Source_20_Text"><text:span text:style-name="T1892">для</text:span></text:span> не вычисляет никаких значений <text:span text:style-name="T1880">перед</text:span> вход<text:span text:style-name="T1880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81">Поэтому, н</text:span><text:span text:style-name="T1873">апример, следующая конструкция будет правильно работать, хотя сомнительно выглядит с точки зрения структур</text:span><text:span text:style-name="T1882">ного программирования</text:span><text:span text:style-name="T1873">:</text:span></text:p>
      <text:p text:style-name="P660">программа ТакНеНадо;<text:line-break/><text:span text:style-name="T1876">тип<text:line-break/> <text:s text:c="3"/>ЦветныеТочки = </text:span><text:span text:style-name="T1874">массив структур<text:line-break/> <text:s text:c="7"/>поз: Точка;<text:line-break/> <text:s text:c="7"/>цвет: целое;<text:line-break/> <text:s text:c="3"/>окончание;</text:span><text:line-break/><text:span text:style-name="T1874">переменная<text:line-break/> <text:s text:c="3"/></text:span><text:span text:style-name="T1876">тчк: </text:span><text:span text:style-name="T1874">ЦветныеТочки;</text:span></text:p>
      <text:p text:style-name="P661"><text:span text:style-name="T1875"><text:s text:c="4"/>к: целое;</text:span><text:line-break/><text:span text:style-name="T1893">для</text:span><text:span text:style-name="T1876"> </text:span><text:span text:style-name="T1877">тчк[к], тчк[к].</text:span><text:span text:style-name="T1878">поз</text:span><text:span text:style-name="T1877"> </text:span><text:span text:style-name="T1874">начало<text:line-break/> <text:s text:c="3"/></text:span><text:span text:style-name="T1878">длина(тчк, 10);</text:span><text:span text:style-name="T1874"><text:line-break/> <text:s text:c="3"/></text:span><text:span text:style-name="T1878">для каждого к из тчк </text:span><text:span text:style-name="T1879">цикл </text:span><text:span text:style-name="T1878">/</text:span><text:span text:style-name="T202">*</text:span><text:span text:style-name="T201">для</text:span><text:span text:style-name="T203"> лучше написать здесь*</text:span><text:span text:style-name="T542">/ </text:span><text:span text:style-name="T543">начало</text:span><text:span text:style-name="T1878"><text:line-break/> <text:s text:c="7"/>г := к * 5; <text:s text:c="5"/>// </text:span><text:span text:style-name="T1883">тчк[к].поз.г</text:span></text:p>
      <text:p text:style-name="P662"><text:span text:style-name="T1878"><text:s text:c="8"/>в := 10; <text:s text:c="8"/>// </text:span><text:span text:style-name="T1883">тчк[к].поз.в</text:span><text:span text:style-name="T1878"><text:line-break/> <text:s text:c="7"/>цвет := $</text:span><text:span text:style-name="T1886">9</text:span><text:span text:style-name="T1878">0</text:span><text:span text:style-name="T1886">9</text:span><text:span text:style-name="T1878">0</text:span><text:span text:style-name="T1886">9</text:span><text:span text:style-name="T1878">0; // </text:span><text:span text:style-name="T1883">тчк[к].цвет</text:span><text:span text:style-name="T1878"><text:line-break/> <text:s text:c="3"/>конец;</text:span><text:span text:style-name="T1874"><text:line-break/>окончание.</text:span></text:p>
      <text:h text:style-name="P675" text:outline-level="2"><text:span text:style-name="T1404">Когда-</text:span><text:span text:style-name="T1432">тогда</text:span><text:span text:style-name="T1393"> — п</text:span>ерехват исключени<text:span text:style-name="T1393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2">Инструкция начинается ключевым словом <text:span text:style-name="Source_20_Text"><text:span text:style-name="T799">когда</text:span></text:span>, за которым следует одно из трёх:</text:p>
      <text:list xml:id="list7522335" text:style-name="L13">
        <text:list-item>
          <text:p text:style-name="P826"><text:span text:style-name="T1329">о</text:span><text:span text:style-name="T1318">дно или несколько</text:span> имён исключений через запятую;</text:p>
        </text:list-item>
        <text:list-item>
          <text:p text:style-name="P826"><text:span text:style-name="T1329">о</text:span>пределение переменной исключения;</text:p>
        </text:list-item>
        <text:list-item>
          <text:p text:style-name="P826"><text:span text:style-name="T1329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3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9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3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5"><text:soft-page-break/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31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31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5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5"><text:s text:c="8"/><text:span text:style-name="T612">бросить;</text:span></text:p>
      <text:p text:style-name="P236"><text:s text:c="4"/><text:span text:style-name="T612">конец;</text:span></text:p>
      <text:p text:style-name="P236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9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7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8">Переменная, <text:span text:style-name="T1832">объявленная таким образом,</text:span> представляет собой структуру, которая содержит:</text:p>
      <text:list xml:id="list1526893048" text:style-name="L14">
        <text:list-item>
          <text:p text:style-name="P828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27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4">Модификация <text:span text:style-name="T1330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4">Ошибка — с</text:span>оздани<text:span text:style-name="T1234">е</text:span> исключения</text:h>
      <text:p text:style-name="P325"><text:span text:style-name="T955">Эта и</text:span>нструкция применяется для того, чтобы прервать последовательно<text:span text:style-name="T1287">сть</text:span> выполнени<text:span text:style-name="T1287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3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6"><text:span text:style-name="T1284">Инструкции, следующие </text:span><text:span text:style-name="T1285">после</text:span><text:span text:style-name="T1284"> инструкци</text:span><text:span text:style-name="T1285">и</text:span><text:span text:style-name="T1284"> </text:span><text:span text:style-name="Source_20_Text"><text:span text:style-name="T1284">ошибка</text:span></text:span><text:span text:style-name="T1284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3">завершено</text:span> с кодом -1.</text:p>
      <text:p text:style-name="P330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7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8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5">Бросить — в</text:span>оссоздание исключения</text:h>
      <text:p text:style-name="P460">Эта инструкция <text:span text:style-name="T1280">записывается ключевым словом </text:span><text:span text:style-name="Source_20_Text"><text:span text:style-name="T1280">бросить</text:span></text:span><text:span text:style-name="T1280">. Её можно применять только в </text:span><text:span text:style-name="T1325">секции обработки исключений составного блока</text:span><text:span text:style-name="T1280">: она прерывает </text:span><text:span text:style-name="T1281">последовательно</text:span><text:span text:style-name="T1286">сть</text:span><text:span text:style-name="T1281"> выполнени</text:span><text:span text:style-name="T1286">я</text:span><text:span text:style-name="T1281"> и воссоздаёт то же самое исключение, которое </text:span><text:span text:style-name="T1326">привело к передаче управления в </text:span><text:span text:style-name="T1327">данную </text:span><text:span text:style-name="T1326">секцию обработки исключений</text:span><text:span text:style-name="T1281">.</text:span></text:p>
      <text:p text:style-name="P460"><text:span text:style-name="T1282">Инструкции, следующие после инструкции </text:span><text:span text:style-name="Source_20_Text"><text:span text:style-name="T1282">бросить</text:span></text:span><text:span text:style-name="T1282">, не выполняются. Вместо этого управление передаётся в </text:span><text:span text:style-name="T1331">секцию обработки исключений, расположенную в </text:span><text:span text:style-name="T1282">ближайш</text:span><text:span text:style-name="T1331">ем</text:span><text:span text:style-name="T1282"> объемлющ</text:span><text:span text:style-name="T1331">ем</text:span><text:span text:style-name="T1282"> составно</text:span><text:span text:style-name="T1331">м</text:span><text:span text:style-name="T1282"> блок</text:span><text:span text:style-name="T1331">е</text:span><text:span text:style-name="T1282">. </text:span><text:span text:style-name="T1288">Е</text:span><text:span text:style-name="T1282">сли такой блок <text:s/>отсутствует, </text:span><text:span text:style-name="T1288">выполнение </text:span><text:span text:style-name="T1282">программ</text:span><text:span text:style-name="T1288">ы</text:span><text:span text:style-name="T1282"> </text:span><text:span text:style-name="T1288">будет </text:span><text:span text:style-name="T1282">заверш</text:span><text:span text:style-name="T1288">ено</text:span><text:span text:style-name="T1282"> с кодом -1.</text:span></text:p>
      <text:p text:style-name="P462">Если параметры исключения или текст сообщения об ошибке были модифицированы в <text:span text:style-name="T1328">секции обработки исключений</text:span>, то исключение будет воссоздано с новыми значениями.</text:p>
      <text:h text:style-name="Heading_20_2" text:outline-level="2"><text:span text:style-name="T1396">Если-то-иначе — </text:span><text:span text:style-name="T1407">у</text:span><text:span text:style-name="T1189">словно</text:span><text:span text:style-name="T1235">е</text:span><text:span text:style-name="T1189"> </text:span>ветвлени<text:span text:style-name="T1235">е</text:span></text:h>
      <text:p text:style-name="P427">Эта инструкция применяется для выполнения тех или иных действий в зависимости от некоторого условия.</text:p>
      <text:p text:style-name="P427">Инструкция начинается ключевым словом <text:span text:style-name="Source_20_Text">если</text:span>, после которого должно быть указано <text:span text:style-name="T1190">условие — </text:span><text:span text:style-name="T1194">значение или </text:span>выражение логического типа. <text:span text:style-name="T1190">Далее следует ключевое слово </text:span><text:span text:style-name="Source_20_Text"><text:span text:style-name="T1190">то</text:span></text:span><text:span text:style-name="T1190">, а за ним — ровно одна инструкция, которая будет выполнена в том случае, если указанное условие имеет истинное значение.</text:span></text:p>
      <text:p text:style-name="P428">Далее может следовать знак «<text:span text:style-name="Source_20_Text">;</text:span>», либо ключевое слово <text:span text:style-name="Source_20_Text">иначе</text:span>, <text:span text:style-name="T1192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4">если</text:span> указанное условие имеет ложное значение.</text:p>
      <text:p text:style-name="P429">В обоих случаях ровно одна инструкция может представлять собой составной блок, содержащий сколько угодно инструкций.</text:p>
      <text:p text:style-name="P431"><text:span text:style-name="T1191">н</text:span>ачало<text:line-break/> <text:s text:c="3"/><text:span text:style-name="T1191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5">начало</text:span><text:span text:style-name="T1191"><text:line-break/> <text:s text:c="7"/>вывести("Н больше или равно М");<text:line-break/> <text:s text:c="7"/></text:span><text:span text:style-name="T1195">если Н &gt; М то вывести("Всё-таки больше");</text:span><text:span text:style-name="T1191"><text:line-break/> <text:s text:c="3"/></text:span><text:span text:style-name="T1195">конец;</text:span><text:line-break/>конец;</text:p>
      <text:p text:style-name="Text_20_body"><text:soft-page-break/>Если требуется <text:span text:style-name="T1193">перебрать несколько условий подряд, то инструкции ветвления можно располагать друг за другом:</text:span></text:p>
      <text:p text:style-name="P432">начало<text:line-break/> <text:s text:c="3"/><text:span text:style-name="T119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30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30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7">Выбор-из — м</text:span>ноговариантн<text:span text:style-name="T1236">ый</text:span> выбор</text:h>
      <text:p text:style-name="P433">Эта инструкция применяется для выполнения <text:span text:style-name="T1227">тех или иных</text:span> действий в зависимости от выбора значения из нескольких предусмотренных вариантов.</text:p>
      <text:p text:style-name="P434">Инструкция начинается <text:span text:style-name="T1228">ключевым </text:span>словом <text:span text:style-name="Source_20_Text">выбор</text:span>, за которым следует <text:span text:style-name="T1418">выбираемое</text:span><text:span text:style-name="T1199"> значение — буквальное </text:span>значение или выражение простого типа. <text:span text:style-name="T1410">З</text:span><text:span text:style-name="T1382">атем, если </text:span><text:span text:style-name="T1419">выбираемое</text:span><text:span text:style-name="T1410"> значение</text:span><text:span text:style-name="T1382"> имеет тип </text:span><text:span text:style-name="Source_20_Text"><text:span text:style-name="T1382">дробное</text:span></text:span><text:span text:style-name="T1382"> или </text:span><text:span text:style-name="Source_20_Text"><text:span text:style-name="T1382">момент</text:span></text:span><text:span text:style-name="T1382">, может следовать ключевое слово </text:span><text:span text:style-name="Source_20_Text"><text:span text:style-name="T1382">точность</text:span></text:span><text:span text:style-name="T1382">, а за ним </text:span><text:span text:style-name="T1436">константное </text:span><text:span text:style-name="T1388">выражение </text:span><text:span text:style-name="T1436">дробного типа</text:span><text:span text:style-name="T1382">, определяющее точность сравнения. </text:span>Далее следует слово <text:span text:style-name="Source_20_Text">из</text:span>, <text:span text:style-name="T1411">а </text:span>за <text:span text:style-name="T1411">ним</text:span> тело инструкции <text:span text:style-name="T1291">и</text:span> слово <text:span text:style-name="Source_20_Text">окончание</text:span>.</text:p>
      <text:p text:style-name="P43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3">а</text:span> <text:span text:style-name="T1198">за ним ровно одна инструкция </text:span><text:span text:style-name="T1203">и знак «</text:span><text:span text:style-name="Source_20_Text"><text:span text:style-name="T1203">;</text:span></text:span><text:span text:style-name="T1203">».</text:span><text:span text:style-name="T1198"> </text:span><text:span text:style-name="T1203">Эта инструкция </text:span><text:span text:style-name="T1198">будет выполнена в том случае, если </text:span><text:span text:style-name="T1203">данный</text:span><text:span text:style-name="T1198"> вариант выбора окажется подходящим. </text:span><text:span text:style-name="T1203">Она</text:span><text:span text:style-name="T1200"> может представлять собой составной блок, содержащий сколько угодно инструкций.</text:span></text:p>
      <text:p text:style-name="P436">Перечень подходящих значений может состоять из буквальных значений или <text:span text:style-name="T1437">константных </text:span>выражений — т.е., в качестве операндов <text:span text:style-name="T120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6">е</text:span>н точно соответствовать типу <text:span text:style-name="T1420">выбираемого</text:span> значения.</text:p>
      <text:p text:style-name="P436">Вариант выбора считается подходящим, <text:span text:style-name="T1202">если </text:span><text:span text:style-name="T1421">выбираемое</text:span><text:span text:style-name="T1202"> значение точно совпадает с одним из значений, перечисленных в описателе варианта </text:span><text:span text:style-name="T1412">(дробные значения и моменты должны совпадать с указанной точностью)</text:span><text:span text:style-name="T1202">. Тело инструкции выбора не может содержать нескольких описателей с совпадающими значениями.</text:span></text:p>
      <text:p text:style-name="P43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9">выше </text:span><text:span text:style-name="T1204">не нашлось никакого другого подходящего </text:span><text:span text:style-name="T1205">описателя</text:span>.</text:p>
      <text:p text:style-name="P505"><text:span text:style-name="T1196">программа Пример;</text:span><text:line-break/>переменная<text:line-break/> <text:s text:c="3"/>имя: строка;<text:line-break/><text:span text:style-name="T1196">начало<text:line-break/> <text:s text:c="3"/></text:span><text:span text:style-name="T1250">сообщить</text:span><text:span text:style-name="T1196">("Введите имя: ");<text:line-break/> <text:s text:c="3"/>ввести(имя);</text:span><text:line-break/> <text:s text:c="3"/>выбор <text:span text:style-name="T1196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7">Оля", "</text:span><text:span text:style-name="T1230">Д</text:span><text:span text:style-name="T1197">аша", "Вика</text:span><text:span text:style-name="T1196">": </text:span><text:span text:style-name="T1197">вывести("Узнаю сестрёнку!");<text:line-break/> <text:s text:c="7"/>"</text:span><text:span text:style-name="T1231">Таня</text:span><text:span text:style-name="T1197">": </text:span><text:span text:style-name="T1231">вывести("Привет, Таня :)");</text:span><text:span text:style-name="T1196"><text:line-break/> <text:s text:c="7"/>иначе вывести("Что-то не узнаю...");<text:line-break/> <text:s text:c="3"/>конец;<text:line-break/>окончание.</text:span></text:p>
      <text:p text:style-name="P505"><text:soft-page-break/></text:p>
      <text:p text:style-name="P506">программа ЕщёПример;<text:line-break/>переменная<text:line-break/> <text:s text:c="3"/><text:span text:style-name="T1424">N</text:span>: дробное <text:span text:style-name="T1414">= </text:span>0.345;<text:line-break/>начало<text:line-break/> <text:s text:c="3"/>выбор <text:span text:style-name="T142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5">совпад</text:span><text:span text:style-name="T1427">ё</text:span><text:span text:style-name="T1415">т с указанной точностью</text:span><text:line-break/> <text:s text:c="7"/>0.4: вывести("Четыре десятых");<text:line-break/> <text:s text:c="3"/>конец;<text:line-break/>окончание.</text:p>
      <text:p text:style-name="P502">Для <text:span text:style-name="T1416">выбора </text:span><text:span text:style-name="T1425">из </text:span><text:span text:style-name="T1422">значени</text:span><text:span text:style-name="T142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7">вариант выбора будет считаться подходящим, если </text:span>модуль разности <text:span text:style-name="T1417">указанной константы и </text:span><text:span text:style-name="T1423">выбираемого</text:span><text:span text:style-name="T1417"> значения </text:span><text:span text:style-name="T1409">не превышает</text:span> указанного значения <text:span text:style-name="T1386">точности</text:span>.</text:p>
      <text:p text:style-name="P504"><text:span text:style-name="T198">Примечание:</text:span> следует быть осторожным при использовании этой инструкции <text:span text:style-name="T1429">с</text:span><text:span text:style-name="T1428"> дробны</text:span><text:span text:style-name="T1429">ми</text:span><text:span text:style-name="T1428"> чис</text:span><text:span text:style-name="T1429">лами</text:span><text:span text:style-name="T1428"> и момент</text:span><text:span text:style-name="T1429">ами</text:span><text:span text:style-name="T1428"> </text:span><text:span text:style-name="T1413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8">Для-от-до-цикл — </text:span><text:span text:style-name="T1408">ц</text:span>икл по счётчику</text:h>
      <text:p text:style-name="P438">Эта инструкция предназначена для выполнения <text:span text:style-name="T1237">одних и тех же</text:span> действий <text:span text:style-name="T1212">несколько раз. Количество повторений (итераций) </text:span><text:span text:style-name="T1219">цикла </text:span><text:span text:style-name="T1212">вычисляется заранее</text:span>.</text:p>
      <text:p text:style-name="P438"><text:span text:style-name="T1206">Инструкция начинается ключевым словом </text:span><text:span text:style-name="Source_20_Text"><text:span text:style-name="T1206">для</text:span></text:span><text:span text:style-name="T1206">, за которым следует имя переменной — счётчика цикла.</text:span> <text:span text:style-name="T1206">Далее следует слово </text:span><text:span text:style-name="Source_20_Text"><text:span text:style-name="T1206">от</text:span></text:span><text:span text:style-name="T1206">, за ним выражение, определяющее начальное значение счётчика, а затем слово </text:span><text:span text:style-name="Source_20_Text"><text:span text:style-name="T1206">до</text:span></text:span><text:span text:style-name="T1206"> и выражение, определяющее конечное значение счётчика. </text:span><text:span text:style-name="T1207">После этого следует слово </text:span><text:span text:style-name="Source_20_Text"><text:span text:style-name="T1207">цикл</text:span></text:span><text:span text:style-name="T1207"> </text:span><text:span text:style-name="T1293">и</text:span><text:span text:style-name="T1207"> ровно одна инструкция, составляющая тело цикла. </text:span><text:span text:style-name="T1210">Тело цикла</text:span><text:span text:style-name="T1208"> может </text:span><text:span text:style-name="T1292">быть</text:span><text:span text:style-name="T1208"> составн</text:span><text:span text:style-name="T1292">ым</text:span><text:span text:style-name="T1208"> блок</text:span><text:span text:style-name="T1292">ом</text:span><text:span text:style-name="T1208">, содержащи</text:span><text:span text:style-name="T1292">м</text:span><text:span text:style-name="T1208"> сколько угодно инструкций. </text:span><text:span text:style-name="T1213">Перед словом </text:span><text:span text:style-name="Source_20_Text"><text:span text:style-name="T1213">цикл</text:span></text:span><text:span text:style-name="T1213"> допускается слово </text:span><text:span text:style-name="Source_20_Text"><text:span text:style-name="T1213">обратный</text:span></text:span><text:span text:style-name="T1213">.</text:span></text:p>
      <text:p text:style-name="P439"><text:span text:style-name="T1222">Счётчиком цикла может быть</text:span> только локальная переменная целого типа — <text:span text:style-name="T1211">она должна быть объявлена в разделе определений той программы или подпрограммы, в теле которой выполняется цикл. В</text:span><text:span text:style-name="T1209">ыражения начального и конечного значения </text:span><text:span text:style-name="T1212">счётчика </text:span><text:span text:style-name="T1209">также должны возвращать целое</text:span>. <text:span text:style-name="T1209">Значения этих выражений вычисляются один раз перед первой итерацией цикла. </text:span><text:span text:style-name="T1223">И</text:span><text:span text:style-name="T120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43"><text:span text:style-name="T1212">п</text:span>рограмма Пример;<text:line-break/><text:span text:style-name="T121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0">до 0 обратный </text:span><text:span text:style-name="T1212">цикл начало</text:span></text:p>
      <text:p text:style-name="P443"><text:span text:style-name="T1212"><text:s text:c="8"/>цвет</text:span><text:span text:style-name="T1221">Фона</text:span><text:span text:style-name="T1212">(цвета[ц]);<text:line-break/> <text:s text:c="7"/>вывести("Цв", строка(ц));<text:line-break/> <text:s text:c="3"/>конец;<text:line-break/>окончание.</text:span></text:p>
      <text:p text:style-name="P440">Перед первой итерацией счётчику цикла присваивается начальное значение. <text:span text:style-name="T122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40"><text:soft-page-break/>Значение переменной-счётчика цикла можно менять в теле цикла, но это не приведёт изменению количества итераций. <text:span text:style-name="T1225">Переменная-с</text:span>чётчик сохранит присвоенное е<text:span text:style-name="T1225">й</text:span> значение до конца текущей итерации, после чего е<text:span text:style-name="T1225">й</text:span> будет присвоено <text:span text:style-name="T1214">следующее заранее вычисленное значение, так что на входе в следующую итерацию </text:span><text:span text:style-name="T1226">цикла </text:span><text:span text:style-name="T1214">счётчик будет иметь значение на 1 большее, чем на входе в </text:span><text:span text:style-name="T1215">нынешнюю</text:span><text:span text:style-name="T1214">.</text:span></text:p>
      <text:p text:style-name="P441">Если начальное значение счётчика больше конечного, тело цикла не будет выполнено ни <text:span text:style-name="T1216">разу</text:span>.</text:p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7">при том условии, что счётчик </text:span><text:span text:style-name="T1218">ещё </text:span><text:span text:style-name="T1217">не </text:span><text:span text:style-name="T1232">равен</text:span><text:span text:style-name="T1217"> конечно</text:span><text:span text:style-name="T1232">му</text:span><text:span text:style-name="T1217"> значени</text:span><text:span text:style-name="T1232">ю</text:span>.</text:p>
      <text:p text:style-name="P635">После выхода из цикла переменная-счётчик сохраняет значение, присвоенное е<text:span text:style-name="T1835">й</text:span> на последней выполненной итераци<text:span text:style-name="T1835">и</text:span>.</text:p>
      <text:h text:style-name="Heading_20_2" text:outline-level="2"><text:span text:style-name="T1399">Для-каждого-цикл — ц</text:span>икл по набору <text:span text:style-name="T1237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7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4">итератора</text:span>. <text:span text:style-name="T1264">П</text:span>еременная-<text:span text:style-name="T1264">итератор</text:span> должна быть объявлена в локальной области видимости — т.е., <text:span text:style-name="T1211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5">стартовую </text:span><text:span text:style-name="T1246">позицию </text:span><text:span text:style-name="T1265">итератора</text:span><text:span text:style-name="T1246"> в наборе данных</text:span>.</text:p>
      <text:p text:style-name="P449">Затем следует слово <text:span text:style-name="Source_20_Text">цикл</text:span> <text:span text:style-name="T1294">и </text:span>ровно одна инструкция, составляющая тело цикла. <text:span text:style-name="T1210">Тело цикла</text:span><text:span text:style-name="T1208"> может </text:span><text:span text:style-name="T1294">быть </text:span><text:span text:style-name="T1208">составн</text:span><text:span text:style-name="T1294">ым</text:span><text:span text:style-name="T1208"> блок</text:span><text:span text:style-name="T1294">ом</text:span><text:span text:style-name="T1208">, содержащи</text:span><text:span text:style-name="T1295">м</text:span><text:span text:style-name="T1208"> сколько угодно инструкций. </text:span><text:span text:style-name="T1213">Перед словом </text:span><text:span text:style-name="Source_20_Text"><text:span text:style-name="T1213">цикл</text:span></text:span><text:span text:style-name="T1213"> допускается слово </text:span><text:span text:style-name="Source_20_Text"><text:span text:style-name="T1213">обратный</text:span></text:span><text:span text:style-name="T1213">.</text:span></text:p>
      <text:p text:style-name="P450">Для массивов и строк <text:span text:style-name="T1266">итератор</text:span> долж<text:span text:style-name="T1270">е</text:span>н быть цело<text:span text:style-name="T1269">численного</text:span><text:span text:style-name="T1268"> типа</text:span>. <text:span text:style-name="T1242">Для массива он </text:span>означает индекс элемента <text:span text:style-name="T1242">в массиве, а для строки — номер байта в строке, с которого начинается очередной символ</text:span>. <text:span text:style-name="T1244">Байты в строке и элементы в массиве нумеруются начиная с нуля.</text:span></text:p>
      <text:p text:style-name="P450">Для словарей тип <text:span text:style-name="T1267">итератора</text:span> должен точно соответствовать типу ключа словаря — при каждой итерации цикла этой переменной присваивается <text:span text:style-name="T1243">очередное</text:span> значение ключа.</text:p>
      <text:p text:style-name="P452"><text:span text:style-name="T1240">программа ЦиклПоСтроке;</text:span><text:line-break/>переменн<text:span text:style-name="T1248">ые</text:span><text:line-break/><text:span text:style-name="T1238"> <text:s text:c="3"/></text:span><text:span text:style-name="T1245">б</text:span><text:span text:style-name="T1238">: целое;<text:line-break/></text:span> <text:s text:c="3"/><text:span text:style-name="T1238">с: строка;<text:line-break/> <text:s text:c="3"/>смв: символ;<text:line-break/></text:span>начало<text:line-break/> <text:s text:c="3"/><text:span text:style-name="T1251">сообщить</text:span><text:span text:style-name="T1240">("Введите строку: ");<text:line-break/> <text:s text:c="3"/>ввести(с);</text:span><text:line-break/> <text:s text:c="3"/><text:span text:style-name="T1238">для каждого </text:span><text:span text:style-name="T1245">б</text:span><text:span text:style-name="T1238"> из с цикл начало<text:line-break/> <text:s text:c="7"/></text:span><text:span text:style-name="T1239">смв := симв(</text:span><text:span text:style-name="T1240">с, </text:span><text:span text:style-name="T1245">б</text:span><text:span text:style-name="T1239">);<text:line-break/> <text:s text:c="7"/></text:span><text:span text:style-name="T1240">вывести(</text:span><text:span text:style-name="T1245">б</text:span><text:span text:style-name="T1240">, ": ", смв, НС);</text:span><text:span text:style-name="T1239"><text:line-break/></text:span><text:span text:style-name="T1238"> <text:s text:c="3"/></text:span><text:span text:style-name="T1241">конец</text:span><text:span text:style-name="T1238">;</text:span><text:line-break/><text:span text:style-name="T1241">окончание.</text:span></text:p>
      <text:p text:style-name="P452"/>
      <text:p text:style-name="P453"><text:soft-page-break/>программа ЦиклПоМассиву;<text:line-break/>переменные<text:line-break/> <text:s text:c="3"/>м: массив строк;<text:line-break/> <text:s text:c="3"/>кво, <text:span text:style-name="T1824">к</text:span>: целое;<text:line-break/>начало<text:line-break/> <text:s text:c="3"/><text:span text:style-name="T1252">сообщить</text:span>("Введите количество: ");<text:line-break/> <text:s text:c="3"/>ввести(кво);<text:line-break/> <text:s text:c="3"/><text:span text:style-name="T1253">длина(м, кво);</text:span><text:line-break/> <text:s text:c="3"/>для <text:span text:style-name="T1253">каждого </text:span><text:span text:style-name="T1824">к</text:span><text:span text:style-name="T1253"> из м</text:span> цикл начало<text:line-break/> <text:s text:c="7"/><text:span text:style-name="T1253">сообщить("Введите элемент ", </text:span><text:span text:style-name="T1824">к</text:span><text:span text:style-name="T1253">, ": ");<text:line-break/> <text:s text:c="7"/></text:span><text:span text:style-name="T1254">ввести(м[</text:span><text:span text:style-name="T1824">к</text:span><text:span text:style-name="T1254">]);</text:span><text:line-break/> <text:s text:c="3"/>конец;<text:line-break/> <text:s text:c="3"/><text:span text:style-name="T1255">сообщить("Значения в обратном порядке:", </text:span><text:span text:style-name="T1256">НС</text:span><text:span text:style-name="T1255">);<text:line-break/> <text:s text:c="3"/>для каждого </text:span><text:span text:style-name="T1824">к</text:span><text:span text:style-name="T1255"> из м обратный цикл вывести(м[</text:span><text:span text:style-name="T1824">к</text:span><text:span text:style-name="T1255">], НС);</text:span><text:line-break/>окончание.</text:p>
      <text:p text:style-name="P453"/>
      <text:p text:style-name="P63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61">с</text:span> которого начнётся цикл. <text:span text:style-name="T1273">Тип значения этого выражения должен точно соответствовать типу переменной-итератора.</text:span></text:p>
      <text:list xml:id="list1678845382" text:style-name="L15">
        <text:list-item>
          <text:p text:style-name="P829">Для строки эта возможность не реализована в нынешней версии языка.</text:p>
        </text:list-item>
        <text:list-item>
          <text:p text:style-name="P829">Для массива — выражение должно возвращать целое число, <text:span text:style-name="T1258">означающее</text:span> индекс элемента массива, с которого начнётся цикл.</text:p>
        </text:list-item>
        <text:list-item>
          <text:p text:style-name="P829"><text:span text:style-name="T1836">Для словаря — е</text:span><text:span text:style-name="T1257">сли </text:span><text:span text:style-name="T1271">в словаре есть ключ, равный значению выражения</text:span><text:span text:style-name="T1257">, то цикл начнётся с этого </text:span><text:span text:style-name="T1263">ключа</text:span><text:span text:style-name="T1257">. Если </text:span><text:span text:style-name="T1272">такого ключа </text:span><text:span text:style-name="T1257">нет, </text:span><text:span text:style-name="T1260">то </text:span><text:span text:style-name="T1257">цикл начнётся с ближайшего следующего значения ключа: </text:span><text:span text:style-name="T1259">прямой цикл с ближайшего большего значения, а обратный цикл с ближайшего меньшего значения</text:span><text:span text:style-name="T1257">.</text:span></text:p>
        </text:list-item>
      </text:list>
      <text:p text:style-name="P44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38708460" text:style-name="L16">
        <text:list-item>
          <text:p text:style-name="P830">Для строки — символы перебираются от конца строки к началу.</text:p>
        </text:list-item>
        <text:list-item>
          <text:p text:style-name="P830">Для массива — элементы перебираются от <text:span text:style-name="T1838">большего индекса к меньшему</text:span>.</text:p>
        </text:list-item>
        <text:list-item>
          <text:p text:style-name="P830">Для словаря — ключи перебираются в порядке убывания.</text:p>
        </text:list-item>
      </text:list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7">при том условии, что </text:span><text:span text:style-name="T1262">цикл ещё не дошёл до конца набора данных</text:span>.</text:p>
      <text:p text:style-name="P636"><text:span text:style-name="T1839">Значение переменной-</text:span><text:span text:style-name="T1840">итератора</text:span><text:span text:style-name="T1839"> можно менять в теле цикла, но это не приведёт изменению количества итераций. </text:span><text:span text:style-name="T1225">Переменная-</text:span><text:span text:style-name="T1841">итератор</text:span><text:span text:style-name="T1839"> сохранит присвоенное е</text:span><text:span text:style-name="T1225">й</text:span><text:span text:style-name="T1839"> значение до конца текущей итерации, после чего е</text:span><text:span text:style-name="T1225">й</text:span><text:span text:style-name="T1839"> будет присвоено </text:span><text:span text:style-name="T1214">следующее заранее вычисленное значение.</text:span></text:p>
      <text:p text:style-name="P636">После выхода из цикла переменная-итератор сохраняет значение, присвоенное ей на последней <text:span text:style-name="T1837">выполненной </text:span>итерации.</text:p>
      <text:p text:style-name="P475"><text:soft-page-break/><text:span text:style-name="T198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0">Пока-цикл, </text:span><text:span text:style-name="T1401">цикл-пока</text:span><text:span text:style-name="T1400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4">выражение логического типа, слово </text:span><text:span text:style-name="Source_20_Text"><text:span text:style-name="T1274">цикл</text:span></text:span><text:span text:style-name="T1274">, тело цикла и знак «</text:span><text:span text:style-name="Source_20_Text"><text:span text:style-name="T1274">;</text:span></text:span><text:span text:style-name="T1274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5">п</text:span>еременная<text:line-break/> <text:s text:c="3"/><text:span text:style-name="T1275">д: дробное = 0;</text:span><text:line-break/>начало<text:line-break/> <text:s text:c="3"/><text:span text:style-name="T1275">пока д &lt; 10 цикл д += 1.5;<text:line-break/> <text:s text:c="3"/>цикл д -= 1.2 пока д &gt;= 0;</text:span><text:line-break/>окончание.</text:p>
      <text:p text:style-name="P457"><text:span text:style-name="T1277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6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42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8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2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1">немедленно </text:span>передаётся к <text:span text:style-name="T1299">ближайшей </text:span>следующей инструкции после цикла.</text:p>
      <text:p text:style-name="P469">Если в теле цикла есть составной блок, <text:span text:style-name="T1332">имеющий</text:span> секцию <text:span text:style-name="Source_20_Text">напоследок</text:span>, <text:span text:style-name="T1332">и в этом блоке</text:span> была <text:span text:style-name="T1302">выполнена</text:span> инструкция <text:span text:style-name="Source_20_Text">прервать</text:span>, то инструкции в секции <text:span text:style-name="Source_20_Text"><text:span text:style-name="T1300">напоследок</text:span></text:span><text:span text:style-name="T1300"> </text:span>будут выполнены перед выходом из цикла.</text:p>
      <text:h text:style-name="P676" text:outline-level="2"><text:span text:style-name="T1403">Продолжить — п</text:span>рерывание <text:span text:style-name="T1303">итерации </text:span>цикла</text:h>
      <text:p text:style-name="P468">Эта инструкция записывается ключевым словом <text:span text:style-name="Source_20_Text"><text:span text:style-name="T1303">продолжить</text:span></text:span>. Она прерывает выполнение <text:span text:style-name="T1303">текущей итерации </text:span>цикла: инструкции в теле цикла, следующие после неё, не выполняются, и <text:span text:style-name="T1304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3">имеющий</text:span> секцию <text:span text:style-name="Source_20_Text">напоследок</text:span>, <text:span text:style-name="T1333">и в этом блоке</text:span> была <text:span text:style-name="T1302">выполнена</text:span> инструкция <text:span text:style-name="Source_20_Text"><text:span text:style-name="T1305">продолжить</text:span></text:span>, то инструкции в секции <text:span text:style-name="Source_20_Text"><text:span text:style-name="T1300">напоследок</text:span></text:span><text:span text:style-name="T1300"> </text:span>будут выполнены перед <text:span text:style-name="T1306">завершением итерации</text:span>.</text:p>
      <text:h text:style-name="Heading_20_1" text:outline-level="1"><text:soft-page-break/>Стандартная библиотека</text:h>
      <text:h text:style-name="P677" text:outline-level="2"><text:span text:style-name="T696">Базовый в</text:span>вод-вывод</text:h>
      <text:p text:style-name="P282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495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4">ВК</text:span><text:span text:style-name="T691"> = №</text:span><text:span text:style-name="T1374">0Д</text:span><text:span text:style-name="T691">; <text:s text:c="5"/>// символ </text:span><text:span text:style-name="T1374">возврата каретки</text:span><text:span text:style-name="T691"><text:line-break/> <text:s text:c="3"/></text:span><text:span text:style-name="T1374">ПС</text:span><text:span text:style-name="T691"> = №</text:span><text:span text:style-name="T1374">0А</text:span><text:span text:style-name="T691">; <text:s text:c="5"/>// символ </text:span><text:span text:style-name="T1374">перевода строки</text:span><text:span text:style-name="T691"><text:line-break/> <text:s text:c="3"/></text:span><text:span text:style-name="T1373">КФ</text:span><text:span text:style-name="T691"> = </text:span><text:span text:style-name="T1370">№1А</text:span><text:span text:style-name="T691">; <text:s text:c="5"/>// </text:span><text:span text:style-name="T1372">символ </text:span><text:span text:style-name="T1370">кон</text:span><text:span text:style-name="T1372">ца</text:span><text:span text:style-name="T1370"> файла</text:span></text:p>
      <text:h text:style-name="Heading_20_3" text:outline-level="3">Процедура вывести()</text:h>
      <text:p text:style-name="P105"><text:span text:style-name="T281">п</text:span>роцедура вывести(<text:span text:style-name="T285">вх </text:span>арг0, арг1, арг2, ...);</text:p>
      <text:p text:style-name="P79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9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1"><text:span text:style-name="T198">Примечание:</text:span> для перевода строки нужно передать в параметре символ <text:span text:style-name="T1843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3" text:outline-level="3">Процедура сообщить()</text:h>
      <text:p text:style-name="P78">процедура <text:span text:style-name="T284">сообщить</text:span>(<text:span text:style-name="T285">вх </text:span>арг0, арг1, арг2, ...);</text:p>
      <text:p text:style-name="P77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4">поток</text:span><text:span text:style-name="T283"> </text:span><text:span text:style-name="T487">направлен на экран терминала</text:span><text:span text:style-name="T283">, но </text:span><text:span text:style-name="T1845">он </text:span><text:span text:style-name="T283">может быть переназначен средствами операционной системы при запуске программы.</text:span></text:p>
      <text:p text:style-name="P77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3">При ошибках может вызывать исключение <text:span text:style-name="Source_20_Text"><text:span text:style-name="T799">ОшибкаВводаВывода</text:span></text:span>.</text:p>
      <text:p text:style-name="P85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693" text:outline-level="3">Функция <text:span text:style-name="T449">ввести</text:span>()</text:h>
      <text:p text:style-name="P80"><text:span text:style-name="T286">функция</text:span> <text:span text:style-name="T449">ввести</text:span>(<text:span text:style-name="T291">в</text:span><text:span text:style-name="T1609">в</text:span><text:span text:style-name="T291"> </text:span>арг0, арг1, арг2, ...): <text:span text:style-name="T311">целое;</text:span></text:p>
      <text:p text:style-name="P84"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6"><text:soft-page-break/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xml:id="list1201661008" text:style-name="L17">
        <text:list-item>
          <text:p text:style-name="P831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32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6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10">сохраняют свои прежние </text:span><text:span text:style-name="T292">значения</text:span>.</text:p>
        </text:list-item>
        <text:list-item>
          <text:p text:style-name="P833"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11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6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2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4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9">()</text:span>: символ;</text:p>
      <text:p text:style-name="P203">Читает один символ из стандартного потока ввода и возвращает прочитанный символ.</text:p>
      <text:p text:style-name="P203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49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49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49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1">При этом функция </text:span><text:span text:style-name="Source_20_Text"><text:span text:style-name="T1371">естьСимвол()</text:span></text:span><text:span text:style-name="T1371"> всегда будет возвращать истинное значение.</text:span></text:p>
      <text:h text:style-name="Heading_20_3" text:outline-level="3"><text:soft-page-break/>Функция есть<text:span text:style-name="T598">Символ</text:span>()</text:h>
      <text:p text:style-name="Исходный_20_код">функция есть<text:span text:style-name="T598">Символ</text:span><text:span text:style-name="T1450">()</text:span>: логическое;</text:p>
      <text:p text:style-name="P490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491">Если стандартный поток ввода перенаправлен на файл, эта функция всегда возвращает истинное значение.</text:p>
      <text:h text:style-name="P678" text:outline-level="2"><text:span text:style-name="T519">Управление</text:span> терминалом</text:h>
      <text:p text:style-name="P182"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694" text:outline-level="3">Константы</text:h>
      <text:p text:style-name="P305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5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695" text:outline-level="3">Процедура <text:span text:style-name="T517">терминал</text:span><text:span text:style-name="T502">()</text:span></text:h>
      <text:p text:style-name="P200"><text:span text:style-name="T488">процедура </text:span><text:span text:style-name="T517">терминал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80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80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1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95" text:outline-level="3"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9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696" text:outline-level="3"><text:soft-page-break/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6">()</text:span>;</text:p>
      <text:p text:style-name="Text_20_body">Очищает <text:span text:style-name="T500">экран, </text:span><text:span text:style-name="T1462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9">Очищает указанную часть строки <text:span text:style-name="T1847">от</text:span> позиции курсора, <text:span text:style-name="T501">используя установленный цвет </text:span><text:span text:style-name="T1462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97" text:outline-level="3">Процедура курсор()</text:h>
      <text:p text:style-name="Исходный_20_код">процедура курсор(вх горз, верт: целое);</text:p>
      <text:p text:style-name="P183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699" text:outline-level="3">Процедура курсорГорз()</text:h>
      <text:p text:style-name="P197">процедура курсор<text:span text:style-name="T494">Горз</text:span>(вх горз: целое);</text:p>
      <text:p text:style-name="P18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02" text:outline-level="3">Процедура курсорВерт()</text:h>
      <text:p text:style-name="P197">процедура курсор<text:span text:style-name="T494">Верт</text:span>(вх верт: целое);</text:p>
      <text:p text:style-name="P186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698" text:outline-level="3">Процедура <text:span text:style-name="T1442">подвинутьК</text:span>урсор()</text:h>
      <text:p text:style-name="P509">процедура <text:span text:style-name="T1442">подвинутьК</text:span>урсор(вх горз, верт: целое);</text:p>
      <text:p text:style-name="P184"><text:span text:style-name="T1443">Сдвигает</text:span> курсор <text:span text:style-name="T1443">на указанное количество строк и/или столбцов относительно текущей позиции</text:span>. <text:span text:style-name="T1443">Положительные значения параметров </text:span><text:span text:style-name="Source_20_Text"><text:span text:style-name="T1443">горз</text:span></text:span><text:span text:style-name="T1443"> и </text:span><text:span text:style-name="Source_20_Text"><text:span text:style-name="T1443">верт</text:span></text:span><text:span text:style-name="T1443"> сдвигают курсор вправо и вниз, а отрицательные — влево и вверх</text:span><text:span text:style-name="T503">.</text:span></text:p>
      <text:h text:style-name="P700" text:outline-level="3">Процедура <text:span text:style-name="T1438">запомнитьКурсор</text:span>()</text:h>
      <text:p text:style-name="P507">процедура <text:span text:style-name="T1438">запомнитьКурсор</text:span>();</text:p>
      <text:p text:style-name="P187"><text:span text:style-name="T1439">Запоминает текущую позицию курсора</text:span>. <text:span text:style-name="T1441">Для возврата курсора в сохранённую позицию используется процедура </text:span><text:span text:style-name="Source_20_Text"><text:span text:style-name="T1441">вернутьКурсор()</text:span></text:span><text:span text:style-name="T1441">.</text:span></text:p>
      <text:h text:style-name="P701" text:outline-level="3"><text:soft-page-break/>Процедура <text:span text:style-name="T1440">вернуть</text:span><text:span text:style-name="T1438">Курсор</text:span>()</text:h>
      <text:p text:style-name="P508">процедура <text:span text:style-name="T1440">вернуть</text:span><text:span text:style-name="T1438">Курсор</text:span>();</text:p>
      <text:p text:style-name="P188"><text:span text:style-name="T1440">Возвращает курсор в позицию, которая была ранее сохранена </text:span><text:span text:style-name="T1441">вызовом процедуры</text:span><text:span text:style-name="T1440"> </text:span><text:span text:style-name="Source_20_Text"><text:span text:style-name="T1440">запомнитьКурсор()</text:span></text:span>.</text:p>
      <text:h text:style-name="P703" text:outline-level="3">Процедура скрытьКурсор()</text:h>
      <text:p text:style-name="P197">процедура <text:span text:style-name="T493">скрытьК</text:span>урсор<text:span text:style-name="T1447">()</text:span>;</text:p>
      <text:p text:style-name="P189"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704" text:outline-level="3">Процедура показатьКурсор()</text:h>
      <text:p text:style-name="P198">процедура <text:span text:style-name="T493">показатьК</text:span>урсор<text:span text:style-name="T1447">()</text:span>;</text:p>
      <text:p text:style-name="P181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8">процедура цветФона(вх цвет: целое);</text:p>
      <text:p text:style-name="P190">Устанавливает цвет фона, который будет использоваться при следующих вызовах функций вывода текста, а также очистки строк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8">цвета </text:span><text:span text:style-name="T506">в 256-цветной палитре xTerm.</text:span></text:p>
      <text:h text:style-name="P705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1">Устанавливает цвет <text:span text:style-name="T507">шрифта</text:span>, который будет использоваться при следующих вызовах функций вывода текста.</text:p>
      <text:p text:style-name="P194">Параметр <text:span text:style-name="Source_20_Text"><text:span text:style-name="T799">цвет</text:span></text:span> может принимать значения от 0 до 255 и обозначает номер <text:span text:style-name="T1849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2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9">В параметре <text:span text:style-name="Source_20_Text">стиль</text:span> можно передать <text:span text:style-name="T1567">нуль, либо </text:span>одно или несколько значений констант <text:span text:style-name="Source_20_Text">с</text:span><text:span text:style-name="Source_20_Text"><text:span text:style-name="T1568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8">т</text:span></text:span><text:span text:style-name="Source_20_Text">шЖирный | с</text:span><text:span text:style-name="Source_20_Text"><text:span text:style-name="T1568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8">т</text:span></text:span><text:span text:style-name="Source_20_Text">ш</text:span><text:span text:style-name="Source_20_Text"><text:span text:style-name="T1554">За</text:span></text:span><text:span text:style-name="Source_20_Text">черк | </text:span><text:span text:style-name="Source_20_Text"><text:span text:style-name="T1560">с</text:span></text:span><text:span text:style-name="Source_20_Text"><text:span text:style-name="T1568">т</text:span></text:span><text:span text:style-name="Source_20_Text"><text:span text:style-name="T1560">шПодчерк</text:span></text:span><text:span text:style-name="Source_20_Text"> </text:span><text:span text:style-name="Source_20_Text"><text:span text:style-name="T1560">| </text:span></text:span><text:span text:style-name="Source_20_Text">с</text:span><text:span text:style-name="Source_20_Text"><text:span text:style-name="T1568">т</text:span></text:span><text:span text:style-name="Source_20_Text">шКурсив</text:span> означает <text:span text:style-name="T1554">за</text:span>чёркнутый <text:span text:style-name="T1561">и подчёркнутый </text:span>курсив.</text:p>
      <text:h text:style-name="Heading_20_3" text:outline-level="3">Процедура <text:span text:style-name="T510">сбросить</text:span>Атрибуты()</text:h>
      <text:p text:style-name="P199">процедура <text:span text:style-name="T511">сбросить</text:span><text:span text:style-name="T499">А</text:span><text:span text:style-name="T498">трибуты</text:span><text:span text:style-name="T1448">()</text:span>;</text:p>
      <text:p text:style-name="P195"><text:soft-page-break/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9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6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6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706" text:outline-level="3">Типы</text:h>
      <text:p text:style-name="P359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3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3"/>
      <text:p text:style-name="P358"><text:span text:style-name="T703">константы<text:line-break/></text:span><text:span text:style-name="T701"> <text:s text:c="3"/>// режим</text:span><text:span text:style-name="T1486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8"/>
      <text:p text:style-name="P358"><text:span text:style-name="T703">константы<text:line-break/></text:span><text:span text:style-name="T701"> <text:s text:c="3"/>// режим</text:span><text:span text:style-name="T1486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3"/>
      <text:p text:style-name="P284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4"/>
      <text:p text:style-name="P285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5"><text:s text:c="4"/><text:span text:style-name="T993">фаСкрытый</text:span> <text:s text:c="5"/>= $00000002;</text:p>
      <text:p text:style-name="P285"><text:s text:c="4"/><text:span text:style-name="T993">фаСистемный</text:span> <text:s text:c="3"/>= $00000004;</text:p>
      <text:p text:style-name="P285"><text:s text:c="4"/><text:span text:style-name="T993">фаМеткаТома</text:span> <text:s text:c="3"/>= $00000008;</text:p>
      <text:p text:style-name="P285"><text:soft-page-break/><text:s text:c="4"/><text:span text:style-name="T993">фаКаталог</text:span> <text:s text:c="5"/>= $00000010;</text:p>
      <text:p text:style-name="P285"><text:s text:c="4"/><text:span text:style-name="T993">фаАрхивный</text:span> <text:s text:c="4"/>= $00000020;</text:p>
      <text:p text:style-name="P285"><text:s text:c="4"/><text:span text:style-name="T993">фаНормальный</text:span> <text:s text:c="2"/>= $00000080;</text:p>
      <text:p text:style-name="P285"><text:s text:c="4"/><text:span text:style-name="T993">фаВременный</text:span> <text:s text:c="3"/>= $00000100;</text:p>
      <text:p text:style-name="P285"><text:s text:c="4"/><text:span text:style-name="T993">фаСимвСсылка</text:span> <text:s text:c="2"/>= $00000400;</text:p>
      <text:p text:style-name="P285"><text:s text:c="4"/><text:span text:style-name="T993">фаСжатый</text:span> <text:s text:c="6"/>= $00000800;</text:p>
      <text:p text:style-name="P285"><text:s text:c="4"/><text:span text:style-name="T993">фаШифрованный</text:span> <text:s/>= $00004000;</text:p>
      <text:p text:style-name="P285"><text:s text:c="4"/><text:span text:style-name="T993">фаВиртуальный</text:span> <text:s/>= $00010000;</text:p>
      <text:h text:style-name="P707" text:outline-level="3"><text:span text:style-name="T719">Ф</text:span>ункция <text:span text:style-name="T699">файл</text:span><text:span text:style-name="T721">Создать</text:span>()</text:h>
      <text:p text:style-name="P292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302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6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8"><text:span text:style-name="T790">Успешно с</text:span>озданный файл должен быть закрыт вызовом <text:span text:style-name="T1473">процедуры</text:span> <text:span text:style-name="Source_20_Text"><text:span text:style-name="T799">файлЗакрыть()</text:span></text:span>.</text:p>
      <text:h text:style-name="P708" text:outline-level="3"><text:span text:style-name="T719">Ф</text:span>ункция <text:span text:style-name="T699">файлОткрыть</text:span>()</text:h>
      <text:p text:style-name="P306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4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3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5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9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4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<text:soft-page-break/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30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7"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09" text:outline-level="3"><text:span text:style-name="T719">Ф</text:span>ункция файл<text:span text:style-name="T720">Размер</text:span>()</text:h>
      <text:p text:style-name="P290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2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8">Возвращает размер <text:span text:style-name="T890">переданного </text:span>файла в байтах.</text:p>
      <text:p text:style-name="P308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09" text:outline-level="3"><text:span text:style-name="T719">Ф</text:span>ункция файлПоз()</text:h>
      <text:p text:style-name="P286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7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7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9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10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11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472501847" text:style-name="L18">
        <text:list-item>
          <text:p text:style-name="P834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35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35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9">П</text:span>роцедура файлПрочесть()</text:h>
      <text:p text:style-name="P321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3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4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8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119167788" text:style-name="L19">
        <text:list-item>
          <text:p text:style-name="P836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38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39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41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9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490905454" text:style-name="L20">
        <text:list-item>
          <text:p text:style-name="P845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45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45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47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44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19">П</text:span>роцедура файлЗаписать()</text:h>
      <text:p text:style-name="P322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2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5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96" text:outline-level="4">Двоичный файл</text:h>
      <text:p text:style-name="P317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222237199801319" text:continue-list="list3119167788" text:style-name="L19">
        <text:list-item>
          <text:p text:style-name="P837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40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42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97" text:outline-level="4">Текстовый файл</text:h>
      <text:p text:style-name="P316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22237779366539" text:continue-numbering="true" text:style-name="L19">
        <text:list-item>
          <text:p text:style-name="P846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46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48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43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10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4">Возвращает истинное значение, если существует файл, <text:span text:style-name="T969">но не каталог,</text:span> с указанным именем.</text:p>
      <text:h text:style-name="P711" text:outline-level="3"><text:span text:style-name="T971">Функция</text:span> файл<text:span text:style-name="T967">Есть</text:span><text:span text:style-name="T970">Кат</text:span>()</text:h>
      <text:p text:style-name="P338"><text:span text:style-name="T968">функция</text:span> файлЕсть<text:span text:style-name="T970">Кат</text:span>(вх имя: строка): <text:span text:style-name="T968">логическое</text:span>;</text:p>
      <text:p text:style-name="P335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0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12" text:outline-level="3">Функция файл<text:span text:style-name="T974">В</text:span>рм<text:span text:style-name="T973">Имя</text:span>()</text:h>
      <text:p text:style-name="P339">функция файлВрм<text:span text:style-name="T1451">Имя</text:span>(вх общий: логическое; <text:span text:style-name="T973">вх префикс: строка</text:span>): строка;</text:p>
      <text:p text:style-name="P341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4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3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3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13" text:outline-level="3">Функция файл<text:span text:style-name="T1017">Выполняемый</text:span>()</text:h>
      <text:p text:style-name="P349">функция файл<text:span text:style-name="T1017">Выполняемый</text:span>(): строка;</text:p>
      <text:p text:style-name="P347"><text:span text:style-name="T987">Возвращает имя файла выполняемой программы</text:span>.</text:p>
      <text:h text:style-name="P714" text:outline-level="3">Функция файл<text:span text:style-name="T1621">Путь</text:span>()</text:h>
      <text:p text:style-name="Исходный_20_код">функция файлПуть(вх путь: строка): строка;</text:p>
      <text:p text:style-name="P585">Выделяет из переданной строки часть, соответствующую пути к каталогу, включая последний символ-разделитель пути.</text:p>
      <text:h text:style-name="P715" text:outline-level="3">Функция файл<text:span text:style-name="T1622">Имя</text:span>()</text:h>
      <text:p text:style-name="P590">функция файл<text:span text:style-name="T1622">Имя</text:span>(вх путь: строка): строка;</text:p>
      <text:p text:style-name="P585">Выделяет из переданной строки часть, соответствующую имени файла, включая расширение.</text:p>
      <text:h text:style-name="P716" text:outline-level="3">Функция файл<text:span text:style-name="T1631">Расширение</text:span>()</text:h>
      <text:p text:style-name="P592">функция файл<text:span text:style-name="T1631">Расширение</text:span>(вх путь: строка): строка;</text:p>
      <text:p text:style-name="P586">Выделяет из переданной строки часть, соответствующую <text:span text:style-name="T1631">расширению имени</text:span> файла, включая <text:span text:style-name="T1631">ведущую точку</text:span>.</text:p>
      <text:h text:style-name="P717" text:outline-level="3"><text:soft-page-break/>Функция файл<text:span text:style-name="T988">ДомКат</text:span>()</text:h>
      <text:p text:style-name="P350">функция файл<text:span text:style-name="T988">ДомКат</text:span>(): строка;</text:p>
      <text:p text:style-name="P344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18" text:outline-level="3">Функция файл<text:span text:style-name="T989">Атрибуты</text:span>()</text:h>
      <text:p text:style-name="P351">функция файл<text:span text:style-name="T989">Атрибуты</text:span>(<text:span text:style-name="T989">вх имя: строка</text:span>): <text:span text:style-name="T989">целое</text:span>;</text:p>
      <text:p text:style-name="P345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5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19" text:outline-level="3">Функция файл<text:span text:style-name="T996">Возраст</text:span>()</text:h>
      <text:p text:style-name="P352">функция файл<text:span text:style-name="T996">Возраст</text:span>(<text:span text:style-name="T989">вх имя: строка</text:span>): <text:span text:style-name="T996">момент</text:span>;</text:p>
      <text:p text:style-name="P346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20" text:outline-level="3">Функция файл<text:span text:style-name="T1003">Переместить</text:span>()</text:h>
      <text:p text:style-name="P353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6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21" text:outline-level="3">Функция файл<text:span text:style-name="T1001">Удалить</text:span>()</text:h>
      <text:p text:style-name="P354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7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62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62">Шаблон может содержать абсолютный или относительный путь к каталогу, а также маску имени файла с символами «*» и «?».</text:p>
      <text:p text:style-name="P362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<text:soft-page-break/>Пример</text:h>
      <text:p text:style-name="P369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22" text:outline-level="3">Функция файл<text:span text:style-name="T1012">Следующий</text:span>()</text:h>
      <text:p text:style-name="P361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3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3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4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79" text:outline-level="2">Массивы</text:h>
      <text:h text:style-name="P723" text:outline-level="3">Конструкции есть() и нету()</text:h>
      <text:p text:style-name="P408"><text:span text:style-name="T1121">переменная<text:line-break/> <text:s text:c="3"/>м: массив целых;<text:line-break/>н</text:span>ачало<text:line-break/> <text:s text:c="3"/><text:span text:style-name="T1825">длина(м, 10);</text:span><text:line-break/><text:soft-pag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05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06">функция длина(вх <text:span text:style-name="T319">м</text:span>: <text:span text:style-name="T312">массив</text:span>): целое;</text:p>
      <text:p text:style-name="P106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3" text:outline-level="3">Процедура добавить()</text:h>
      <text:p text:style-name="P107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7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08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8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4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3" text:outline-level="3">Процедура удалить()</text:h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10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9"><text:span text:style-name="T327">Удаляет элементы из массива</text:span>.</text:p>
      <text:p text:style-name="P89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5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725" text:outline-level="3"><text:soft-page-break/>Процедура <text:span text:style-name="T1465">очистить</text:span>()</text:h>
      <text:p text:style-name="P515"><text:span text:style-name="T319">процедура</text:span> <text:span text:style-name="T1465">очистить</text:span>(вв <text:span text:style-name="T319">м</text:span>: <text:span text:style-name="T312">массив</text:span>);</text:p>
      <text:p text:style-name="P92"><text:span text:style-name="T327">Удаляет </text:span><text:span text:style-name="T1465">все </text:span><text:span text:style-name="T327">элементы из массива</text:span>.</text:p>
      <text:h text:style-name="P680" text:outline-level="2">Словари</text:h>
      <text:h text:style-name="P724" text:outline-level="3">Конструкции есть() и нету()</text:h>
      <text:p text:style-name="P409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26" text:outline-level="3">Функция длина()</text:h>
      <text:p text:style-name="P76">функция длина(вх <text:span text:style-name="T334">сл</text:span>: <text:span text:style-name="T335">словарь</text:span>): целое;</text:p>
      <text:p text:style-name="P75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727" text:outline-level="3">Процедура добавить()</text:h>
      <text:p text:style-name="P111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6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1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1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727" text:outline-level="3">Процедура вставить()</text:h>
      <text:p text:style-name="P76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90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727" text:outline-level="3"><text:soft-page-break/>Процедура удалить()</text:h>
      <text:p text:style-name="P76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90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728" text:outline-level="3">Процедура <text:span text:style-name="T1466">очистить</text:span>()</text:h>
      <text:p text:style-name="P516"><text:span text:style-name="T319">процедура</text:span> <text:span text:style-name="T1466">очистить</text:span>(вв <text:span text:style-name="T348">сл</text:span>: <text:span text:style-name="T348">словарь</text:span>);</text:p>
      <text:p text:style-name="P93"><text:span text:style-name="T327">Удаляет из </text:span><text:span text:style-name="T348">словаря </text:span><text:span text:style-name="T1466">все ключи и </text:span><text:span text:style-name="T1467">соответствующие им </text:span><text:span text:style-name="T1466">значения.</text:span></text:p>
      <text:h text:style-name="P683" text:outline-level="2">Числа</text:h>
      <text:h text:style-name="Heading_20_3" text:outline-level="3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729" text:outline-level="3">Функци<text:span text:style-name="T456">я</text:span> <text:span text:style-name="T452">нечисло</text:span>()</text:h>
      <text:p text:style-name="P158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730" text:outline-level="3">Функци<text:span text:style-name="T456">я</text:span> <text:span text:style-name="T453">конечно</text:span>()</text:h>
      <text:p text:style-name="P159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9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731" text:outline-level="3">Функци<text:span text:style-name="T456">я</text:span> <text:span text:style-name="T459">округл</text:span>()</text:h>
      <text:p text:style-name="P160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3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732" text:outline-level="3">Функци<text:span text:style-name="T456">я</text:span> <text:span text:style-name="T460">цел</text:span>()</text:h>
      <text:p text:style-name="P161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целую часть переданного числа.</text:p>
      <text:h text:style-name="P733" text:outline-level="3"><text:soft-page-break/>Функци<text:span text:style-name="T456">я</text:span> <text:span text:style-name="T462">дроб</text:span>()</text:h>
      <text:p text:style-name="P162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5">Возвращает <text:span text:style-name="T46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0">Возвращает синус переданного числа.</text:p>
      <text:h text:style-name="P734" text:outline-level="3">Функция <text:span text:style-name="T464">cos</text:span>()</text:h>
      <text:p text:style-name="P166">функция <text:span text:style-name="T464">cos</text:span>(число: дробное): дробное;</text:p>
      <text:p text:style-name="P171">Возвращает <text:span text:style-name="T464">ко</text:span>синус переданного числа.</text:p>
      <text:h text:style-name="P735" text:outline-level="3">Функция <text:span text:style-name="T465">tg</text:span>()</text:h>
      <text:p text:style-name="P167">функция <text:span text:style-name="T465">tg</text:span>(число: дробное): дробное;</text:p>
      <text:p text:style-name="P172">Возвращает <text:span text:style-name="T465">тангенс</text:span> переданного числа.</text:p>
      <text:h text:style-name="P736" text:outline-level="3">Функция <text:span text:style-name="T466">arc</text:span>sin()</text:h>
      <text:p text:style-name="P168">функция <text:span text:style-name="T466">arc</text:span>sin(число: дробное): дробное;</text:p>
      <text:p text:style-name="P173">Возвращает <text:span text:style-name="T466">арк</text:span>синус переданного числа.</text:p>
      <text:h text:style-name="P736" text:outline-level="3">Функция <text:span text:style-name="T466">arc</text:span><text:span text:style-name="T464">cos</text:span>()</text:h>
      <text:p text:style-name="P168">функция <text:span text:style-name="T466">arc</text:span><text:span text:style-name="T464">cos</text:span>(число: дробное): дробное;</text:p>
      <text:p text:style-name="P173">Возвращает <text:span text:style-name="T466">арк</text:span><text:span text:style-name="T464">ко</text:span>синус переданного числа.</text:p>
      <text:h text:style-name="P736" text:outline-level="3">Функция <text:span text:style-name="T466">arc</text:span><text:span text:style-name="T465">tg</text:span>()</text:h>
      <text:p text:style-name="P168">функция <text:span text:style-name="T466">arc</text:span><text:span text:style-name="T465">tg</text:span>(число: дробное): дробное;</text:p>
      <text:p text:style-name="P173">Возвращает <text:span text:style-name="T466">арк</text:span><text:span text:style-name="T465">тангенс</text:span> переданного числа.</text:p>
      <text:h text:style-name="P737" text:outline-level="3">Функция <text:span text:style-name="T467">ln</text:span>()</text:h>
      <text:p text:style-name="P169">функция <text:span text:style-name="T467">ln</text:span>(число: дробное): дробное;</text:p>
      <text:p text:style-name="P174">Возвращает <text:span text:style-name="T467">натуральный логарифм</text:span> переданного числа.</text:p>
      <text:h text:style-name="P737" text:outline-level="3"><text:soft-page-break/>Функция <text:span text:style-name="T467">exp</text:span>()</text:h>
      <text:p text:style-name="P169">функция <text:span text:style-name="T467">exp</text:span>(число: дробное): дробное;</text:p>
      <text:p text:style-name="P175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bookmark text:name="firstHeading"/><text:span text:style-name="T197">e</text:span><text:span text:style-name="T463">.</text:span></text:p>
      <text:h text:style-name="P738" text:outline-level="3">Функция <text:span text:style-name="T540">случайное</text:span>()</text:h>
      <text:p text:style-name="P205">функция <text:span text:style-name="T540">случайное</text:span>(<text:span text:style-name="T540">макс</text:span>: <text:span text:style-name="T540">целое</text:span>): <text:span text:style-name="T540">целое</text:span>;</text:p>
      <text:p text:style-name="P206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681" text:outline-level="2">Моменты</text:h>
      <text:h text:style-name="Heading_20_3" text:outline-level="3">Функци<text:span text:style-name="T972">я</text:span> дата()</text:h>
      <text:p text:style-name="P336">функция дата<text:span text:style-name="T1452">()</text:span>: момент;<text:line-break/><text:span text:style-name="T959">функция дата(м: момент): момент;</text:span></text:p>
      <text:p text:style-name="P100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97">функция <text:span text:style-name="T332">время</text:span><text:span text:style-name="T1453">()</text:span>: момент;<text:line-break/>функция <text:span text:style-name="T960">время</text:span>(м: момент): момент;</text:p>
      <text:p text:style-name="P96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2">функция <text:span text:style-name="T333">сейчас</text:span><text:span text:style-name="T1454">()</text:span>: момент;</text:p>
      <text:p text:style-name="P101">Возвращает значение те<text:span text:style-name="T885">ку</text:span>щего момента — дату и время.</text:p>
      <text:h text:style-name="P682" text:outline-level="2">Исключения</text:h>
      <text:h text:style-name="Heading_20_3" text:outline-level="3">Предопределённые исключения</text:h>
      <text:p text:style-name="P478">В стандартной библиотеке Клаус определены следующие исключения:</text:p>
      <text:p text:style-name="P479"><text:span text:style-name="Source_20_Text">ОшибкаВводаВывода</text:span><text:tab/>-<text:tab/><text:span text:style-name="T1344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80"><text:span text:style-name="Source_20_Text">ОшибкаКонвертации</text:span><text:tab/>-<text:tab/><text:span text:style-name="T1344">возникает при ошибках преобразования значений из текстового формата в двоичный и обратно.</text:span></text:p>
      <text:p text:style-name="P480"><text:span text:style-name="Source_20_Text">НеверныйИндекс</text:span><text:tab/>-<text:tab/><text:span text:style-name="T1345">возникает при обращении к несуществующему индексу в массиве.</text:span></text:p>
      <text:p text:style-name="P480"><text:soft-page-break/><text:span text:style-name="Source_20_Text">НеверныйКлюч</text:span><text:tab/>-<text:tab/><text:span text:style-name="T1345">возникает при обращении к несуществующему ключу в словаре.</text:span></text:p>
      <text:p text:style-name="P480"><text:span text:style-name="Source_20_Text">НеверныйСимвол</text:span><text:tab/>-<text:tab/><text:span text:style-name="T1348">возникает при ошибках, связанных с обращением к неверному байту в строке.</text:span></text:p>
      <text:p text:style-name="P484"><text:span text:style-name="Source_20_Text">НеверноеИмя</text:span><text:tab/>-<text:tab/><text:span text:style-name="T1347">возникает при обращении к несуществующему идентификатору.</text:span></text:p>
      <text:p text:style-name="P484"><text:span text:style-name="Source_20_Text">НеверноеЧисло</text:span><text:tab/>-<text:tab/><text:span text:style-name="T1348">возникает при ошибках, связанных с обработкой дробных чисел.</text:span></text:p>
      <text:p text:style-name="P483"><text:span text:style-name="Source_20_Text">НеверныйТип</text:span><text:tab/>-<text:tab/><text:span text:style-name="T1346">возникает при ошибках, связанных с несовместимостью типов данных.</text:span></text:p>
      <text:p text:style-name="P483"><text:span text:style-name="Source_20_Text">НеверныйСинтаксис</text:span><text:tab/>-<text:tab/><text:span text:style-name="T1348">возникает при синтаксических ошибках.</text:span></text:p>
      <text:p text:style-name="P482"><text:span text:style-name="Source_20_Text">ОшибкаВыполнения</text:span><text:tab/>-<text:tab/><text:span text:style-name="T1348">прочие ошибки программы или операционной системы.</text:span></text:p>
      <text:p text:style-name="P481"><text:span text:style-name="Source_20_Text">ВнутренняяОшибка</text:span><text:tab/>-<text:tab/><text:span text:style-name="T1349">ошибки, допущенные разработчиками Клауса. При возникновении такой ошибки авторы будут благодарны за </text:span><text:span text:style-name="T1351">добавление</text:span><text:span text:style-name="T1349"> сообщения о </text:span><text:span text:style-name="T1350">проблеме</text:span><text:span text:style-name="T1349"> в репозитори</text:span><text:span text:style-name="T1351">й</text:span><text:span text:style-name="T1349"> проекта. Заранее спасибо!</text:span></text:p>
      <text:p text:style-name="Text_20_body">Все предопределённые исключения не <text:span text:style-name="T1353">принимают</text:span> параметров. <text:span text:style-name="T1352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5">()</text:span>: строка;</text:p>
      <text:p text:style-name="P10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6">()</text:span>: строка;</text:p>
      <text:p text:style-name="P104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682" text:outline-level="2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3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22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739" text:outline-level="3"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<text:soft-page-break/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9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9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40" text:outline-level="3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4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24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3" text:outline-level="3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743" text:outline-level="3"><text:soft-page-break/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8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0"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2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7"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3" text:outline-level="3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3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6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3" text:outline-level="3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8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39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4"><text:soft-page-break/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0">Удаляет из строки указанное число байт<text:span text:style-name="T936">ов</text:span>, начиная с переданного индекса, включительно.</text:p>
      <text:p text:style-name="P35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1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2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2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3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4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50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50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6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5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3" text:outline-level="3"><text:soft-page-break/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8">функция найти(</text:p>
      <text:p text:style-name="P48"><text:s text:c="4"/>вх что, где: строка; вх начИдкс: целое;</text:p>
      <text:p text:style-name="P48"><text:s text:c="4"/>вх учтРегистр: логическое): целое;</text:p>
      <text:p text:style-name="P47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1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744" text:outline-level="3"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2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3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3" text:outline-level="3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5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4">В качестве аргументов допустимы значения простых типов или одномерные массивы простых типов. </text:span><text:span text:style-name="T1585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5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4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4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'%'</text:p>
          </table:table-cell>
          <table:table-cell table:style-name="Таблица3.B1" office:value-type="string">
            <text:p text:style-name="P57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3"><text:span text:style-name="T239">и</text:span>ндекс':'</text:p>
          </table:table-cell>
          <table:table-cell table:style-name="Таблица3.B2" office:value-type="string">
            <text:p text:style-name="P58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4">'-'</text:p>
          </table:table-cell>
          <table:table-cell table:style-name="Таблица3.B2" office:value-type="string">
            <text:p text:style-name="P59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ext:soft-page-break/>
        <table:table-row>
          <table:table-cell table:style-name="Таблица3.A2" office:value-type="string">
            <text:p text:style-name="P70">ширина</text:p>
          </table:table-cell>
          <table:table-cell table:style-name="Таблица3.B2" office:value-type="string">
            <text:p text:style-name="P60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5">'.'<text:span text:style-name="T242">точность</text:span></text:p>
          </table:table-cell>
          <table:table-cell table:style-name="Таблица3.B2" office:value-type="string">
            <text:p text:style-name="P61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1">Тип</text:p>
          </table:table-cell>
          <table:table-cell table:style-name="Таблица3.B2" office:value-type="string">
            <text:p text:style-name="P62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7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98" text:outline-level="4">Типы спецификаторов</text:h>
      <text:p text:style-name="P68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9"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4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4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4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6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7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4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4" text:outline-level="4">Пример</text:h>
      <text:p text:style-name="P74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4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8"/>
      <text:p text:style-name="P178"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8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8"/>
      <text:p text:style-name="P74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2">стр := формат("[%0:10<text:span text:style-name="T280">x</text:span>]", 'Ё'); <text:s text:c="13"/>// стр = "[ <text:s text:c="6"/>401]"</text:p>
      <text:p text:style-name="P72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3">стр := формат("[%-14д]", <text:span text:style-name="T278">момент(44567.123)</text:span>); // стр = "[2022-01-06 <text:s text:c="3"/>]"</text:p>
      <text:p text:style-name="P73">стр := формат("[%14t]", <text:span text:style-name="T278">момент(44567.123)</text:span>); <text:s/>// стр = "[ <text:s text:c="5"/>02:57:07]"</text:p>
      <text:p text:style-name="P73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41" text:outline-level="3"><text:span text:style-name="T156">Функция </text:span><text:span text:style-name="T964">загл</text:span>()</text:h>
      <text:p text:style-name="P337">функция <text:span text:style-name="T964">загл</text:span>(вх стр: строка): <text:span text:style-name="T964">строка</text:span>;</text:p>
      <text:p text:style-name="P25"><text:span text:style-name="T965">Возвращает строку, в которой все строчные буквы заменены на прописные</text:span>.</text:p>
      <text:h text:style-name="P742" text:outline-level="3"><text:span text:style-name="T156">Функция </text:span><text:span text:style-name="T965">строч</text:span>()</text:h>
      <text:p text:style-name="P331">функция <text:span text:style-name="T965">строч</text:span>(вх стр: строка): <text:span text:style-name="T964">строка</text:span>;</text:p>
      <text:p text:style-name="P26"><text:span text:style-name="T965">Возвращает строку, в которой все прописные буквы заменены на строчные</text:span>.</text:p>
      <text:h text:style-name="P684" text:outline-level="2">Графический вывод</text:h>
      <text:p text:style-name="P573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7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78">Все функции графического вывода используют систему координат, где точкой начала отсчёта считается левый верхний угол <text:span text:style-name="T1635">холста —</text:span> графического окна <text:span text:style-name="T1635">или изображения</text:span>.</text:p>
      <text:h text:style-name="P745" text:outline-level="3">Типы</text:h>
      <text:p text:style-name="P582">тип<text:span text:style-name="T1630">ы</text:span><text:line-break/> <text:s text:c="3"/>Точка/Точки/Точек = структура<text:line-break/> <text:s text:c="7"/><text:span text:style-name="T1547">г, в: целое;</text:span><text:line-break/> <text:s text:c="3"/><text:span text:style-name="T1547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8">Размер</text:span><text:span text:style-name="T1547">/</text:span><text:span text:style-name="T1588">Размеры</text:span><text:span text:style-name="T1547">/</text:span><text:span text:style-name="T1588">Размеров</text:span><text:span text:style-name="T1547"> = </text:span><text:span text:style-name="T1593">Точка</text:span><text:span text:style-name="T1547">;<text:line-break/></text:span></text:p>
      <text:h text:style-name="P746" text:outline-level="3"><text:soft-page-break/>Константы</text:h>
      <text:p text:style-name="Исходный_20_код"><text:span text:style-name="T1486">к</text:span>онстанты<text:line-break/> <text:s text:c="3"/>// <text:span text:style-name="T1487">стили</text:span><text:span text:style-name="T1485"> пера<text:line-break/> <text:s text:c="3"/></text:span><text:span text:style-name="T1488">г</text:span><text:span text:style-name="T1491">р</text:span><text:span text:style-name="T1488">спПусто <text:s text:c="5"/>= 0;</text:span><text:line-break/> <text:s text:c="3"/><text:span text:style-name="T1485">г</text:span><text:span text:style-name="T1491">р</text:span><text:span text:style-name="T1487">с</text:span><text:span text:style-name="T1485">п</text:span><text:span text:style-name="T1500">Линия <text:s text:c="2"/></text:span><text:span text:style-name="T1488"><text:s text:c="3"/>= 1;<text:line-break/> <text:s text:c="3"/>г</text:span><text:span text:style-name="T1491">р</text:span><text:span text:style-name="T1488">спТочка <text:s text:c="5"/>= 2;<text:line-break/> <text:s text:c="3"/>г</text:span><text:span text:style-name="T1491">р</text:span><text:span text:style-name="T1488">спТире <text:s text:c="6"/>= 3;<text:line-break/> <text:s text:c="3"/>г</text:span><text:span text:style-name="T1491">р</text:span><text:span text:style-name="T1488">спТочкаТире <text:s/>= 4;<text:line-break/> <text:s text:c="3"/>г</text:span><text:span text:style-name="T1491">р</text:span><text:span text:style-name="T1488">сп2ТочкиТире = 5;</text:span></text:p>
      <text:p text:style-name="P570">константы<text:line-break/> <text:s text:c="3"/>// стили кисти<text:line-break/> <text:s text:c="3"/>грскПусто = 0;<text:line-break/> <text:s text:c="3"/>грск<text:span text:style-name="T1549">Цвет</text:span> <text:s/>= 1;</text:p>
      <text:p text:style-name="P571"><text:span text:style-name="T782">константы</text:span><text:span text:style-name="T780"><text:line-break/></text:span> <text:s text:c="3"/>// <text:span text:style-name="T1548">с</text:span><text:span text:style-name="T780">тили шрифта</text:span><text:line-break/> <text:s text:c="3"/><text:span text:style-name="T1548">грс</text:span><text:span text:style-name="T752">шЖирный <text:s/>= </text:span>1; // жирный шрифт<text:line-break/> <text:s text:c="3"/><text:span text:style-name="T1548">грс</text:span><text:span text:style-name="T752">шКурсив <text:s/>= </text:span>2; // курсив<text:line-break/> <text:s text:c="3"/><text:span text:style-name="T1548">грс</text:span><text:span text:style-name="T752">шПодчерк = </text:span>4; // одинарное подчёркивание<text:line-break/> <text:s text:c="3"/><text:span text:style-name="T1548">грс</text:span><text:span text:style-name="T752">шЗачерк <text:s/>= </text:span>8; // <text:span text:style-name="T753">за</text:span>чёркнутый текст</text:p>
      <text:h text:style-name="P747" text:outline-level="3"><text:span text:style-name="T1468">Функция</text:span> <text:span text:style-name="T1468">гр</text:span><text:span text:style-name="T1750">Окно</text:span>()</text:h>
      <text:p text:style-name="P518"><text:span text:style-name="T1469">функция</text:span> <text:span text:style-name="T1469">гр</text:span><text:span text:style-name="T1751">Окно</text:span>(в<text:span text:style-name="T1469">х заголовок: строка</text:span>): <text:span text:style-name="T1469">объект</text:span>;</text:p>
      <text:p text:style-name="P333"><text:span text:style-name="T1469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9">Название новой закладки должно быть передано в параметре </text:span><text:span text:style-name="Source_20_Text"><text:span text:style-name="T1469">заголовок</text:span></text:span><text:span text:style-name="T1469">. </text:span><text:span text:style-name="T1636">Созданное окно можно использовать в качестве холста для функций графического вывода.</text:span></text:p>
      <text:p text:style-name="P598">Возвращает объект, соответствующий созданному окну — этот <text:span text:style-name="T1710">объект </text:span><text:span text:style-name="T1709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0">процедуры</text:span> <text:span text:style-name="Source_20_Text">гр</text:span><text:span text:style-name="Source_20_Text"><text:span text:style-name="T1637">Уничтожить</text:span></text:span><text:span text:style-name="Source_20_Text">()</text:span>.</text:p>
      <text:h text:style-name="P758" text:outline-level="3">Функция <text:span text:style-name="T1638">грИ</text:span>зо<text:span text:style-name="T1612">Загрузить</text:span>()</text:h>
      <text:p text:style-name="P595">функция <text:span text:style-name="T1639">грИ</text:span>зоЗагрузить(вх имяФайла: строка): объект;</text:p>
      <text:p text:style-name="P588">Загружает изображение из файла с переданным именем и возвращает объект, соответствующий созданному изображению. <text:span text:style-name="T1640">Созданное изображение можно выводить на холсты; кроме того, если изображение имеет формат </text:span><text:span text:style-name="T22">image/bmp</text:span><text:span text:style-name="T1640">, то его можно использовать в качестве холста для функций графического вывода.</text:span></text:p>
      <text:p text:style-name="P596">Поддерживаются следующие форматы изображений: <text:span text:style-name="T23">image/bmp</text:span><text:span text:style-name="T1626">, </text:span><text:span text:style-name="T24">image/x-</text:span><text:span text:style-name="T31">xpixmap</text:span><text:span text:style-name="T1626">, </text:span><text:span text:style-name="T25">image/png</text:span><text:span text:style-name="T1626">, </text:span><text:span text:style-name="T26">image/jpeg</text:span><text:span text:style-name="T1627">, </text:span><text:span text:style-name="T27">image/tiff</text:span><text:span text:style-name="T1627">, </text:span><text:span text:style-name="T28">image/gif</text:span><text:span text:style-name="T1627">, </text:span><text:span text:style-name="T29">image/</text:span><text:span text:style-name="T32">x-portable-bitmap</text:span><text:span text:style-name="T1627">, </text:span><text:span text:style-name="T1641">а также форматы </text:span><text:span text:style-name="T30">cur</text:span><text:span text:style-name="T1641">, </text:span><text:span text:style-name="T30">ico</text:span><text:span text:style-name="T1641"> и </text:span><text:span text:style-name="T30">icns</text:span><text:span text:style-name="T1641">.</text:span></text:p>
      <text:p text:style-name="P588"><text:span text:style-name="T1711">Каждое у</text:span>спешно загруженное изображение должно быть уничтожено вызовом <text:span text:style-name="Source_20_Text"><text:span text:style-name="T1643">гр</text:span></text:span><text:span text:style-name="Source_20_Text">Уничтожить()</text:span>.</text:p>
      <text:h text:style-name="P758" text:outline-level="3">Функция <text:span text:style-name="T1638">грИ</text:span>зо<text:span text:style-name="T1618">Создать</text:span>()</text:h>
      <text:p text:style-name="P589">функция <text:span text:style-name="T1644">грИзо</text:span><text:span text:style-name="T1620">Создать</text:span>(вх <text:span text:style-name="T1618">источник: объект; вх г1, в1, </text:span><text:span text:style-name="T1619">г2, в2: целое</text:span>): объект;</text:p>
      <text:p text:style-name="P597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8">либо значение </text:span><text:span text:style-name="Source_20_Text"><text:span text:style-name="T1628">пусто</text:span></text:span>. <text:span text:style-name="T1628">В последнем случае создаётся чёрный прямоугольник </text:span><text:span text:style-name="T1629">шириной </text:span><text:span text:style-name="Source_20_Text"><text:span text:style-name="T1629">г2-г1</text:span></text:span><text:span text:style-name="T1629"> и высотой </text:span><text:span text:style-name="Source_20_Text"><text:span text:style-name="T1629">в2-в1</text:span></text:span><text:span text:style-name="T1629">.</text:span></text:p>
      <text:p text:style-name="P597"><text:soft-page-break/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94">Изображение всегда создаётся в формате <text:span text:style-name="T33">image/bmp</text:span>, канал прозрачности не поддерживается. <text:span text:style-name="T1645">Созданное изображение можно выводить на холсты, а также использовать в качестве холста для функций графического вывода.</text:span></text:p>
      <text:p text:style-name="P594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6">гр</text:span></text:span><text:span text:style-name="Source_20_Text">Уничтожить()</text:span>.</text:p>
      <text:h text:style-name="P748" text:outline-level="3"><text:span text:style-name="T1479">Процедура</text:span> <text:span text:style-name="T1468">гр</text:span><text:span text:style-name="T1642">Уничтожить</text:span>()</text:h>
      <text:p text:style-name="P519"><text:span text:style-name="T1479">процедура</text:span> <text:span text:style-name="T1469">гр</text:span><text:span text:style-name="T1647">Уничтожить</text:span>(в<text:span text:style-name="T1472">в</text:span><text:span text:style-name="T1469"> </text:span><text:span text:style-name="T1648">холст</text:span>: <text:span text:style-name="T1469">объект</text:span><text:span text:style-name="T1471">)</text:span>;</text:p>
      <text:p text:style-name="P517"><text:span text:style-name="T1649">Уничтожает переданный </text:span><text:span text:style-name="Source_20_Text"><text:span text:style-name="T1649">холст</text:span></text:span><text:span text:style-name="T1649"> — т.е., з</text:span>акрывает графическое окно, <text:span text:style-name="T1475">открытое функцией </text:span><text:span text:style-name="Source_20_Text"><text:span text:style-name="T1475">грОткрытьОкно()</text:span></text:span><text:span text:style-name="T1475">, </text:span><text:span text:style-name="T1649">или уничтожает </text:span><text:span text:style-name="T1651">объект-</text:span><text:span text:style-name="T1649">изображение. Переданно</text:span><text:span text:style-name="T1712">й</text:span><text:span text:style-name="T1649"> </text:span><text:span text:style-name="T1712">переменной</text:span><text:span text:style-name="T1649"> </text:span>присваивает<text:span text:style-name="T1649">ся</text:span> значение <text:span text:style-name="Source_20_Text">пусто</text:span><text:span text:style-name="T1475">.</text:span></text:p>
      <text:p text:style-name="P301">Эта функция обязательно должна быть вызвана <text:span text:style-name="T1476">для каждого </text:span><text:span text:style-name="T1650">графического объекта</text:span><text:span text:style-name="T1476">, </text:span><text:span text:style-name="T1650">созданного</text:span><text:span text:style-name="T1476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49" text:outline-level="3"><text:span text:style-name="T1652">Функция</text:span> <text:span text:style-name="T1468">гр</text:span><text:span text:style-name="T1478">Размер</text:span>()</text:h>
      <text:p text:style-name="P600"><text:span text:style-name="T1652">функция </text:span><text:span text:style-name="T1469">гр</text:span><text:span text:style-name="T1478">Размер</text:span><text:span text:style-name="T1652">(в</text:span><text:span text:style-name="T1478">х</text:span><text:span text:style-name="T1469"> </text:span><text:span text:style-name="T1713">го</text:span><text:span text:style-name="T1652">: </text:span><text:span text:style-name="T1469">объект</text:span><text:span text:style-name="T1471">): </text:span><text:span text:style-name="T1653">Размер</text:span><text:span text:style-name="T1652">;<text:line-break/>функция</text:span> <text:span text:style-name="T1469">гр</text:span><text:span text:style-name="T1478">Размер</text:span>(в<text:span text:style-name="T1478">х</text:span><text:span text:style-name="T1469"> </text:span><text:span text:style-name="T1653">холст</text:span>: <text:span text:style-name="T1469">объект; </text:span><text:span text:style-name="T1478">вх горз, верт: целое</text:span><text:span text:style-name="T1471">): </text:span><text:span text:style-name="T1653">Размер</text:span>;</text:p>
      <text:p text:style-name="P532"><text:span text:style-name="T1654">Возвращает</text:span> размеры <text:span text:style-name="T1654">переданного </text:span><text:span text:style-name="T1713">графического объекта </text:span><text:span text:style-name="T1714">в точках</text:span>. <text:span text:style-name="T1714">В параметре </text:span><text:span text:style-name="Source_20_Text"><text:span text:style-name="T1714">го</text:span></text:span><text:span text:style-name="T1714"> может быть передано </text:span><text:span text:style-name="T1715">графическое</text:span><text:span text:style-name="T1714"> окно или изображение любого поддерживаемого формата.</text:span></text:p>
      <text:p text:style-name="P532"><text:span text:style-name="T1714">Если указаны параметры </text:span><text:span text:style-name="Source_20_Text"><text:span text:style-name="T1714">горз</text:span></text:span><text:span text:style-name="T1714"> и </text:span><text:span text:style-name="Source_20_Text"><text:span text:style-name="T1714">верт</text:span></text:span><text:span text:style-name="T1714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4">олстом — </text:span><text:span text:style-name="T1714">т.е., </text:span><text:span text:style-name="T1654">графическое окно или изображение в формате </text:span><text:span text:style-name="T34">image/bmp</text:span><text:span text:style-name="T1654">.</text:span></text:p>
      <text:h text:style-name="P750" text:outline-level="3"><text:span text:style-name="T1480">Процедура</text:span> <text:span text:style-name="T1468">гр</text:span><text:span text:style-name="T1479">Начать</text:span>()</text:h>
      <text:p text:style-name="P535"><text:span text:style-name="T1480">процедура</text:span> <text:span text:style-name="T1469">гр</text:span><text:span text:style-name="T1479">Начать</text:span>(в<text:span text:style-name="T1478">х</text:span><text:span text:style-name="T1469"> </text:span><text:span text:style-name="T1655">холст</text:span>: <text:span text:style-name="T1469">объект</text:span><text:span text:style-name="T1471">)</text:span>;</text:p>
      <text:p text:style-name="P520"><text:span text:style-name="T1479">Начинает серию операций графического вывода</text:span>.</text:p>
      <text:p text:style-name="P520"><text:span text:style-name="T1479">Все последующие вызовы функций графического вывода не будут приводить к </text:span><text:span text:style-name="T1656">выводу изображения на экран</text:span><text:span text:style-name="T1479"> до тех пор, пока серия не будет закончена вызовом </text:span><text:span text:style-name="Source_20_Text"><text:span text:style-name="T1481">грЗакончить()</text:span></text:span><text:span text:style-name="T1481">. Таким образом можно заметно увеличить быстродействие программы и избежать ненужных мерцаний на экране.</text:span></text:p>
      <text:p text:style-name="P53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6">начало<text:line-break/> <text:s text:c="3"/><text:span text:style-name="T1482">грНачать(</text:span><text:span text:style-name="T1658">окно</text:span><text:span text:style-name="T1482">);<text:line-break/> <text:s text:c="3"/>начало<text:line-break/> <text:s text:c="7"/>грКруг(</text:span><text:span text:style-name="T1658">окно</text:span><text:span text:style-name="T1657">, </text:span><text:span text:style-name="T1482">50, 50, 40);<text:line-break/> <text:s text:c="7"/>грПрямоугольник(</text:span><text:span text:style-name="T1658">окно</text:span><text:span text:style-name="T1657">, </text:span><text:span text:style-name="T1482">0, 10, 40, 20);<text:line-break/> <text:s text:c="7"/>грОтрезок(</text:span><text:span text:style-name="T1658">окно</text:span><text:span text:style-name="T1657">, </text:span><text:span text:style-name="T1482">0, 10, 40, 20);<text:line-break/> <text:s text:c="3"/>напоследок<text:line-break/> <text:s text:c="7"/>// </text:span><text:span text:style-name="T1483">в этот момент все нарисованные фигуры <text:line-break/></text:span><text:soft-page-break/><text:span text:style-name="T1483"> <text:s text:c="7"/>// будут показаны на экране одновременно</text:span><text:span text:style-name="T1482"><text:line-break/> <text:s text:c="7"/>грЗакончить(</text:span><text:span text:style-name="T1658">окно</text:span><text:span text:style-name="T1482">);<text:line-break/> <text:s text:c="3"/>конец;</text:span><text:line-break/>окончание.</text:p>
      <text:h text:style-name="P751" text:outline-level="3"><text:span text:style-name="T1480">Процедура</text:span> <text:span text:style-name="T1468">гр</text:span><text:span text:style-name="T1484">Закончить</text:span>()</text:h>
      <text:p text:style-name="P537"><text:span text:style-name="T1480">процедура</text:span> <text:span text:style-name="T1469">гр</text:span><text:span text:style-name="T1484">Закончить</text:span>(в<text:span text:style-name="T1478">х</text:span><text:span text:style-name="T1469"> </text:span><text:span text:style-name="T1659">холст</text:span>: <text:span text:style-name="T1469">объект</text:span><text:span text:style-name="T1471">)</text:span>;</text:p>
      <text:p text:style-name="P521"><text:span text:style-name="T1484">Заканчивает</text:span><text:span text:style-name="T1479"> серию операций графического вывода, </text:span><text:span text:style-name="T1484">начатую вызовом </text:span><text:span text:style-name="Source_20_Text"><text:span text:style-name="T1484">грНачать()</text:span></text:span><text:span text:style-name="T1484"> и выводит на экран все внесённые изменения.</text:span></text:p>
      <text:p text:style-name="P53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52" text:outline-level="3"><text:span text:style-name="T1480">Процедура</text:span> <text:span text:style-name="T1492">грП</text:span><text:span text:style-name="T1489">еро</text:span>()</text:h>
      <text:p text:style-name="P538"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: целое</text:span><text:span text:style-name="T1471">)</text:span>;<text:line-break/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, толщина: целое</text:span><text:span text:style-name="T1471">)</text:span>;<text:line-break/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, толщина, стиль: целое</text:span><text:span text:style-name="T1471">)</text:span>;</text:p>
      <text:p text:style-name="P522"><text:span text:style-name="T1490">Устанавливает свойства пера — цвет, толщину и стиль</text:span><text:span text:style-name="T1484">. </text:span><text:span text:style-name="T1490">Свойства пера используются для прорисовки линий и контуров геометрических фигур </text:span><text:span text:style-name="T1663">на переданном холсте</text:span><text:span text:style-name="T1490">.</text:span></text:p>
      <text:p text:style-name="P543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1">второй</text:span><text:span text:style-name="T1505"> байт зелёному, а </text:span><text:span text:style-name="T1661">третий</text:span><text:span text:style-name="T1505"> синему.</text:span></text:p>
      <text:p text:style-name="P599"><text:span text:style-name="Source_20_Text">Толщина</text:span> означает толщину линии в точках.</text:p>
      <text:p text:style-name="P545">В <text:span text:style-name="T1565">параметре </text:span><text:span text:style-name="Source_20_Text"><text:span text:style-name="T1565">стиль</text:span></text:span><text:span text:style-name="T1565"> можно передать </text:span>одну из констант <text:span text:style-name="Source_20_Text">грспХХХХ</text:span>.</text:p>
      <text:h text:style-name="P753" text:outline-level="3"><text:span text:style-name="T1480">Процедура</text:span> <text:span text:style-name="T1492">гр</text:span><text:span text:style-name="T1501">Кисть</text:span>()</text:h>
      <text:p text:style-name="P546"><text:span text:style-name="T1480">процедура</text:span> <text:span text:style-name="T1494">гр</text:span><text:span text:style-name="T1502">Кисть</text:span>(в<text:span text:style-name="T1478">х</text:span><text:span text:style-name="T1469"> </text:span><text:span text:style-name="T1662">холст</text:span>: <text:span text:style-name="T1469">объект; </text:span><text:span text:style-name="T1493">вх </text:span><text:span text:style-name="T1489">цвет: целое</text:span><text:span text:style-name="T1471">)</text:span>;<text:line-break/><text:span text:style-name="T1480">процедура</text:span> <text:span text:style-name="T1494">гр</text:span><text:span text:style-name="T1502">Кисть</text:span>(в<text:span text:style-name="T1478">х</text:span><text:span text:style-name="T1469"> </text:span><text:span text:style-name="T1662">холст</text:span>: <text:span text:style-name="T1469">объект; </text:span><text:span text:style-name="T1493">вх </text:span><text:span text:style-name="T1489">цвет, стиль: целое</text:span><text:span text:style-name="T1471">)</text:span>;</text:p>
      <text:p text:style-name="P523"><text:span text:style-name="T1490">Устанавливает свойства </text:span><text:span text:style-name="T1503">кисти</text:span><text:span text:style-name="T1490"> — цвет и стиль</text:span><text:span text:style-name="T1484">. </text:span><text:span text:style-name="T1490">Свойства </text:span><text:span text:style-name="T1503">кисти</text:span><text:span text:style-name="T1490"> используются для </text:span><text:span text:style-name="T1504">заливки </text:span><text:span text:style-name="T1490">геометрических фигур </text:span><text:span text:style-name="T1583">и в качестве фона при выводе текста </text:span><text:span text:style-name="T1664">на переданном холсте</text:span><text:span text:style-name="T1490">.</text:span></text:p>
      <text:p text:style-name="P540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5">второй</text:span><text:span text:style-name="T1505"> байт зелёному, а </text:span><text:span text:style-name="T1665">третий</text:span><text:span text:style-name="T1505"> синему.</text:span></text:p>
      <text:p text:style-name="P544">В <text:span text:style-name="T1565">параметре </text:span><text:span text:style-name="Source_20_Text"><text:span text:style-name="T1565">стиль</text:span></text:span><text:span text:style-name="T1565"> можно передать </text:span>одну из констант <text:span text:style-name="Source_20_Text">грс</text:span><text:span text:style-name="Source_20_Text"><text:span text:style-name="T1566">к</text:span></text:span><text:span text:style-name="Source_20_Text">ХХХХ</text:span>.</text:p>
      <text:h text:style-name="P754" text:outline-level="3"><text:span text:style-name="T1480">Процедура</text:span> <text:span text:style-name="T1492">гр</text:span><text:span text:style-name="T1550">Шрифт</text:span>()</text:h>
      <text:p text:style-name="P572">процедура грШрифт(вх <text:span text:style-name="T1666">холст</text:span>: объект; вх <text:span text:style-name="T1669">цвет</text:span>: <text:span text:style-name="T1669">целое</text:span>);</text:p>
      <text:p text:style-name="P572">процедура грШрифт(вх <text:span text:style-name="T1666">холст</text:span>: объект; вх <text:span text:style-name="T1669">цвет, стиль</text:span>: целое);</text:p>
      <text:p text:style-name="P572">процедура грШрифт(вх <text:span text:style-name="T1666">холст</text:span>: объект; вх <text:span text:style-name="T1669">цвет, стиль, размер</text:span>: целое);</text:p>
      <text:p text:style-name="P601">процедура грШрифт(вх <text:span text:style-name="T1666">холст</text:span>: объект; <text:span text:style-name="T1670">вх </text:span><text:span text:style-name="T1669">цвет, стиль, размер</text:span><text:span text:style-name="T1670">: целое; </text:span>вх имя: строка);</text:p>
      <text:p text:style-name="P529"><text:span text:style-name="T1490">Устанавливает свойства </text:span><text:span text:style-name="T1551">шрифта</text:span><text:span text:style-name="T1490"> — </text:span><text:span text:style-name="T1562">имя</text:span><text:span text:style-name="T1551">, размер, стиль и цвет</text:span><text:span text:style-name="T1484">. </text:span><text:span text:style-name="T1490">Свойства </text:span><text:span text:style-name="T1551">шрифта</text:span><text:span text:style-name="T1490"> используются для </text:span><text:span text:style-name="T1551">вывода текста </text:span><text:span text:style-name="T1667">на холст</text:span><text:span text:style-name="T1490">.</text:span></text:p>
      <text:p text:style-name="P567"><text:soft-page-break/><text:span text:style-name="T1555">В параметре </text:span><text:span text:style-name="Source_20_Text"><text:span text:style-name="T1555">имя</text:span></text:span><text:span text:style-name="T1555"> должно быть указано наименование шрифта. </text:span>Если<text:span text:style-name="T1556"> </text:span><text:span text:style-name="T1557">здесь </text:span>передана пустая строка, <text:span text:style-name="T1558">то </text:span>используется <text:span text:style-name="T1563">такой</text:span><text:span text:style-name="T1552"> же </text:span>шрифт, <text:span text:style-name="T1564">какой был</text:span><text:span text:style-name="T1552"> </text:span><text:span text:style-name="T1671">указан в настройках среды</text:span><text:span text:style-name="T1552"> для </text:span><text:span text:style-name="T1553">вывода текста в </text:span><text:span text:style-name="T1552">отладочной консоли.</text:span></text:p>
      <text:p text:style-name="P577">Параметр <text:span text:style-name="Source_20_Text">размер</text:span> означает <text:span text:style-name="T1559">размер </text:span>шрифта в пунктах. <text:span text:style-name="T1569">Если здесь передан нуль, то используется такой же размер шрифта, </text:span><text:span text:style-name="T1564">какой был</text:span> <text:span text:style-name="T1671">указан в настройках среды</text:span> для <text:span text:style-name="T1553">вывода текста в </text:span>отладочной консоли.</text:p>
      <text:p text:style-name="P568">В параметре <text:span text:style-name="Source_20_Text">стиль</text:span> можно передать <text:span text:style-name="T1567">нуль — </text:span><text:span text:style-name="T1570">это соответствует обычному тексту,</text:span><text:span text:style-name="T1567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4">За</text:span></text:span><text:span text:style-name="Source_20_Text">черк | </text:span><text:span text:style-name="Source_20_Text"><text:span text:style-name="T1560">грсшПодчерк</text:span></text:span><text:span text:style-name="Source_20_Text"> </text:span><text:span text:style-name="Source_20_Text"><text:span text:style-name="T1560">| </text:span></text:span><text:span text:style-name="Source_20_Text">грсшКурсив</text:span> означает <text:span text:style-name="T1554">за</text:span>чёркнутый <text:span text:style-name="T1561">и подчёркнутый </text:span>курсив.</text:p>
      <text:p text:style-name="P542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8">второй</text:span><text:span text:style-name="T1505"> байт зелёному, а </text:span><text:span text:style-name="T1668">третий</text:span><text:span text:style-name="T1505"> синему.</text:span></text:p>
      <text:h text:style-name="P759" text:outline-level="3">Процедура гр<text:span text:style-name="T1594">Обрезка</text:span>()</text:h>
      <text:p text:style-name="P583">процедура гр<text:span text:style-name="T1594">Обрезка</text:span>(вх <text:span text:style-name="T1672">холст</text:span>: объект; вх г1, в1, г2, в2: целое);<text:line-break/>процедура гр<text:span text:style-name="T1594">Обрезка</text:span>(вх <text:span text:style-name="T1672">холст</text:span>: объект; вх <text:span text:style-name="T1594">вкл: логическое</text:span>);</text:p>
      <text:p text:style-name="P555"><text:span text:style-name="T1595">Устанавливает для переданного </text:span><text:span text:style-name="T1673">холста</text:span><text:span text:style-name="T1595"> </text:span><text:span text:style-name="T1515">прямоугольн</text:span><text:span text:style-name="T1596">ую область обрезки</text:span><text:span text:style-name="T1515">.</text:span><text:span text:style-name="T1513"> </text:span><text:span text:style-name="T1515">Параметры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5">определяют координаты верхнего левого угла прямоугольника, а параметры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 — </text:span><text:span text:style-name="T1515">правого нижнего.</text:span></text:p>
      <text:p text:style-name="P531"><text:span text:style-name="T1596">Если установлена область обрезки, то все функции графического вывода будут </text:span><text:span text:style-name="T1597">иметь эффект только в пределах этой области, а люб</text:span><text:span text:style-name="T1602">ой </text:span><text:span text:style-name="T1603">графический </text:span><text:span text:style-name="T1602">вывод, </text:span><text:span text:style-name="T1603">выходящий</text:span><text:span text:style-name="T1602"> </text:span><text:span text:style-name="T1597">за её предел</text:span><text:span text:style-name="T1603">ы, будет обрезан по границ</text:span><text:span text:style-name="T1604">ам</text:span><text:span text:style-name="T1603"> области</text:span><text:span text:style-name="T1498">.</text:span></text:p>
      <text:p text:style-name="P584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8">отменена, так что вновь станет возможен вывод в любом месте </text:span><text:span text:style-name="T1674">холста</text:span><text:span text:style-name="T1598">. </text:span><text:span text:style-name="T1599">Если передано </text:span><text:span text:style-name="Source_20_Text"><text:span text:style-name="T1599">да</text:span></text:span><text:span text:style-name="T1599">, то будет </text:span><text:span text:style-name="T1600">вновь </text:span><text:span text:style-name="T1599">применена </text:span><text:span text:style-name="T1601">та </text:span><text:span text:style-name="T1599">область обрезки, которая была установлена ранее.</text:span></text:p>
      <text:h text:style-name="P760" text:outline-level="3"><text:span text:style-name="T1537">Функция</text:span> гр<text:span text:style-name="T1537">Точка</text:span>()</text:h>
      <text:p text:style-name="P575"><text:span text:style-name="T1538">функция</text:span> гр<text:span text:style-name="T1537">Точка</text:span>(вх <text:span text:style-name="T1676">холст</text:span>: объект; вх г, в: целое): <text:span text:style-name="T1538">целое</text:span>;<text:line-break/><text:span text:style-name="T1538">функция</text:span> гр<text:span text:style-name="T1537">Точка</text:span>(вх <text:span text:style-name="T1676">холст</text:span>: объект; вх г, в, <text:span text:style-name="T1537">цвет</text:span>: целое): <text:span text:style-name="T1538">целое</text:span>;</text:p>
      <text:p text:style-name="P554"><text:span text:style-name="T1539">Возвращает</text:span> <text:span text:style-name="T1539">цвет точки с указанными координатами </text:span><text:span text:style-name="T1677">на</text:span><text:span text:style-name="T1540"> </text:span><text:span text:style-name="T1677">переданном холсте</text:span><text:span text:style-name="T1515">.</text:span><text:span text:style-name="T1513"> </text:span><text:span text:style-name="T1540">Если передан </text:span><text:span text:style-name="Source_20_Text"><text:span text:style-name="T1540">цвет</text:span></text:span><text:span text:style-name="T1540">, то для точки будет установлен новый цвет; при этом функция вернёт </text:span><text:span text:style-name="T1572">прежний</text:span><text:span text:style-name="T1540"> цвет точки</text:span><text:span text:style-name="T1498">.</text:span></text:p>
      <text:p text:style-name="P541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78">второй</text:span><text:span text:style-name="T1505"> байт зелёному, а </text:span><text:span text:style-name="T1678">третий</text:span><text:span text:style-name="T1505"> синему.</text:span></text:p>
      <text:h text:style-name="P755" text:outline-level="3"><text:span text:style-name="T1480">Процедура</text:span> <text:span text:style-name="T1492">гр</text:span><text:span text:style-name="T1493">Круг</text:span>()</text:h>
      <text:p text:style-name="P539"><text:span text:style-name="T1480">процедура</text:span> <text:span text:style-name="T1495">грКруг</text:span>(в<text:span text:style-name="T1478">х</text:span><text:span text:style-name="T1469"> </text:span><text:span text:style-name="T1675">холст</text:span>: <text:span text:style-name="T1469">объект; </text:span><text:span text:style-name="T1493">вх г, в, радиус</text:span><text:span text:style-name="T1489">: целое</text:span><text:span text:style-name="T1471">)</text:span>;</text:p>
      <text:p text:style-name="P525"><text:span text:style-name="T1496">Выводит </text:span><text:span text:style-name="T1675">на</text:span><text:span text:style-name="T1497"> </text:span><text:span text:style-name="Source_20_Text"><text:span text:style-name="T1675">холст</text:span></text:span><text:span text:style-name="T1497"> </text:span><text:span text:style-name="T1496">круг с указанным радиусом. </text:span><text:span text:style-name="T1497">В</text:span><text:span text:style-name="T1496"> параметрах </text:span><text:span text:style-name="Source_20_Text"><text:span text:style-name="T1496">г</text:span></text:span><text:span text:style-name="T1496"> и </text:span><text:span text:style-name="Source_20_Text"><text:span text:style-name="T1496">в</text:span></text:span><text:span text:style-name="T1496"> </text:span><text:span text:style-name="T1497">должны быть переданы</text:span><text:span text:style-name="T1496"> горизонтальная и вертикальная координаты центра круга</text:span><text:span text:style-name="T1490">.</text:span></text:p>
      <text:p text:style-name="P525"><text:span text:style-name="T1498">Для прорисовки </text:span><text:span text:style-name="T1518">контура </text:span><text:span text:style-name="T1498">окружности используются </text:span><text:span text:style-name="T1499">установленные</text:span><text:span text:style-name="T1498"> свойства пера, область внутри окружности заполняется в соответствии с </text:span><text:span text:style-name="T1499">установленными</text:span><text:span text:style-name="T1498"> свойствами кисти.</text:span></text:p>
      <text:h text:style-name="P756" text:outline-level="3"><text:span text:style-name="T1480">Процедура</text:span> <text:span text:style-name="T1492">гр</text:span><text:span text:style-name="T1506">Эллипс</text:span>()</text:h>
      <text:p text:style-name="P561"><text:span text:style-name="T1480">процедура</text:span> <text:span text:style-name="T1495">гр</text:span><text:span text:style-name="T1506">Эллипс</text:span>(в<text:span text:style-name="T1478">х</text:span><text:span text:style-name="T1469"> </text:span><text:span text:style-name="T1679">холст</text:span>: <text:span text:style-name="T1469">объект; </text:span><text:span text:style-name="T1493">вх г</text:span><text:span text:style-name="T1506">1</text:span><text:span text:style-name="T1493">, в</text:span><text:span text:style-name="T1506">1</text:span><text:span text:style-name="T1493">, </text:span><text:span text:style-name="T1506">г2, в2</text:span><text:span text:style-name="T1489">: целое</text:span><text:span text:style-name="T1471">)</text:span>;</text:p>
      <text:p text:style-name="P524"><text:soft-page-break/><text:span text:style-name="T1496">Выводит </text:span><text:span text:style-name="T1680">на</text:span><text:span text:style-name="T1497"> </text:span><text:span text:style-name="Source_20_Text"><text:span text:style-name="T1680">холст</text:span></text:span><text:span text:style-name="T1497"> </text:span><text:span text:style-name="T1507">эллипс, вписанный в прямоугольник с указанными координатами</text:span><text:span text:style-name="T1496">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24"><text:span text:style-name="T1498">Для прорисовки </text:span><text:span text:style-name="T1516">контура </text:span><text:span text:style-name="T1508">эллипс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17">эллипс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3">холст</text:span>: объект; вх г1, в1, г2, в2: целое; вх нач<text:span text:style-name="T1681">ало</text:span>, <text:span text:style-name="T1685">размер</text:span>: дробное);</text:p>
      <text:p text:style-name="P549">Выводит <text:span text:style-name="T1682">на</text:span> <text:span text:style-name="Source_20_Text"><text:span text:style-name="T1682">холст</text:span></text:span> дугу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58">Параметр <text:span text:style-name="Source_20_Text">нач</text:span><text:span text:style-name="Source_20_Text"><text:span text:style-name="T1529">ало</text:span></text:span> определяет угол, с которого начинается дуга, а параметр <text:span text:style-name="Source_20_Text"><text:span text:style-name="T1685">размер</text:span></text:span> — <text:span text:style-name="T1527">угловой размер дуги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6"><text:span text:style-name="T1498">Для прорисовки </text:span><text:span text:style-name="T1510">дуги</text:span><text:span text:style-name="T1498"> используются </text:span><text:span text:style-name="T1499">установленные</text:span><text:span text:style-name="T1498"> свойства пера.</text:span></text:p>
      <text:h text:style-name="P761" text:outline-level="3">Процедура гр<text:span text:style-name="T1520">Сегмент</text:span>()</text:h>
      <text:p text:style-name="P562">процедура гр<text:span text:style-name="T1521">Сегмент</text:span>(<text:line-break/> <text:s text:c="3"/>вх <text:span text:style-name="T1684">холст</text:span>: объект; вх г1, в1, г2, в2: целое; вх нач<text:span text:style-name="T1530">ало</text:span>, <text:span text:style-name="T1685">размер</text:span>: дробное);</text:p>
      <text:p text:style-name="P551">Выводит <text:span text:style-name="T1688">на</text:span> <text:span text:style-name="Source_20_Text"><text:span text:style-name="T1688">холст</text:span></text:span> <text:span text:style-name="T1522">сегмент</text:span>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59">Параметр <text:span text:style-name="Source_20_Text">нач</text:span><text:span text:style-name="Source_20_Text"><text:span text:style-name="T1530">ало</text:span></text:span> определяет угол, с которого начинается <text:span text:style-name="T1525">сегмент</text:span>, а параметр <text:span text:style-name="Source_20_Text"><text:span text:style-name="T1686">размер</text:span></text:span> — <text:span text:style-name="T1526">угловой размер сегмента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7"><text:span text:style-name="T1498">Для прорисовки </text:span><text:span text:style-name="T1523">контура сегмент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24">сегмент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62" text:outline-level="3">Процедура гр<text:span text:style-name="T1520">Се</text:span><text:span text:style-name="T1541">ктор</text:span>()</text:h>
      <text:p text:style-name="P565">процедура гр<text:span text:style-name="T1521">Се</text:span><text:span text:style-name="T1541">ктор</text:span>(<text:line-break/> <text:s text:c="3"/>вх <text:span text:style-name="T1687">холст</text:span>: объект; вх г1, в1, г2, в2: целое; вх нач<text:span text:style-name="T1530">ало</text:span>, <text:span text:style-name="T1528">разм</text:span><text:span text:style-name="T1530">ер</text:span>: дробное);</text:p>
      <text:p text:style-name="P552">Выводит <text:span text:style-name="T1689">на</text:span> <text:span text:style-name="Source_20_Text"><text:span text:style-name="T1689">холст</text:span></text:span> <text:span text:style-name="T1542">сектор</text:span>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60">Параметр <text:span text:style-name="Source_20_Text">нач</text:span><text:span text:style-name="Source_20_Text"><text:span text:style-name="T1530">ало</text:span></text:span> определяет угол, с которого начинается <text:span text:style-name="T1543">сектор</text:span>, а параметр <text:span text:style-name="Source_20_Text"><text:span text:style-name="T1530">размер</text:span></text:span> — <text:span text:style-name="T1526">угловой размер </text:span><text:span text:style-name="T1543">сектора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8"><text:span text:style-name="T1498">Для прорисовки </text:span><text:span text:style-name="T1523">контура </text:span><text:span text:style-name="T1543">сектор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44">сектор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63" text:outline-level="3"><text:soft-page-break/>Процедура гр<text:span text:style-name="T1511">Отрезок</text:span>()</text:h>
      <text:p text:style-name="P547">процедура гр<text:span text:style-name="T1512">Отрезок</text:span>(вх <text:span text:style-name="T1690">холст</text:span>: объект; вх г1, в1, г2, в2: целое);</text:p>
      <text:p text:style-name="P553">Выводит <text:span text:style-name="T1691">на</text:span> <text:span text:style-name="Source_20_Text"><text:span text:style-name="T1691">холст</text:span></text:span> <text:span text:style-name="T1513">отрезок от точки с координатами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3">до точки с координатами</text:span><text:span text:style-name="T1507">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. </text:span><text:span text:style-name="T1498">Для прорисовки </text:span><text:span text:style-name="T1513">отрезка</text:span><text:span text:style-name="T1498"> используются </text:span><text:span text:style-name="T1499">установленные</text:span><text:span text:style-name="T1498"> свойства пера.</text:span></text:p>
      <text:h text:style-name="P764" text:outline-level="3">Процедура гр<text:span text:style-name="T1545">Ломаная</text:span>()</text:h>
      <text:p text:style-name="P566">процедура гр<text:span text:style-name="T1545">Ломаная</text:span>(вх <text:span text:style-name="T1692">холст</text:span>: объект; вх <text:span text:style-name="T1546">точки: МассивТочек</text:span>);</text:p>
      <text:p text:style-name="P556">Выводит <text:span text:style-name="T1693">на</text:span> <text:span text:style-name="Source_20_Text"><text:span text:style-name="T1693">холст</text:span></text:span> <text:span text:style-name="T1577">ломаную линию</text:span><text:span text:style-name="T1498">. </text:span><text:span text:style-name="T1577">В параметре </text:span><text:span text:style-name="Source_20_Text"><text:span text:style-name="T1577">точки</text:span></text:span><text:span text:style-name="T1577"> долж</text:span><text:span text:style-name="T1694">ен</text:span><text:span text:style-name="T1577"> быть передан </text:span><text:span text:style-name="T1694">массив</text:span><text:span text:style-name="T1577"> пар координат для каждой вершины ломаной линии.</text:span></text:p>
      <text:p text:style-name="P602">Для прорисовки звеньев ломаной используются установленные свойства пера.</text:p>
      <text:h text:style-name="P765" text:outline-level="3">Процедура гр<text:span text:style-name="T1514">Прямоугольник</text:span>()</text:h>
      <text:p text:style-name="P548">процедура гр<text:span text:style-name="T1514">Прямоугольник</text:span>(вх <text:span text:style-name="T1695">холст</text:span>: объект; вх г1, в1, г2, в2: целое);<text:line-break/>процедура грПрямоугольник(вх <text:span text:style-name="T1695">холст</text:span>: объект; вх г1, в1, г2, в2, р: целое);</text:p>
      <text:p text:style-name="P548">процедура грПрямоугольник(вх <text:span text:style-name="T1695">холст</text:span>: объект; вх г1, в1, г2, в2, рг, рв: целое);</text:p>
      <text:p text:style-name="P550">Выводит <text:span text:style-name="T1696">на</text:span> <text:span text:style-name="Source_20_Text"><text:span text:style-name="T1696">холст</text:span></text:span> <text:span text:style-name="T1515">прямоугольник.</text:span><text:span text:style-name="T1513"> </text:span><text:span text:style-name="T1515">Параметры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5">определяют координаты верхнего левого угла прямоугольника, а параметры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 — </text:span><text:span text:style-name="T1515">правого нижнего.</text:span></text:p>
      <text:p text:style-name="P563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30"><text:span text:style-name="T1498">Для прорисовки </text:span><text:span text:style-name="T1516">контура </text:span><text:span text:style-name="T1519">прямоугольник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19">прямоугольник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66" text:outline-level="3">Процедура гр<text:span text:style-name="T1576">Многоугольник</text:span>()</text:h>
      <text:p text:style-name="P576">процедура гр<text:span text:style-name="T1576">Многоугольник</text:span>(вх <text:span text:style-name="T1697">холст</text:span>: объект; вх <text:span text:style-name="T1546">точки: МассивТочек</text:span>);</text:p>
      <text:p text:style-name="P557">Выводит <text:span text:style-name="T1698">на</text:span> <text:span text:style-name="Source_20_Text"><text:span text:style-name="T1698">холст</text:span></text:span> <text:span text:style-name="T1579">многоугольник</text:span><text:span text:style-name="T1498">. </text:span><text:span text:style-name="T1577">В параметре </text:span><text:span text:style-name="Source_20_Text"><text:span text:style-name="T1577">точки</text:span></text:span><text:span text:style-name="T1577"> долж</text:span><text:span text:style-name="T1699">ен</text:span><text:span text:style-name="T1577"> быть передан </text:span><text:span text:style-name="T1699">массив</text:span><text:span text:style-name="T1577"> пар координат для каждой вершины </text:span><text:span text:style-name="T1580">многоугольника</text:span><text:span text:style-name="T1577">.</text:span></text:p>
      <text:p text:style-name="P557"><text:span text:style-name="T1578">Для прорисовки </text:span><text:span text:style-name="T1582">сторон многоугольника</text:span><text:span text:style-name="T1578"> используются установленные свойства пера, </text:span><text:span text:style-name="T1581">область внутри многоугольника заполняется</text:span><text:span text:style-name="T1498"> в соответствии с </text:span><text:span text:style-name="T1499">установленными</text:span><text:span text:style-name="T1498"> свойствами кисти</text:span><text:span text:style-name="T1578">.</text:span></text:p>
      <text:h text:style-name="P767" text:outline-level="3"><text:span text:style-name="T1537">Функция</text:span> гр<text:span text:style-name="T1589">Размер</text:span><text:span text:style-name="T1571">Текс</text:span><text:span text:style-name="T1592">т</text:span><text:span text:style-name="T1589">а</text:span>()</text:h>
      <text:p text:style-name="P579"><text:span text:style-name="T1586">функция</text:span> гр<text:span text:style-name="T1590">Размер</text:span>Текст<text:span text:style-name="T1590">а</text:span>(вх <text:span text:style-name="T1700">холст</text:span>: объект; вх текст: строка): <text:span text:style-name="T1587">Размер</text:span>;</text:p>
      <text:p text:style-name="P581">Возвращает <text:span text:style-name="T1703">размер</text:span><text:span text:style-name="T1701"> прямоугольн</text:span><text:span text:style-name="T1702">ой области</text:span><text:span text:style-name="T1701">, </text:span><text:span text:style-name="T1702">требуемой</text:span><text:span text:style-name="T1701"> для вывода переданной строки на переданный </text:span><text:span text:style-name="Source_20_Text"><text:span text:style-name="T1701">холст</text:span></text:span>.</text:p>
      <text:p text:style-name="P581"><text:span text:style-name="T1574">Для </text:span><text:span text:style-name="T1591">вычисления размера </text:span><text:span text:style-name="T1574">используются свойства шрифта, установленные вызовом </text:span><text:span text:style-name="Source_20_Text"><text:span text:style-name="T1574">грШрифт()</text:span></text:span><text:span text:style-name="T1574">.</text:span></text:p>
      <text:h text:style-name="P768" text:outline-level="3"><text:span text:style-name="T1537">Функция</text:span> гр<text:span text:style-name="T1571">Текст</text:span>()</text:h>
      <text:p text:style-name="P574"><text:span text:style-name="T1586">функция</text:span> грТекст(вх <text:span text:style-name="T1704">холст</text:span>: объект; вх г, в: целое; вх текст: строка): <text:span text:style-name="T1587">Размер</text:span>;</text:p>
      <text:p text:style-name="Text_20_body"><text:soft-page-break/><text:span text:style-name="T1573">Выводит </text:span><text:span text:style-name="T1705">на</text:span><text:span text:style-name="T1573"> </text:span><text:span text:style-name="Source_20_Text"><text:span text:style-name="T1705">холст</text:span></text:span><text:span text:style-name="T1573"> переданный </text:span><text:span text:style-name="Source_20_Text"><text:span text:style-name="T1573">текст</text:span></text:span><text:span text:style-name="T1498">. </text:span><text:span text:style-name="T1573">Координаты верхнего левого угла прямоугольника с текстом должны быть переданы в параметрах </text:span><text:span text:style-name="Source_20_Text"><text:span text:style-name="T1708">г</text:span></text:span><text:span text:style-name="T1707"> и </text:span><text:span text:style-name="Source_20_Text"><text:span text:style-name="T1708">в</text:span></text:span><text:span text:style-name="T1573">. </text:span><text:span text:style-name="T1574">Для вывода текста используются свойства шрифта, установленные вызовом </text:span><text:span text:style-name="Source_20_Text"><text:span text:style-name="T1574">грШрифт()</text:span></text:span><text:span text:style-name="T1574">, фон прямоугольника </text:span><text:span text:style-name="T1575">заполняется в соответствии с текущими свойствами кисти.</text:span></text:p>
      <text:p text:style-name="P580">Возвращает вертикальный и горизонтальный размер <text:span text:style-name="T1706">прямоугольника, содержащего </text:span>выведенн<text:span text:style-name="T1706">ый</text:span> текст.</text:p>
      <text:h text:style-name="P769" text:outline-level="3"><text:span text:style-name="T1717">Процедура</text:span> <text:span text:style-name="T1717">грИ</text:span>зо<text:span text:style-name="T1632">Сохранить</text:span>()</text:h>
      <text:p text:style-name="P591"><text:span text:style-name="T1633">процедура</text:span> <text:span text:style-name="T1719">грИ</text:span>зо<text:span text:style-name="T1632">Сохранить</text:span>(<text:span text:style-name="T1633">вх изо: объект; </text:span>вх имяФайла: строка);</text:p>
      <text:p text:style-name="P587"><text:span text:style-name="T1634">Записывает переданное изображение в файл с указанным именем</text:span>. <text:span text:style-name="T1720">В параметре </text:span><text:span text:style-name="Source_20_Text"><text:span text:style-name="T1720">изо</text:span></text:span><text:span text:style-name="T1720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20">, в котором будет сохранено содержимое окна.</text:span></text:p>
      <text:h text:style-name="P770" text:outline-level="3"><text:span text:style-name="T1613">Процедура</text:span> <text:span text:style-name="T1718">грИ</text:span>зо<text:span text:style-name="T1613">Вывести</text:span>()</text:h>
      <text:p text:style-name="Исходный_20_код">процедура <text:span text:style-name="T1721">грИ</text:span>зо<text:span text:style-name="T1617">Вывести</text:span>(<text:span text:style-name="T1615">вх </text:span><text:span text:style-name="T1721">холст</text:span><text:span text:style-name="T1614">: объект; </text:span><text:span text:style-name="T1616">вх г, в: целое; </text:span><text:span text:style-name="T1623">вх </text:span><text:span text:style-name="T1726">изо</text:span><text:span text:style-name="T1623">: объект</text:span>);</text:p>
      <text:p text:style-name="Text_20_body">Выводит <text:span text:style-name="T1722">на</text:span><text:span text:style-name="T1624"> </text:span><text:span text:style-name="Source_20_Text"><text:span text:style-name="T1722">холст</text:span></text:span><text:span text:style-name="T1624"> переданное изображение. В параметрах </text:span><text:span text:style-name="Source_20_Text"><text:span text:style-name="T1624">г, в</text:span></text:span><text:span text:style-name="T1624"> должны быть указаны координаты верхнего левого угла прямоугольника, </text:span><text:span text:style-name="T1725">куда будет выведено изображение,</text:span><text:span text:style-name="T1624"> </text:span><text:span text:style-name="T1625">а в параметре </text:span><text:span text:style-name="Source_20_Text"><text:span text:style-name="T1726">изо</text:span></text:span><text:span text:style-name="T1625"> — объект-</text:span><text:span text:style-name="T1723">изображение </text:span><text:span text:style-name="T1724">в любом поддерживаемом формате</text:span><text:span text:style-name="T1624"> </text:span><text:span text:style-name="T1723">или любой другой холст.</text:span></text:p>
      <text:h text:style-name="P685" text:outline-level="2">Обработка событий</text:h>
      <text:p text:style-name="P603">Обработка событий клавиатуры и мыши в графических окнах реализована в виде очереди событий. <text:span text:style-name="T1757">Вызовом </text:span><text:span text:style-name="Source_20_Text"><text:span text:style-name="T1757">сбтЗаказать()</text:span></text:span><text:span text:style-name="T1757"> программа </text:span><text:span text:style-name="T1777">инициализирует</text:span><text:span text:style-name="T1757"> очередь событий, функции </text:span><text:span text:style-name="Source_20_Text"><text:span text:style-name="T1757">сбтЕсть()</text:span></text:span><text:span text:style-name="T1757"> и </text:span><text:span text:style-name="Source_20_Text"><text:span text:style-name="T1757">сбтЗабрать()</text:span></text:span><text:span text:style-name="T1757"> предназначены для выборки событий из очереди, </text:span><text:span text:style-name="T1768">а функции </text:span><text:span text:style-name="Source_20_Text"><text:span text:style-name="T1768">сбтСколько()</text:span></text:span><text:span text:style-name="T1768"> и </text:span><text:span text:style-name="Source_20_Text"><text:span text:style-name="T1768">сбтСмотреть()</text:span></text:span><text:span text:style-name="T1768"> — для просмотра </text:span><text:span text:style-name="T1781">событий в </text:span><text:span text:style-name="T1768">очереди.</text:span></text:p>
      <text:h text:style-name="P771" text:outline-level="3">Типы</text:h>
      <text:p text:style-name="P619"><text:span text:style-name="T1742">тип</text:span><text:span text:style-name="T1735"><text:line-break/> <text:s text:c="3"/></text:span><text:span text:style-name="T1727">Событие/</text:span><text:span text:style-name="T1749">События/Событий</text:span><text:span text:style-name="T1727"> = структура<text:line-break/> <text:s text:c="7"/></text:span><text:span text:style-name="T1733">что: целое; <text:s/>// </text:span><text:span text:style-name="T1734">тип события – </text:span><text:span text:style-name="T1736">одна из констант сбтХХХХ</text:span><text:span text:style-name="T1733"><text:line-break/> <text:s text:c="7"/>код: целое; <text:s/>// </text:span><text:span text:style-name="T1738">номер</text:span><text:span text:style-name="T1737"> клавиши или кнопки, код символа</text:span><text:span text:style-name="T1733"><text:line-break/> <text:s text:c="7"/>инфо: целое; // </text:span><text:span text:style-name="T1738">состояние </text:span><text:span text:style-name="T1739">специальных </text:span><text:span text:style-name="T1738">клавиш</text:span><text:span text:style-name="T1733"><text:line-break/> <text:s text:c="7"/>г, в: целое; // </text:span><text:span text:style-name="T1734">координаты </text:span><text:span text:style-name="T1744">указателя мыши</text:span><text:span text:style-name="T1727"><text:line-break/> <text:s text:c="3"/>окончание;</text:span></text:p>
      <text:p text:style-name="P613"><text:span text:style-name="T1784">С</text:span>труктура <text:span text:style-name="Source_20_Text"><text:span text:style-name="T1784">Событие</text:span></text:span><text:span text:style-name="T1784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1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14">Поле <text:span text:style-name="Source_20_Text">код</text:span> содержит, <text:span text:style-name="T1786">в зависимости от типа события</text:span>:</text:p>
      <text:list xml:id="list172709391" text:style-name="L21">
        <text:list-item>
          <text:p text:style-name="P849"><text:span text:style-name="Source_20_Text"><text:span text:style-name="T1774">сбтКлНаж</text:span></text:span><text:span text:style-name="T1774"> и </text:span><text:span text:style-name="Source_20_Text"><text:span text:style-name="T1774">сбтКлОтп</text:span></text:span><text:span text:style-name="T1774"> — виртуальный код клавиши на клавиатуре;</text:span></text:p>
        </text:list-item>
        <text:list-item>
          <text:p text:style-name="P850"><text:span text:style-name="Source_20_Text">сбтКлСмв</text:span> — кодпойнт Юникод введённого символа;</text:p>
        </text:list-item>
        <text:list-item>
          <text:p text:style-name="P851"><text:span text:style-name="Source_20_Text">сбтМшНаж</text:span> и <text:span text:style-name="Source_20_Text">сбтМшОтп</text:span> — номер кнопки мыши, <text:span text:style-name="T1791">одна из констант </text:span><text:span text:style-name="Source_20_Text"><text:span text:style-name="T1791">кнмХХХХ</text:span></text:span>;</text:p>
        </text:list-item>
        <text:list-item>
          <text:p text:style-name="P851"><text:span text:style-name="Source_20_Text">сбтМшКлс</text:span> — <text:span text:style-name="T1785">дистанцию</text:span> вращения колеса, <text:span text:style-name="T1787">отрицательное число соответствует вращению </text:span><text:span text:style-name="T1792">на</text:span><text:span text:style-name="T1787"> себя</text:span><text:span text:style-name="T1775">;</text:span></text:p>
        </text:list-item>
        <text:list-item>
          <text:p text:style-name="P852"><text:span text:style-name="Source_20_Text"><text:span text:style-name="T1786">сбтМшВх</text:span></text:span><text:span text:style-name="T1786">, </text:span><text:span text:style-name="Source_20_Text"><text:span text:style-name="T1786">сбтМшВых</text:span></text:span><text:span text:style-name="T1786"> и </text:span><text:span text:style-name="Source_20_Text"><text:span text:style-name="T1786">сбтМшДвг</text:span></text:span> — <text:span text:style-name="T1776">поле </text:span>не используется и равно нулю.</text:p>
        </text:list-item>
      </text:list>
      <text:p text:style-name="P620">Поле <text:span text:style-name="Source_20_Text"><text:span text:style-name="T1774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0">Для событи</text:span><text:span text:style-name="T1788">й</text:span><text:span text:style-name="T1780"> </text:span><text:span text:style-name="Source_20_Text"><text:span text:style-name="T1780">сбтКлСмв</text:span></text:span><text:span text:style-name="T1780">, </text:span><text:span text:style-name="Source_20_Text"><text:span text:style-name="T1780">сбт</text:span></text:span><text:span text:style-name="Source_20_Text"><text:span text:style-name="T1788">МшВх</text:span></text:span><text:span text:style-name="Source_20_Text"><text:span text:style-name="T1780"> </text:span></text:span><text:span text:style-name="Source_20_Text"><text:span text:style-name="T1788">и </text:span></text:span><text:span text:style-name="Source_20_Text"><text:span text:style-name="T1780">сбт</text:span></text:span><text:span text:style-name="Source_20_Text"><text:span text:style-name="T1788">МшВых</text:span></text:span><text:span text:style-name="Source_20_Text"><text:span text:style-name="T1780"> </text:span></text:span><text:span text:style-name="T1780">это поле не используется и равно нулю. </text:span><text:soft-page-break/><text:span text:style-name="T1782">Биты, связанные с состоянием мыши, </text:span><text:span text:style-name="T1783">действительны</text:span><text:span text:style-name="T1782"> только для событий мыши; для событий клавиатуры эти биты всегда равны нулю.</text:span></text:p>
      <text:p text:style-name="P615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9">а также </text:span><text:span text:style-name="Source_20_Text"><text:span text:style-name="T1789">сбтМшВх</text:span></text:span><text:span text:style-name="T1789"> и </text:span><text:span text:style-name="Source_20_Text"><text:span text:style-name="T1789">сбтМшВых</text:span></text:span> эти поля не используются и равны нулю.</text:p>
      <text:h text:style-name="Heading_20_3" text:outline-level="3">Константы</text:h>
      <text:p text:style-name="P616"><text:span text:style-name="T1755">к</text:span>онстанты<text:line-break/> <text:s text:c="3"/>// <text:span text:style-name="T1754">т</text:span><text:span text:style-name="T1753">ипы событий</text:span><text:line-break/> <text:s text:c="3"/><text:span text:style-name="T1731">сбтКлНаж = <text:s text:c="2"/>1; // </text:span><text:span text:style-name="T1741">Нажатие клавиши на клавиатуре</text:span><text:span text:style-name="T1731"><text:line-break/> <text:s text:c="3"/>сбтКлОтп = <text:s text:c="2"/>2; // </text:span><text:span text:style-name="T1741">Отпускание клавиши на клавиатуре<text:line-break/> <text:s text:c="3"/>сбтКлСмв = <text:s text:c="2"/>4; // Ввод символа с клавиатуры</text:span><text:span text:style-name="T1731"><text:line-break/> <text:s text:c="3"/>сбтМшНаж = <text:s text:c="2"/></text:span><text:span text:style-name="T1741">8</text:span><text:span text:style-name="T1731">; // </text:span><text:span text:style-name="T1741">Нажатие кнопки мыши</text:span><text:span text:style-name="T1731"><text:line-break/> <text:s text:c="3"/>сбтМшОтп = <text:s/></text:span><text:span text:style-name="T1741">16</text:span><text:span text:style-name="T1731">; // </text:span><text:span text:style-name="T1741">Отпускание кнопки мыши</text:span><text:span text:style-name="T1731"><text:line-break/> <text:s text:c="3"/>сбтМшКлс = <text:s/></text:span><text:span text:style-name="T1752">32</text:span><text:span text:style-name="T1731">; // </text:span><text:span text:style-name="T1741">Вращение колеса мыши<text:line-break/></text:span><text:span text:style-name="T1731"> <text:s text:c="3"/>сбтМш</text:span><text:span text:style-name="T1752">Вх</text:span><text:span text:style-name="T1731"> <text:s/>= <text:s/></text:span><text:span text:style-name="T1752">64</text:span><text:span text:style-name="T1731">; // </text:span><text:span text:style-name="T1752">Вход</text:span><text:span text:style-name="T1741"> указателя мыши </text:span><text:span text:style-name="T1752">в границы окна</text:span><text:span text:style-name="T1741"><text:line-break/></text:span><text:span text:style-name="T1731"> <text:s text:c="3"/>сбтМш</text:span><text:span text:style-name="T1752">Вых</text:span><text:span text:style-name="T1731"> = </text:span><text:span text:style-name="T1752">128</text:span><text:span text:style-name="T1731">; // </text:span><text:span text:style-name="T1752">Выход</text:span><text:span text:style-name="T1741"> указателя мыши </text:span><text:span text:style-name="T1752">за границы окна</text:span><text:span text:style-name="T1741"><text:line-break/></text:span><text:span text:style-name="T1731"> <text:s text:c="3"/>сбтМшДвг = </text:span><text:span text:style-name="T1752">256</text:span><text:span text:style-name="T1731">; // </text:span><text:span text:style-name="T1741">Перемещение указателя мыши </text:span><text:span text:style-name="T1752">в окне</text:span></text:p>
      <text:p text:style-name="P616"/>
      <text:p text:style-name="P618"><text:span text:style-name="T1769">константы<text:line-break/> <text:s text:c="3"/>// </text:span><text:span text:style-name="T1771">состояние специальных клавиш</text:span><text:span text:style-name="T1769"><text:line-break/> <text:s text:c="3"/></text:span><text:span text:style-name="T1771">сскШифт</text:span><text:span text:style-name="T1770"> <text:s text:c="2"/>= <text:s/>1; // </text:span><text:span text:style-name="T1773">Нажата клавиша Shift</text:span><text:span text:style-name="T1770"><text:line-break/> <text:s text:c="3"/></text:span><text:span text:style-name="T1771">сскК</text:span><text:span text:style-name="T1772">трл</text:span><text:span text:style-name="T1770"> <text:s text:c="2"/>= <text:s/>2; // </text:span><text:span text:style-name="T1773">Нажата клавиша Ctrl</text:span><text:span text:style-name="T1770"><text:line-break/> <text:s text:c="3"/></text:span><text:span text:style-name="T1771">сск</text:span><text:span text:style-name="T1770">Альт <text:s text:c="2"/>= <text:s/></text:span><text:span text:style-name="T1772">4</text:span><text:span text:style-name="T1770">; // </text:span><text:span text:style-name="T1773">Нажата клавиша Alt</text:span><text:span text:style-name="T1770"><text:line-break/> <text:s text:c="3"/></text:span><text:span text:style-name="T1772">сскЛКМ <text:s text:c="3"/>= <text:s/>8; // </text:span><text:span text:style-name="T1773">Нажата левая кнопка мыши</text:span><text:span text:style-name="T1772"><text:line-break/> <text:s text:c="3"/>сскПКМ <text:s text:c="3"/>= 16; // </text:span><text:span text:style-name="T1773">Нажата правая кнопка мыши</text:span><text:span text:style-name="T1772"><text:line-break/> <text:s text:c="3"/>сскСКМ <text:s text:c="3"/>= 32; // </text:span><text:span text:style-name="T1773">Нажата средняя кнопка мыши</text:span><text:span text:style-name="T1772"><text:line-break/> <text:s text:c="3"/>сскДвКлик = 64; // </text:span><text:span text:style-name="T1773">Щелчок мыши следует считать двойным</text:span></text:p>
      <text:p text:style-name="P618"/>
      <text:p text:style-name="P621"><text:span text:style-name="T1769">константы<text:line-break/> <text:s text:c="3"/>// </text:span><text:span text:style-name="T1790">кнопки мыши</text:span><text:span text:style-name="T1769"><text:line-break/> <text:s text:c="3"/></text:span><text:span text:style-name="T1790">кнмЛевая</text:span><text:span text:style-name="T1770"> <text:s text:c="2"/>= <text:s text:c="2"/></text:span><text:span text:style-name="T1790">8</text:span><text:span text:style-name="T1770">;<text:line-break/> <text:s text:c="3"/></text:span><text:span text:style-name="T1790">кнмПравая</text:span><text:span text:style-name="T1770"> <text:s/>= <text:s/></text:span><text:span text:style-name="T1790">16</text:span><text:span text:style-name="T1770">;<text:line-break/> <text:s text:c="3"/></text:span><text:span text:style-name="T1790">кнмСредняя</text:span><text:span text:style-name="T1770"> = <text:s/></text:span><text:span text:style-name="T1790">32</text:span><text:span text:style-name="T1770">;</text:span></text:p>
      <text:h text:style-name="P772" text:outline-level="3">Процедура <text:span text:style-name="T1729">сбт</text:span><text:span text:style-name="T1730">Заказать</text:span><text:span text:style-name="T1728">()</text:span></text:h>
      <text:p text:style-name="Исходный_20_код"><text:span text:style-name="T1732">п</text:span>роцедура сбтЗаказать(<text:span text:style-name="T1762">окно</text:span><text:span text:style-name="T1740">: объект; </text:span><text:span text:style-name="T1732">что: целое</text:span>);</text:p>
      <text:p text:style-name="P604"><text:span text:style-name="T1778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8">передать</text:span> одну или несколько констант <text:span text:style-name="Source_20_Text">сбтХХХХ</text:span>, скомбинированных с помощью логического ИЛИ.</text:p>
      <text:p text:style-name="P60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06">Если в параметре <text:span text:style-name="Source_20_Text">что</text:span> <text:span text:style-name="T1760">передан нуль, очередь событий для указанного окна уничтожается.</text:span></text:p>
      <text:h text:style-name="P774" text:outline-level="3"><text:span text:style-name="T1727">Функция </text:span><text:span text:style-name="T1729">сбтЕ</text:span><text:span text:style-name="T1727">сть</text:span><text:span text:style-name="T1728">()</text:span></text:h>
      <text:p text:style-name="Исходный_20_код">функция сбтЕсть(<text:span text:style-name="T1763">окно</text:span><text:span text:style-name="T1743">: объект</text:span>): логическое;</text:p>
      <text:p text:style-name="P607"><text:soft-page-break/>Возвращает истинное значение, если для указанного окна была <text:span text:style-name="T1779">создана</text:span> очередь событий, и в ней есть хотя бы одно <text:span text:style-name="T1761">событие</text:span>. <text:span text:style-name="T1761">В этом случае программа может вызвать</text:span><text:span text:style-name="T1759"> </text:span><text:span text:style-name="Source_20_Text"><text:span text:style-name="T1759">сбтЗабрать()</text:span></text:span><text:span text:style-name="T1759"> </text:span><text:span text:style-name="T1761">для извлечения события из очереди.</text:span></text:p>
      <text:h text:style-name="P773" text:outline-level="3">Функция <text:span text:style-name="T1729">сбт</text:span><text:span text:style-name="T1747">Забрать</text:span><text:span text:style-name="T1728">()</text:span></text:h>
      <text:p text:style-name="P617">функция сбт<text:span text:style-name="T1748">Забрать</text:span>(<text:span text:style-name="T1763">окно</text:span>: объект): Событие;</text:p>
      <text:p text:style-name="P608">Удаляет из очереди переданного окна <text:span text:style-name="T1764">ближайшее (самое старое) событие и возвращает структуру с информацией об этом событии.</text:span></text:p>
      <text:p text:style-name="P60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75" text:outline-level="3"><text:span text:style-name="T1727">Функция </text:span><text:span text:style-name="T1729">сбтС</text:span><text:span text:style-name="T1727">колько</text:span><text:span text:style-name="T1728">()</text:span></text:h>
      <text:p text:style-name="Исходный_20_код"><text:span text:style-name="T1745">ф</text:span>ункция сбтСколько(<text:span text:style-name="T1763">окно</text:span>: объект): целое;</text:p>
      <text:p text:style-name="P611">Возвращает количество событий, имеющихся в очереди переданного окна. Если очередь событий не была <text:span text:style-name="T1766">создана</text:span>, функция вернёт <text:span text:style-name="T1765">нуль</text:span>.</text:p>
      <text:h text:style-name="P775" text:outline-level="3"><text:span text:style-name="T1727">Функция</text:span> <text:span text:style-name="T1729">сбтС</text:span><text:span text:style-name="T1727">мотреть</text:span><text:span text:style-name="T1728">()</text:span></text:h>
      <text:p text:style-name="Исходный_20_код"><text:span text:style-name="T1746">ф</text:span>ункция сбтСмотреть(<text:span text:style-name="T1763">окно</text:span>: объект; <text:span text:style-name="T1756">идкс</text:span>: целое): Событие;</text:p>
      <text:p text:style-name="P61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1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10">Если для переданного окна не была создана очередь событий, либо если очередь пуста, возникает исключение <text:span text:style-name="Source_20_Text"><text:span text:style-name="T1767">НеверныйИндекс</text:span></text:span>.</text:p>
      <text:h text:style-name="P686" text:outline-level="2">Разное</text:h>
      <text:h text:style-name="P757" text:outline-level="3">Процедура уничтожить()</text:h>
      <text:p text:style-name="Исходный_20_код">процедура уничтожить(вв о: объект);</text:p>
      <text:p text:style-name="P332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2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6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6-20T22:22:35.788226286</dc:date>
    <meta:editing-duration>P11DT14H30M35S</meta:editing-duration>
    <meta:editing-cycles>3207</meta:editing-cycles>
    <meta:generator>LibreOffice/7.3.7.2$Linux_X86_64 LibreOffice_project/30$Build-2</meta:generator>
    <meta:document-statistic meta:table-count="3" meta:image-count="0" meta:object-count="0" meta:page-count="70" meta:paragraph-count="1478" meta:word-count="20012" meta:character-count="151704" meta:non-whitespace-character-count="129732"/>
  </office:meta>
</office:document-meta>
</file>